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Sans" svg:font-family="Sans"/>
    <style:font-face style:name="Sans1" svg:font-family="San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18.86pt"/>
    </style:style>
    <style:style style:name="co2" style:family="table-column">
      <style:table-column-properties fo:break-before="auto" style:column-width="155.4pt"/>
    </style:style>
    <style:style style:name="co3" style:family="table-column">
      <style:table-column-properties fo:break-before="auto" style:column-width="50.51pt"/>
    </style:style>
    <style:style style:name="co4" style:family="table-column">
      <style:table-column-properties fo:break-before="auto" style:column-width="49.1pt"/>
    </style:style>
    <style:style style:name="co5" style:family="table-column">
      <style:table-column-properties fo:break-before="auto" style:column-width="57.8pt"/>
    </style:style>
    <style:style style:name="co6" style:family="table-column">
      <style:table-column-properties fo:break-before="auto" style:column-width="40.51pt"/>
    </style:style>
    <style:style style:name="co7" style:family="table-column">
      <style:table-column-properties fo:break-before="auto" style:column-width="67.1pt"/>
    </style:style>
    <style:style style:name="ro1" style:family="table-row">
      <style:table-row-properties style:row-height="11.99pt" fo:break-before="auto" style:use-optimal-row-height="fals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12.76pt" fo:break-before="auto" style:use-optimal-row-height="false"/>
    </style:style>
    <style:style style:name="ta1" style:family="table" style:master-page-name="PageStyle_5f_Munkalap1">
      <style:table-properties table:display="true" style:writing-mode="lr-tb"/>
    </style:style>
    <style:style style:name="ta2" style:family="table" style:master-page-name="PageStyle_5f_Munkalap2">
      <style:table-properties table:display="true" style:writing-mode="lr-tb"/>
    </style:style>
    <style:style style:name="ta3" style:family="table" style:master-page-name="PageStyle_5f_Munkalap3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8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9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ackground-color="#f9cb9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11" style:family="table-cell" style:parent-style-name="Default">
      <style:table-cell-properties fo:background-color="#f9cb9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2" style:family="table-cell" style:parent-style-name="Default">
      <style:table-cell-properties fo:background-color="#f9cb9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ackground-color="#cc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14" style:family="table-cell" style:parent-style-name="Default">
      <style:table-cell-properties fo:background-color="#cc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5" style:family="table-cell" style:parent-style-name="Default">
      <style:table-cell-properties fo:background-color="#cc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ackground-color="#b45f0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17" style:family="table-cell" style:parent-style-name="Default">
      <style:table-cell-properties fo:background-color="#b45f0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8" style:family="table-cell" style:parent-style-name="Default">
      <style:table-cell-properties fo:background-color="#b45f0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ackground-color="#f1c232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20" style:family="table-cell" style:parent-style-name="Default">
      <style:table-cell-properties fo:background-color="#f1c232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21" style:family="table-cell" style:parent-style-name="Default">
      <style:table-cell-properties fo:background-color="#f1c232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23" style:family="table-cell" style:parent-style-name="Default">
      <style:table-cell-properties fo:border-bottom="none" fo:background-color="#ffff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24" style:family="table-cell" style:parent-style-name="Default">
      <style:table-cell-properties fo:border-bottom="none" fo:background-color="#ffff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26" style:family="table-cell" style:parent-style-name="Default">
      <style:table-cell-properties fo:border-bottom="none" fo:background-color="#cccccc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27" style:family="table-cell" style:parent-style-name="Default">
      <style:table-cell-properties fo:border-bottom="none" fo:background-color="#cccccc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ackground-color="#00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29" style:family="table-cell" style:parent-style-name="Default">
      <style:table-cell-properties fo:background-color="#00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0" style:family="table-cell" style:parent-style-name="Default">
      <style:table-cell-properties fo:background-color="#00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ackground-color="#00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32" style:family="table-cell" style:parent-style-name="Default">
      <style:table-cell-properties fo:border-bottom="none" fo:background-color="#00ff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3" style:family="table-cell" style:parent-style-name="Default">
      <style:table-cell-properties fo:border-bottom="none" fo:background-color="#00ff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fo:border-bottom="none" fo:background-color="#fff2cc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38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40" style:family="table-cell" style:parent-style-name="Default">
      <style:table-cell-properties fo:border-bottom="none" fo:background-color="#fff2c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41" style:family="table-cell" style:parent-style-name="Default">
      <style:table-cell-properties fo:border-bottom="none" fo:background-color="#fff2c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unkalap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8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number-columns-repeated="998" table:default-cell-style-name="Default"/>
        <table:table-row table:style-name="ro1">
          <table:table-cell table:style-name="ce1" office:value-type="string" calcext:value-type="string">
            <text:p>in</text:p>
          </table:table-cell>
          <table:table-cell table:style-name="ce5" office:value-type="string" calcext:value-type="string">
            <text:p>beautyIn</text:p>
          </table:table-cell>
          <table:table-cell table:style-name="ce5" office:value-type="string" calcext:value-type="string">
            <text:p>height</text:p>
          </table:table-cell>
          <table:table-cell table:style-name="ce7" office:value-type="string" calcext:value-type="string">
            <text:p>hairBlack</text:p>
          </table:table-cell>
          <table:table-cell table:style-name="ce10" office:value-type="string" calcext:value-type="string">
            <text:p>hairRed</text:p>
          </table:table-cell>
          <table:table-cell table:style-name="ce13" office:value-type="string" calcext:value-type="string">
            <text:p>hairAuburn</text:p>
          </table:table-cell>
          <table:table-cell table:style-name="ce16" office:value-type="string" calcext:value-type="string">
            <text:p>hairBrown</text:p>
          </table:table-cell>
          <table:table-cell table:style-name="ce19" office:value-type="string" calcext:value-type="string">
            <text:p>hairDarkBlond</text:p>
          </table:table-cell>
          <table:table-cell table:style-name="ce22" office:value-type="string" calcext:value-type="string">
            <text:p>hairBlond</text:p>
          </table:table-cell>
          <table:table-cell table:style-name="ce25" office:value-type="string" calcext:value-type="string">
            <text:p>eyeBlack</text:p>
          </table:table-cell>
          <table:table-cell table:style-name="ce10" office:value-type="string" calcext:value-type="string">
            <text:p>eyeBrown</text:p>
          </table:table-cell>
          <table:table-cell table:style-name="ce28" office:value-type="string" calcext:value-type="string">
            <text:p>eyeBlue</text:p>
          </table:table-cell>
          <table:table-cell table:style-name="ce31" office:value-type="string" calcext:value-type="string">
            <text:p>eyeGreen</text:p>
          </table:table-cell>
          <table:table-cell table:style-name="ce34" office:value-type="string" calcext:value-type="string">
            <text:p>hairStraight</text:p>
          </table:table-cell>
          <table:table-cell table:style-name="ce34" office:value-type="string" calcext:value-type="string">
            <text:p>hairWavy</text:p>
          </table:table-cell>
          <table:table-cell table:style-name="ce37" office:value-type="string" calcext:value-type="string">
            <text:p>hairCurly</text:p>
          </table:table-cell>
          <table:table-cell table:style-name="ce37" office:value-type="string" calcext:value-type="string">
            <text:p>hairAfro</text:p>
          </table:table-cell>
          <table:table-cell table:style-name="ce37" office:value-type="string" calcext:value-type="string">
            <text:p>hairAsian</text:p>
          </table:table-cell>
          <table:table-cell table:style-name="ce42" office:value-type="string" calcext:value-type="string">
            <text:p>skinColour</text:p>
          </table:table-cell>
          <table:table-cell table:style-name="ce42" office:value-type="string" calcext:value-type="string">
            <text:p>using</text:p>
          </table:table-cell>
          <table:table-cell table:style-name="ce42" office:value-type="string" calcext:value-type="string">
            <text:p>Args</text:p>
          </table:table-cell>
          <table:table-cell table:style-name="ce42" office:value-type="string" calcext:value-type="string">
            <text:p>Command</text:p>
          </table:table-cell>
          <table:table-cell table:style-name="ce4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frican_alpine.txt</text:p>
          </table:table-cell>
          <table:table-cell table:style-name="ce2" office:value-type="string" calcext:value-type="string">
            <text:p>beauty_advanced/african_alpine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30" calcext:value-type="float">
            <text:p>30</text:p>
          </table:table-cell>
          <table:table-cell table:style-name="ce36" office:value-type="float" office:value="50" calcext:value-type="float">
            <text:p>50</text:p>
          </table:table-cell>
          <table:table-cell table:style-name="ce38" office:value-type="float" office:value="10" calcext:value-type="float">
            <text:p>1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baranis</text:p>
          </table:table-cell>
          <table:table-cell table:style-name="ce2" table:formula="of:=&quot;-&quot;&amp;[.$A$1]&amp;&quot;='&quot;&amp;[.A2]&amp;&quot;' -&quot;&amp;[.$B$1]&amp;&quot;='&quot;&amp;[.B2]&amp;&quot;' -&quot;&amp;[.$C$1]&amp;&quot;='&quot;&amp;[.C2]&amp;&quot;' -&quot;&amp;[.$D$1]&amp;&quot;='&quot;&amp;[.D2]&amp;&quot;' -&quot;&amp;[.$E$1]&amp;&quot;='&quot;&amp;[.E2]&amp;&quot;' -&quot;&amp;[.$F$1]&amp;&quot;='&quot;&amp;[.F2]&amp;&quot;' -&quot;&amp;[.$G$1]&amp;&quot;='&quot;&amp;[.G2]&amp;&quot;' -&quot;&amp;[.$H$1]&amp;&quot;='&quot;&amp;[.H2]&amp;&quot;' -&quot;&amp;[.$I$1]&amp;&quot;='&quot;&amp;[.I2]&amp;&quot;' -&quot;&amp;[.$J$1]&amp;&quot;='&quot;&amp;[.J2]&amp;&quot;' -&quot;&amp;[.$K$1]&amp;&quot;='&quot;&amp;[.K2]&amp;&quot;' -&quot;&amp;[.$L$1]&amp;&quot;='&quot;&amp;[.L2]&amp;&quot;' -&quot;&amp;[.$M$1]&amp;&quot;='&quot;&amp;[.M2]&amp;&quot;' -&quot;&amp;[.$N$1]&amp;&quot;='&quot;&amp;[.N2]&amp;&quot;' -&quot;&amp;[.$O$1]&amp;&quot;='&quot;&amp;[.O2]&amp;&quot;' -&quot;&amp;[.$P$1]&amp;&quot;='&quot;&amp;[.P2]&amp;&quot;' -&quot;&amp;[.$Q$1]&amp;&quot;='&quot;&amp;[.Q2]&amp;&quot;' -&quot;&amp;[.$R$1]&amp;&quot;='&quot;&amp;[.R2]&amp;&quot;'&quot;&amp;&quot; -&quot;&amp;[.$S$1]&amp;&quot;='&quot;&amp;[.S2]&amp;&quot;'&quot;&amp;&quot; -&quot;&amp;[.$T$1]&amp;&quot;='&quot;&amp;[.T2]&amp;&quot;'&quot;" office:value-type="string" office:string-value="-in='advanced/african_alpine.txt' -beautyIn='beauty_advanced/african_alpine.txt' -height='MEDIUM' -hairBlack='10' -hairRed='0' -hairAuburn='0' -hairBrown='0' -hairDarkBlond='0' -hairBlond='0' -eyeBlack='10' -eyeBrown='0' -eyeBlue='0' -eyeGreen='0' -hairStraight='30' -hairWavy='50' -hairCurly='10' -hairAfro='0' -hairAsian='0' -skinColour='Light-Medium' -using='baranis'" calcext:value-type="string">
            <text:p>-in='advanced/african_alpine.txt' -beautyIn='beauty_advanced/african_alpine.txt' -height='MEDIUM' -hairBlack='10' -hairRed='0' -hairAuburn='0' -hairBrown='0' -hairDarkBlond='0' -hairBlond='0' -eyeBlack='10' -eyeBrown='0' -eyeBlue='0' -eyeGreen='0' -hairStraight='30' -hairWavy='50' -hairCurly='10' -hairAfro='0' -hairAsian='0' -skinColour='Light-Medium' -using='baranis'</text:p>
          </table:table-cell>
          <table:table-cell table:style-name="ce2" table:formula="of:=&quot;./combined_ethnicity.perl &quot;&amp;[.U2]&amp;&quot; &gt; ../common/ethnicities/01_&quot;&amp;SUBSTITUTE(SUBSTITUTE([.A2];&quot;/&quot;;&quot;_&quot;);&quot;advanced_&quot;;&quot;&quot;)&amp;&quot;;&quot;" office:value-type="string" office:string-value="./combined_ethnicity.perl -in='advanced/african_alpine.txt' -beautyIn='beauty_advanced/african_alpine.txt' -height='MEDIUM' -hairBlack='10' -hairRed='0' -hairAuburn='0' -hairBrown='0' -hairDarkBlond='0' -hairBlond='0' -eyeBlack='10' -eyeBrown='0' -eyeBlue='0' -eyeGreen='0' -hairStraight='30' -hairWavy='50' -hairCurly='10' -hairAfro='0' -hairAsian='0' -skinColour='Light-Medium' -using='baranis' &gt; ../common/ethnicities/01_african_alpine.txt;" calcext:value-type="string">
            <text:p>./combined_ethnicity.perl -in='advanced/african_alpine.txt' -beautyIn='beauty_advanced/african_alpine.txt' -height='MEDIUM' -hairBlack='10' -hairRed='0' -hairAuburn='0' -hairBrown='0' -hairDarkBlond='0' -hairBlond='0' -eyeBlack='10' -eyeBrown='0' -eyeBlue='0' -eyeGreen='0' -hairStraight='30' -hairWavy='50' -hairCurly='10' -hairAfro='0' -hairAsian='0' -skinColour='Light-Medium' -using='baranis' &gt; ../common/ethnicities/01_african_alpine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isto_nordid.txt</text:p>
          </table:table-cell>
          <table:table-cell table:style-name="ce2" office:value-type="string" calcext:value-type="string">
            <text:p>beauty_advanced/aisto_nordid.txt</text:p>
          </table:table-cell>
          <table:table-cell table:style-name="ce2" office:value-type="string" calcext:value-type="string">
            <text:p>TALL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10" calcext:value-type="float">
            <text:p>1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10" calcext:value-type="float">
            <text:p>1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30" calcext:value-type="float">
            <text:p>30</text:p>
          </table:table-cell>
          <table:table-cell table:style-name="ce36" office:value-type="float" office:value="70" calcext:value-type="float">
            <text:p>7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Pale</text:p>
          </table:table-cell>
          <table:table-cell table:style-name="ce3" office:value-type="string" calcext:value-type="string">
            <text:p>latgalian</text:p>
          </table:table-cell>
          <table:table-cell table:style-name="ce2" table:formula="of:=&quot;-&quot;&amp;[.$A$1]&amp;&quot;='&quot;&amp;[.A3]&amp;&quot;' -&quot;&amp;[.$B$1]&amp;&quot;='&quot;&amp;[.B3]&amp;&quot;' -&quot;&amp;[.$C$1]&amp;&quot;='&quot;&amp;[.C3]&amp;&quot;' -&quot;&amp;[.$D$1]&amp;&quot;='&quot;&amp;[.D3]&amp;&quot;' -&quot;&amp;[.$E$1]&amp;&quot;='&quot;&amp;[.E3]&amp;&quot;' -&quot;&amp;[.$F$1]&amp;&quot;='&quot;&amp;[.F3]&amp;&quot;' -&quot;&amp;[.$G$1]&amp;&quot;='&quot;&amp;[.G3]&amp;&quot;' -&quot;&amp;[.$H$1]&amp;&quot;='&quot;&amp;[.H3]&amp;&quot;' -&quot;&amp;[.$I$1]&amp;&quot;='&quot;&amp;[.I3]&amp;&quot;' -&quot;&amp;[.$J$1]&amp;&quot;='&quot;&amp;[.J3]&amp;&quot;' -&quot;&amp;[.$K$1]&amp;&quot;='&quot;&amp;[.K3]&amp;&quot;' -&quot;&amp;[.$L$1]&amp;&quot;='&quot;&amp;[.L3]&amp;&quot;' -&quot;&amp;[.$M$1]&amp;&quot;='&quot;&amp;[.M3]&amp;&quot;' -&quot;&amp;[.$N$1]&amp;&quot;='&quot;&amp;[.N3]&amp;&quot;' -&quot;&amp;[.$O$1]&amp;&quot;='&quot;&amp;[.O3]&amp;&quot;' -&quot;&amp;[.$P$1]&amp;&quot;='&quot;&amp;[.P3]&amp;&quot;' -&quot;&amp;[.$Q$1]&amp;&quot;='&quot;&amp;[.Q3]&amp;&quot;' -&quot;&amp;[.$R$1]&amp;&quot;='&quot;&amp;[.R3]&amp;&quot;'&quot;&amp;&quot; -&quot;&amp;[.$S$1]&amp;&quot;='&quot;&amp;[.S3]&amp;&quot;'&quot;&amp;&quot; -&quot;&amp;[.$T$1]&amp;&quot;='&quot;&amp;[.T3]&amp;&quot;'&quot;" office:value-type="string" office:string-value="-in='advanced/aisto_nordid.txt' -beautyIn='beauty_advanced/aisto_nordid.txt' -height='TALL' -hairBlack='0' -hairRed='0' -hairAuburn='0' -hairBrown='0' -hairDarkBlond='0' -hairBlond='10' -eyeBlack='0' -eyeBrown='0' -eyeBlue='10' -eyeGreen='0' -hairStraight='30' -hairWavy='70' -hairCurly='0' -hairAfro='0' -hairAsian='0' -skinColour='Pale' -using='latgalian'" calcext:value-type="string">
            <text:p>-in='advanced/aisto_nordid.txt' -beautyIn='beauty_advanced/aisto_nordid.txt' -height='TALL' -hairBlack='0' -hairRed='0' -hairAuburn='0' -hairBrown='0' -hairDarkBlond='0' -hairBlond='10' -eyeBlack='0' -eyeBrown='0' -eyeBlue='10' -eyeGreen='0' -hairStraight='30' -hairWavy='70' -hairCurly='0' -hairAfro='0' -hairAsian='0' -skinColour='Pale' -using='latgalian'</text:p>
          </table:table-cell>
          <table:table-cell table:style-name="ce2" table:formula="of:=&quot;./combined_ethnicity.perl &quot;&amp;[.U3]&amp;&quot; &gt; ../common/ethnicities/01_&quot;&amp;SUBSTITUTE(SUBSTITUTE([.A3];&quot;/&quot;;&quot;_&quot;);&quot;advanced_&quot;;&quot;&quot;)&amp;&quot;;&quot;" office:value-type="string" office:string-value="./combined_ethnicity.perl -in='advanced/aisto_nordid.txt' -beautyIn='beauty_advanced/aisto_nordid.txt' -height='TALL' -hairBlack='0' -hairRed='0' -hairAuburn='0' -hairBrown='0' -hairDarkBlond='0' -hairBlond='10' -eyeBlack='0' -eyeBrown='0' -eyeBlue='10' -eyeGreen='0' -hairStraight='30' -hairWavy='70' -hairCurly='0' -hairAfro='0' -hairAsian='0' -skinColour='Pale' -using='latgalian' &gt; ../common/ethnicities/01_aisto_nordid.txt;" calcext:value-type="string">
            <text:p>./combined_ethnicity.perl -in='advanced/aisto_nordid.txt' -beautyIn='beauty_advanced/aisto_nordid.txt' -height='TALL' -hairBlack='0' -hairRed='0' -hairAuburn='0' -hairBrown='0' -hairDarkBlond='0' -hairBlond='10' -eyeBlack='0' -eyeBrown='0' -eyeBlue='10' -eyeGreen='0' -hairStraight='30' -hairWavy='70' -hairCurly='0' -hairAfro='0' -hairAsian='0' -skinColour='Pale' -using='latgalian' &gt; ../common/ethnicities/01_aisto_nord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lfoeld.txt</text:p>
          </table:table-cell>
          <table:table-cell table:style-name="ce2" office:value-type="string" calcext:value-type="string">
            <text:p>beauty_advanced/alfoel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70" calcext:value-type="float">
            <text:p>70</text:p>
          </table:table-cell>
          <table:table-cell table:style-name="ce36" office:value-type="float" office:value="20" calcext:value-type="float">
            <text:p>2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" calcext:value-type="float">
            <text:p>10</text:p>
          </table:table-cell>
          <table:table-cell table:style-name="ce3" office:value-type="string" calcext:value-type="string">
            <text:p>FairLight-Red</text:p>
          </table:table-cell>
          <table:table-cell table:style-name="ce3" office:value-type="string" calcext:value-type="string">
            <text:p>hungarian</text:p>
          </table:table-cell>
          <table:table-cell table:style-name="ce2" table:formula="of:=&quot;-&quot;&amp;[.$A$1]&amp;&quot;='&quot;&amp;[.A4]&amp;&quot;' -&quot;&amp;[.$B$1]&amp;&quot;='&quot;&amp;[.B4]&amp;&quot;' -&quot;&amp;[.$C$1]&amp;&quot;='&quot;&amp;[.C4]&amp;&quot;' -&quot;&amp;[.$D$1]&amp;&quot;='&quot;&amp;[.D4]&amp;&quot;' -&quot;&amp;[.$E$1]&amp;&quot;='&quot;&amp;[.E4]&amp;&quot;' -&quot;&amp;[.$F$1]&amp;&quot;='&quot;&amp;[.F4]&amp;&quot;' -&quot;&amp;[.$G$1]&amp;&quot;='&quot;&amp;[.G4]&amp;&quot;' -&quot;&amp;[.$H$1]&amp;&quot;='&quot;&amp;[.H4]&amp;&quot;' -&quot;&amp;[.$I$1]&amp;&quot;='&quot;&amp;[.I4]&amp;&quot;' -&quot;&amp;[.$J$1]&amp;&quot;='&quot;&amp;[.J4]&amp;&quot;' -&quot;&amp;[.$K$1]&amp;&quot;='&quot;&amp;[.K4]&amp;&quot;' -&quot;&amp;[.$L$1]&amp;&quot;='&quot;&amp;[.L4]&amp;&quot;' -&quot;&amp;[.$M$1]&amp;&quot;='&quot;&amp;[.M4]&amp;&quot;' -&quot;&amp;[.$N$1]&amp;&quot;='&quot;&amp;[.N4]&amp;&quot;' -&quot;&amp;[.$O$1]&amp;&quot;='&quot;&amp;[.O4]&amp;&quot;' -&quot;&amp;[.$P$1]&amp;&quot;='&quot;&amp;[.P4]&amp;&quot;' -&quot;&amp;[.$Q$1]&amp;&quot;='&quot;&amp;[.Q4]&amp;&quot;' -&quot;&amp;[.$R$1]&amp;&quot;='&quot;&amp;[.R4]&amp;&quot;'&quot;&amp;&quot; -&quot;&amp;[.$S$1]&amp;&quot;='&quot;&amp;[.S4]&amp;&quot;'&quot;&amp;&quot; -&quot;&amp;[.$T$1]&amp;&quot;='&quot;&amp;[.T4]&amp;&quot;'&quot;" office:value-type="string" office:string-value="-in='advanced/alfoeld.txt' -beautyIn='beauty_advanced/alfoeld.txt' -height='MEDIUM' -hairBlack='10' -hairRed='0' -hairAuburn='0' -hairBrown='10' -hairDarkBlond='2' -hairBlond='1' -eyeBlack='10' -eyeBrown='0' -eyeBlue='0' -eyeGreen='0' -hairStraight='70' -hairWavy='20' -hairCurly='0' -hairAfro='0' -hairAsian='10' -skinColour='FairLight-Red' -using='hungarian'" calcext:value-type="string">
            <text:p>-in='advanced/alfoeld.txt' -beautyIn='beauty_advanced/alfoeld.txt' -height='MEDIUM' -hairBlack='10' -hairRed='0' -hairAuburn='0' -hairBrown='10' -hairDarkBlond='2' -hairBlond='1' -eyeBlack='10' -eyeBrown='0' -eyeBlue='0' -eyeGreen='0' -hairStraight='70' -hairWavy='20' -hairCurly='0' -hairAfro='0' -hairAsian='10' -skinColour='FairLight-Red' -using='hungarian'</text:p>
          </table:table-cell>
          <table:table-cell table:style-name="ce2" table:formula="of:=&quot;./combined_ethnicity.perl &quot;&amp;[.U4]&amp;&quot; &gt; ../common/ethnicities/01_&quot;&amp;SUBSTITUTE(SUBSTITUTE([.A4];&quot;/&quot;;&quot;_&quot;);&quot;advanced_&quot;;&quot;&quot;)&amp;&quot;;&quot;" office:value-type="string" office:string-value="./combined_ethnicity.perl -in='advanced/alfoeld.txt' -beautyIn='beauty_advanced/alfoeld.txt' -height='MEDIUM' -hairBlack='10' -hairRed='0' -hairAuburn='0' -hairBrown='10' -hairDarkBlond='2' -hairBlond='1' -eyeBlack='10' -eyeBrown='0' -eyeBlue='0' -eyeGreen='0' -hairStraight='70' -hairWavy='20' -hairCurly='0' -hairAfro='0' -hairAsian='10' -skinColour='FairLight-Red' -using='hungarian' &gt; ../common/ethnicities/01_alfoeld.txt;" calcext:value-type="string">
            <text:p>./combined_ethnicity.perl -in='advanced/alfoeld.txt' -beautyIn='beauty_advanced/alfoeld.txt' -height='MEDIUM' -hairBlack='10' -hairRed='0' -hairAuburn='0' -hairBrown='10' -hairDarkBlond='2' -hairBlond='1' -eyeBlack='10' -eyeBrown='0' -eyeBlue='0' -eyeGreen='0' -hairStraight='70' -hairWavy='20' -hairCurly='0' -hairAfro='0' -hairAsian='10' -skinColour='FairLight-Red' -using='hungarian' &gt; ../common/ethnicities/01_alfoel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natolid.txt</text:p>
          </table:table-cell>
          <table:table-cell table:style-name="ce2" office:value-type="string" calcext:value-type="string">
            <text:p>beauty_advanced/anatol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20" calcext:value-type="float">
            <text:p>20</text:p>
          </table:table-cell>
          <table:table-cell table:style-name="ce36" office:value-type="float" office:value="70" calcext:value-type="float">
            <text:p>70</text:p>
          </table:table-cell>
          <table:table-cell table:style-name="ce38" office:value-type="float" office:value="10" calcext:value-type="float">
            <text:p>1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greek</text:p>
          </table:table-cell>
          <table:table-cell table:style-name="ce2" table:formula="of:=&quot;-&quot;&amp;[.$A$1]&amp;&quot;='&quot;&amp;[.A5]&amp;&quot;' -&quot;&amp;[.$B$1]&amp;&quot;='&quot;&amp;[.B5]&amp;&quot;' -&quot;&amp;[.$C$1]&amp;&quot;='&quot;&amp;[.C5]&amp;&quot;' -&quot;&amp;[.$D$1]&amp;&quot;='&quot;&amp;[.D5]&amp;&quot;' -&quot;&amp;[.$E$1]&amp;&quot;='&quot;&amp;[.E5]&amp;&quot;' -&quot;&amp;[.$F$1]&amp;&quot;='&quot;&amp;[.F5]&amp;&quot;' -&quot;&amp;[.$G$1]&amp;&quot;='&quot;&amp;[.G5]&amp;&quot;' -&quot;&amp;[.$H$1]&amp;&quot;='&quot;&amp;[.H5]&amp;&quot;' -&quot;&amp;[.$I$1]&amp;&quot;='&quot;&amp;[.I5]&amp;&quot;' -&quot;&amp;[.$J$1]&amp;&quot;='&quot;&amp;[.J5]&amp;&quot;' -&quot;&amp;[.$K$1]&amp;&quot;='&quot;&amp;[.K5]&amp;&quot;' -&quot;&amp;[.$L$1]&amp;&quot;='&quot;&amp;[.L5]&amp;&quot;' -&quot;&amp;[.$M$1]&amp;&quot;='&quot;&amp;[.M5]&amp;&quot;' -&quot;&amp;[.$N$1]&amp;&quot;='&quot;&amp;[.N5]&amp;&quot;' -&quot;&amp;[.$O$1]&amp;&quot;='&quot;&amp;[.O5]&amp;&quot;' -&quot;&amp;[.$P$1]&amp;&quot;='&quot;&amp;[.P5]&amp;&quot;' -&quot;&amp;[.$Q$1]&amp;&quot;='&quot;&amp;[.Q5]&amp;&quot;' -&quot;&amp;[.$R$1]&amp;&quot;='&quot;&amp;[.R5]&amp;&quot;'&quot;&amp;&quot; -&quot;&amp;[.$S$1]&amp;&quot;='&quot;&amp;[.S5]&amp;&quot;'&quot;&amp;&quot; -&quot;&amp;[.$T$1]&amp;&quot;='&quot;&amp;[.T5]&amp;&quot;'&quot;" office:value-type="string" office:string-value="-in='advanced/anatolid.txt' -beautyIn='beauty_advanced/anatolid.txt' -height='MEDIUM' -hairBlack='10' -hairRed='0' -hairAuburn='0' -hairBrown='0' -hairDarkBlond='0' -hairBlond='0' -eyeBlack='10' -eyeBrown='0' -eyeBlue='0' -eyeGreen='0' -hairStraight='20' -hairWavy='70' -hairCurly='10' -hairAfro='0' -hairAsian='0' -skinColour='Light-Medium' -using='greek'" calcext:value-type="string">
            <text:p>-in='advanced/anatolid.txt' -beautyIn='beauty_advanced/anatolid.txt' -height='MEDIUM' -hairBlack='10' -hairRed='0' -hairAuburn='0' -hairBrown='0' -hairDarkBlond='0' -hairBlond='0' -eyeBlack='10' -eyeBrown='0' -eyeBlue='0' -eyeGreen='0' -hairStraight='20' -hairWavy='70' -hairCurly='10' -hairAfro='0' -hairAsian='0' -skinColour='Light-Medium' -using='greek'</text:p>
          </table:table-cell>
          <table:table-cell table:style-name="ce2" table:formula="of:=&quot;./combined_ethnicity.perl &quot;&amp;[.U5]&amp;&quot; &gt; ../common/ethnicities/01_&quot;&amp;SUBSTITUTE(SUBSTITUTE([.A5];&quot;/&quot;;&quot;_&quot;);&quot;advanced_&quot;;&quot;&quot;)&amp;&quot;;&quot;" office:value-type="string" office:string-value="./combined_ethnicity.perl -in='advanced/anatolid.txt' -beautyIn='beauty_advanced/anatolid.txt' -height='MEDIUM' -hairBlack='10' -hairRed='0' -hairAuburn='0' -hairBrown='0' -hairDarkBlond='0' -hairBlond='0' -eyeBlack='10' -eyeBrown='0' -eyeBlue='0' -eyeGreen='0' -hairStraight='20' -hairWavy='70' -hairCurly='10' -hairAfro='0' -hairAsian='0' -skinColour='Light-Medium' -using='greek' &gt; ../common/ethnicities/01_anatolid.txt;" calcext:value-type="string">
            <text:p>./combined_ethnicity.perl -in='advanced/anatolid.txt' -beautyIn='beauty_advanced/anatolid.txt' -height='MEDIUM' -hairBlack='10' -hairRed='0' -hairAuburn='0' -hairBrown='0' -hairDarkBlond='0' -hairBlond='0' -eyeBlack='10' -eyeBrown='0' -eyeBlue='0' -eyeGreen='0' -hairStraight='20' -hairWavy='70' -hairCurly='10' -hairAfro='0' -hairAsian='0' -skinColour='Light-Medium' -using='greek' &gt; ../common/ethnicities/01_anatol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ndronovo-turanid.txt</text:p>
          </table:table-cell>
          <table:table-cell table:style-name="ce2" office:value-type="string" calcext:value-type="string">
            <text:p>beauty_advanced/andronovo-turan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100" calcext:value-type="float">
            <text:p>10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turkish</text:p>
          </table:table-cell>
          <table:table-cell table:style-name="ce2" table:formula="of:=&quot;-&quot;&amp;[.$A$1]&amp;&quot;='&quot;&amp;[.A6]&amp;&quot;' -&quot;&amp;[.$B$1]&amp;&quot;='&quot;&amp;[.B6]&amp;&quot;' -&quot;&amp;[.$C$1]&amp;&quot;='&quot;&amp;[.C6]&amp;&quot;' -&quot;&amp;[.$D$1]&amp;&quot;='&quot;&amp;[.D6]&amp;&quot;' -&quot;&amp;[.$E$1]&amp;&quot;='&quot;&amp;[.E6]&amp;&quot;' -&quot;&amp;[.$F$1]&amp;&quot;='&quot;&amp;[.F6]&amp;&quot;' -&quot;&amp;[.$G$1]&amp;&quot;='&quot;&amp;[.G6]&amp;&quot;' -&quot;&amp;[.$H$1]&amp;&quot;='&quot;&amp;[.H6]&amp;&quot;' -&quot;&amp;[.$I$1]&amp;&quot;='&quot;&amp;[.I6]&amp;&quot;' -&quot;&amp;[.$J$1]&amp;&quot;='&quot;&amp;[.J6]&amp;&quot;' -&quot;&amp;[.$K$1]&amp;&quot;='&quot;&amp;[.K6]&amp;&quot;' -&quot;&amp;[.$L$1]&amp;&quot;='&quot;&amp;[.L6]&amp;&quot;' -&quot;&amp;[.$M$1]&amp;&quot;='&quot;&amp;[.M6]&amp;&quot;' -&quot;&amp;[.$N$1]&amp;&quot;='&quot;&amp;[.N6]&amp;&quot;' -&quot;&amp;[.$O$1]&amp;&quot;='&quot;&amp;[.O6]&amp;&quot;' -&quot;&amp;[.$P$1]&amp;&quot;='&quot;&amp;[.P6]&amp;&quot;' -&quot;&amp;[.$Q$1]&amp;&quot;='&quot;&amp;[.Q6]&amp;&quot;' -&quot;&amp;[.$R$1]&amp;&quot;='&quot;&amp;[.R6]&amp;&quot;'&quot;&amp;&quot; -&quot;&amp;[.$S$1]&amp;&quot;='&quot;&amp;[.S6]&amp;&quot;'&quot;&amp;&quot; -&quot;&amp;[.$T$1]&amp;&quot;='&quot;&amp;[.T6]&amp;&quot;'&quot;" office:value-type="string" office:string-value="-in='advanced/andronovo-turanid.txt' -beautyIn='beauty_advanced/andronovo-turanid.txt' -height='MEDIUM' -hairBlack='10' -hairRed='0' -hairAuburn='0' -hairBrown='0' -hairDarkBlond='0' -hairBlond='0' -eyeBlack='10' -eyeBrown='0' -eyeBlue='0' -eyeGreen='0' -hairStraight='100' -hairWavy='0' -hairCurly='0' -hairAfro='0' -hairAsian='0' -skinColour='Light-Medium' -using='turkish'" calcext:value-type="string">
            <text:p>-in='advanced/andronovo-turanid.txt' -beautyIn='beauty_advanced/andronovo-turanid.txt' -height='MEDIUM' -hairBlack='10' -hairRed='0' -hairAuburn='0' -hairBrown='0' -hairDarkBlond='0' -hairBlond='0' -eyeBlack='10' -eyeBrown='0' -eyeBlue='0' -eyeGreen='0' -hairStraight='100' -hairWavy='0' -hairCurly='0' -hairAfro='0' -hairAsian='0' -skinColour='Light-Medium' -using='turkish'</text:p>
          </table:table-cell>
          <table:table-cell table:style-name="ce2" table:formula="of:=&quot;./combined_ethnicity.perl &quot;&amp;[.U6]&amp;&quot; &gt; ../common/ethnicities/01_&quot;&amp;SUBSTITUTE(SUBSTITUTE([.A6];&quot;/&quot;;&quot;_&quot;);&quot;advanced_&quot;;&quot;&quot;)&amp;&quot;;&quot;" office:value-type="string" office:string-value="./combined_ethnicity.perl -in='advanced/andronovo-turanid.txt' -beautyIn='beauty_advanced/andronovo-turanid.txt' -height='MEDIUM' -hairBlack='10' -hairRed='0' -hairAuburn='0' -hairBrown='0' -hairDarkBlond='0' -hairBlond='0' -eyeBlack='10' -eyeBrown='0' -eyeBlue='0' -eyeGreen='0' -hairStraight='100' -hairWavy='0' -hairCurly='0' -hairAfro='0' -hairAsian='0' -skinColour='Light-Medium' -using='turkish' &gt; ../common/ethnicities/01_andronovo-turanid.txt;" calcext:value-type="string">
            <text:p>./combined_ethnicity.perl -in='advanced/andronovo-turanid.txt' -beautyIn='beauty_advanced/andronovo-turanid.txt' -height='MEDIUM' -hairBlack='10' -hairRed='0' -hairAuburn='0' -hairBrown='0' -hairDarkBlond='0' -hairBlond='0' -eyeBlack='10' -eyeBrown='0' -eyeBlue='0' -eyeGreen='0' -hairStraight='100' -hairWavy='0' -hairCurly='0' -hairAfro='0' -hairAsian='0' -skinColour='Light-Medium' -using='turkish' &gt; ../common/ethnicities/01_andronovo-turan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nglo_saxon.txt</text:p>
          </table:table-cell>
          <table:table-cell table:style-name="ce2" office:value-type="string" calcext:value-type="string">
            <text:p>beauty_advanced/anglo_saxon.txt</text:p>
          </table:table-cell>
          <table:table-cell table:style-name="ce4" office:value-type="string" calcext:value-type="string">
            <text:p>RATHER_TALL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15" calcext:value-type="float">
            <text:p>15</text:p>
          </table:table-cell>
          <table:table-cell table:style-name="ce14" office:value-type="float" office:value="10" calcext:value-type="float">
            <text:p>10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float" office:value="10" calcext:value-type="float">
            <text:p>10</text:p>
          </table:table-cell>
          <table:table-cell table:style-name="ce23" office:value-type="float" office:value="30" calcext:value-type="float">
            <text:p>3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30" calcext:value-type="float">
            <text:p>30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25" calcext:value-type="float">
            <text:p>25</text:p>
          </table:table-cell>
          <table:table-cell table:style-name="ce36" office:value-type="float" office:value="70" calcext:value-type="float">
            <text:p>70</text:p>
          </table:table-cell>
          <table:table-cell table:style-name="ce38" office:value-type="float" office:value="5" calcext:value-type="float">
            <text:p>5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Pale</text:p>
          </table:table-cell>
          <table:table-cell table:style-name="ce3" office:value-type="string" calcext:value-type="string">
            <text:p>english</text:p>
          </table:table-cell>
          <table:table-cell table:style-name="ce2" table:formula="of:=&quot;-&quot;&amp;[.$A$1]&amp;&quot;='&quot;&amp;[.A7]&amp;&quot;' -&quot;&amp;[.$B$1]&amp;&quot;='&quot;&amp;[.B7]&amp;&quot;' -&quot;&amp;[.$C$1]&amp;&quot;='&quot;&amp;[.C7]&amp;&quot;' -&quot;&amp;[.$D$1]&amp;&quot;='&quot;&amp;[.D7]&amp;&quot;' -&quot;&amp;[.$E$1]&amp;&quot;='&quot;&amp;[.E7]&amp;&quot;' -&quot;&amp;[.$F$1]&amp;&quot;='&quot;&amp;[.F7]&amp;&quot;' -&quot;&amp;[.$G$1]&amp;&quot;='&quot;&amp;[.G7]&amp;&quot;' -&quot;&amp;[.$H$1]&amp;&quot;='&quot;&amp;[.H7]&amp;&quot;' -&quot;&amp;[.$I$1]&amp;&quot;='&quot;&amp;[.I7]&amp;&quot;' -&quot;&amp;[.$J$1]&amp;&quot;='&quot;&amp;[.J7]&amp;&quot;' -&quot;&amp;[.$K$1]&amp;&quot;='&quot;&amp;[.K7]&amp;&quot;' -&quot;&amp;[.$L$1]&amp;&quot;='&quot;&amp;[.L7]&amp;&quot;' -&quot;&amp;[.$M$1]&amp;&quot;='&quot;&amp;[.M7]&amp;&quot;' -&quot;&amp;[.$N$1]&amp;&quot;='&quot;&amp;[.N7]&amp;&quot;' -&quot;&amp;[.$O$1]&amp;&quot;='&quot;&amp;[.O7]&amp;&quot;' -&quot;&amp;[.$P$1]&amp;&quot;='&quot;&amp;[.P7]&amp;&quot;' -&quot;&amp;[.$Q$1]&amp;&quot;='&quot;&amp;[.Q7]&amp;&quot;' -&quot;&amp;[.$R$1]&amp;&quot;='&quot;&amp;[.R7]&amp;&quot;'&quot;&amp;&quot; -&quot;&amp;[.$S$1]&amp;&quot;='&quot;&amp;[.S7]&amp;&quot;'&quot;&amp;&quot; -&quot;&amp;[.$T$1]&amp;&quot;='&quot;&amp;[.T7]&amp;&quot;'&quot;" office:value-type="string" office:string-value="-in='advanced/anglo_saxon.txt' -beautyIn='beauty_advanced/anglo_saxon.txt' -height='RATHER_TALL' -hairBlack='0' -hairRed='15' -hairAuburn='10' -hairBrown='5' -hairDarkBlond='10' -hairBlond='30' -eyeBlack='0' -eyeBrown='0' -eyeBlue='30' -eyeGreen='5' -hairStraight='25' -hairWavy='70' -hairCurly='5' -hairAfro='0' -hairAsian='0' -skinColour='Pale' -using='english'" calcext:value-type="string">
            <text:p>-in='advanced/anglo_saxon.txt' -beautyIn='beauty_advanced/anglo_saxon.txt' -height='RATHER_TALL' -hairBlack='0' -hairRed='15' -hairAuburn='10' -hairBrown='5' -hairDarkBlond='10' -hairBlond='30' -eyeBlack='0' -eyeBrown='0' -eyeBlue='30' -eyeGreen='5' -hairStraight='25' -hairWavy='70' -hairCurly='5' -hairAfro='0' -hairAsian='0' -skinColour='Pale' -using='english'</text:p>
          </table:table-cell>
          <table:table-cell table:style-name="ce2" table:formula="of:=&quot;./combined_ethnicity.perl &quot;&amp;[.U7]&amp;&quot; &gt; ../common/ethnicities/01_&quot;&amp;SUBSTITUTE(SUBSTITUTE([.A7];&quot;/&quot;;&quot;_&quot;);&quot;advanced_&quot;;&quot;&quot;)&amp;&quot;;&quot;" office:value-type="string" office:string-value="./combined_ethnicity.perl -in='advanced/anglo_saxon.txt' -beautyIn='beauty_advanced/anglo_saxon.txt' -height='RATHER_TALL' -hairBlack='0' -hairRed='15' -hairAuburn='10' -hairBrown='5' -hairDarkBlond='10' -hairBlond='30' -eyeBlack='0' -eyeBrown='0' -eyeBlue='30' -eyeGreen='5' -hairStraight='25' -hairWavy='70' -hairCurly='5' -hairAfro='0' -hairAsian='0' -skinColour='Pale' -using='english' &gt; ../common/ethnicities/01_anglo_saxon.txt;" calcext:value-type="string">
            <text:p>./combined_ethnicity.perl -in='advanced/anglo_saxon.txt' -beautyIn='beauty_advanced/anglo_saxon.txt' -height='RATHER_TALL' -hairBlack='0' -hairRed='15' -hairAuburn='10' -hairBrown='5' -hairDarkBlond='10' -hairBlond='30' -eyeBlack='0' -eyeBrown='0' -eyeBlue='30' -eyeGreen='5' -hairStraight='25' -hairWavy='70' -hairCurly='5' -hairAfro='0' -hairAsian='0' -skinColour='Pale' -using='english' &gt; ../common/ethnicities/01_anglo_saxon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nnamid.txt</text:p>
          </table:table-cell>
          <table:table-cell table:style-name="ce2" office:value-type="string" calcext:value-type="string">
            <text:p>beauty_advanced/annamid.txt</text:p>
          </table:table-cell>
          <table:table-cell table:style-name="ce4" office:value-type="string" calcext:value-type="string">
            <text:p>RATHER_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Light-Yellow</text:p>
          </table:table-cell>
          <table:table-cell table:style-name="ce3" office:value-type="string" calcext:value-type="string">
            <text:p>han</text:p>
          </table:table-cell>
          <table:table-cell table:style-name="ce2" table:formula="of:=&quot;-&quot;&amp;[.$A$1]&amp;&quot;='&quot;&amp;[.A8]&amp;&quot;' -&quot;&amp;[.$B$1]&amp;&quot;='&quot;&amp;[.B8]&amp;&quot;' -&quot;&amp;[.$C$1]&amp;&quot;='&quot;&amp;[.C8]&amp;&quot;' -&quot;&amp;[.$D$1]&amp;&quot;='&quot;&amp;[.D8]&amp;&quot;' -&quot;&amp;[.$E$1]&amp;&quot;='&quot;&amp;[.E8]&amp;&quot;' -&quot;&amp;[.$F$1]&amp;&quot;='&quot;&amp;[.F8]&amp;&quot;' -&quot;&amp;[.$G$1]&amp;&quot;='&quot;&amp;[.G8]&amp;&quot;' -&quot;&amp;[.$H$1]&amp;&quot;='&quot;&amp;[.H8]&amp;&quot;' -&quot;&amp;[.$I$1]&amp;&quot;='&quot;&amp;[.I8]&amp;&quot;' -&quot;&amp;[.$J$1]&amp;&quot;='&quot;&amp;[.J8]&amp;&quot;' -&quot;&amp;[.$K$1]&amp;&quot;='&quot;&amp;[.K8]&amp;&quot;' -&quot;&amp;[.$L$1]&amp;&quot;='&quot;&amp;[.L8]&amp;&quot;' -&quot;&amp;[.$M$1]&amp;&quot;='&quot;&amp;[.M8]&amp;&quot;' -&quot;&amp;[.$N$1]&amp;&quot;='&quot;&amp;[.N8]&amp;&quot;' -&quot;&amp;[.$O$1]&amp;&quot;='&quot;&amp;[.O8]&amp;&quot;' -&quot;&amp;[.$P$1]&amp;&quot;='&quot;&amp;[.P8]&amp;&quot;' -&quot;&amp;[.$Q$1]&amp;&quot;='&quot;&amp;[.Q8]&amp;&quot;' -&quot;&amp;[.$R$1]&amp;&quot;='&quot;&amp;[.R8]&amp;&quot;'&quot;&amp;&quot; -&quot;&amp;[.$S$1]&amp;&quot;='&quot;&amp;[.S8]&amp;&quot;'&quot;&amp;&quot; -&quot;&amp;[.$T$1]&amp;&quot;='&quot;&amp;[.T8]&amp;&quot;'&quot;" office:value-type="string" office:string-value="-in='advanced/annamid.txt' -beautyIn='beauty_advanced/annamid.txt' -height='RATHER_SHORT' -hairBlack='10' -hairRed='0' -hairAuburn='0' -hairBrown='0' -hairDarkBlond='0' -hairBlond='0' -eyeBlack='10' -eyeBrown='0' -eyeBlue='0' -eyeGreen='0' -hairStraight='0' -hairWavy='0' -hairCurly='0' -hairAfro='0' -hairAsian='100' -skinColour='Light-Yellow' -using='han'" calcext:value-type="string">
            <text:p>-in='advanced/annamid.txt' -beautyIn='beauty_advanced/annamid.txt' -height='RATHER_SHORT' -hairBlack='10' -hairRed='0' -hairAuburn='0' -hairBrown='0' -hairDarkBlond='0' -hairBlond='0' -eyeBlack='10' -eyeBrown='0' -eyeBlue='0' -eyeGreen='0' -hairStraight='0' -hairWavy='0' -hairCurly='0' -hairAfro='0' -hairAsian='100' -skinColour='Light-Yellow' -using='han'</text:p>
          </table:table-cell>
          <table:table-cell table:style-name="ce2" table:formula="of:=&quot;./combined_ethnicity.perl &quot;&amp;[.U8]&amp;&quot; &gt; ../common/ethnicities/01_&quot;&amp;SUBSTITUTE(SUBSTITUTE([.A8];&quot;/&quot;;&quot;_&quot;);&quot;advanced_&quot;;&quot;&quot;)&amp;&quot;;&quot;" office:value-type="string" office:string-value="./combined_ethnicity.perl -in='advanced/annamid.txt' -beautyIn='beauty_advanced/annamid.txt' -height='RATHER_SHORT' -hairBlack='10' -hairRed='0' -hairAuburn='0' -hairBrown='0' -hairDarkBlond='0' -hairBlond='0' -eyeBlack='10' -eyeBrown='0' -eyeBlue='0' -eyeGreen='0' -hairStraight='0' -hairWavy='0' -hairCurly='0' -hairAfro='0' -hairAsian='100' -skinColour='Light-Yellow' -using='han' &gt; ../common/ethnicities/01_annamid.txt;" calcext:value-type="string">
            <text:p>./combined_ethnicity.perl -in='advanced/annamid.txt' -beautyIn='beauty_advanced/annamid.txt' -height='RATHER_SHORT' -hairBlack='10' -hairRed='0' -hairAuburn='0' -hairBrown='0' -hairDarkBlond='0' -hairBlond='0' -eyeBlack='10' -eyeBrown='0' -eyeBlue='0' -eyeGreen='0' -hairStraight='0' -hairWavy='0' -hairCurly='0' -hairAfro='0' -hairAsian='100' -skinColour='Light-Yellow' -using='han' &gt; ../common/ethnicities/01_annam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arabian_veddoid.txt</text:p>
          </table:table-cell>
          <table:table-cell table:style-name="ce4" office:value-type="string" calcext:value-type="string">
            <text:p>RATHER_SHORT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20" calcext:value-type="float">
            <text:p>20</text:p>
          </table:table-cell>
          <table:table-cell table:style-name="ce38" office:value-type="float" office:value="80" calcext:value-type="float">
            <text:p>8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MediumDark-Medium</text:p>
          </table:table-cell>
          <table:table-cell table:style-name="ce3" office:value-type="string" calcext:value-type="string">
            <text:p>yemeni</text:p>
          </table:table-cell>
          <table:table-cell table:style-name="ce2" table:formula="of:=&quot;-&quot;&amp;[.$A$1]&amp;&quot;='&quot;&amp;[.A9]&amp;&quot;' -&quot;&amp;[.$B$1]&amp;&quot;='&quot;&amp;[.B9]&amp;&quot;' -&quot;&amp;[.$C$1]&amp;&quot;='&quot;&amp;[.C9]&amp;&quot;' -&quot;&amp;[.$D$1]&amp;&quot;='&quot;&amp;[.D9]&amp;&quot;' -&quot;&amp;[.$E$1]&amp;&quot;='&quot;&amp;[.E9]&amp;&quot;' -&quot;&amp;[.$F$1]&amp;&quot;='&quot;&amp;[.F9]&amp;&quot;' -&quot;&amp;[.$G$1]&amp;&quot;='&quot;&amp;[.G9]&amp;&quot;' -&quot;&amp;[.$H$1]&amp;&quot;='&quot;&amp;[.H9]&amp;&quot;' -&quot;&amp;[.$I$1]&amp;&quot;='&quot;&amp;[.I9]&amp;&quot;' -&quot;&amp;[.$J$1]&amp;&quot;='&quot;&amp;[.J9]&amp;&quot;' -&quot;&amp;[.$K$1]&amp;&quot;='&quot;&amp;[.K9]&amp;&quot;' -&quot;&amp;[.$L$1]&amp;&quot;='&quot;&amp;[.L9]&amp;&quot;' -&quot;&amp;[.$M$1]&amp;&quot;='&quot;&amp;[.M9]&amp;&quot;' -&quot;&amp;[.$N$1]&amp;&quot;='&quot;&amp;[.N9]&amp;&quot;' -&quot;&amp;[.$O$1]&amp;&quot;='&quot;&amp;[.O9]&amp;&quot;' -&quot;&amp;[.$P$1]&amp;&quot;='&quot;&amp;[.P9]&amp;&quot;' -&quot;&amp;[.$Q$1]&amp;&quot;='&quot;&amp;[.Q9]&amp;&quot;' -&quot;&amp;[.$R$1]&amp;&quot;='&quot;&amp;[.R9]&amp;&quot;'&quot;&amp;&quot; -&quot;&amp;[.$S$1]&amp;&quot;='&quot;&amp;[.S9]&amp;&quot;'&quot;&amp;&quot; -&quot;&amp;[.$T$1]&amp;&quot;='&quot;&amp;[.T9]&amp;&quot;'&quot;" office:value-type="string" office:string-value="-in='advanced/arabian_veddoid.txt' -beautyIn='advanced/arabian_veddoid.txt' -height='RATHER_SHORT' -hairBlack='10' -hairRed='0' -hairAuburn='0' -hairBrown='0' -hairDarkBlond='0' -hairBlond='0' -eyeBlack='10' -eyeBrown='0' -eyeBlue='0' -eyeGreen='0' -hairStraight='0' -hairWavy='20' -hairCurly='80' -hairAfro='0' -hairAsian='0' -skinColour='MediumDark-Medium' -using='yemeni'" calcext:value-type="string">
            <text:p>-in='advanced/arabian_veddoid.txt' -beautyIn='advanced/arabian_veddoid.txt' -height='RATHER_SHORT' -hairBlack='10' -hairRed='0' -hairAuburn='0' -hairBrown='0' -hairDarkBlond='0' -hairBlond='0' -eyeBlack='10' -eyeBrown='0' -eyeBlue='0' -eyeGreen='0' -hairStraight='0' -hairWavy='20' -hairCurly='80' -hairAfro='0' -hairAsian='0' -skinColour='MediumDark-Medium' -using='yemeni'</text:p>
          </table:table-cell>
          <table:table-cell table:style-name="ce2" table:formula="of:=&quot;./combined_ethnicity.perl &quot;&amp;[.U9]&amp;&quot; &gt; ../common/ethnicities/01_&quot;&amp;SUBSTITUTE(SUBSTITUTE([.A9];&quot;/&quot;;&quot;_&quot;);&quot;advanced_&quot;;&quot;&quot;)&amp;&quot;;&quot;" office:value-type="string" office:string-value="./combined_ethnicity.perl -in='advanced/arabian_veddoid.txt' -beautyIn='advanced/arabian_veddoid.txt' -height='RATHER_SHORT' -hairBlack='10' -hairRed='0' -hairAuburn='0' -hairBrown='0' -hairDarkBlond='0' -hairBlond='0' -eyeBlack='10' -eyeBrown='0' -eyeBlue='0' -eyeGreen='0' -hairStraight='0' -hairWavy='20' -hairCurly='80' -hairAfro='0' -hairAsian='0' -skinColour='MediumDark-Medium' -using='yemeni' &gt; ../common/ethnicities/01_arabian_veddoid.txt;" calcext:value-type="string">
            <text:p>./combined_ethnicity.perl -in='advanced/arabian_veddoid.txt' -beautyIn='advanced/arabian_veddoid.txt' -height='RATHER_SHORT' -hairBlack='10' -hairRed='0' -hairAuburn='0' -hairBrown='0' -hairDarkBlond='0' -hairBlond='0' -eyeBlack='10' -eyeBrown='0' -eyeBlue='0' -eyeGreen='0' -hairStraight='0' -hairWavy='20' -hairCurly='80' -hairAfro='0' -hairAsian='0' -skinColour='MediumDark-Medium' -using='yemeni' &gt; ../common/ethnicities/01_arabian_veddo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arabid.txt</text:p>
          </table:table-cell>
          <table:table-cell table:style-name="ce2" office:value-type="string" calcext:value-type="string">
            <text:p>beauty_advanced/arab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20" calcext:value-type="float">
            <text:p>20</text:p>
          </table:table-cell>
          <table:table-cell table:style-name="ce36" office:value-type="float" office:value="50" calcext:value-type="float">
            <text:p>50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Medium-Medium</text:p>
          </table:table-cell>
          <table:table-cell table:style-name="ce3" office:value-type="string" calcext:value-type="string">
            <text:p>bedouin</text:p>
          </table:table-cell>
          <table:table-cell table:style-name="ce2" table:formula="of:=&quot;-&quot;&amp;[.$A$1]&amp;&quot;='&quot;&amp;[.A10]&amp;&quot;' -&quot;&amp;[.$B$1]&amp;&quot;='&quot;&amp;[.B10]&amp;&quot;' -&quot;&amp;[.$C$1]&amp;&quot;='&quot;&amp;[.C10]&amp;&quot;' -&quot;&amp;[.$D$1]&amp;&quot;='&quot;&amp;[.D10]&amp;&quot;' -&quot;&amp;[.$E$1]&amp;&quot;='&quot;&amp;[.E10]&amp;&quot;' -&quot;&amp;[.$F$1]&amp;&quot;='&quot;&amp;[.F10]&amp;&quot;' -&quot;&amp;[.$G$1]&amp;&quot;='&quot;&amp;[.G10]&amp;&quot;' -&quot;&amp;[.$H$1]&amp;&quot;='&quot;&amp;[.H10]&amp;&quot;' -&quot;&amp;[.$I$1]&amp;&quot;='&quot;&amp;[.I10]&amp;&quot;' -&quot;&amp;[.$J$1]&amp;&quot;='&quot;&amp;[.J10]&amp;&quot;' -&quot;&amp;[.$K$1]&amp;&quot;='&quot;&amp;[.K10]&amp;&quot;' -&quot;&amp;[.$L$1]&amp;&quot;='&quot;&amp;[.L10]&amp;&quot;' -&quot;&amp;[.$M$1]&amp;&quot;='&quot;&amp;[.M10]&amp;&quot;' -&quot;&amp;[.$N$1]&amp;&quot;='&quot;&amp;[.N10]&amp;&quot;' -&quot;&amp;[.$O$1]&amp;&quot;='&quot;&amp;[.O10]&amp;&quot;' -&quot;&amp;[.$P$1]&amp;&quot;='&quot;&amp;[.P10]&amp;&quot;' -&quot;&amp;[.$Q$1]&amp;&quot;='&quot;&amp;[.Q10]&amp;&quot;' -&quot;&amp;[.$R$1]&amp;&quot;='&quot;&amp;[.R10]&amp;&quot;'&quot;&amp;&quot; -&quot;&amp;[.$S$1]&amp;&quot;='&quot;&amp;[.S10]&amp;&quot;'&quot;&amp;&quot; -&quot;&amp;[.$T$1]&amp;&quot;='&quot;&amp;[.T10]&amp;&quot;'&quot;" office:value-type="string" office:string-value="-in='advanced/arabid.txt' -beautyIn='beauty_advanced/arabid.txt' -height='MEDIUM' -hairBlack='10' -hairRed='0' -hairAuburn='0' -hairBrown='0' -hairDarkBlond='0' -hairBlond='0' -eyeBlack='10' -eyeBrown='0' -eyeBlue='0' -eyeGreen='0' -hairStraight='20' -hairWavy='50' -hairCurly='10' -hairAfro='0' -hairAsian='0' -skinColour='LightMedium-Medium' -using='bedouin'" calcext:value-type="string">
            <text:p>-in='advanced/arabid.txt' -beautyIn='beauty_advanced/arabid.txt' -height='MEDIUM' -hairBlack='10' -hairRed='0' -hairAuburn='0' -hairBrown='0' -hairDarkBlond='0' -hairBlond='0' -eyeBlack='10' -eyeBrown='0' -eyeBlue='0' -eyeGreen='0' -hairStraight='20' -hairWavy='50' -hairCurly='10' -hairAfro='0' -hairAsian='0' -skinColour='LightMedium-Medium' -using='bedouin'</text:p>
          </table:table-cell>
          <table:table-cell table:style-name="ce2" table:formula="of:=&quot;./combined_ethnicity.perl &quot;&amp;[.U10]&amp;&quot; &gt; ../common/ethnicities/01_&quot;&amp;SUBSTITUTE(SUBSTITUTE([.A10];&quot;/&quot;;&quot;_&quot;);&quot;advanced_&quot;;&quot;&quot;)&amp;&quot;;&quot;" office:value-type="string" office:string-value="./combined_ethnicity.perl -in='advanced/arabid.txt' -beautyIn='beauty_advanced/arabid.txt' -height='MEDIUM' -hairBlack='10' -hairRed='0' -hairAuburn='0' -hairBrown='0' -hairDarkBlond='0' -hairBlond='0' -eyeBlack='10' -eyeBrown='0' -eyeBlue='0' -eyeGreen='0' -hairStraight='20' -hairWavy='50' -hairCurly='10' -hairAfro='0' -hairAsian='0' -skinColour='LightMedium-Medium' -using='bedouin' &gt; ../common/ethnicities/01_arabid.txt;" calcext:value-type="string">
            <text:p>./combined_ethnicity.perl -in='advanced/arabid.txt' -beautyIn='beauty_advanced/arabid.txt' -height='MEDIUM' -hairBlack='10' -hairRed='0' -hairAuburn='0' -hairBrown='0' -hairDarkBlond='0' -hairBlond='0' -eyeBlack='10' -eyeBrown='0' -eyeBlue='0' -eyeGreen='0' -hairStraight='20' -hairWavy='50' -hairCurly='10' -hairAfro='0' -hairAsian='0' -skinColour='LightMedium-Medium' -using='bedouin' &gt; ../common/ethnicities/01_arab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ralid.txt</text:p>
          </table:table-cell>
          <table:table-cell table:style-name="ce2" office:value-type="string" calcext:value-type="string">
            <text:p>beauty_advanced/aral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Light-Yellow</text:p>
          </table:table-cell>
          <table:table-cell table:style-name="ce3" office:value-type="string" calcext:value-type="string">
            <text:p>turkish</text:p>
          </table:table-cell>
          <table:table-cell table:style-name="ce2" table:formula="of:=&quot;-&quot;&amp;[.$A$1]&amp;&quot;='&quot;&amp;[.A11]&amp;&quot;' -&quot;&amp;[.$B$1]&amp;&quot;='&quot;&amp;[.B11]&amp;&quot;' -&quot;&amp;[.$C$1]&amp;&quot;='&quot;&amp;[.C11]&amp;&quot;' -&quot;&amp;[.$D$1]&amp;&quot;='&quot;&amp;[.D11]&amp;&quot;' -&quot;&amp;[.$E$1]&amp;&quot;='&quot;&amp;[.E11]&amp;&quot;' -&quot;&amp;[.$F$1]&amp;&quot;='&quot;&amp;[.F11]&amp;&quot;' -&quot;&amp;[.$G$1]&amp;&quot;='&quot;&amp;[.G11]&amp;&quot;' -&quot;&amp;[.$H$1]&amp;&quot;='&quot;&amp;[.H11]&amp;&quot;' -&quot;&amp;[.$I$1]&amp;&quot;='&quot;&amp;[.I11]&amp;&quot;' -&quot;&amp;[.$J$1]&amp;&quot;='&quot;&amp;[.J11]&amp;&quot;' -&quot;&amp;[.$K$1]&amp;&quot;='&quot;&amp;[.K11]&amp;&quot;' -&quot;&amp;[.$L$1]&amp;&quot;='&quot;&amp;[.L11]&amp;&quot;' -&quot;&amp;[.$M$1]&amp;&quot;='&quot;&amp;[.M11]&amp;&quot;' -&quot;&amp;[.$N$1]&amp;&quot;='&quot;&amp;[.N11]&amp;&quot;' -&quot;&amp;[.$O$1]&amp;&quot;='&quot;&amp;[.O11]&amp;&quot;' -&quot;&amp;[.$P$1]&amp;&quot;='&quot;&amp;[.P11]&amp;&quot;' -&quot;&amp;[.$Q$1]&amp;&quot;='&quot;&amp;[.Q11]&amp;&quot;' -&quot;&amp;[.$R$1]&amp;&quot;='&quot;&amp;[.R11]&amp;&quot;'&quot;&amp;&quot; -&quot;&amp;[.$S$1]&amp;&quot;='&quot;&amp;[.S11]&amp;&quot;'&quot;&amp;&quot; -&quot;&amp;[.$T$1]&amp;&quot;='&quot;&amp;[.T11]&amp;&quot;'&quot;" office:value-type="string" office:string-value="-in='advanced/aralid.txt' -beautyIn='beauty_advanced/aral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turkish'" calcext:value-type="string">
            <text:p>-in='advanced/aralid.txt' -beautyIn='beauty_advanced/aral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turkish'</text:p>
          </table:table-cell>
          <table:table-cell table:style-name="ce2" table:formula="of:=&quot;./combined_ethnicity.perl &quot;&amp;[.U11]&amp;&quot; &gt; ../common/ethnicities/01_&quot;&amp;SUBSTITUTE(SUBSTITUTE([.A11];&quot;/&quot;;&quot;_&quot;);&quot;advanced_&quot;;&quot;&quot;)&amp;&quot;;&quot;" office:value-type="string" office:string-value="./combined_ethnicity.perl -in='advanced/aralid.txt' -beautyIn='beauty_advanced/aral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turkish' &gt; ../common/ethnicities/01_aralid.txt;" calcext:value-type="string">
            <text:p>./combined_ethnicity.perl -in='advanced/aralid.txt' -beautyIn='beauty_advanced/aral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turkish' &gt; ../common/ethnicities/01_aral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rmenoid.txt</text:p>
          </table:table-cell>
          <table:table-cell table:style-name="ce2" office:value-type="string" calcext:value-type="string">
            <text:p>beauty_advanced/armeno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15" calcext:value-type="float">
            <text:p>15</text:p>
          </table:table-cell>
          <table:table-cell table:style-name="ce36" office:value-type="float" office:value="15" calcext:value-type="float">
            <text:p>15</text:p>
          </table:table-cell>
          <table:table-cell table:style-name="ce38" office:value-type="float" office:value="5" calcext:value-type="float">
            <text:p>5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greek</text:p>
          </table:table-cell>
          <table:table-cell table:style-name="ce2" table:formula="of:=&quot;-&quot;&amp;[.$A$1]&amp;&quot;='&quot;&amp;[.A12]&amp;&quot;' -&quot;&amp;[.$B$1]&amp;&quot;='&quot;&amp;[.B12]&amp;&quot;' -&quot;&amp;[.$C$1]&amp;&quot;='&quot;&amp;[.C12]&amp;&quot;' -&quot;&amp;[.$D$1]&amp;&quot;='&quot;&amp;[.D12]&amp;&quot;' -&quot;&amp;[.$E$1]&amp;&quot;='&quot;&amp;[.E12]&amp;&quot;' -&quot;&amp;[.$F$1]&amp;&quot;='&quot;&amp;[.F12]&amp;&quot;' -&quot;&amp;[.$G$1]&amp;&quot;='&quot;&amp;[.G12]&amp;&quot;' -&quot;&amp;[.$H$1]&amp;&quot;='&quot;&amp;[.H12]&amp;&quot;' -&quot;&amp;[.$I$1]&amp;&quot;='&quot;&amp;[.I12]&amp;&quot;' -&quot;&amp;[.$J$1]&amp;&quot;='&quot;&amp;[.J12]&amp;&quot;' -&quot;&amp;[.$K$1]&amp;&quot;='&quot;&amp;[.K12]&amp;&quot;' -&quot;&amp;[.$L$1]&amp;&quot;='&quot;&amp;[.L12]&amp;&quot;' -&quot;&amp;[.$M$1]&amp;&quot;='&quot;&amp;[.M12]&amp;&quot;' -&quot;&amp;[.$N$1]&amp;&quot;='&quot;&amp;[.N12]&amp;&quot;' -&quot;&amp;[.$O$1]&amp;&quot;='&quot;&amp;[.O12]&amp;&quot;' -&quot;&amp;[.$P$1]&amp;&quot;='&quot;&amp;[.P12]&amp;&quot;' -&quot;&amp;[.$Q$1]&amp;&quot;='&quot;&amp;[.Q12]&amp;&quot;' -&quot;&amp;[.$R$1]&amp;&quot;='&quot;&amp;[.R12]&amp;&quot;'&quot;&amp;&quot; -&quot;&amp;[.$S$1]&amp;&quot;='&quot;&amp;[.S12]&amp;&quot;'&quot;&amp;&quot; -&quot;&amp;[.$T$1]&amp;&quot;='&quot;&amp;[.T12]&amp;&quot;'&quot;" office:value-type="string" office:string-value="-in='advanced/armenoid.txt' -beautyIn='beauty_advanced/armenoid.txt' -height='MEDIUM' -hairBlack='10' -hairRed='0' -hairAuburn='0' -hairBrown='0' -hairDarkBlond='0' -hairBlond='0' -eyeBlack='10' -eyeBrown='0' -eyeBlue='0' -eyeGreen='0' -hairStraight='15' -hairWavy='15' -hairCurly='5' -hairAfro='0' -hairAsian='0' -skinColour='Light-Medium' -using='greek'" calcext:value-type="string">
            <text:p>-in='advanced/armenoid.txt' -beautyIn='beauty_advanced/armenoid.txt' -height='MEDIUM' -hairBlack='10' -hairRed='0' -hairAuburn='0' -hairBrown='0' -hairDarkBlond='0' -hairBlond='0' -eyeBlack='10' -eyeBrown='0' -eyeBlue='0' -eyeGreen='0' -hairStraight='15' -hairWavy='15' -hairCurly='5' -hairAfro='0' -hairAsian='0' -skinColour='Light-Medium' -using='greek'</text:p>
          </table:table-cell>
          <table:table-cell table:style-name="ce2" table:formula="of:=&quot;./combined_ethnicity.perl &quot;&amp;[.U12]&amp;&quot; &gt; ../common/ethnicities/01_&quot;&amp;SUBSTITUTE(SUBSTITUTE([.A12];&quot;/&quot;;&quot;_&quot;);&quot;advanced_&quot;;&quot;&quot;)&amp;&quot;;&quot;" office:value-type="string" office:string-value="./combined_ethnicity.perl -in='advanced/armenoid.txt' -beautyIn='beauty_advanced/armenoid.txt' -height='MEDIUM' -hairBlack='10' -hairRed='0' -hairAuburn='0' -hairBrown='0' -hairDarkBlond='0' -hairBlond='0' -eyeBlack='10' -eyeBrown='0' -eyeBlue='0' -eyeGreen='0' -hairStraight='15' -hairWavy='15' -hairCurly='5' -hairAfro='0' -hairAsian='0' -skinColour='Light-Medium' -using='greek' &gt; ../common/ethnicities/01_armenoid.txt;" calcext:value-type="string">
            <text:p>./combined_ethnicity.perl -in='advanced/armenoid.txt' -beautyIn='beauty_advanced/armenoid.txt' -height='MEDIUM' -hairBlack='10' -hairRed='0' -hairAuburn='0' -hairBrown='0' -hairDarkBlond='0' -hairBlond='0' -eyeBlack='10' -eyeBrown='0' -eyeBlue='0' -eyeGreen='0' -hairStraight='15' -hairWavy='15' -hairCurly='5' -hairAfro='0' -hairAsian='0' -skinColour='Light-Medium' -using='greek' &gt; ../common/ethnicities/01_armeno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sian_alpine.txt</text:p>
          </table:table-cell>
          <table:table-cell table:style-name="ce2" office:value-type="string" calcext:value-type="string">
            <text:p>beauty_advanced/asian_alpine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20" calcext:value-type="float">
            <text:p>20</text:p>
          </table:table-cell>
          <table:table-cell table:style-name="ce36" office:value-type="float" office:value="20" calcext:value-type="float">
            <text:p>2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greek</text:p>
          </table:table-cell>
          <table:table-cell table:style-name="ce2" table:formula="of:=&quot;-&quot;&amp;[.$A$1]&amp;&quot;='&quot;&amp;[.A13]&amp;&quot;' -&quot;&amp;[.$B$1]&amp;&quot;='&quot;&amp;[.B13]&amp;&quot;' -&quot;&amp;[.$C$1]&amp;&quot;='&quot;&amp;[.C13]&amp;&quot;' -&quot;&amp;[.$D$1]&amp;&quot;='&quot;&amp;[.D13]&amp;&quot;' -&quot;&amp;[.$E$1]&amp;&quot;='&quot;&amp;[.E13]&amp;&quot;' -&quot;&amp;[.$F$1]&amp;&quot;='&quot;&amp;[.F13]&amp;&quot;' -&quot;&amp;[.$G$1]&amp;&quot;='&quot;&amp;[.G13]&amp;&quot;' -&quot;&amp;[.$H$1]&amp;&quot;='&quot;&amp;[.H13]&amp;&quot;' -&quot;&amp;[.$I$1]&amp;&quot;='&quot;&amp;[.I13]&amp;&quot;' -&quot;&amp;[.$J$1]&amp;&quot;='&quot;&amp;[.J13]&amp;&quot;' -&quot;&amp;[.$K$1]&amp;&quot;='&quot;&amp;[.K13]&amp;&quot;' -&quot;&amp;[.$L$1]&amp;&quot;='&quot;&amp;[.L13]&amp;&quot;' -&quot;&amp;[.$M$1]&amp;&quot;='&quot;&amp;[.M13]&amp;&quot;' -&quot;&amp;[.$N$1]&amp;&quot;='&quot;&amp;[.N13]&amp;&quot;' -&quot;&amp;[.$O$1]&amp;&quot;='&quot;&amp;[.O13]&amp;&quot;' -&quot;&amp;[.$P$1]&amp;&quot;='&quot;&amp;[.P13]&amp;&quot;' -&quot;&amp;[.$Q$1]&amp;&quot;='&quot;&amp;[.Q13]&amp;&quot;' -&quot;&amp;[.$R$1]&amp;&quot;='&quot;&amp;[.R13]&amp;&quot;'&quot;&amp;&quot; -&quot;&amp;[.$S$1]&amp;&quot;='&quot;&amp;[.S13]&amp;&quot;'&quot;&amp;&quot; -&quot;&amp;[.$T$1]&amp;&quot;='&quot;&amp;[.T13]&amp;&quot;'&quot;" office:value-type="string" office:string-value="-in='advanced/asian_alpine.txt' -beautyIn='beauty_advanced/asian_alpine.txt' -height='MEDIUM' -hairBlack='10' -hairRed='0' -hairAuburn='0' -hairBrown='0' -hairDarkBlond='0' -hairBlond='0' -eyeBlack='10' -eyeBrown='0' -eyeBlue='0' -eyeGreen='0' -hairStraight='20' -hairWavy='20' -hairCurly='0' -hairAfro='0' -hairAsian='0' -skinColour='Light-Medium' -using='greek'" calcext:value-type="string">
            <text:p>-in='advanced/asian_alpine.txt' -beautyIn='beauty_advanced/asian_alpine.txt' -height='MEDIUM' -hairBlack='10' -hairRed='0' -hairAuburn='0' -hairBrown='0' -hairDarkBlond='0' -hairBlond='0' -eyeBlack='10' -eyeBrown='0' -eyeBlue='0' -eyeGreen='0' -hairStraight='20' -hairWavy='20' -hairCurly='0' -hairAfro='0' -hairAsian='0' -skinColour='Light-Medium' -using='greek'</text:p>
          </table:table-cell>
          <table:table-cell table:style-name="ce2" table:formula="of:=&quot;./combined_ethnicity.perl &quot;&amp;[.U13]&amp;&quot; &gt; ../common/ethnicities/01_&quot;&amp;SUBSTITUTE(SUBSTITUTE([.A13];&quot;/&quot;;&quot;_&quot;);&quot;advanced_&quot;;&quot;&quot;)&amp;&quot;;&quot;" office:value-type="string" office:string-value="./combined_ethnicity.perl -in='advanced/asian_alpine.txt' -beautyIn='beauty_advanced/asian_alpine.txt' -height='MEDIUM' -hairBlack='10' -hairRed='0' -hairAuburn='0' -hairBrown='0' -hairDarkBlond='0' -hairBlond='0' -eyeBlack='10' -eyeBrown='0' -eyeBlue='0' -eyeGreen='0' -hairStraight='20' -hairWavy='20' -hairCurly='0' -hairAfro='0' -hairAsian='0' -skinColour='Light-Medium' -using='greek' &gt; ../common/ethnicities/01_asian_alpine.txt;" calcext:value-type="string">
            <text:p>./combined_ethnicity.perl -in='advanced/asian_alpine.txt' -beautyIn='beauty_advanced/asian_alpine.txt' -height='MEDIUM' -hairBlack='10' -hairRed='0' -hairAuburn='0' -hairBrown='0' -hairDarkBlond='0' -hairBlond='0' -eyeBlack='10' -eyeBrown='0' -eyeBlue='0' -eyeGreen='0' -hairStraight='20' -hairWavy='20' -hairCurly='0' -hairAfro='0' -hairAsian='0' -skinColour='Light-Medium' -using='greek' &gt; ../common/ethnicities/01_asian_alpine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ssyroid.txt</text:p>
          </table:table-cell>
          <table:table-cell table:style-name="ce2" office:value-type="string" calcext:value-type="string">
            <text:p>beauty_advanced/assyro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10" calcext:value-type="float">
            <text:p>10</text:p>
          </table:table-cell>
          <table:table-cell table:style-name="ce36" office:value-type="float" office:value="30" calcext:value-type="float">
            <text:p>3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assyrian</text:p>
          </table:table-cell>
          <table:table-cell table:style-name="ce2" table:formula="of:=&quot;-&quot;&amp;[.$A$1]&amp;&quot;='&quot;&amp;[.A14]&amp;&quot;' -&quot;&amp;[.$B$1]&amp;&quot;='&quot;&amp;[.B14]&amp;&quot;' -&quot;&amp;[.$C$1]&amp;&quot;='&quot;&amp;[.C14]&amp;&quot;' -&quot;&amp;[.$D$1]&amp;&quot;='&quot;&amp;[.D14]&amp;&quot;' -&quot;&amp;[.$E$1]&amp;&quot;='&quot;&amp;[.E14]&amp;&quot;' -&quot;&amp;[.$F$1]&amp;&quot;='&quot;&amp;[.F14]&amp;&quot;' -&quot;&amp;[.$G$1]&amp;&quot;='&quot;&amp;[.G14]&amp;&quot;' -&quot;&amp;[.$H$1]&amp;&quot;='&quot;&amp;[.H14]&amp;&quot;' -&quot;&amp;[.$I$1]&amp;&quot;='&quot;&amp;[.I14]&amp;&quot;' -&quot;&amp;[.$J$1]&amp;&quot;='&quot;&amp;[.J14]&amp;&quot;' -&quot;&amp;[.$K$1]&amp;&quot;='&quot;&amp;[.K14]&amp;&quot;' -&quot;&amp;[.$L$1]&amp;&quot;='&quot;&amp;[.L14]&amp;&quot;' -&quot;&amp;[.$M$1]&amp;&quot;='&quot;&amp;[.M14]&amp;&quot;' -&quot;&amp;[.$N$1]&amp;&quot;='&quot;&amp;[.N14]&amp;&quot;' -&quot;&amp;[.$O$1]&amp;&quot;='&quot;&amp;[.O14]&amp;&quot;' -&quot;&amp;[.$P$1]&amp;&quot;='&quot;&amp;[.P14]&amp;&quot;' -&quot;&amp;[.$Q$1]&amp;&quot;='&quot;&amp;[.Q14]&amp;&quot;' -&quot;&amp;[.$R$1]&amp;&quot;='&quot;&amp;[.R14]&amp;&quot;'&quot;&amp;&quot; -&quot;&amp;[.$S$1]&amp;&quot;='&quot;&amp;[.S14]&amp;&quot;'&quot;&amp;&quot; -&quot;&amp;[.$T$1]&amp;&quot;='&quot;&amp;[.T14]&amp;&quot;'&quot;" office:value-type="string" office:string-value="-in='advanced/assyroid.txt' -beautyIn='beauty_advanced/assyroid.txt' -height='MEDIUM' -hairBlack='10' -hairRed='0' -hairAuburn='0' -hairBrown='0' -hairDarkBlond='0' -hairBlond='0' -eyeBlack='10' -eyeBrown='0' -eyeBlue='0' -eyeGreen='0' -hairStraight='10' -hairWavy='30' -hairCurly='0' -hairAfro='0' -hairAsian='0' -skinColour='Light-Medium' -using='assyrian'" calcext:value-type="string">
            <text:p>-in='advanced/assyroid.txt' -beautyIn='beauty_advanced/assyroid.txt' -height='MEDIUM' -hairBlack='10' -hairRed='0' -hairAuburn='0' -hairBrown='0' -hairDarkBlond='0' -hairBlond='0' -eyeBlack='10' -eyeBrown='0' -eyeBlue='0' -eyeGreen='0' -hairStraight='10' -hairWavy='30' -hairCurly='0' -hairAfro='0' -hairAsian='0' -skinColour='Light-Medium' -using='assyrian'</text:p>
          </table:table-cell>
          <table:table-cell table:style-name="ce2" table:formula="of:=&quot;./combined_ethnicity.perl &quot;&amp;[.U14]&amp;&quot; &gt; ../common/ethnicities/01_&quot;&amp;SUBSTITUTE(SUBSTITUTE([.A14];&quot;/&quot;;&quot;_&quot;);&quot;advanced_&quot;;&quot;&quot;)&amp;&quot;;&quot;" office:value-type="string" office:string-value="./combined_ethnicity.perl -in='advanced/assyroid.txt' -beautyIn='beauty_advanced/assyroid.txt' -height='MEDIUM' -hairBlack='10' -hairRed='0' -hairAuburn='0' -hairBrown='0' -hairDarkBlond='0' -hairBlond='0' -eyeBlack='10' -eyeBrown='0' -eyeBlue='0' -eyeGreen='0' -hairStraight='10' -hairWavy='30' -hairCurly='0' -hairAfro='0' -hairAsian='0' -skinColour='Light-Medium' -using='assyrian' &gt; ../common/ethnicities/01_assyroid.txt;" calcext:value-type="string">
            <text:p>./combined_ethnicity.perl -in='advanced/assyroid.txt' -beautyIn='beauty_advanced/assyroid.txt' -height='MEDIUM' -hairBlack='10' -hairRed='0' -hairAuburn='0' -hairBrown='0' -hairDarkBlond='0' -hairBlond='0' -eyeBlack='10' -eyeBrown='0' -eyeBlue='0' -eyeGreen='0' -hairStraight='10' -hairWavy='30' -hairCurly='0' -hairAfro='0' -hairAsian='0' -skinColour='Light-Medium' -using='assyrian' &gt; ../common/ethnicities/01_assyro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tlanto_mediterranean.txt</text:p>
          </table:table-cell>
          <table:table-cell table:style-name="ce2" office:value-type="string" calcext:value-type="string">
            <text:p>beauty_advanced/atlanto_mediterranean.txt</text:p>
          </table:table-cell>
          <table:table-cell table:style-name="ce4" office:value-type="string" calcext:value-type="string">
            <text:p>RATHER_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20" calcext:value-type="float">
            <text:p>20</text:p>
          </table:table-cell>
          <table:table-cell table:style-name="ce29" office:value-type="float" office:value="10" calcext:value-type="float">
            <text:p>10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10" calcext:value-type="float">
            <text:p>10</text:p>
          </table:table-cell>
          <table:table-cell table:style-name="ce36" office:value-type="float" office:value="25" calcext:value-type="float">
            <text:p>25</text:p>
          </table:table-cell>
          <table:table-cell table:style-name="ce38" office:value-type="float" office:value="30" calcext:value-type="float">
            <text:p>3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FairLight-Medium</text:p>
          </table:table-cell>
          <table:table-cell table:style-name="ce3" office:value-type="string" calcext:value-type="string">
            <text:p>basque</text:p>
          </table:table-cell>
          <table:table-cell table:style-name="ce2" table:formula="of:=&quot;-&quot;&amp;[.$A$1]&amp;&quot;='&quot;&amp;[.A15]&amp;&quot;' -&quot;&amp;[.$B$1]&amp;&quot;='&quot;&amp;[.B15]&amp;&quot;' -&quot;&amp;[.$C$1]&amp;&quot;='&quot;&amp;[.C15]&amp;&quot;' -&quot;&amp;[.$D$1]&amp;&quot;='&quot;&amp;[.D15]&amp;&quot;' -&quot;&amp;[.$E$1]&amp;&quot;='&quot;&amp;[.E15]&amp;&quot;' -&quot;&amp;[.$F$1]&amp;&quot;='&quot;&amp;[.F15]&amp;&quot;' -&quot;&amp;[.$G$1]&amp;&quot;='&quot;&amp;[.G15]&amp;&quot;' -&quot;&amp;[.$H$1]&amp;&quot;='&quot;&amp;[.H15]&amp;&quot;' -&quot;&amp;[.$I$1]&amp;&quot;='&quot;&amp;[.I15]&amp;&quot;' -&quot;&amp;[.$J$1]&amp;&quot;='&quot;&amp;[.J15]&amp;&quot;' -&quot;&amp;[.$K$1]&amp;&quot;='&quot;&amp;[.K15]&amp;&quot;' -&quot;&amp;[.$L$1]&amp;&quot;='&quot;&amp;[.L15]&amp;&quot;' -&quot;&amp;[.$M$1]&amp;&quot;='&quot;&amp;[.M15]&amp;&quot;' -&quot;&amp;[.$N$1]&amp;&quot;='&quot;&amp;[.N15]&amp;&quot;' -&quot;&amp;[.$O$1]&amp;&quot;='&quot;&amp;[.O15]&amp;&quot;' -&quot;&amp;[.$P$1]&amp;&quot;='&quot;&amp;[.P15]&amp;&quot;' -&quot;&amp;[.$Q$1]&amp;&quot;='&quot;&amp;[.Q15]&amp;&quot;' -&quot;&amp;[.$R$1]&amp;&quot;='&quot;&amp;[.R15]&amp;&quot;'&quot;&amp;&quot; -&quot;&amp;[.$S$1]&amp;&quot;='&quot;&amp;[.S15]&amp;&quot;'&quot;&amp;&quot; -&quot;&amp;[.$T$1]&amp;&quot;='&quot;&amp;[.T15]&amp;&quot;'&quot;" office:value-type="string" office:string-value="-in='advanced/atlanto_mediterranean.txt' -beautyIn='beauty_advanced/atlanto_mediterranean.txt' -height='RATHER_TALL' -hairBlack='10' -hairRed='0' -hairAuburn='0' -hairBrown='10' -hairDarkBlond='0' -hairBlond='0' -eyeBlack='0' -eyeBrown='20' -eyeBlue='10' -eyeGreen='5' -hairStraight='10' -hairWavy='25' -hairCurly='30' -hairAfro='0' -hairAsian='0' -skinColour='FairLight-Medium' -using='basque'" calcext:value-type="string">
            <text:p>-in='advanced/atlanto_mediterranean.txt' -beautyIn='beauty_advanced/atlanto_mediterranean.txt' -height='RATHER_TALL' -hairBlack='10' -hairRed='0' -hairAuburn='0' -hairBrown='10' -hairDarkBlond='0' -hairBlond='0' -eyeBlack='0' -eyeBrown='20' -eyeBlue='10' -eyeGreen='5' -hairStraight='10' -hairWavy='25' -hairCurly='30' -hairAfro='0' -hairAsian='0' -skinColour='FairLight-Medium' -using='basque'</text:p>
          </table:table-cell>
          <table:table-cell table:style-name="ce2" table:formula="of:=&quot;./combined_ethnicity.perl &quot;&amp;[.U15]&amp;&quot; &gt; ../common/ethnicities/01_&quot;&amp;SUBSTITUTE(SUBSTITUTE([.A15];&quot;/&quot;;&quot;_&quot;);&quot;advanced_&quot;;&quot;&quot;)&amp;&quot;;&quot;" office:value-type="string" office:string-value="./combined_ethnicity.perl -in='advanced/atlanto_mediterranean.txt' -beautyIn='beauty_advanced/atlanto_mediterranean.txt' -height='RATHER_TALL' -hairBlack='10' -hairRed='0' -hairAuburn='0' -hairBrown='10' -hairDarkBlond='0' -hairBlond='0' -eyeBlack='0' -eyeBrown='20' -eyeBlue='10' -eyeGreen='5' -hairStraight='10' -hairWavy='25' -hairCurly='30' -hairAfro='0' -hairAsian='0' -skinColour='FairLight-Medium' -using='basque' &gt; ../common/ethnicities/01_atlanto_mediterranean.txt;" calcext:value-type="string">
            <text:p>./combined_ethnicity.perl -in='advanced/atlanto_mediterranean.txt' -beautyIn='beauty_advanced/atlanto_mediterranean.txt' -height='RATHER_TALL' -hairBlack='10' -hairRed='0' -hairAuburn='0' -hairBrown='10' -hairDarkBlond='0' -hairBlond='0' -eyeBlack='0' -eyeBrown='20' -eyeBlue='10' -eyeGreen='5' -hairStraight='10' -hairWavy='25' -hairCurly='30' -hairAfro='0' -hairAsian='0' -skinColour='FairLight-Medium' -using='basque' &gt; ../common/ethnicities/01_atlanto_mediterranean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baskid.txt</text:p>
          </table:table-cell>
          <table:table-cell table:style-name="ce2" office:value-type="string" calcext:value-type="string">
            <text:p>beauty_advanced/bask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20" calcext:value-type="float">
            <text:p>20</text:p>
          </table:table-cell>
          <table:table-cell table:style-name="ce11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30" calcext:value-type="float">
            <text:p>30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float" office:value="5" calcext:value-type="float">
            <text:p>5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20" calcext:value-type="float">
            <text:p>20</text:p>
          </table:table-cell>
          <table:table-cell table:style-name="ce29" office:value-type="float" office:value="20" calcext:value-type="float">
            <text:p>20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10" calcext:value-type="float">
            <text:p>10</text:p>
          </table:table-cell>
          <table:table-cell table:style-name="ce36" office:value-type="float" office:value="30" calcext:value-type="float">
            <text:p>3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FairLight-Red</text:p>
          </table:table-cell>
          <table:table-cell table:style-name="ce3" office:value-type="string" calcext:value-type="string">
            <text:p>basque</text:p>
          </table:table-cell>
          <table:table-cell table:style-name="ce2" table:formula="of:=&quot;-&quot;&amp;[.$A$1]&amp;&quot;='&quot;&amp;[.A16]&amp;&quot;' -&quot;&amp;[.$B$1]&amp;&quot;='&quot;&amp;[.B16]&amp;&quot;' -&quot;&amp;[.$C$1]&amp;&quot;='&quot;&amp;[.C16]&amp;&quot;' -&quot;&amp;[.$D$1]&amp;&quot;='&quot;&amp;[.D16]&amp;&quot;' -&quot;&amp;[.$E$1]&amp;&quot;='&quot;&amp;[.E16]&amp;&quot;' -&quot;&amp;[.$F$1]&amp;&quot;='&quot;&amp;[.F16]&amp;&quot;' -&quot;&amp;[.$G$1]&amp;&quot;='&quot;&amp;[.G16]&amp;&quot;' -&quot;&amp;[.$H$1]&amp;&quot;='&quot;&amp;[.H16]&amp;&quot;' -&quot;&amp;[.$I$1]&amp;&quot;='&quot;&amp;[.I16]&amp;&quot;' -&quot;&amp;[.$J$1]&amp;&quot;='&quot;&amp;[.J16]&amp;&quot;' -&quot;&amp;[.$K$1]&amp;&quot;='&quot;&amp;[.K16]&amp;&quot;' -&quot;&amp;[.$L$1]&amp;&quot;='&quot;&amp;[.L16]&amp;&quot;' -&quot;&amp;[.$M$1]&amp;&quot;='&quot;&amp;[.M16]&amp;&quot;' -&quot;&amp;[.$N$1]&amp;&quot;='&quot;&amp;[.N16]&amp;&quot;' -&quot;&amp;[.$O$1]&amp;&quot;='&quot;&amp;[.O16]&amp;&quot;' -&quot;&amp;[.$P$1]&amp;&quot;='&quot;&amp;[.P16]&amp;&quot;' -&quot;&amp;[.$Q$1]&amp;&quot;='&quot;&amp;[.Q16]&amp;&quot;' -&quot;&amp;[.$R$1]&amp;&quot;='&quot;&amp;[.R16]&amp;&quot;'&quot;&amp;&quot; -&quot;&amp;[.$S$1]&amp;&quot;='&quot;&amp;[.S16]&amp;&quot;'&quot;&amp;&quot; -&quot;&amp;[.$T$1]&amp;&quot;='&quot;&amp;[.T16]&amp;&quot;'&quot;" office:value-type="string" office:string-value="-in='advanced/baskid.txt' -beautyIn='beauty_advanced/baskid.txt' -height='MEDIUM' -hairBlack='20' -hairRed='5' -hairAuburn='0' -hairBrown='30' -hairDarkBlond='5' -hairBlond='5' -eyeBlack='0' -eyeBrown='20' -eyeBlue='20' -eyeGreen='5' -hairStraight='10' -hairWavy='30' -hairCurly='0' -hairAfro='0' -hairAsian='0' -skinColour='FairLight-Red' -using='basque'" calcext:value-type="string">
            <text:p>-in='advanced/baskid.txt' -beautyIn='beauty_advanced/baskid.txt' -height='MEDIUM' -hairBlack='20' -hairRed='5' -hairAuburn='0' -hairBrown='30' -hairDarkBlond='5' -hairBlond='5' -eyeBlack='0' -eyeBrown='20' -eyeBlue='20' -eyeGreen='5' -hairStraight='10' -hairWavy='30' -hairCurly='0' -hairAfro='0' -hairAsian='0' -skinColour='FairLight-Red' -using='basque'</text:p>
          </table:table-cell>
          <table:table-cell table:style-name="ce2" table:formula="of:=&quot;./combined_ethnicity.perl &quot;&amp;[.U16]&amp;&quot; &gt; ../common/ethnicities/01_&quot;&amp;SUBSTITUTE(SUBSTITUTE([.A16];&quot;/&quot;;&quot;_&quot;);&quot;advanced_&quot;;&quot;&quot;)&amp;&quot;;&quot;" office:value-type="string" office:string-value="./combined_ethnicity.perl -in='advanced/baskid.txt' -beautyIn='beauty_advanced/baskid.txt' -height='MEDIUM' -hairBlack='20' -hairRed='5' -hairAuburn='0' -hairBrown='30' -hairDarkBlond='5' -hairBlond='5' -eyeBlack='0' -eyeBrown='20' -eyeBlue='20' -eyeGreen='5' -hairStraight='10' -hairWavy='30' -hairCurly='0' -hairAfro='0' -hairAsian='0' -skinColour='FairLight-Red' -using='basque' &gt; ../common/ethnicities/01_baskid.txt;" calcext:value-type="string">
            <text:p>./combined_ethnicity.perl -in='advanced/baskid.txt' -beautyIn='beauty_advanced/baskid.txt' -height='MEDIUM' -hairBlack='20' -hairRed='5' -hairAuburn='0' -hairBrown='30' -hairDarkBlond='5' -hairBlond='5' -eyeBlack='0' -eyeBrown='20' -eyeBlue='20' -eyeGreen='5' -hairStraight='10' -hairWavy='30' -hairCurly='0' -hairAfro='0' -hairAsian='0' -skinColour='FairLight-Red' -using='basque' &gt; ../common/ethnicities/01_bask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baykal.txt</text:p>
          </table:table-cell>
          <table:table-cell table:style-name="ce4" office:value-type="string" calcext:value-type="string">
            <text:p>RATHER_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FairLight-Yellow</text:p>
          </table:table-cell>
          <table:table-cell table:style-name="ce3" office:value-type="string" calcext:value-type="string">
            <text:p>jurchen</text:p>
          </table:table-cell>
          <table:table-cell table:style-name="ce2" table:formula="of:=&quot;-&quot;&amp;[.$A$1]&amp;&quot;='&quot;&amp;[.A17]&amp;&quot;' -&quot;&amp;[.$B$1]&amp;&quot;='&quot;&amp;[.B17]&amp;&quot;' -&quot;&amp;[.$C$1]&amp;&quot;='&quot;&amp;[.C17]&amp;&quot;' -&quot;&amp;[.$D$1]&amp;&quot;='&quot;&amp;[.D17]&amp;&quot;' -&quot;&amp;[.$E$1]&amp;&quot;='&quot;&amp;[.E17]&amp;&quot;' -&quot;&amp;[.$F$1]&amp;&quot;='&quot;&amp;[.F17]&amp;&quot;' -&quot;&amp;[.$G$1]&amp;&quot;='&quot;&amp;[.G17]&amp;&quot;' -&quot;&amp;[.$H$1]&amp;&quot;='&quot;&amp;[.H17]&amp;&quot;' -&quot;&amp;[.$I$1]&amp;&quot;='&quot;&amp;[.I17]&amp;&quot;' -&quot;&amp;[.$J$1]&amp;&quot;='&quot;&amp;[.J17]&amp;&quot;' -&quot;&amp;[.$K$1]&amp;&quot;='&quot;&amp;[.K17]&amp;&quot;' -&quot;&amp;[.$L$1]&amp;&quot;='&quot;&amp;[.L17]&amp;&quot;' -&quot;&amp;[.$M$1]&amp;&quot;='&quot;&amp;[.M17]&amp;&quot;' -&quot;&amp;[.$N$1]&amp;&quot;='&quot;&amp;[.N17]&amp;&quot;' -&quot;&amp;[.$O$1]&amp;&quot;='&quot;&amp;[.O17]&amp;&quot;' -&quot;&amp;[.$P$1]&amp;&quot;='&quot;&amp;[.P17]&amp;&quot;' -&quot;&amp;[.$Q$1]&amp;&quot;='&quot;&amp;[.Q17]&amp;&quot;' -&quot;&amp;[.$R$1]&amp;&quot;='&quot;&amp;[.R17]&amp;&quot;'&quot;&amp;&quot; -&quot;&amp;[.$S$1]&amp;&quot;='&quot;&amp;[.S17]&amp;&quot;'&quot;&amp;&quot; -&quot;&amp;[.$T$1]&amp;&quot;='&quot;&amp;[.T17]&amp;&quot;'&quot;" office:value-type="string" office:string-value="-in='advanced/baykal.txt' -beautyIn='advanced/baykal.txt' -height='RATHER_SHORT' -hairBlack='10' -hairRed='0' -hairAuburn='0' -hairBrown='0' -hairDarkBlond='0' -hairBlond='0' -eyeBlack='10' -eyeBrown='0' -eyeBlue='0' -eyeGreen='0' -hairStraight='0' -hairWavy='0' -hairCurly='0' -hairAfro='0' -hairAsian='100' -skinColour='FairLight-Yellow' -using='jurchen'" calcext:value-type="string">
            <text:p>-in='advanced/baykal.txt' -beautyIn='advanced/baykal.txt' -height='RATHER_SHORT' -hairBlack='10' -hairRed='0' -hairAuburn='0' -hairBrown='0' -hairDarkBlond='0' -hairBlond='0' -eyeBlack='10' -eyeBrown='0' -eyeBlue='0' -eyeGreen='0' -hairStraight='0' -hairWavy='0' -hairCurly='0' -hairAfro='0' -hairAsian='100' -skinColour='FairLight-Yellow' -using='jurchen'</text:p>
          </table:table-cell>
          <table:table-cell table:style-name="ce2" table:formula="of:=&quot;./combined_ethnicity.perl &quot;&amp;[.U17]&amp;&quot; &gt; ../common/ethnicities/01_&quot;&amp;SUBSTITUTE(SUBSTITUTE([.A17];&quot;/&quot;;&quot;_&quot;);&quot;advanced_&quot;;&quot;&quot;)&amp;&quot;;&quot;" office:value-type="string" office:string-value="./combined_ethnicity.perl -in='advanced/baykal.txt' -beautyIn='advanced/baykal.txt' -height='RATHER_SHORT' -hairBlack='10' -hairRed='0' -hairAuburn='0' -hairBrown='0' -hairDarkBlond='0' -hairBlond='0' -eyeBlack='10' -eyeBrown='0' -eyeBlue='0' -eyeGreen='0' -hairStraight='0' -hairWavy='0' -hairCurly='0' -hairAfro='0' -hairAsian='100' -skinColour='FairLight-Yellow' -using='jurchen' &gt; ../common/ethnicities/01_baykal.txt;" calcext:value-type="string">
            <text:p>./combined_ethnicity.perl -in='advanced/baykal.txt' -beautyIn='advanced/baykal.txt' -height='RATHER_SHORT' -hairBlack='10' -hairRed='0' -hairAuburn='0' -hairBrown='0' -hairDarkBlond='0' -hairBlond='0' -eyeBlack='10' -eyeBrown='0' -eyeBlue='0' -eyeGreen='0' -hairStraight='0' -hairWavy='0' -hairCurly='0' -hairAfro='0' -hairAsian='100' -skinColour='FairLight-Yellow' -using='jurchen' &gt; ../common/ethnicities/01_baykal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berberid.txt</text:p>
          </table:table-cell>
          <table:table-cell table:style-name="ce2" office:value-type="string" calcext:value-type="string">
            <text:p>beauty_advanced/berberid.txt</text:p>
          </table:table-cell>
          <table:table-cell table:style-name="ce4" office:value-type="string" calcext:value-type="string">
            <text:p>RATHER_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5" calcext:value-type="float">
            <text:p>5</text:p>
          </table:table-cell>
          <table:table-cell table:style-name="ce36" office:value-type="float" office:value="65" calcext:value-type="float">
            <text:p>65</text:p>
          </table:table-cell>
          <table:table-cell table:style-name="ce38" office:value-type="float" office:value="30" calcext:value-type="float">
            <text:p>30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Medium-Medium</text:p>
          </table:table-cell>
          <table:table-cell table:style-name="ce3" office:value-type="string" calcext:value-type="string">
            <text:p>baranis</text:p>
          </table:table-cell>
          <table:table-cell table:style-name="ce2" table:formula="of:=&quot;-&quot;&amp;[.$A$1]&amp;&quot;='&quot;&amp;[.A18]&amp;&quot;' -&quot;&amp;[.$B$1]&amp;&quot;='&quot;&amp;[.B18]&amp;&quot;' -&quot;&amp;[.$C$1]&amp;&quot;='&quot;&amp;[.C18]&amp;&quot;' -&quot;&amp;[.$D$1]&amp;&quot;='&quot;&amp;[.D18]&amp;&quot;' -&quot;&amp;[.$E$1]&amp;&quot;='&quot;&amp;[.E18]&amp;&quot;' -&quot;&amp;[.$F$1]&amp;&quot;='&quot;&amp;[.F18]&amp;&quot;' -&quot;&amp;[.$G$1]&amp;&quot;='&quot;&amp;[.G18]&amp;&quot;' -&quot;&amp;[.$H$1]&amp;&quot;='&quot;&amp;[.H18]&amp;&quot;' -&quot;&amp;[.$I$1]&amp;&quot;='&quot;&amp;[.I18]&amp;&quot;' -&quot;&amp;[.$J$1]&amp;&quot;='&quot;&amp;[.J18]&amp;&quot;' -&quot;&amp;[.$K$1]&amp;&quot;='&quot;&amp;[.K18]&amp;&quot;' -&quot;&amp;[.$L$1]&amp;&quot;='&quot;&amp;[.L18]&amp;&quot;' -&quot;&amp;[.$M$1]&amp;&quot;='&quot;&amp;[.M18]&amp;&quot;' -&quot;&amp;[.$N$1]&amp;&quot;='&quot;&amp;[.N18]&amp;&quot;' -&quot;&amp;[.$O$1]&amp;&quot;='&quot;&amp;[.O18]&amp;&quot;' -&quot;&amp;[.$P$1]&amp;&quot;='&quot;&amp;[.P18]&amp;&quot;' -&quot;&amp;[.$Q$1]&amp;&quot;='&quot;&amp;[.Q18]&amp;&quot;' -&quot;&amp;[.$R$1]&amp;&quot;='&quot;&amp;[.R18]&amp;&quot;'&quot;&amp;&quot; -&quot;&amp;[.$S$1]&amp;&quot;='&quot;&amp;[.S18]&amp;&quot;'&quot;&amp;&quot; -&quot;&amp;[.$T$1]&amp;&quot;='&quot;&amp;[.T18]&amp;&quot;'&quot;" office:value-type="string" office:string-value="-in='advanced/berberid.txt' -beautyIn='beauty_advanced/berberid.txt' -height='RATHER_SHORT' -hairBlack='10' -hairRed='0' -hairAuburn='0' -hairBrown='0' -hairDarkBlond='0' -hairBlond='0' -eyeBlack='10' -eyeBrown='0' -eyeBlue='0' -eyeGreen='0' -hairStraight='5' -hairWavy='65' -hairCurly='30' -hairAfro='0' -hairAsian='0' -skinColour='LightMedium-Medium' -using='baranis'" calcext:value-type="string">
            <text:p>-in='advanced/berberid.txt' -beautyIn='beauty_advanced/berberid.txt' -height='RATHER_SHORT' -hairBlack='10' -hairRed='0' -hairAuburn='0' -hairBrown='0' -hairDarkBlond='0' -hairBlond='0' -eyeBlack='10' -eyeBrown='0' -eyeBlue='0' -eyeGreen='0' -hairStraight='5' -hairWavy='65' -hairCurly='30' -hairAfro='0' -hairAsian='0' -skinColour='LightMedium-Medium' -using='baranis'</text:p>
          </table:table-cell>
          <table:table-cell table:style-name="ce2" table:formula="of:=&quot;./combined_ethnicity.perl &quot;&amp;[.U18]&amp;&quot; &gt; ../common/ethnicities/01_&quot;&amp;SUBSTITUTE(SUBSTITUTE([.A18];&quot;/&quot;;&quot;_&quot;);&quot;advanced_&quot;;&quot;&quot;)&amp;&quot;;&quot;" office:value-type="string" office:string-value="./combined_ethnicity.perl -in='advanced/berberid.txt' -beautyIn='beauty_advanced/berberid.txt' -height='RATHER_SHORT' -hairBlack='10' -hairRed='0' -hairAuburn='0' -hairBrown='0' -hairDarkBlond='0' -hairBlond='0' -eyeBlack='10' -eyeBrown='0' -eyeBlue='0' -eyeGreen='0' -hairStraight='5' -hairWavy='65' -hairCurly='30' -hairAfro='0' -hairAsian='0' -skinColour='LightMedium-Medium' -using='baranis' &gt; ../common/ethnicities/01_berberid.txt;" calcext:value-type="string">
            <text:p>./combined_ethnicity.perl -in='advanced/berberid.txt' -beautyIn='beauty_advanced/berberid.txt' -height='RATHER_SHORT' -hairBlack='10' -hairRed='0' -hairAuburn='0' -hairBrown='0' -hairDarkBlond='0' -hairBlond='0' -eyeBlack='10' -eyeBrown='0' -eyeBlue='0' -eyeGreen='0' -hairStraight='5' -hairWavy='65' -hairCurly='30' -hairAfro='0' -hairAsian='0' -skinColour='LightMedium-Medium' -using='baranis' &gt; ../common/ethnicities/01_berber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bobo.txt</text:p>
          </table:table-cell>
          <table:table-cell table:style-name="ce4" office:value-type="string" calcext:value-type="string">
            <text:p>TALL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VeryDark-Medium</text:p>
          </table:table-cell>
          <table:table-cell table:style-name="ce3" office:value-type="string" calcext:value-type="string">
            <text:p>bobo</text:p>
          </table:table-cell>
          <table:table-cell table:style-name="ce2" table:formula="of:=&quot;-&quot;&amp;[.$A$1]&amp;&quot;='&quot;&amp;[.A19]&amp;&quot;' -&quot;&amp;[.$B$1]&amp;&quot;='&quot;&amp;[.B19]&amp;&quot;' -&quot;&amp;[.$C$1]&amp;&quot;='&quot;&amp;[.C19]&amp;&quot;' -&quot;&amp;[.$D$1]&amp;&quot;='&quot;&amp;[.D19]&amp;&quot;' -&quot;&amp;[.$E$1]&amp;&quot;='&quot;&amp;[.E19]&amp;&quot;' -&quot;&amp;[.$F$1]&amp;&quot;='&quot;&amp;[.F19]&amp;&quot;' -&quot;&amp;[.$G$1]&amp;&quot;='&quot;&amp;[.G19]&amp;&quot;' -&quot;&amp;[.$H$1]&amp;&quot;='&quot;&amp;[.H19]&amp;&quot;' -&quot;&amp;[.$I$1]&amp;&quot;='&quot;&amp;[.I19]&amp;&quot;' -&quot;&amp;[.$J$1]&amp;&quot;='&quot;&amp;[.J19]&amp;&quot;' -&quot;&amp;[.$K$1]&amp;&quot;='&quot;&amp;[.K19]&amp;&quot;' -&quot;&amp;[.$L$1]&amp;&quot;='&quot;&amp;[.L19]&amp;&quot;' -&quot;&amp;[.$M$1]&amp;&quot;='&quot;&amp;[.M19]&amp;&quot;' -&quot;&amp;[.$N$1]&amp;&quot;='&quot;&amp;[.N19]&amp;&quot;' -&quot;&amp;[.$O$1]&amp;&quot;='&quot;&amp;[.O19]&amp;&quot;' -&quot;&amp;[.$P$1]&amp;&quot;='&quot;&amp;[.P19]&amp;&quot;' -&quot;&amp;[.$Q$1]&amp;&quot;='&quot;&amp;[.Q19]&amp;&quot;' -&quot;&amp;[.$R$1]&amp;&quot;='&quot;&amp;[.R19]&amp;&quot;'&quot;&amp;&quot; -&quot;&amp;[.$S$1]&amp;&quot;='&quot;&amp;[.S19]&amp;&quot;'&quot;&amp;&quot; -&quot;&amp;[.$T$1]&amp;&quot;='&quot;&amp;[.T19]&amp;&quot;'&quot;" office:value-type="string" office:string-value="-in='advanced/bobo.txt' -beautyIn='advanced/bobo.txt' -height='TALL' -hairBlack='10' -hairRed='0' -hairAuburn='0' -hairBrown='0' -hairDarkBlond='0' -hairBlond='0' -eyeBlack='10' -eyeBrown='0' -eyeBlue='0' -eyeGreen='0' -hairStraight='0' -hairWavy='0' -hairCurly='0' -hairAfro='100' -hairAsian='0' -skinColour='VeryDark-Medium' -using='bobo'" calcext:value-type="string">
            <text:p>-in='advanced/bobo.txt' -beautyIn='advanced/bobo.txt' -height='TALL' -hairBlack='10' -hairRed='0' -hairAuburn='0' -hairBrown='0' -hairDarkBlond='0' -hairBlond='0' -eyeBlack='10' -eyeBrown='0' -eyeBlue='0' -eyeGreen='0' -hairStraight='0' -hairWavy='0' -hairCurly='0' -hairAfro='100' -hairAsian='0' -skinColour='VeryDark-Medium' -using='bobo'</text:p>
          </table:table-cell>
          <table:table-cell table:style-name="ce2" table:formula="of:=&quot;./combined_ethnicity.perl &quot;&amp;[.U19]&amp;&quot; &gt; ../common/ethnicities/01_&quot;&amp;SUBSTITUTE(SUBSTITUTE([.A19];&quot;/&quot;;&quot;_&quot;);&quot;advanced_&quot;;&quot;&quot;)&amp;&quot;;&quot;" office:value-type="string" office:string-value="./combined_ethnicity.perl -in='advanced/bobo.txt' -beautyIn='advanced/bobo.txt' -height='TALL' -hairBlack='10' -hairRed='0' -hairAuburn='0' -hairBrown='0' -hairDarkBlond='0' -hairBlond='0' -eyeBlack='10' -eyeBrown='0' -eyeBlue='0' -eyeGreen='0' -hairStraight='0' -hairWavy='0' -hairCurly='0' -hairAfro='100' -hairAsian='0' -skinColour='VeryDark-Medium' -using='bobo' &gt; ../common/ethnicities/01_bobo.txt;" calcext:value-type="string">
            <text:p>./combined_ethnicity.perl -in='advanced/bobo.txt' -beautyIn='advanced/bobo.txt' -height='TALL' -hairBlack='10' -hairRed='0' -hairAuburn='0' -hairBrown='0' -hairDarkBlond='0' -hairBlond='0' -eyeBlack='10' -eyeBrown='0' -eyeBlue='0' -eyeGreen='0' -hairStraight='0' -hairWavy='0' -hairCurly='0' -hairAfro='100' -hairAsian='0' -skinColour='VeryDark-Medium' -using='bobo' &gt; ../common/ethnicities/01_bobo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borreby.txt</text:p>
          </table:table-cell>
          <table:table-cell table:style-name="ce2" office:value-type="string" calcext:value-type="string">
            <text:p>beauty_advanced/borreby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float" office:value="10" calcext:value-type="float">
            <text:p>10</text:p>
          </table:table-cell>
          <table:table-cell table:style-name="ce23" office:value-type="float" office:value="40" calcext:value-type="float">
            <text:p>4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30" calcext:value-type="float">
            <text:p>30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30" calcext:value-type="float">
            <text:p>30</text:p>
          </table:table-cell>
          <table:table-cell table:style-name="ce36" office:value-type="float" office:value="70" calcext:value-type="float">
            <text:p>7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Pale</text:p>
          </table:table-cell>
          <table:table-cell table:style-name="ce3" office:value-type="string" calcext:value-type="string">
            <text:p>danish</text:p>
          </table:table-cell>
          <table:table-cell table:style-name="ce2" table:formula="of:=&quot;-&quot;&amp;[.$A$1]&amp;&quot;='&quot;&amp;[.A20]&amp;&quot;' -&quot;&amp;[.$B$1]&amp;&quot;='&quot;&amp;[.B20]&amp;&quot;' -&quot;&amp;[.$C$1]&amp;&quot;='&quot;&amp;[.C20]&amp;&quot;' -&quot;&amp;[.$D$1]&amp;&quot;='&quot;&amp;[.D20]&amp;&quot;' -&quot;&amp;[.$E$1]&amp;&quot;='&quot;&amp;[.E20]&amp;&quot;' -&quot;&amp;[.$F$1]&amp;&quot;='&quot;&amp;[.F20]&amp;&quot;' -&quot;&amp;[.$G$1]&amp;&quot;='&quot;&amp;[.G20]&amp;&quot;' -&quot;&amp;[.$H$1]&amp;&quot;='&quot;&amp;[.H20]&amp;&quot;' -&quot;&amp;[.$I$1]&amp;&quot;='&quot;&amp;[.I20]&amp;&quot;' -&quot;&amp;[.$J$1]&amp;&quot;='&quot;&amp;[.J20]&amp;&quot;' -&quot;&amp;[.$K$1]&amp;&quot;='&quot;&amp;[.K20]&amp;&quot;' -&quot;&amp;[.$L$1]&amp;&quot;='&quot;&amp;[.L20]&amp;&quot;' -&quot;&amp;[.$M$1]&amp;&quot;='&quot;&amp;[.M20]&amp;&quot;' -&quot;&amp;[.$N$1]&amp;&quot;='&quot;&amp;[.N20]&amp;&quot;' -&quot;&amp;[.$O$1]&amp;&quot;='&quot;&amp;[.O20]&amp;&quot;' -&quot;&amp;[.$P$1]&amp;&quot;='&quot;&amp;[.P20]&amp;&quot;' -&quot;&amp;[.$Q$1]&amp;&quot;='&quot;&amp;[.Q20]&amp;&quot;' -&quot;&amp;[.$R$1]&amp;&quot;='&quot;&amp;[.R20]&amp;&quot;'&quot;&amp;&quot; -&quot;&amp;[.$S$1]&amp;&quot;='&quot;&amp;[.S20]&amp;&quot;'&quot;&amp;&quot; -&quot;&amp;[.$T$1]&amp;&quot;='&quot;&amp;[.T20]&amp;&quot;'&quot;" office:value-type="string" office:string-value="-in='advanced/borreby.txt' -beautyIn='beauty_advanced/borreby.txt' -height='MEDIUM' -hairBlack='0' -hairRed='5' -hairAuburn='5' -hairBrown='5' -hairDarkBlond='10' -hairBlond='40' -eyeBlack='0' -eyeBrown='0' -eyeBlue='30' -eyeGreen='5' -hairStraight='30' -hairWavy='70' -hairCurly='0' -hairAfro='0' -hairAsian='0' -skinColour='Pale' -using='danish'" calcext:value-type="string">
            <text:p>-in='advanced/borreby.txt' -beautyIn='beauty_advanced/borreby.txt' -height='MEDIUM' -hairBlack='0' -hairRed='5' -hairAuburn='5' -hairBrown='5' -hairDarkBlond='10' -hairBlond='40' -eyeBlack='0' -eyeBrown='0' -eyeBlue='30' -eyeGreen='5' -hairStraight='30' -hairWavy='70' -hairCurly='0' -hairAfro='0' -hairAsian='0' -skinColour='Pale' -using='danish'</text:p>
          </table:table-cell>
          <table:table-cell table:style-name="ce2" table:formula="of:=&quot;./combined_ethnicity.perl &quot;&amp;[.U20]&amp;&quot; &gt; ../common/ethnicities/01_&quot;&amp;SUBSTITUTE(SUBSTITUTE([.A20];&quot;/&quot;;&quot;_&quot;);&quot;advanced_&quot;;&quot;&quot;)&amp;&quot;;&quot;" office:value-type="string" office:string-value="./combined_ethnicity.perl -in='advanced/borreby.txt' -beautyIn='beauty_advanced/borreby.txt' -height='MEDIUM' -hairBlack='0' -hairRed='5' -hairAuburn='5' -hairBrown='5' -hairDarkBlond='10' -hairBlond='40' -eyeBlack='0' -eyeBrown='0' -eyeBlue='30' -eyeGreen='5' -hairStraight='30' -hairWavy='70' -hairCurly='0' -hairAfro='0' -hairAsian='0' -skinColour='Pale' -using='danish' &gt; ../common/ethnicities/01_borreby.txt;" calcext:value-type="string">
            <text:p>./combined_ethnicity.perl -in='advanced/borreby.txt' -beautyIn='beauty_advanced/borreby.txt' -height='MEDIUM' -hairBlack='0' -hairRed='5' -hairAuburn='5' -hairBrown='5' -hairDarkBlond='10' -hairBlond='40' -eyeBlack='0' -eyeBrown='0' -eyeBlue='30' -eyeGreen='5' -hairStraight='30' -hairWavy='70' -hairCurly='0' -hairAfro='0' -hairAsian='0' -skinColour='Pale' -using='danish' &gt; ../common/ethnicities/01_borreby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canarid.txt</text:p>
          </table:table-cell>
          <table:table-cell table:style-name="ce4" office:value-type="string" calcext:value-type="string">
            <text:p>TALL</text:p>
          </table:table-cell>
          <table:table-cell table:style-name="ce9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5" calcext:value-type="float">
            <text:p>5</text:p>
          </table:table-cell>
          <table:table-cell table:style-name="ce18" office:value-type="float" office:value="20" calcext:value-type="float">
            <text:p>20</text:p>
          </table:table-cell>
          <table:table-cell table:style-name="ce21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float" office:value="5" calcext:value-type="float">
            <text:p>5</text:p>
          </table:table-cell>
          <table:table-cell table:style-name="ce35" office:value-type="float" office:value="5" calcext:value-type="float">
            <text:p>5</text:p>
          </table:table-cell>
          <table:table-cell table:style-name="ce36" office:value-type="float" office:value="90" calcext:value-type="float">
            <text:p>90</text:p>
          </table:table-cell>
          <table:table-cell table:style-name="ce38" office:value-type="float" office:value="5" calcext:value-type="float">
            <text:p>5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Fair-Red</text:p>
          </table:table-cell>
          <table:table-cell table:style-name="ce3" office:value-type="string" calcext:value-type="string">
            <text:p>butr</text:p>
          </table:table-cell>
          <table:table-cell table:style-name="ce2" table:formula="of:=&quot;-&quot;&amp;[.$A$1]&amp;&quot;='&quot;&amp;[.A21]&amp;&quot;' -&quot;&amp;[.$B$1]&amp;&quot;='&quot;&amp;[.B21]&amp;&quot;' -&quot;&amp;[.$C$1]&amp;&quot;='&quot;&amp;[.C21]&amp;&quot;' -&quot;&amp;[.$D$1]&amp;&quot;='&quot;&amp;[.D21]&amp;&quot;' -&quot;&amp;[.$E$1]&amp;&quot;='&quot;&amp;[.E21]&amp;&quot;' -&quot;&amp;[.$F$1]&amp;&quot;='&quot;&amp;[.F21]&amp;&quot;' -&quot;&amp;[.$G$1]&amp;&quot;='&quot;&amp;[.G21]&amp;&quot;' -&quot;&amp;[.$H$1]&amp;&quot;='&quot;&amp;[.H21]&amp;&quot;' -&quot;&amp;[.$I$1]&amp;&quot;='&quot;&amp;[.I21]&amp;&quot;' -&quot;&amp;[.$J$1]&amp;&quot;='&quot;&amp;[.J21]&amp;&quot;' -&quot;&amp;[.$K$1]&amp;&quot;='&quot;&amp;[.K21]&amp;&quot;' -&quot;&amp;[.$L$1]&amp;&quot;='&quot;&amp;[.L21]&amp;&quot;' -&quot;&amp;[.$M$1]&amp;&quot;='&quot;&amp;[.M21]&amp;&quot;' -&quot;&amp;[.$N$1]&amp;&quot;='&quot;&amp;[.N21]&amp;&quot;' -&quot;&amp;[.$O$1]&amp;&quot;='&quot;&amp;[.O21]&amp;&quot;' -&quot;&amp;[.$P$1]&amp;&quot;='&quot;&amp;[.P21]&amp;&quot;' -&quot;&amp;[.$Q$1]&amp;&quot;='&quot;&amp;[.Q21]&amp;&quot;' -&quot;&amp;[.$R$1]&amp;&quot;='&quot;&amp;[.R21]&amp;&quot;'&quot;&amp;&quot; -&quot;&amp;[.$S$1]&amp;&quot;='&quot;&amp;[.S21]&amp;&quot;'&quot;&amp;&quot; -&quot;&amp;[.$T$1]&amp;&quot;='&quot;&amp;[.T21]&amp;&quot;'&quot;" office:value-type="string" office:string-value="-in='advanced/canarid.txt' -beautyIn='advanced/canarid.txt' -height='TALL' -hairBlack='5' -hairRed='1' -hairAuburn='5' -hairBrown='20' -hairDarkBlond='3' -hairBlond='1' -eyeBlack='0' -eyeBrown='5' -eyeBlue='5' -eyeGreen='5' -hairStraight='5' -hairWavy='90' -hairCurly='5' -hairAfro='0' -hairAsian='0' -skinColour='Fair-Red' -using='butr'" calcext:value-type="string">
            <text:p>-in='advanced/canarid.txt' -beautyIn='advanced/canarid.txt' -height='TALL' -hairBlack='5' -hairRed='1' -hairAuburn='5' -hairBrown='20' -hairDarkBlond='3' -hairBlond='1' -eyeBlack='0' -eyeBrown='5' -eyeBlue='5' -eyeGreen='5' -hairStraight='5' -hairWavy='90' -hairCurly='5' -hairAfro='0' -hairAsian='0' -skinColour='Fair-Red' -using='butr'</text:p>
          </table:table-cell>
          <table:table-cell table:style-name="ce2" table:formula="of:=&quot;./combined_ethnicity.perl &quot;&amp;[.U21]&amp;&quot; &gt; ../common/ethnicities/01_&quot;&amp;SUBSTITUTE(SUBSTITUTE([.A21];&quot;/&quot;;&quot;_&quot;);&quot;advanced_&quot;;&quot;&quot;)&amp;&quot;;&quot;" office:value-type="string" office:string-value="./combined_ethnicity.perl -in='advanced/canarid.txt' -beautyIn='advanced/canarid.txt' -height='TALL' -hairBlack='5' -hairRed='1' -hairAuburn='5' -hairBrown='20' -hairDarkBlond='3' -hairBlond='1' -eyeBlack='0' -eyeBrown='5' -eyeBlue='5' -eyeGreen='5' -hairStraight='5' -hairWavy='90' -hairCurly='5' -hairAfro='0' -hairAsian='0' -skinColour='Fair-Red' -using='butr' &gt; ../common/ethnicities/01_canarid.txt;" calcext:value-type="string">
            <text:p>./combined_ethnicity.perl -in='advanced/canarid.txt' -beautyIn='advanced/canarid.txt' -height='TALL' -hairBlack='5' -hairRed='1' -hairAuburn='5' -hairBrown='20' -hairDarkBlond='3' -hairBlond='1' -eyeBlack='0' -eyeBrown='5' -eyeBlue='5' -eyeGreen='5' -hairStraight='5' -hairWavy='90' -hairCurly='5' -hairAfro='0' -hairAsian='0' -skinColour='Fair-Red' -using='butr' &gt; ../common/ethnicities/01_canar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carpathid.txt</text:p>
          </table:table-cell>
          <table:table-cell table:style-name="ce2" office:value-type="string" calcext:value-type="string">
            <text:p>beauty_advanced/carpathid.txt</text:p>
          </table:table-cell>
          <table:table-cell table:style-name="ce4" office:value-type="string" calcext:value-type="string">
            <text:p>RATHER_TALL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25" calcext:value-type="float">
            <text:p>25</text:p>
          </table:table-cell>
          <table:table-cell table:style-name="ce29" office:value-type="float" office:value="5" calcext:value-type="float">
            <text:p>5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50" calcext:value-type="float">
            <text:p>50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Fair-Red</text:p>
          </table:table-cell>
          <table:table-cell table:style-name="ce3" office:value-type="string" calcext:value-type="string">
            <text:p>hungarian</text:p>
          </table:table-cell>
          <table:table-cell table:style-name="ce2" table:formula="of:=&quot;-&quot;&amp;[.$A$1]&amp;&quot;='&quot;&amp;[.A22]&amp;&quot;' -&quot;&amp;[.$B$1]&amp;&quot;='&quot;&amp;[.B22]&amp;&quot;' -&quot;&amp;[.$C$1]&amp;&quot;='&quot;&amp;[.C22]&amp;&quot;' -&quot;&amp;[.$D$1]&amp;&quot;='&quot;&amp;[.D22]&amp;&quot;' -&quot;&amp;[.$E$1]&amp;&quot;='&quot;&amp;[.E22]&amp;&quot;' -&quot;&amp;[.$F$1]&amp;&quot;='&quot;&amp;[.F22]&amp;&quot;' -&quot;&amp;[.$G$1]&amp;&quot;='&quot;&amp;[.G22]&amp;&quot;' -&quot;&amp;[.$H$1]&amp;&quot;='&quot;&amp;[.H22]&amp;&quot;' -&quot;&amp;[.$I$1]&amp;&quot;='&quot;&amp;[.I22]&amp;&quot;' -&quot;&amp;[.$J$1]&amp;&quot;='&quot;&amp;[.J22]&amp;&quot;' -&quot;&amp;[.$K$1]&amp;&quot;='&quot;&amp;[.K22]&amp;&quot;' -&quot;&amp;[.$L$1]&amp;&quot;='&quot;&amp;[.L22]&amp;&quot;' -&quot;&amp;[.$M$1]&amp;&quot;='&quot;&amp;[.M22]&amp;&quot;' -&quot;&amp;[.$N$1]&amp;&quot;='&quot;&amp;[.N22]&amp;&quot;' -&quot;&amp;[.$O$1]&amp;&quot;='&quot;&amp;[.O22]&amp;&quot;' -&quot;&amp;[.$P$1]&amp;&quot;='&quot;&amp;[.P22]&amp;&quot;' -&quot;&amp;[.$Q$1]&amp;&quot;='&quot;&amp;[.Q22]&amp;&quot;' -&quot;&amp;[.$R$1]&amp;&quot;='&quot;&amp;[.R22]&amp;&quot;'&quot;&amp;&quot; -&quot;&amp;[.$S$1]&amp;&quot;='&quot;&amp;[.S22]&amp;&quot;'&quot;&amp;&quot; -&quot;&amp;[.$T$1]&amp;&quot;='&quot;&amp;[.T22]&amp;&quot;'&quot;" office:value-type="string" office:string-value="-in='advanced/carpathid.txt' -beautyIn='beauty_advanced/carpathid.txt' -height='RATHER_TALL' -hairBlack='0' -hairRed='0' -hairAuburn='0' -hairBrown='10' -hairDarkBlond='0' -hairBlond='0' -eyeBlack='0' -eyeBrown='25' -eyeBlue='5' -eyeGreen='5' -hairStraight='50' -hairWavy='50' -hairCurly='0' -hairAfro='0' -hairAsian='0' -skinColour='Fair-Red' -using='hungarian'" calcext:value-type="string">
            <text:p>-in='advanced/carpathid.txt' -beautyIn='beauty_advanced/carpathid.txt' -height='RATHER_TALL' -hairBlack='0' -hairRed='0' -hairAuburn='0' -hairBrown='10' -hairDarkBlond='0' -hairBlond='0' -eyeBlack='0' -eyeBrown='25' -eyeBlue='5' -eyeGreen='5' -hairStraight='50' -hairWavy='50' -hairCurly='0' -hairAfro='0' -hairAsian='0' -skinColour='Fair-Red' -using='hungarian'</text:p>
          </table:table-cell>
          <table:table-cell table:style-name="ce2" table:formula="of:=&quot;./combined_ethnicity.perl &quot;&amp;[.U22]&amp;&quot; &gt; ../common/ethnicities/01_&quot;&amp;SUBSTITUTE(SUBSTITUTE([.A22];&quot;/&quot;;&quot;_&quot;);&quot;advanced_&quot;;&quot;&quot;)&amp;&quot;;&quot;" office:value-type="string" office:string-value="./combined_ethnicity.perl -in='advanced/carpathid.txt' -beautyIn='beauty_advanced/carpathid.txt' -height='RATHER_TALL' -hairBlack='0' -hairRed='0' -hairAuburn='0' -hairBrown='10' -hairDarkBlond='0' -hairBlond='0' -eyeBlack='0' -eyeBrown='25' -eyeBlue='5' -eyeGreen='5' -hairStraight='50' -hairWavy='50' -hairCurly='0' -hairAfro='0' -hairAsian='0' -skinColour='Fair-Red' -using='hungarian' &gt; ../common/ethnicities/01_carpathid.txt;" calcext:value-type="string">
            <text:p>./combined_ethnicity.perl -in='advanced/carpathid.txt' -beautyIn='beauty_advanced/carpathid.txt' -height='RATHER_TALL' -hairBlack='0' -hairRed='0' -hairAuburn='0' -hairBrown='10' -hairDarkBlond='0' -hairBlond='0' -eyeBlack='0' -eyeBrown='25' -eyeBlue='5' -eyeGreen='5' -hairStraight='50' -hairWavy='50' -hairCurly='0' -hairAfro='0' -hairAsian='0' -skinColour='Fair-Red' -using='hungarian' &gt; ../common/ethnicities/01_carpath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casamance.txt</text:p>
          </table:table-cell>
          <table:table-cell table:style-name="ce4" office:value-type="string" calcext:value-type="string">
            <text:p>RATHER_TALL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VeryDark-Medium</text:p>
          </table:table-cell>
          <table:table-cell table:style-name="ce3" office:value-type="string" calcext:value-type="string">
            <text:p>bobo</text:p>
          </table:table-cell>
          <table:table-cell table:style-name="ce2" table:formula="of:=&quot;-&quot;&amp;[.$A$1]&amp;&quot;='&quot;&amp;[.A23]&amp;&quot;' -&quot;&amp;[.$B$1]&amp;&quot;='&quot;&amp;[.B23]&amp;&quot;' -&quot;&amp;[.$C$1]&amp;&quot;='&quot;&amp;[.C23]&amp;&quot;' -&quot;&amp;[.$D$1]&amp;&quot;='&quot;&amp;[.D23]&amp;&quot;' -&quot;&amp;[.$E$1]&amp;&quot;='&quot;&amp;[.E23]&amp;&quot;' -&quot;&amp;[.$F$1]&amp;&quot;='&quot;&amp;[.F23]&amp;&quot;' -&quot;&amp;[.$G$1]&amp;&quot;='&quot;&amp;[.G23]&amp;&quot;' -&quot;&amp;[.$H$1]&amp;&quot;='&quot;&amp;[.H23]&amp;&quot;' -&quot;&amp;[.$I$1]&amp;&quot;='&quot;&amp;[.I23]&amp;&quot;' -&quot;&amp;[.$J$1]&amp;&quot;='&quot;&amp;[.J23]&amp;&quot;' -&quot;&amp;[.$K$1]&amp;&quot;='&quot;&amp;[.K23]&amp;&quot;' -&quot;&amp;[.$L$1]&amp;&quot;='&quot;&amp;[.L23]&amp;&quot;' -&quot;&amp;[.$M$1]&amp;&quot;='&quot;&amp;[.M23]&amp;&quot;' -&quot;&amp;[.$N$1]&amp;&quot;='&quot;&amp;[.N23]&amp;&quot;' -&quot;&amp;[.$O$1]&amp;&quot;='&quot;&amp;[.O23]&amp;&quot;' -&quot;&amp;[.$P$1]&amp;&quot;='&quot;&amp;[.P23]&amp;&quot;' -&quot;&amp;[.$Q$1]&amp;&quot;='&quot;&amp;[.Q23]&amp;&quot;' -&quot;&amp;[.$R$1]&amp;&quot;='&quot;&amp;[.R23]&amp;&quot;'&quot;&amp;&quot; -&quot;&amp;[.$S$1]&amp;&quot;='&quot;&amp;[.S23]&amp;&quot;'&quot;&amp;&quot; -&quot;&amp;[.$T$1]&amp;&quot;='&quot;&amp;[.T23]&amp;&quot;'&quot;" office:value-type="string" office:string-value="-in='advanced/casamance.txt' -beautyIn='advanced/casamance.txt' -height='RATHER_TALL' -hairBlack='10' -hairRed='0' -hairAuburn='0' -hairBrown='0' -hairDarkBlond='0' -hairBlond='0' -eyeBlack='10' -eyeBrown='0' -eyeBlue='0' -eyeGreen='0' -hairStraight='0' -hairWavy='0' -hairCurly='0' -hairAfro='100' -hairAsian='0' -skinColour='VeryDark-Medium' -using='bobo'" calcext:value-type="string">
            <text:p>-in='advanced/casamance.txt' -beautyIn='advanced/casamance.txt' -height='RATHER_TALL' -hairBlack='10' -hairRed='0' -hairAuburn='0' -hairBrown='0' -hairDarkBlond='0' -hairBlond='0' -eyeBlack='10' -eyeBrown='0' -eyeBlue='0' -eyeGreen='0' -hairStraight='0' -hairWavy='0' -hairCurly='0' -hairAfro='100' -hairAsian='0' -skinColour='VeryDark-Medium' -using='bobo'</text:p>
          </table:table-cell>
          <table:table-cell table:style-name="ce2" table:formula="of:=&quot;./combined_ethnicity.perl &quot;&amp;[.U23]&amp;&quot; &gt; ../common/ethnicities/01_&quot;&amp;SUBSTITUTE(SUBSTITUTE([.A23];&quot;/&quot;;&quot;_&quot;);&quot;advanced_&quot;;&quot;&quot;)&amp;&quot;;&quot;" office:value-type="string" office:string-value="./combined_ethnicity.perl -in='advanced/casamance.txt' -beautyIn='advanced/casamance.txt' -height='RATHER_TALL' -hairBlack='10' -hairRed='0' -hairAuburn='0' -hairBrown='0' -hairDarkBlond='0' -hairBlond='0' -eyeBlack='10' -eyeBrown='0' -eyeBlue='0' -eyeGreen='0' -hairStraight='0' -hairWavy='0' -hairCurly='0' -hairAfro='100' -hairAsian='0' -skinColour='VeryDark-Medium' -using='bobo' &gt; ../common/ethnicities/01_casamance.txt;" calcext:value-type="string">
            <text:p>./combined_ethnicity.perl -in='advanced/casamance.txt' -beautyIn='advanced/casamance.txt' -height='RATHER_TALL' -hairBlack='10' -hairRed='0' -hairAuburn='0' -hairBrown='0' -hairDarkBlond='0' -hairBlond='0' -eyeBlack='10' -eyeBrown='0' -eyeBlue='0' -eyeGreen='0' -hairStraight='0' -hairWavy='0' -hairCurly='0' -hairAfro='100' -hairAsian='0' -skinColour='VeryDark-Medium' -using='bobo' &gt; ../common/ethnicities/01_casamance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central_brachid.txt</text:p>
          </table:table-cell>
          <table:table-cell table:style-name="ce2" office:value-type="string" calcext:value-type="string">
            <text:p>beauty_advanced/central_brachid.txt</text:p>
          </table:table-cell>
          <table:table-cell table:style-name="ce4" office:value-type="string" calcext:value-type="string">
            <text:p>RATHER_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25" calcext:value-type="float">
            <text:p>25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Medium-Medium</text:p>
          </table:table-cell>
          <table:table-cell table:style-name="ce3" office:value-type="string" calcext:value-type="string">
            <text:p>marathi</text:p>
          </table:table-cell>
          <table:table-cell table:style-name="ce2" table:formula="of:=&quot;-&quot;&amp;[.$A$1]&amp;&quot;='&quot;&amp;[.A24]&amp;&quot;' -&quot;&amp;[.$B$1]&amp;&quot;='&quot;&amp;[.B24]&amp;&quot;' -&quot;&amp;[.$C$1]&amp;&quot;='&quot;&amp;[.C24]&amp;&quot;' -&quot;&amp;[.$D$1]&amp;&quot;='&quot;&amp;[.D24]&amp;&quot;' -&quot;&amp;[.$E$1]&amp;&quot;='&quot;&amp;[.E24]&amp;&quot;' -&quot;&amp;[.$F$1]&amp;&quot;='&quot;&amp;[.F24]&amp;&quot;' -&quot;&amp;[.$G$1]&amp;&quot;='&quot;&amp;[.G24]&amp;&quot;' -&quot;&amp;[.$H$1]&amp;&quot;='&quot;&amp;[.H24]&amp;&quot;' -&quot;&amp;[.$I$1]&amp;&quot;='&quot;&amp;[.I24]&amp;&quot;' -&quot;&amp;[.$J$1]&amp;&quot;='&quot;&amp;[.J24]&amp;&quot;' -&quot;&amp;[.$K$1]&amp;&quot;='&quot;&amp;[.K24]&amp;&quot;' -&quot;&amp;[.$L$1]&amp;&quot;='&quot;&amp;[.L24]&amp;&quot;' -&quot;&amp;[.$M$1]&amp;&quot;='&quot;&amp;[.M24]&amp;&quot;' -&quot;&amp;[.$N$1]&amp;&quot;='&quot;&amp;[.N24]&amp;&quot;' -&quot;&amp;[.$O$1]&amp;&quot;='&quot;&amp;[.O24]&amp;&quot;' -&quot;&amp;[.$P$1]&amp;&quot;='&quot;&amp;[.P24]&amp;&quot;' -&quot;&amp;[.$Q$1]&amp;&quot;='&quot;&amp;[.Q24]&amp;&quot;' -&quot;&amp;[.$R$1]&amp;&quot;='&quot;&amp;[.R24]&amp;&quot;'&quot;&amp;&quot; -&quot;&amp;[.$S$1]&amp;&quot;='&quot;&amp;[.S24]&amp;&quot;'&quot;&amp;&quot; -&quot;&amp;[.$T$1]&amp;&quot;='&quot;&amp;[.T24]&amp;&quot;'&quot;" office:value-type="string" office:string-value="-in='advanced/central_brachid.txt' -beautyIn='beauty_advanced/central_brachid.txt' -height='RATHER_TALL' -hairBlack='10' -hairRed='0' -hairAuburn='0' -hairBrown='0' -hairDarkBlond='0' -hairBlond='0' -eyeBlack='10' -eyeBrown='0' -eyeBlue='0' -eyeGreen='0' -hairStraight='25' -hairWavy='50' -hairCurly='0' -hairAfro='0' -hairAsian='0' -skinColour='Medium-Medium' -using='marathi'" calcext:value-type="string">
            <text:p>-in='advanced/central_brachid.txt' -beautyIn='beauty_advanced/central_brachid.txt' -height='RATHER_TALL' -hairBlack='10' -hairRed='0' -hairAuburn='0' -hairBrown='0' -hairDarkBlond='0' -hairBlond='0' -eyeBlack='10' -eyeBrown='0' -eyeBlue='0' -eyeGreen='0' -hairStraight='25' -hairWavy='50' -hairCurly='0' -hairAfro='0' -hairAsian='0' -skinColour='Medium-Medium' -using='marathi'</text:p>
          </table:table-cell>
          <table:table-cell table:style-name="ce2" table:formula="of:=&quot;./combined_ethnicity.perl &quot;&amp;[.U24]&amp;&quot; &gt; ../common/ethnicities/01_&quot;&amp;SUBSTITUTE(SUBSTITUTE([.A24];&quot;/&quot;;&quot;_&quot;);&quot;advanced_&quot;;&quot;&quot;)&amp;&quot;;&quot;" office:value-type="string" office:string-value="./combined_ethnicity.perl -in='advanced/central_brachid.txt' -beautyIn='beauty_advanced/central_brachid.txt' -height='RATHER_TALL' -hairBlack='10' -hairRed='0' -hairAuburn='0' -hairBrown='0' -hairDarkBlond='0' -hairBlond='0' -eyeBlack='10' -eyeBrown='0' -eyeBlue='0' -eyeGreen='0' -hairStraight='25' -hairWavy='50' -hairCurly='0' -hairAfro='0' -hairAsian='0' -skinColour='Medium-Medium' -using='marathi' &gt; ../common/ethnicities/01_central_brachid.txt;" calcext:value-type="string">
            <text:p>./combined_ethnicity.perl -in='advanced/central_brachid.txt' -beautyIn='beauty_advanced/central_brachid.txt' -height='RATHER_TALL' -hairBlack='10' -hairRed='0' -hairAuburn='0' -hairBrown='0' -hairDarkBlond='0' -hairBlond='0' -eyeBlack='10' -eyeBrown='0' -eyeBlue='0' -eyeGreen='0' -hairStraight='25' -hairWavy='50' -hairCurly='0' -hairAfro='0' -hairAsian='0' -skinColour='Medium-Medium' -using='marathi' &gt; ../common/ethnicities/01_central_brach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central_ethiopid.txt</text:p>
          </table:table-cell>
          <table:table-cell table:style-name="ce4" office:value-type="string" calcext:value-type="string">
            <text:p>RATHER_TALL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MediumDark-Red</text:p>
          </table:table-cell>
          <table:table-cell table:style-name="ce3" office:value-type="string" calcext:value-type="string">
            <text:p>ethiopian</text:p>
          </table:table-cell>
          <table:table-cell table:style-name="ce2" table:formula="of:=&quot;-&quot;&amp;[.$A$1]&amp;&quot;='&quot;&amp;[.A25]&amp;&quot;' -&quot;&amp;[.$B$1]&amp;&quot;='&quot;&amp;[.B25]&amp;&quot;' -&quot;&amp;[.$C$1]&amp;&quot;='&quot;&amp;[.C25]&amp;&quot;' -&quot;&amp;[.$D$1]&amp;&quot;='&quot;&amp;[.D25]&amp;&quot;' -&quot;&amp;[.$E$1]&amp;&quot;='&quot;&amp;[.E25]&amp;&quot;' -&quot;&amp;[.$F$1]&amp;&quot;='&quot;&amp;[.F25]&amp;&quot;' -&quot;&amp;[.$G$1]&amp;&quot;='&quot;&amp;[.G25]&amp;&quot;' -&quot;&amp;[.$H$1]&amp;&quot;='&quot;&amp;[.H25]&amp;&quot;' -&quot;&amp;[.$I$1]&amp;&quot;='&quot;&amp;[.I25]&amp;&quot;' -&quot;&amp;[.$J$1]&amp;&quot;='&quot;&amp;[.J25]&amp;&quot;' -&quot;&amp;[.$K$1]&amp;&quot;='&quot;&amp;[.K25]&amp;&quot;' -&quot;&amp;[.$L$1]&amp;&quot;='&quot;&amp;[.L25]&amp;&quot;' -&quot;&amp;[.$M$1]&amp;&quot;='&quot;&amp;[.M25]&amp;&quot;' -&quot;&amp;[.$N$1]&amp;&quot;='&quot;&amp;[.N25]&amp;&quot;' -&quot;&amp;[.$O$1]&amp;&quot;='&quot;&amp;[.O25]&amp;&quot;' -&quot;&amp;[.$P$1]&amp;&quot;='&quot;&amp;[.P25]&amp;&quot;' -&quot;&amp;[.$Q$1]&amp;&quot;='&quot;&amp;[.Q25]&amp;&quot;' -&quot;&amp;[.$R$1]&amp;&quot;='&quot;&amp;[.R25]&amp;&quot;'&quot;&amp;&quot; -&quot;&amp;[.$S$1]&amp;&quot;='&quot;&amp;[.S25]&amp;&quot;'&quot;&amp;&quot; -&quot;&amp;[.$T$1]&amp;&quot;='&quot;&amp;[.T25]&amp;&quot;'&quot;" office:value-type="string" office:string-value="-in='advanced/central_ethiopid.txt' -beautyIn='advanced/central_ethiopid.txt' -height='RATHER_TALL' -hairBlack='10' -hairRed='0' -hairAuburn='0' -hairBrown='0' -hairDarkBlond='0' -hairBlond='0' -eyeBlack='10' -eyeBrown='0' -eyeBlue='0' -eyeGreen='0' -hairStraight='0' -hairWavy='0' -hairCurly='0' -hairAfro='100' -hairAsian='0' -skinColour='MediumDark-Red' -using='ethiopian'" calcext:value-type="string">
            <text:p>-in='advanced/central_ethiopid.txt' -beautyIn='advanced/central_ethiopid.txt' -height='RATHER_TALL' -hairBlack='10' -hairRed='0' -hairAuburn='0' -hairBrown='0' -hairDarkBlond='0' -hairBlond='0' -eyeBlack='10' -eyeBrown='0' -eyeBlue='0' -eyeGreen='0' -hairStraight='0' -hairWavy='0' -hairCurly='0' -hairAfro='100' -hairAsian='0' -skinColour='MediumDark-Red' -using='ethiopian'</text:p>
          </table:table-cell>
          <table:table-cell table:style-name="ce2" table:formula="of:=&quot;./combined_ethnicity.perl &quot;&amp;[.U25]&amp;&quot; &gt; ../common/ethnicities/01_&quot;&amp;SUBSTITUTE(SUBSTITUTE([.A25];&quot;/&quot;;&quot;_&quot;);&quot;advanced_&quot;;&quot;&quot;)&amp;&quot;;&quot;" office:value-type="string" office:string-value="./combined_ethnicity.perl -in='advanced/central_ethiopid.txt' -beautyIn='advanced/central_ethiopid.txt' -height='RATHER_TALL' -hairBlack='10' -hairRed='0' -hairAuburn='0' -hairBrown='0' -hairDarkBlond='0' -hairBlond='0' -eyeBlack='10' -eyeBrown='0' -eyeBlue='0' -eyeGreen='0' -hairStraight='0' -hairWavy='0' -hairCurly='0' -hairAfro='100' -hairAsian='0' -skinColour='MediumDark-Red' -using='ethiopian' &gt; ../common/ethnicities/01_central_ethiopid.txt;" calcext:value-type="string">
            <text:p>./combined_ethnicity.perl -in='advanced/central_ethiopid.txt' -beautyIn='advanced/central_ethiopid.txt' -height='RATHER_TALL' -hairBlack='10' -hairRed='0' -hairAuburn='0' -hairBrown='0' -hairDarkBlond='0' -hairBlond='0' -eyeBlack='10' -eyeBrown='0' -eyeBlue='0' -eyeGreen='0' -hairStraight='0' -hairWavy='0' -hairCurly='0' -hairAfro='100' -hairAsian='0' -skinColour='MediumDark-Red' -using='ethiopian' &gt; ../common/ethnicities/01_central_ethiop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central_pamirid.txt</text:p>
          </table:table-cell>
          <table:table-cell table:style-name="ce2" office:value-type="string" calcext:value-type="string">
            <text:p>beauty_advanced/central_pamir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100" calcext:value-type="float">
            <text:p>10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tajik</text:p>
          </table:table-cell>
          <table:table-cell table:style-name="ce2" table:formula="of:=&quot;-&quot;&amp;[.$A$1]&amp;&quot;='&quot;&amp;[.A26]&amp;&quot;' -&quot;&amp;[.$B$1]&amp;&quot;='&quot;&amp;[.B26]&amp;&quot;' -&quot;&amp;[.$C$1]&amp;&quot;='&quot;&amp;[.C26]&amp;&quot;' -&quot;&amp;[.$D$1]&amp;&quot;='&quot;&amp;[.D26]&amp;&quot;' -&quot;&amp;[.$E$1]&amp;&quot;='&quot;&amp;[.E26]&amp;&quot;' -&quot;&amp;[.$F$1]&amp;&quot;='&quot;&amp;[.F26]&amp;&quot;' -&quot;&amp;[.$G$1]&amp;&quot;='&quot;&amp;[.G26]&amp;&quot;' -&quot;&amp;[.$H$1]&amp;&quot;='&quot;&amp;[.H26]&amp;&quot;' -&quot;&amp;[.$I$1]&amp;&quot;='&quot;&amp;[.I26]&amp;&quot;' -&quot;&amp;[.$J$1]&amp;&quot;='&quot;&amp;[.J26]&amp;&quot;' -&quot;&amp;[.$K$1]&amp;&quot;='&quot;&amp;[.K26]&amp;&quot;' -&quot;&amp;[.$L$1]&amp;&quot;='&quot;&amp;[.L26]&amp;&quot;' -&quot;&amp;[.$M$1]&amp;&quot;='&quot;&amp;[.M26]&amp;&quot;' -&quot;&amp;[.$N$1]&amp;&quot;='&quot;&amp;[.N26]&amp;&quot;' -&quot;&amp;[.$O$1]&amp;&quot;='&quot;&amp;[.O26]&amp;&quot;' -&quot;&amp;[.$P$1]&amp;&quot;='&quot;&amp;[.P26]&amp;&quot;' -&quot;&amp;[.$Q$1]&amp;&quot;='&quot;&amp;[.Q26]&amp;&quot;' -&quot;&amp;[.$R$1]&amp;&quot;='&quot;&amp;[.R26]&amp;&quot;'&quot;&amp;&quot; -&quot;&amp;[.$S$1]&amp;&quot;='&quot;&amp;[.S26]&amp;&quot;'&quot;&amp;&quot; -&quot;&amp;[.$T$1]&amp;&quot;='&quot;&amp;[.T26]&amp;&quot;'&quot;" office:value-type="string" office:string-value="-in='advanced/central_pamirid.txt' -beautyIn='beauty_advanced/central_pamirid.txt' -height='MEDIUM' -hairBlack='10' -hairRed='0' -hairAuburn='0' -hairBrown='0' -hairDarkBlond='0' -hairBlond='0' -eyeBlack='10' -eyeBrown='0' -eyeBlue='0' -eyeGreen='0' -hairStraight='100' -hairWavy='0' -hairCurly='0' -hairAfro='0' -hairAsian='0' -skinColour='Light-Medium' -using='tajik'" calcext:value-type="string">
            <text:p>-in='advanced/central_pamirid.txt' -beautyIn='beauty_advanced/central_pamirid.txt' -height='MEDIUM' -hairBlack='10' -hairRed='0' -hairAuburn='0' -hairBrown='0' -hairDarkBlond='0' -hairBlond='0' -eyeBlack='10' -eyeBrown='0' -eyeBlue='0' -eyeGreen='0' -hairStraight='100' -hairWavy='0' -hairCurly='0' -hairAfro='0' -hairAsian='0' -skinColour='Light-Medium' -using='tajik'</text:p>
          </table:table-cell>
          <table:table-cell table:style-name="ce2" table:formula="of:=&quot;./combined_ethnicity.perl &quot;&amp;[.U26]&amp;&quot; &gt; ../common/ethnicities/01_&quot;&amp;SUBSTITUTE(SUBSTITUTE([.A26];&quot;/&quot;;&quot;_&quot;);&quot;advanced_&quot;;&quot;&quot;)&amp;&quot;;&quot;" office:value-type="string" office:string-value="./combined_ethnicity.perl -in='advanced/central_pamirid.txt' -beautyIn='beauty_advanced/central_pamirid.txt' -height='MEDIUM' -hairBlack='10' -hairRed='0' -hairAuburn='0' -hairBrown='0' -hairDarkBlond='0' -hairBlond='0' -eyeBlack='10' -eyeBrown='0' -eyeBlue='0' -eyeGreen='0' -hairStraight='100' -hairWavy='0' -hairCurly='0' -hairAfro='0' -hairAsian='0' -skinColour='Light-Medium' -using='tajik' &gt; ../common/ethnicities/01_central_pamirid.txt;" calcext:value-type="string">
            <text:p>./combined_ethnicity.perl -in='advanced/central_pamirid.txt' -beautyIn='beauty_advanced/central_pamirid.txt' -height='MEDIUM' -hairBlack='10' -hairRed='0' -hairAuburn='0' -hairBrown='0' -hairDarkBlond='0' -hairBlond='0' -eyeBlack='10' -eyeBrown='0' -eyeBlue='0' -eyeGreen='0' -hairStraight='100' -hairWavy='0' -hairCurly='0' -hairAfro='0' -hairAsian='0' -skinColour='Light-Medium' -using='tajik' &gt; ../common/ethnicities/01_central_pamir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changkiangid.txt</text:p>
          </table:table-cell>
          <table:table-cell table:style-name="ce2" office:value-type="string" calcext:value-type="string">
            <text:p>beauty_advanced/changkiang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Light-Yellow</text:p>
          </table:table-cell>
          <table:table-cell table:style-name="ce3" office:value-type="string" calcext:value-type="string">
            <text:p>han</text:p>
          </table:table-cell>
          <table:table-cell table:style-name="ce2" table:formula="of:=&quot;-&quot;&amp;[.$A$1]&amp;&quot;='&quot;&amp;[.A27]&amp;&quot;' -&quot;&amp;[.$B$1]&amp;&quot;='&quot;&amp;[.B27]&amp;&quot;' -&quot;&amp;[.$C$1]&amp;&quot;='&quot;&amp;[.C27]&amp;&quot;' -&quot;&amp;[.$D$1]&amp;&quot;='&quot;&amp;[.D27]&amp;&quot;' -&quot;&amp;[.$E$1]&amp;&quot;='&quot;&amp;[.E27]&amp;&quot;' -&quot;&amp;[.$F$1]&amp;&quot;='&quot;&amp;[.F27]&amp;&quot;' -&quot;&amp;[.$G$1]&amp;&quot;='&quot;&amp;[.G27]&amp;&quot;' -&quot;&amp;[.$H$1]&amp;&quot;='&quot;&amp;[.H27]&amp;&quot;' -&quot;&amp;[.$I$1]&amp;&quot;='&quot;&amp;[.I27]&amp;&quot;' -&quot;&amp;[.$J$1]&amp;&quot;='&quot;&amp;[.J27]&amp;&quot;' -&quot;&amp;[.$K$1]&amp;&quot;='&quot;&amp;[.K27]&amp;&quot;' -&quot;&amp;[.$L$1]&amp;&quot;='&quot;&amp;[.L27]&amp;&quot;' -&quot;&amp;[.$M$1]&amp;&quot;='&quot;&amp;[.M27]&amp;&quot;' -&quot;&amp;[.$N$1]&amp;&quot;='&quot;&amp;[.N27]&amp;&quot;' -&quot;&amp;[.$O$1]&amp;&quot;='&quot;&amp;[.O27]&amp;&quot;' -&quot;&amp;[.$P$1]&amp;&quot;='&quot;&amp;[.P27]&amp;&quot;' -&quot;&amp;[.$Q$1]&amp;&quot;='&quot;&amp;[.Q27]&amp;&quot;' -&quot;&amp;[.$R$1]&amp;&quot;='&quot;&amp;[.R27]&amp;&quot;'&quot;&amp;&quot; -&quot;&amp;[.$S$1]&amp;&quot;='&quot;&amp;[.S27]&amp;&quot;'&quot;&amp;&quot; -&quot;&amp;[.$T$1]&amp;&quot;='&quot;&amp;[.T27]&amp;&quot;'&quot;" office:value-type="string" office:string-value="-in='advanced/changkiangid.txt' -beautyIn='beauty_advanced/changkiang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han'" calcext:value-type="string">
            <text:p>-in='advanced/changkiangid.txt' -beautyIn='beauty_advanced/changkiang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han'</text:p>
          </table:table-cell>
          <table:table-cell table:style-name="ce2" table:formula="of:=&quot;./combined_ethnicity.perl &quot;&amp;[.U27]&amp;&quot; &gt; ../common/ethnicities/01_&quot;&amp;SUBSTITUTE(SUBSTITUTE([.A27];&quot;/&quot;;&quot;_&quot;);&quot;advanced_&quot;;&quot;&quot;)&amp;&quot;;&quot;" office:value-type="string" office:string-value="./combined_ethnicity.perl -in='advanced/changkiangid.txt' -beautyIn='beauty_advanced/changkiang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han' &gt; ../common/ethnicities/01_changkiangid.txt;" calcext:value-type="string">
            <text:p>./combined_ethnicity.perl -in='advanced/changkiangid.txt' -beautyIn='beauty_advanced/changkiang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han' &gt; ../common/ethnicities/01_changkiang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chikuzen.txt</text:p>
          </table:table-cell>
          <table:table-cell table:style-name="ce2" office:value-type="string" calcext:value-type="string">
            <text:p>beauty_advanced/chikuzen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15" calcext:value-type="float">
            <text:p>15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80" calcext:value-type="float">
            <text:p>80</text:p>
          </table:table-cell>
          <table:table-cell table:style-name="ce3" office:value-type="string" calcext:value-type="string">
            <text:p>Light-Yellow</text:p>
          </table:table-cell>
          <table:table-cell table:style-name="ce3" office:value-type="string" calcext:value-type="string">
            <text:p>han</text:p>
          </table:table-cell>
          <table:table-cell table:style-name="ce2" table:formula="of:=&quot;-&quot;&amp;[.$A$1]&amp;&quot;='&quot;&amp;[.A28]&amp;&quot;' -&quot;&amp;[.$B$1]&amp;&quot;='&quot;&amp;[.B28]&amp;&quot;' -&quot;&amp;[.$C$1]&amp;&quot;='&quot;&amp;[.C28]&amp;&quot;' -&quot;&amp;[.$D$1]&amp;&quot;='&quot;&amp;[.D28]&amp;&quot;' -&quot;&amp;[.$E$1]&amp;&quot;='&quot;&amp;[.E28]&amp;&quot;' -&quot;&amp;[.$F$1]&amp;&quot;='&quot;&amp;[.F28]&amp;&quot;' -&quot;&amp;[.$G$1]&amp;&quot;='&quot;&amp;[.G28]&amp;&quot;' -&quot;&amp;[.$H$1]&amp;&quot;='&quot;&amp;[.H28]&amp;&quot;' -&quot;&amp;[.$I$1]&amp;&quot;='&quot;&amp;[.I28]&amp;&quot;' -&quot;&amp;[.$J$1]&amp;&quot;='&quot;&amp;[.J28]&amp;&quot;' -&quot;&amp;[.$K$1]&amp;&quot;='&quot;&amp;[.K28]&amp;&quot;' -&quot;&amp;[.$L$1]&amp;&quot;='&quot;&amp;[.L28]&amp;&quot;' -&quot;&amp;[.$M$1]&amp;&quot;='&quot;&amp;[.M28]&amp;&quot;' -&quot;&amp;[.$N$1]&amp;&quot;='&quot;&amp;[.N28]&amp;&quot;' -&quot;&amp;[.$O$1]&amp;&quot;='&quot;&amp;[.O28]&amp;&quot;' -&quot;&amp;[.$P$1]&amp;&quot;='&quot;&amp;[.P28]&amp;&quot;' -&quot;&amp;[.$Q$1]&amp;&quot;='&quot;&amp;[.Q28]&amp;&quot;' -&quot;&amp;[.$R$1]&amp;&quot;='&quot;&amp;[.R28]&amp;&quot;'&quot;&amp;&quot; -&quot;&amp;[.$S$1]&amp;&quot;='&quot;&amp;[.S28]&amp;&quot;'&quot;&amp;&quot; -&quot;&amp;[.$T$1]&amp;&quot;='&quot;&amp;[.T28]&amp;&quot;'&quot;" office:value-type="string" office:string-value="-in='advanced/chikuzen.txt' -beautyIn='beauty_advanced/chikuzen.txt' -height='MEDIUM' -hairBlack='10' -hairRed='0' -hairAuburn='0' -hairBrown='0' -hairDarkBlond='0' -hairBlond='0' -eyeBlack='10' -eyeBrown='0' -eyeBlue='0' -eyeGreen='0' -hairStraight='15' -hairWavy='5' -hairCurly='0' -hairAfro='0' -hairAsian='80' -skinColour='Light-Yellow' -using='han'" calcext:value-type="string">
            <text:p>-in='advanced/chikuzen.txt' -beautyIn='beauty_advanced/chikuzen.txt' -height='MEDIUM' -hairBlack='10' -hairRed='0' -hairAuburn='0' -hairBrown='0' -hairDarkBlond='0' -hairBlond='0' -eyeBlack='10' -eyeBrown='0' -eyeBlue='0' -eyeGreen='0' -hairStraight='15' -hairWavy='5' -hairCurly='0' -hairAfro='0' -hairAsian='80' -skinColour='Light-Yellow' -using='han'</text:p>
          </table:table-cell>
          <table:table-cell table:style-name="ce2" table:formula="of:=&quot;./combined_ethnicity.perl &quot;&amp;[.U28]&amp;&quot; &gt; ../common/ethnicities/01_&quot;&amp;SUBSTITUTE(SUBSTITUTE([.A28];&quot;/&quot;;&quot;_&quot;);&quot;advanced_&quot;;&quot;&quot;)&amp;&quot;;&quot;" office:value-type="string" office:string-value="./combined_ethnicity.perl -in='advanced/chikuzen.txt' -beautyIn='beauty_advanced/chikuzen.txt' -height='MEDIUM' -hairBlack='10' -hairRed='0' -hairAuburn='0' -hairBrown='0' -hairDarkBlond='0' -hairBlond='0' -eyeBlack='10' -eyeBrown='0' -eyeBlue='0' -eyeGreen='0' -hairStraight='15' -hairWavy='5' -hairCurly='0' -hairAfro='0' -hairAsian='80' -skinColour='Light-Yellow' -using='han' &gt; ../common/ethnicities/01_chikuzen.txt;" calcext:value-type="string">
            <text:p>./combined_ethnicity.perl -in='advanced/chikuzen.txt' -beautyIn='beauty_advanced/chikuzen.txt' -height='MEDIUM' -hairBlack='10' -hairRed='0' -hairAuburn='0' -hairBrown='0' -hairDarkBlond='0' -hairBlond='0' -eyeBlack='10' -eyeBrown='0' -eyeBlue='0' -eyeGreen='0' -hairStraight='15' -hairWavy='5' -hairCurly='0' -hairAfro='0' -hairAsian='80' -skinColour='Light-Yellow' -using='han' &gt; ../common/ethnicities/01_chikuzen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choshiu.txt</text:p>
          </table:table-cell>
          <table:table-cell table:style-name="ce2" office:value-type="string" calcext:value-type="string">
            <text:p>beauty_advanced/choshiu.txt</text:p>
          </table:table-cell>
          <table:table-cell table:style-name="ce4" office:value-type="string" calcext:value-type="string">
            <text:p>RATHER_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Fair-Yellow</text:p>
          </table:table-cell>
          <table:table-cell table:style-name="ce3" office:value-type="string" calcext:value-type="string">
            <text:p>han</text:p>
          </table:table-cell>
          <table:table-cell table:style-name="ce2" table:formula="of:=&quot;-&quot;&amp;[.$A$1]&amp;&quot;='&quot;&amp;[.A29]&amp;&quot;' -&quot;&amp;[.$B$1]&amp;&quot;='&quot;&amp;[.B29]&amp;&quot;' -&quot;&amp;[.$C$1]&amp;&quot;='&quot;&amp;[.C29]&amp;&quot;' -&quot;&amp;[.$D$1]&amp;&quot;='&quot;&amp;[.D29]&amp;&quot;' -&quot;&amp;[.$E$1]&amp;&quot;='&quot;&amp;[.E29]&amp;&quot;' -&quot;&amp;[.$F$1]&amp;&quot;='&quot;&amp;[.F29]&amp;&quot;' -&quot;&amp;[.$G$1]&amp;&quot;='&quot;&amp;[.G29]&amp;&quot;' -&quot;&amp;[.$H$1]&amp;&quot;='&quot;&amp;[.H29]&amp;&quot;' -&quot;&amp;[.$I$1]&amp;&quot;='&quot;&amp;[.I29]&amp;&quot;' -&quot;&amp;[.$J$1]&amp;&quot;='&quot;&amp;[.J29]&amp;&quot;' -&quot;&amp;[.$K$1]&amp;&quot;='&quot;&amp;[.K29]&amp;&quot;' -&quot;&amp;[.$L$1]&amp;&quot;='&quot;&amp;[.L29]&amp;&quot;' -&quot;&amp;[.$M$1]&amp;&quot;='&quot;&amp;[.M29]&amp;&quot;' -&quot;&amp;[.$N$1]&amp;&quot;='&quot;&amp;[.N29]&amp;&quot;' -&quot;&amp;[.$O$1]&amp;&quot;='&quot;&amp;[.O29]&amp;&quot;' -&quot;&amp;[.$P$1]&amp;&quot;='&quot;&amp;[.P29]&amp;&quot;' -&quot;&amp;[.$Q$1]&amp;&quot;='&quot;&amp;[.Q29]&amp;&quot;' -&quot;&amp;[.$R$1]&amp;&quot;='&quot;&amp;[.R29]&amp;&quot;'&quot;&amp;&quot; -&quot;&amp;[.$S$1]&amp;&quot;='&quot;&amp;[.S29]&amp;&quot;'&quot;&amp;&quot; -&quot;&amp;[.$T$1]&amp;&quot;='&quot;&amp;[.T29]&amp;&quot;'&quot;" office:value-type="string" office:string-value="-in='advanced/choshiu.txt' -beautyIn='beauty_advanced/choshiu.txt' -height='RATHER_SHORT' -hairBlack='10' -hairRed='0' -hairAuburn='0' -hairBrown='0' -hairDarkBlond='0' -hairBlond='0' -eyeBlack='10' -eyeBrown='0' -eyeBlue='0' -eyeGreen='0' -hairStraight='0' -hairWavy='0' -hairCurly='0' -hairAfro='0' -hairAsian='100' -skinColour='Fair-Yellow' -using='han'" calcext:value-type="string">
            <text:p>-in='advanced/choshiu.txt' -beautyIn='beauty_advanced/choshiu.txt' -height='RATHER_SHORT' -hairBlack='10' -hairRed='0' -hairAuburn='0' -hairBrown='0' -hairDarkBlond='0' -hairBlond='0' -eyeBlack='10' -eyeBrown='0' -eyeBlue='0' -eyeGreen='0' -hairStraight='0' -hairWavy='0' -hairCurly='0' -hairAfro='0' -hairAsian='100' -skinColour='Fair-Yellow' -using='han'</text:p>
          </table:table-cell>
          <table:table-cell table:style-name="ce2" table:formula="of:=&quot;./combined_ethnicity.perl &quot;&amp;[.U29]&amp;&quot; &gt; ../common/ethnicities/01_&quot;&amp;SUBSTITUTE(SUBSTITUTE([.A29];&quot;/&quot;;&quot;_&quot;);&quot;advanced_&quot;;&quot;&quot;)&amp;&quot;;&quot;" office:value-type="string" office:string-value="./combined_ethnicity.perl -in='advanced/choshiu.txt' -beautyIn='beauty_advanced/choshiu.txt' -height='RATHER_SHORT' -hairBlack='10' -hairRed='0' -hairAuburn='0' -hairBrown='0' -hairDarkBlond='0' -hairBlond='0' -eyeBlack='10' -eyeBrown='0' -eyeBlue='0' -eyeGreen='0' -hairStraight='0' -hairWavy='0' -hairCurly='0' -hairAfro='0' -hairAsian='100' -skinColour='Fair-Yellow' -using='han' &gt; ../common/ethnicities/01_choshiu.txt;" calcext:value-type="string">
            <text:p>./combined_ethnicity.perl -in='advanced/choshiu.txt' -beautyIn='beauty_advanced/choshiu.txt' -height='RATHER_SHORT' -hairBlack='10' -hairRed='0' -hairAuburn='0' -hairBrown='0' -hairDarkBlond='0' -hairBlond='0' -eyeBlack='10' -eyeBrown='0' -eyeBlue='0' -eyeGreen='0' -hairStraight='0' -hairWavy='0' -hairCurly='0' -hairAfro='0' -hairAsian='100' -skinColour='Fair-Yellow' -using='han' &gt; ../common/ethnicities/01_choshiu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chukiangid.txt</text:p>
          </table:table-cell>
          <table:table-cell table:style-name="ce2" office:value-type="string" calcext:value-type="string">
            <text:p>beauty_advanced/chukiang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Light-Yellow</text:p>
          </table:table-cell>
          <table:table-cell table:style-name="ce3" office:value-type="string" calcext:value-type="string">
            <text:p>han</text:p>
          </table:table-cell>
          <table:table-cell table:style-name="ce2" table:formula="of:=&quot;-&quot;&amp;[.$A$1]&amp;&quot;='&quot;&amp;[.A30]&amp;&quot;' -&quot;&amp;[.$B$1]&amp;&quot;='&quot;&amp;[.B30]&amp;&quot;' -&quot;&amp;[.$C$1]&amp;&quot;='&quot;&amp;[.C30]&amp;&quot;' -&quot;&amp;[.$D$1]&amp;&quot;='&quot;&amp;[.D30]&amp;&quot;' -&quot;&amp;[.$E$1]&amp;&quot;='&quot;&amp;[.E30]&amp;&quot;' -&quot;&amp;[.$F$1]&amp;&quot;='&quot;&amp;[.F30]&amp;&quot;' -&quot;&amp;[.$G$1]&amp;&quot;='&quot;&amp;[.G30]&amp;&quot;' -&quot;&amp;[.$H$1]&amp;&quot;='&quot;&amp;[.H30]&amp;&quot;' -&quot;&amp;[.$I$1]&amp;&quot;='&quot;&amp;[.I30]&amp;&quot;' -&quot;&amp;[.$J$1]&amp;&quot;='&quot;&amp;[.J30]&amp;&quot;' -&quot;&amp;[.$K$1]&amp;&quot;='&quot;&amp;[.K30]&amp;&quot;' -&quot;&amp;[.$L$1]&amp;&quot;='&quot;&amp;[.L30]&amp;&quot;' -&quot;&amp;[.$M$1]&amp;&quot;='&quot;&amp;[.M30]&amp;&quot;' -&quot;&amp;[.$N$1]&amp;&quot;='&quot;&amp;[.N30]&amp;&quot;' -&quot;&amp;[.$O$1]&amp;&quot;='&quot;&amp;[.O30]&amp;&quot;' -&quot;&amp;[.$P$1]&amp;&quot;='&quot;&amp;[.P30]&amp;&quot;' -&quot;&amp;[.$Q$1]&amp;&quot;='&quot;&amp;[.Q30]&amp;&quot;' -&quot;&amp;[.$R$1]&amp;&quot;='&quot;&amp;[.R30]&amp;&quot;'&quot;&amp;&quot; -&quot;&amp;[.$S$1]&amp;&quot;='&quot;&amp;[.S30]&amp;&quot;'&quot;&amp;&quot; -&quot;&amp;[.$T$1]&amp;&quot;='&quot;&amp;[.T30]&amp;&quot;'&quot;" office:value-type="string" office:string-value="-in='advanced/chukiangid.txt' -beautyIn='beauty_advanced/chukiang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" calcext:value-type="string">
            <text:p>-in='advanced/chukiangid.txt' -beautyIn='beauty_advanced/chukiang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</text:p>
          </table:table-cell>
          <table:table-cell table:style-name="ce2" table:formula="of:=&quot;./combined_ethnicity.perl &quot;&amp;[.U30]&amp;&quot; &gt; ../common/ethnicities/01_&quot;&amp;SUBSTITUTE(SUBSTITUTE([.A30];&quot;/&quot;;&quot;_&quot;);&quot;advanced_&quot;;&quot;&quot;)&amp;&quot;;&quot;" office:value-type="string" office:string-value="./combined_ethnicity.perl -in='advanced/chukiangid.txt' -beautyIn='beauty_advanced/chukiang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 &gt; ../common/ethnicities/01_chukiangid.txt;" calcext:value-type="string">
            <text:p>./combined_ethnicity.perl -in='advanced/chukiangid.txt' -beautyIn='beauty_advanced/chukiang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 &gt; ../common/ethnicities/01_chukiang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congolesid.txt</text:p>
          </table:table-cell>
          <table:table-cell table:style-name="ce4" office:value-type="string" calcext:value-type="string">
            <text:p>RATHER_SHORT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MediumDark-Medium</text:p>
          </table:table-cell>
          <table:table-cell table:style-name="ce3" office:value-type="string" calcext:value-type="string">
            <text:p>bobo</text:p>
          </table:table-cell>
          <table:table-cell table:style-name="ce2" table:formula="of:=&quot;-&quot;&amp;[.$A$1]&amp;&quot;='&quot;&amp;[.A31]&amp;&quot;' -&quot;&amp;[.$B$1]&amp;&quot;='&quot;&amp;[.B31]&amp;&quot;' -&quot;&amp;[.$C$1]&amp;&quot;='&quot;&amp;[.C31]&amp;&quot;' -&quot;&amp;[.$D$1]&amp;&quot;='&quot;&amp;[.D31]&amp;&quot;' -&quot;&amp;[.$E$1]&amp;&quot;='&quot;&amp;[.E31]&amp;&quot;' -&quot;&amp;[.$F$1]&amp;&quot;='&quot;&amp;[.F31]&amp;&quot;' -&quot;&amp;[.$G$1]&amp;&quot;='&quot;&amp;[.G31]&amp;&quot;' -&quot;&amp;[.$H$1]&amp;&quot;='&quot;&amp;[.H31]&amp;&quot;' -&quot;&amp;[.$I$1]&amp;&quot;='&quot;&amp;[.I31]&amp;&quot;' -&quot;&amp;[.$J$1]&amp;&quot;='&quot;&amp;[.J31]&amp;&quot;' -&quot;&amp;[.$K$1]&amp;&quot;='&quot;&amp;[.K31]&amp;&quot;' -&quot;&amp;[.$L$1]&amp;&quot;='&quot;&amp;[.L31]&amp;&quot;' -&quot;&amp;[.$M$1]&amp;&quot;='&quot;&amp;[.M31]&amp;&quot;' -&quot;&amp;[.$N$1]&amp;&quot;='&quot;&amp;[.N31]&amp;&quot;' -&quot;&amp;[.$O$1]&amp;&quot;='&quot;&amp;[.O31]&amp;&quot;' -&quot;&amp;[.$P$1]&amp;&quot;='&quot;&amp;[.P31]&amp;&quot;' -&quot;&amp;[.$Q$1]&amp;&quot;='&quot;&amp;[.Q31]&amp;&quot;' -&quot;&amp;[.$R$1]&amp;&quot;='&quot;&amp;[.R31]&amp;&quot;'&quot;&amp;&quot; -&quot;&amp;[.$S$1]&amp;&quot;='&quot;&amp;[.S31]&amp;&quot;'&quot;&amp;&quot; -&quot;&amp;[.$T$1]&amp;&quot;='&quot;&amp;[.T31]&amp;&quot;'&quot;" office:value-type="string" office:string-value="-in='advanced/congolesid.txt' -beautyIn='advanced/congolesid.txt' -height='RATHER_SHORT' -hairBlack='10' -hairRed='0' -hairAuburn='0' -hairBrown='0' -hairDarkBlond='0' -hairBlond='0' -eyeBlack='10' -eyeBrown='0' -eyeBlue='0' -eyeGreen='0' -hairStraight='0' -hairWavy='0' -hairCurly='0' -hairAfro='100' -hairAsian='0' -skinColour='MediumDark-Medium' -using='bobo'" calcext:value-type="string">
            <text:p>-in='advanced/congolesid.txt' -beautyIn='advanced/congolesid.txt' -height='RATHER_SHORT' -hairBlack='10' -hairRed='0' -hairAuburn='0' -hairBrown='0' -hairDarkBlond='0' -hairBlond='0' -eyeBlack='10' -eyeBrown='0' -eyeBlue='0' -eyeGreen='0' -hairStraight='0' -hairWavy='0' -hairCurly='0' -hairAfro='100' -hairAsian='0' -skinColour='MediumDark-Medium' -using='bobo'</text:p>
          </table:table-cell>
          <table:table-cell table:style-name="ce2" table:formula="of:=&quot;./combined_ethnicity.perl &quot;&amp;[.U31]&amp;&quot; &gt; ../common/ethnicities/01_&quot;&amp;SUBSTITUTE(SUBSTITUTE([.A31];&quot;/&quot;;&quot;_&quot;);&quot;advanced_&quot;;&quot;&quot;)&amp;&quot;;&quot;" office:value-type="string" office:string-value="./combined_ethnicity.perl -in='advanced/congolesid.txt' -beautyIn='advanced/congolesid.txt' -height='RATHER_SHORT' -hairBlack='10' -hairRed='0' -hairAuburn='0' -hairBrown='0' -hairDarkBlond='0' -hairBlond='0' -eyeBlack='10' -eyeBrown='0' -eyeBlue='0' -eyeGreen='0' -hairStraight='0' -hairWavy='0' -hairCurly='0' -hairAfro='100' -hairAsian='0' -skinColour='MediumDark-Medium' -using='bobo' &gt; ../common/ethnicities/01_congolesid.txt;" calcext:value-type="string">
            <text:p>./combined_ethnicity.perl -in='advanced/congolesid.txt' -beautyIn='advanced/congolesid.txt' -height='RATHER_SHORT' -hairBlack='10' -hairRed='0' -hairAuburn='0' -hairBrown='0' -hairDarkBlond='0' -hairBlond='0' -eyeBlack='10' -eyeBrown='0' -eyeBlue='0' -eyeGreen='0' -hairStraight='0' -hairWavy='0' -hairCurly='0' -hairAfro='100' -hairAsian='0' -skinColour='MediumDark-Medium' -using='bobo' &gt; ../common/ethnicities/01_congolesid.txt;</text:p>
          </table:table-cell>
          <table:table-cell table:number-columns-repeated="1002"/>
        </table:table-row>
        <table:table-row table:style-name="ro1">
          <table:table-cell table:number-columns-repeated="2" table:style-name="ce3" office:value-type="string" calcext:value-type="string">
            <text:p>advanced/deutero_malayid.txt</text:p>
          </table:table-cell>
          <table:table-cell table:style-name="ce4" office:value-type="string" calcext:value-type="string">
            <text:p>RATHER_SHORT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7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LightMedium-Yellow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32]&amp;&quot;' -&quot;&amp;[.$B$1]&amp;&quot;='&quot;&amp;[.B32]&amp;&quot;' -&quot;&amp;[.$C$1]&amp;&quot;='&quot;&amp;[.C32]&amp;&quot;' -&quot;&amp;[.$D$1]&amp;&quot;='&quot;&amp;[.D32]&amp;&quot;' -&quot;&amp;[.$E$1]&amp;&quot;='&quot;&amp;[.E32]&amp;&quot;' -&quot;&amp;[.$F$1]&amp;&quot;='&quot;&amp;[.F32]&amp;&quot;' -&quot;&amp;[.$G$1]&amp;&quot;='&quot;&amp;[.G32]&amp;&quot;' -&quot;&amp;[.$H$1]&amp;&quot;='&quot;&amp;[.H32]&amp;&quot;' -&quot;&amp;[.$I$1]&amp;&quot;='&quot;&amp;[.I32]&amp;&quot;' -&quot;&amp;[.$J$1]&amp;&quot;='&quot;&amp;[.J32]&amp;&quot;' -&quot;&amp;[.$K$1]&amp;&quot;='&quot;&amp;[.K32]&amp;&quot;' -&quot;&amp;[.$L$1]&amp;&quot;='&quot;&amp;[.L32]&amp;&quot;' -&quot;&amp;[.$M$1]&amp;&quot;='&quot;&amp;[.M32]&amp;&quot;' -&quot;&amp;[.$N$1]&amp;&quot;='&quot;&amp;[.N32]&amp;&quot;' -&quot;&amp;[.$O$1]&amp;&quot;='&quot;&amp;[.O32]&amp;&quot;' -&quot;&amp;[.$P$1]&amp;&quot;='&quot;&amp;[.P32]&amp;&quot;' -&quot;&amp;[.$Q$1]&amp;&quot;='&quot;&amp;[.Q32]&amp;&quot;' -&quot;&amp;[.$R$1]&amp;&quot;='&quot;&amp;[.R32]&amp;&quot;'&quot;&amp;&quot; -&quot;&amp;[.$S$1]&amp;&quot;='&quot;&amp;[.S32]&amp;&quot;'&quot;&amp;&quot; -&quot;&amp;[.$T$1]&amp;&quot;='&quot;&amp;[.T32]&amp;&quot;'&quot;" office:value-type="string" office:string-value="-in='advanced/deutero_malayid.txt' -beautyIn='advanced/deutero_malayid.txt' -height='RATHER_SHORT' -hairBlack='10' -hairRed='0' -hairAuburn='0' -hairBrown='0' -hairDarkBlond='0' -hairBlond='0' -eyeBlack='10' -eyeBrown='0' -eyeBlue='0' -eyeGreen='0' -hairStraight='0' -hairWavy='0' -hairCurly='0' -hairAfro='0' -hairAsian='100' -skinColour='LightMedium-Yellow' -using='burmese'" calcext:value-type="string">
            <text:p>-in='advanced/deutero_malayid.txt' -beautyIn='advanced/deutero_malayid.txt' -height='RATHER_SHORT' -hairBlack='10' -hairRed='0' -hairAuburn='0' -hairBrown='0' -hairDarkBlond='0' -hairBlond='0' -eyeBlack='10' -eyeBrown='0' -eyeBlue='0' -eyeGreen='0' -hairStraight='0' -hairWavy='0' -hairCurly='0' -hairAfro='0' -hairAsian='100' -skinColour='LightMedium-Yellow' -using='burmese'</text:p>
          </table:table-cell>
          <table:table-cell table:style-name="ce2" table:formula="of:=&quot;./combined_ethnicity.perl &quot;&amp;[.U32]&amp;&quot; &gt; ../common/ethnicities/01_&quot;&amp;SUBSTITUTE(SUBSTITUTE([.A32];&quot;/&quot;;&quot;_&quot;);&quot;advanced_&quot;;&quot;&quot;)&amp;&quot;;&quot;" office:value-type="string" office:string-value="./combined_ethnicity.perl -in='advanced/deutero_malayid.txt' -beautyIn='advanced/deutero_malayid.txt' -height='RATHER_SHORT' -hairBlack='10' -hairRed='0' -hairAuburn='0' -hairBrown='0' -hairDarkBlond='0' -hairBlond='0' -eyeBlack='10' -eyeBrown='0' -eyeBlue='0' -eyeGreen='0' -hairStraight='0' -hairWavy='0' -hairCurly='0' -hairAfro='0' -hairAsian='100' -skinColour='LightMedium-Yellow' -using='burmese' &gt; ../common/ethnicities/01_deutero_malayid.txt;" calcext:value-type="string">
            <text:p>./combined_ethnicity.perl -in='advanced/deutero_malayid.txt' -beautyIn='advanced/deutero_malayid.txt' -height='RATHER_SHORT' -hairBlack='10' -hairRed='0' -hairAuburn='0' -hairBrown='0' -hairDarkBlond='0' -hairBlond='0' -eyeBlack='10' -eyeBrown='0' -eyeBlue='0' -eyeGreen='0' -hairStraight='0' -hairWavy='0' -hairCurly='0' -hairAfro='0' -hairAsian='100' -skinColour='LightMedium-Yellow' -using='burmese' &gt; ../common/ethnicities/01_deutero_malay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dinarid.txt</text:p>
          </table:table-cell>
          <table:table-cell table:style-name="ce2" office:value-type="string" calcext:value-type="string">
            <text:p>beauty_advanced/dinarid.txt</text:p>
          </table:table-cell>
          <table:table-cell table:style-name="ce2" office:value-type="string" calcext:value-type="string">
            <text:p>TALL</text:p>
          </table:table-cell>
          <table:table-cell table:style-name="ce8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15" calcext:value-type="float">
            <text:p>15</text:p>
          </table:table-cell>
          <table:table-cell table:style-name="ce36" office:value-type="float" office:value="15" calcext:value-type="float">
            <text:p>15</text:p>
          </table:table-cell>
          <table:table-cell table:style-name="ce38" office:value-type="float" office:value="5" calcext:value-type="float">
            <text:p>5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-Red</text:p>
          </table:table-cell>
          <table:table-cell table:style-name="ce3" office:value-type="string" calcext:value-type="string">
            <text:p>croatian</text:p>
          </table:table-cell>
          <table:table-cell table:style-name="ce2" table:formula="of:=&quot;-&quot;&amp;[.$A$1]&amp;&quot;='&quot;&amp;[.A33]&amp;&quot;' -&quot;&amp;[.$B$1]&amp;&quot;='&quot;&amp;[.B33]&amp;&quot;' -&quot;&amp;[.$C$1]&amp;&quot;='&quot;&amp;[.C33]&amp;&quot;' -&quot;&amp;[.$D$1]&amp;&quot;='&quot;&amp;[.D33]&amp;&quot;' -&quot;&amp;[.$E$1]&amp;&quot;='&quot;&amp;[.E33]&amp;&quot;' -&quot;&amp;[.$F$1]&amp;&quot;='&quot;&amp;[.F33]&amp;&quot;' -&quot;&amp;[.$G$1]&amp;&quot;='&quot;&amp;[.G33]&amp;&quot;' -&quot;&amp;[.$H$1]&amp;&quot;='&quot;&amp;[.H33]&amp;&quot;' -&quot;&amp;[.$I$1]&amp;&quot;='&quot;&amp;[.I33]&amp;&quot;' -&quot;&amp;[.$J$1]&amp;&quot;='&quot;&amp;[.J33]&amp;&quot;' -&quot;&amp;[.$K$1]&amp;&quot;='&quot;&amp;[.K33]&amp;&quot;' -&quot;&amp;[.$L$1]&amp;&quot;='&quot;&amp;[.L33]&amp;&quot;' -&quot;&amp;[.$M$1]&amp;&quot;='&quot;&amp;[.M33]&amp;&quot;' -&quot;&amp;[.$N$1]&amp;&quot;='&quot;&amp;[.N33]&amp;&quot;' -&quot;&amp;[.$O$1]&amp;&quot;='&quot;&amp;[.O33]&amp;&quot;' -&quot;&amp;[.$P$1]&amp;&quot;='&quot;&amp;[.P33]&amp;&quot;' -&quot;&amp;[.$Q$1]&amp;&quot;='&quot;&amp;[.Q33]&amp;&quot;' -&quot;&amp;[.$R$1]&amp;&quot;='&quot;&amp;[.R33]&amp;&quot;'&quot;&amp;&quot; -&quot;&amp;[.$S$1]&amp;&quot;='&quot;&amp;[.S33]&amp;&quot;'&quot;&amp;&quot; -&quot;&amp;[.$T$1]&amp;&quot;='&quot;&amp;[.T33]&amp;&quot;'&quot;" office:value-type="string" office:string-value="-in='advanced/dinarid.txt' -beautyIn='beauty_advanced/dinarid.txt' -height='TALL' -hairBlack='5' -hairRed='0' -hairAuburn='0' -hairBrown='5' -hairDarkBlond='0' -hairBlond='0' -eyeBlack='0' -eyeBrown='10' -eyeBlue='0' -eyeGreen='0' -hairStraight='15' -hairWavy='15' -hairCurly='5' -hairAfro='0' -hairAsian='0' -skinColour='Light-Red' -using='croatian'" calcext:value-type="string">
            <text:p>-in='advanced/dinarid.txt' -beautyIn='beauty_advanced/dinarid.txt' -height='TALL' -hairBlack='5' -hairRed='0' -hairAuburn='0' -hairBrown='5' -hairDarkBlond='0' -hairBlond='0' -eyeBlack='0' -eyeBrown='10' -eyeBlue='0' -eyeGreen='0' -hairStraight='15' -hairWavy='15' -hairCurly='5' -hairAfro='0' -hairAsian='0' -skinColour='Light-Red' -using='croatian'</text:p>
          </table:table-cell>
          <table:table-cell table:style-name="ce2" table:formula="of:=&quot;./combined_ethnicity.perl &quot;&amp;[.U33]&amp;&quot; &gt; ../common/ethnicities/01_&quot;&amp;SUBSTITUTE(SUBSTITUTE([.A33];&quot;/&quot;;&quot;_&quot;);&quot;advanced_&quot;;&quot;&quot;)&amp;&quot;;&quot;" office:value-type="string" office:string-value="./combined_ethnicity.perl -in='advanced/dinarid.txt' -beautyIn='beauty_advanced/dinarid.txt' -height='TALL' -hairBlack='5' -hairRed='0' -hairAuburn='0' -hairBrown='5' -hairDarkBlond='0' -hairBlond='0' -eyeBlack='0' -eyeBrown='10' -eyeBlue='0' -eyeGreen='0' -hairStraight='15' -hairWavy='15' -hairCurly='5' -hairAfro='0' -hairAsian='0' -skinColour='Light-Red' -using='croatian' &gt; ../common/ethnicities/01_dinarid.txt;" calcext:value-type="string">
            <text:p>./combined_ethnicity.perl -in='advanced/dinarid.txt' -beautyIn='beauty_advanced/dinarid.txt' -height='TALL' -hairBlack='5' -hairRed='0' -hairAuburn='0' -hairBrown='5' -hairDarkBlond='0' -hairBlond='0' -eyeBlack='0' -eyeBrown='10' -eyeBlue='0' -eyeGreen='0' -hairStraight='15' -hairWavy='15' -hairCurly='5' -hairAfro='0' -hairAsian='0' -skinColour='Light-Red' -using='croatian' &gt; ../common/ethnicities/01_dinar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dinkaid.txt</text:p>
          </table:table-cell>
          <table:table-cell table:style-name="ce4" office:value-type="string" calcext:value-type="string">
            <text:p>TALL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Black</text:p>
          </table:table-cell>
          <table:table-cell table:style-name="ce3" office:value-type="string" calcext:value-type="string">
            <text:p>bobo</text:p>
          </table:table-cell>
          <table:table-cell table:style-name="ce2" table:formula="of:=&quot;-&quot;&amp;[.$A$1]&amp;&quot;='&quot;&amp;[.A34]&amp;&quot;' -&quot;&amp;[.$B$1]&amp;&quot;='&quot;&amp;[.B34]&amp;&quot;' -&quot;&amp;[.$C$1]&amp;&quot;='&quot;&amp;[.C34]&amp;&quot;' -&quot;&amp;[.$D$1]&amp;&quot;='&quot;&amp;[.D34]&amp;&quot;' -&quot;&amp;[.$E$1]&amp;&quot;='&quot;&amp;[.E34]&amp;&quot;' -&quot;&amp;[.$F$1]&amp;&quot;='&quot;&amp;[.F34]&amp;&quot;' -&quot;&amp;[.$G$1]&amp;&quot;='&quot;&amp;[.G34]&amp;&quot;' -&quot;&amp;[.$H$1]&amp;&quot;='&quot;&amp;[.H34]&amp;&quot;' -&quot;&amp;[.$I$1]&amp;&quot;='&quot;&amp;[.I34]&amp;&quot;' -&quot;&amp;[.$J$1]&amp;&quot;='&quot;&amp;[.J34]&amp;&quot;' -&quot;&amp;[.$K$1]&amp;&quot;='&quot;&amp;[.K34]&amp;&quot;' -&quot;&amp;[.$L$1]&amp;&quot;='&quot;&amp;[.L34]&amp;&quot;' -&quot;&amp;[.$M$1]&amp;&quot;='&quot;&amp;[.M34]&amp;&quot;' -&quot;&amp;[.$N$1]&amp;&quot;='&quot;&amp;[.N34]&amp;&quot;' -&quot;&amp;[.$O$1]&amp;&quot;='&quot;&amp;[.O34]&amp;&quot;' -&quot;&amp;[.$P$1]&amp;&quot;='&quot;&amp;[.P34]&amp;&quot;' -&quot;&amp;[.$Q$1]&amp;&quot;='&quot;&amp;[.Q34]&amp;&quot;' -&quot;&amp;[.$R$1]&amp;&quot;='&quot;&amp;[.R34]&amp;&quot;'&quot;&amp;&quot; -&quot;&amp;[.$S$1]&amp;&quot;='&quot;&amp;[.S34]&amp;&quot;'&quot;&amp;&quot; -&quot;&amp;[.$T$1]&amp;&quot;='&quot;&amp;[.T34]&amp;&quot;'&quot;" office:value-type="string" office:string-value="-in='advanced/dinkaid.txt' -beautyIn='advanced/dinka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" calcext:value-type="string">
            <text:p>-in='advanced/dinkaid.txt' -beautyIn='advanced/dinka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</text:p>
          </table:table-cell>
          <table:table-cell table:style-name="ce2" table:formula="of:=&quot;./combined_ethnicity.perl &quot;&amp;[.U34]&amp;&quot; &gt; ../common/ethnicities/01_&quot;&amp;SUBSTITUTE(SUBSTITUTE([.A34];&quot;/&quot;;&quot;_&quot;);&quot;advanced_&quot;;&quot;&quot;)&amp;&quot;;&quot;" office:value-type="string" office:string-value="./combined_ethnicity.perl -in='advanced/dinkaid.txt' -beautyIn='advanced/dinka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&gt; ../common/ethnicities/01_dinkaid.txt;" calcext:value-type="string">
            <text:p>./combined_ethnicity.perl -in='advanced/dinkaid.txt' -beautyIn='advanced/dinka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&gt; ../common/ethnicities/01_dinka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east_brachid.txt</text:p>
          </table:table-cell>
          <table:table-cell table:style-name="ce2" office:value-type="string" calcext:value-type="string">
            <text:p>beauty_advanced/east_brachid.txt</text:p>
          </table:table-cell>
          <table:table-cell table:style-name="ce4" office:value-type="string" calcext:value-type="string">
            <text:p>RATHER_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75" calcext:value-type="float">
            <text:p>75</text:p>
          </table:table-cell>
          <table:table-cell table:style-name="ce36" office:value-type="float" office:value="25" calcext:value-type="float">
            <text:p>25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INDIAN_BROAD</text:p>
          </table:table-cell>
          <table:table-cell table:style-name="ce3" office:value-type="string" calcext:value-type="string">
            <text:p>marathi</text:p>
          </table:table-cell>
          <table:table-cell table:style-name="ce2" table:formula="of:=&quot;-&quot;&amp;[.$A$1]&amp;&quot;='&quot;&amp;[.A35]&amp;&quot;' -&quot;&amp;[.$B$1]&amp;&quot;='&quot;&amp;[.B35]&amp;&quot;' -&quot;&amp;[.$C$1]&amp;&quot;='&quot;&amp;[.C35]&amp;&quot;' -&quot;&amp;[.$D$1]&amp;&quot;='&quot;&amp;[.D35]&amp;&quot;' -&quot;&amp;[.$E$1]&amp;&quot;='&quot;&amp;[.E35]&amp;&quot;' -&quot;&amp;[.$F$1]&amp;&quot;='&quot;&amp;[.F35]&amp;&quot;' -&quot;&amp;[.$G$1]&amp;&quot;='&quot;&amp;[.G35]&amp;&quot;' -&quot;&amp;[.$H$1]&amp;&quot;='&quot;&amp;[.H35]&amp;&quot;' -&quot;&amp;[.$I$1]&amp;&quot;='&quot;&amp;[.I35]&amp;&quot;' -&quot;&amp;[.$J$1]&amp;&quot;='&quot;&amp;[.J35]&amp;&quot;' -&quot;&amp;[.$K$1]&amp;&quot;='&quot;&amp;[.K35]&amp;&quot;' -&quot;&amp;[.$L$1]&amp;&quot;='&quot;&amp;[.L35]&amp;&quot;' -&quot;&amp;[.$M$1]&amp;&quot;='&quot;&amp;[.M35]&amp;&quot;' -&quot;&amp;[.$N$1]&amp;&quot;='&quot;&amp;[.N35]&amp;&quot;' -&quot;&amp;[.$O$1]&amp;&quot;='&quot;&amp;[.O35]&amp;&quot;' -&quot;&amp;[.$P$1]&amp;&quot;='&quot;&amp;[.P35]&amp;&quot;' -&quot;&amp;[.$Q$1]&amp;&quot;='&quot;&amp;[.Q35]&amp;&quot;' -&quot;&amp;[.$R$1]&amp;&quot;='&quot;&amp;[.R35]&amp;&quot;'&quot;&amp;&quot; -&quot;&amp;[.$S$1]&amp;&quot;='&quot;&amp;[.S35]&amp;&quot;'&quot;&amp;&quot; -&quot;&amp;[.$T$1]&amp;&quot;='&quot;&amp;[.T35]&amp;&quot;'&quot;" office:value-type="string" office:string-value="-in='advanced/east_brachid.txt' -beautyIn='beauty_advanced/east_brachid.txt' -height='RATHER_SHORT' -hairBlack='10' -hairRed='0' -hairAuburn='0' -hairBrown='0' -hairDarkBlond='0' -hairBlond='0' -eyeBlack='10' -eyeBrown='0' -eyeBlue='0' -eyeGreen='0' -hairStraight='75' -hairWavy='25' -hairCurly='0' -hairAfro='0' -hairAsian='0' -skinColour='INDIAN_BROAD' -using='marathi'" calcext:value-type="string">
            <text:p>-in='advanced/east_brachid.txt' -beautyIn='beauty_advanced/east_brachid.txt' -height='RATHER_SHORT' -hairBlack='10' -hairRed='0' -hairAuburn='0' -hairBrown='0' -hairDarkBlond='0' -hairBlond='0' -eyeBlack='10' -eyeBrown='0' -eyeBlue='0' -eyeGreen='0' -hairStraight='75' -hairWavy='25' -hairCurly='0' -hairAfro='0' -hairAsian='0' -skinColour='INDIAN_BROAD' -using='marathi'</text:p>
          </table:table-cell>
          <table:table-cell table:style-name="ce2" table:formula="of:=&quot;./combined_ethnicity.perl &quot;&amp;[.U35]&amp;&quot; &gt; ../common/ethnicities/01_&quot;&amp;SUBSTITUTE(SUBSTITUTE([.A35];&quot;/&quot;;&quot;_&quot;);&quot;advanced_&quot;;&quot;&quot;)&amp;&quot;;&quot;" office:value-type="string" office:string-value="./combined_ethnicity.perl -in='advanced/east_brachid.txt' -beautyIn='beauty_advanced/east_brachid.txt' -height='RATHER_SHORT' -hairBlack='10' -hairRed='0' -hairAuburn='0' -hairBrown='0' -hairDarkBlond='0' -hairBlond='0' -eyeBlack='10' -eyeBrown='0' -eyeBlue='0' -eyeGreen='0' -hairStraight='75' -hairWavy='25' -hairCurly='0' -hairAfro='0' -hairAsian='0' -skinColour='INDIAN_BROAD' -using='marathi' &gt; ../common/ethnicities/01_east_brachid.txt;" calcext:value-type="string">
            <text:p>./combined_ethnicity.perl -in='advanced/east_brachid.txt' -beautyIn='beauty_advanced/east_brachid.txt' -height='RATHER_SHORT' -hairBlack='10' -hairRed='0' -hairAuburn='0' -hairBrown='0' -hairDarkBlond='0' -hairBlond='0' -eyeBlack='10' -eyeBrown='0' -eyeBlue='0' -eyeGreen='0' -hairStraight='75' -hairWavy='25' -hairCurly='0' -hairAfro='0' -hairAsian='0' -skinColour='INDIAN_BROAD' -using='marathi' &gt; ../common/ethnicities/01_east_brach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east_ethiopid.txt</text:p>
          </table:table-cell>
          <table:table-cell table:style-name="ce4" office:value-type="string" calcext:value-type="string">
            <text:p>RATHER_TALL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8" office:value-type="float" office:value="50" calcext:value-type="float">
            <text:p>5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Dark-Red</text:p>
          </table:table-cell>
          <table:table-cell table:style-name="ce3" office:value-type="string" calcext:value-type="string">
            <text:p>ethiopian</text:p>
          </table:table-cell>
          <table:table-cell table:style-name="ce2" table:formula="of:=&quot;-&quot;&amp;[.$A$1]&amp;&quot;='&quot;&amp;[.A36]&amp;&quot;' -&quot;&amp;[.$B$1]&amp;&quot;='&quot;&amp;[.B36]&amp;&quot;' -&quot;&amp;[.$C$1]&amp;&quot;='&quot;&amp;[.C36]&amp;&quot;' -&quot;&amp;[.$D$1]&amp;&quot;='&quot;&amp;[.D36]&amp;&quot;' -&quot;&amp;[.$E$1]&amp;&quot;='&quot;&amp;[.E36]&amp;&quot;' -&quot;&amp;[.$F$1]&amp;&quot;='&quot;&amp;[.F36]&amp;&quot;' -&quot;&amp;[.$G$1]&amp;&quot;='&quot;&amp;[.G36]&amp;&quot;' -&quot;&amp;[.$H$1]&amp;&quot;='&quot;&amp;[.H36]&amp;&quot;' -&quot;&amp;[.$I$1]&amp;&quot;='&quot;&amp;[.I36]&amp;&quot;' -&quot;&amp;[.$J$1]&amp;&quot;='&quot;&amp;[.J36]&amp;&quot;' -&quot;&amp;[.$K$1]&amp;&quot;='&quot;&amp;[.K36]&amp;&quot;' -&quot;&amp;[.$L$1]&amp;&quot;='&quot;&amp;[.L36]&amp;&quot;' -&quot;&amp;[.$M$1]&amp;&quot;='&quot;&amp;[.M36]&amp;&quot;' -&quot;&amp;[.$N$1]&amp;&quot;='&quot;&amp;[.N36]&amp;&quot;' -&quot;&amp;[.$O$1]&amp;&quot;='&quot;&amp;[.O36]&amp;&quot;' -&quot;&amp;[.$P$1]&amp;&quot;='&quot;&amp;[.P36]&amp;&quot;' -&quot;&amp;[.$Q$1]&amp;&quot;='&quot;&amp;[.Q36]&amp;&quot;' -&quot;&amp;[.$R$1]&amp;&quot;='&quot;&amp;[.R36]&amp;&quot;'&quot;&amp;&quot; -&quot;&amp;[.$S$1]&amp;&quot;='&quot;&amp;[.S36]&amp;&quot;'&quot;&amp;&quot; -&quot;&amp;[.$T$1]&amp;&quot;='&quot;&amp;[.T36]&amp;&quot;'&quot;" office:value-type="string" office:string-value="-in='advanced/east_ethiopid.txt' -beautyIn='advanced/east_ethiopid.txt' -height='RATHER_TALL' -hairBlack='10' -hairRed='0' -hairAuburn='0' -hairBrown='0' -hairDarkBlond='0' -hairBlond='0' -eyeBlack='10' -eyeBrown='0' -eyeBlue='0' -eyeGreen='0' -hairStraight='0' -hairWavy='0' -hairCurly='50' -hairAfro='50' -hairAsian='0' -skinColour='Dark-Red' -using='ethiopian'" calcext:value-type="string">
            <text:p>-in='advanced/east_ethiopid.txt' -beautyIn='advanced/east_ethiopid.txt' -height='RATHER_TALL' -hairBlack='10' -hairRed='0' -hairAuburn='0' -hairBrown='0' -hairDarkBlond='0' -hairBlond='0' -eyeBlack='10' -eyeBrown='0' -eyeBlue='0' -eyeGreen='0' -hairStraight='0' -hairWavy='0' -hairCurly='50' -hairAfro='50' -hairAsian='0' -skinColour='Dark-Red' -using='ethiopian'</text:p>
          </table:table-cell>
          <table:table-cell table:style-name="ce2" table:formula="of:=&quot;./combined_ethnicity.perl &quot;&amp;[.U36]&amp;&quot; &gt; ../common/ethnicities/01_&quot;&amp;SUBSTITUTE(SUBSTITUTE([.A36];&quot;/&quot;;&quot;_&quot;);&quot;advanced_&quot;;&quot;&quot;)&amp;&quot;;&quot;" office:value-type="string" office:string-value="./combined_ethnicity.perl -in='advanced/east_ethiopid.txt' -beautyIn='advanced/east_ethiopid.txt' -height='RATHER_TALL' -hairBlack='10' -hairRed='0' -hairAuburn='0' -hairBrown='0' -hairDarkBlond='0' -hairBlond='0' -eyeBlack='10' -eyeBrown='0' -eyeBlue='0' -eyeGreen='0' -hairStraight='0' -hairWavy='0' -hairCurly='50' -hairAfro='50' -hairAsian='0' -skinColour='Dark-Red' -using='ethiopian' &gt; ../common/ethnicities/01_east_ethiopid.txt;" calcext:value-type="string">
            <text:p>./combined_ethnicity.perl -in='advanced/east_ethiopid.txt' -beautyIn='advanced/east_ethiopid.txt' -height='RATHER_TALL' -hairBlack='10' -hairRed='0' -hairAuburn='0' -hairBrown='0' -hairDarkBlond='0' -hairBlond='0' -eyeBlack='10' -eyeBrown='0' -eyeBlue='0' -eyeGreen='0' -hairStraight='0' -hairWavy='0' -hairCurly='50' -hairAfro='50' -hairAsian='0' -skinColour='Dark-Red' -using='ethiopian' &gt; ../common/ethnicities/01_east_ethiop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east_palaungid.txt</text:p>
          </table:table-cell>
          <table:table-cell table:style-name="ce2" office:value-type="string" calcext:value-type="string">
            <text:p>SHORT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Medium-Yellow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37]&amp;&quot;' -&quot;&amp;[.$B$1]&amp;&quot;='&quot;&amp;[.B37]&amp;&quot;' -&quot;&amp;[.$C$1]&amp;&quot;='&quot;&amp;[.C37]&amp;&quot;' -&quot;&amp;[.$D$1]&amp;&quot;='&quot;&amp;[.D37]&amp;&quot;' -&quot;&amp;[.$E$1]&amp;&quot;='&quot;&amp;[.E37]&amp;&quot;' -&quot;&amp;[.$F$1]&amp;&quot;='&quot;&amp;[.F37]&amp;&quot;' -&quot;&amp;[.$G$1]&amp;&quot;='&quot;&amp;[.G37]&amp;&quot;' -&quot;&amp;[.$H$1]&amp;&quot;='&quot;&amp;[.H37]&amp;&quot;' -&quot;&amp;[.$I$1]&amp;&quot;='&quot;&amp;[.I37]&amp;&quot;' -&quot;&amp;[.$J$1]&amp;&quot;='&quot;&amp;[.J37]&amp;&quot;' -&quot;&amp;[.$K$1]&amp;&quot;='&quot;&amp;[.K37]&amp;&quot;' -&quot;&amp;[.$L$1]&amp;&quot;='&quot;&amp;[.L37]&amp;&quot;' -&quot;&amp;[.$M$1]&amp;&quot;='&quot;&amp;[.M37]&amp;&quot;' -&quot;&amp;[.$N$1]&amp;&quot;='&quot;&amp;[.N37]&amp;&quot;' -&quot;&amp;[.$O$1]&amp;&quot;='&quot;&amp;[.O37]&amp;&quot;' -&quot;&amp;[.$P$1]&amp;&quot;='&quot;&amp;[.P37]&amp;&quot;' -&quot;&amp;[.$Q$1]&amp;&quot;='&quot;&amp;[.Q37]&amp;&quot;' -&quot;&amp;[.$R$1]&amp;&quot;='&quot;&amp;[.R37]&amp;&quot;'&quot;&amp;&quot; -&quot;&amp;[.$S$1]&amp;&quot;='&quot;&amp;[.S37]&amp;&quot;'&quot;&amp;&quot; -&quot;&amp;[.$T$1]&amp;&quot;='&quot;&amp;[.T37]&amp;&quot;'&quot;" office:value-type="string" office:string-value="-in='advanced/east_palaungid.txt' -beautyIn='advanced/east_palaung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" calcext:value-type="string">
            <text:p>-in='advanced/east_palaungid.txt' -beautyIn='advanced/east_palaung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</text:p>
          </table:table-cell>
          <table:table-cell table:style-name="ce2" table:formula="of:=&quot;./combined_ethnicity.perl &quot;&amp;[.U37]&amp;&quot; &gt; ../common/ethnicities/01_&quot;&amp;SUBSTITUTE(SUBSTITUTE([.A37];&quot;/&quot;;&quot;_&quot;);&quot;advanced_&quot;;&quot;&quot;)&amp;&quot;;&quot;" office:value-type="string" office:string-value="./combined_ethnicity.perl -in='advanced/east_palaungid.txt' -beautyIn='advanced/east_palaung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 &gt; ../common/ethnicities/01_east_palaungid.txt;" calcext:value-type="string">
            <text:p>./combined_ethnicity.perl -in='advanced/east_palaungid.txt' -beautyIn='advanced/east_palaung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 &gt; ../common/ethnicities/01_east_palaung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east_pamirid.txt</text:p>
          </table:table-cell>
          <table:table-cell table:style-name="ce2" office:value-type="string" calcext:value-type="string">
            <text:p>beauty_advanced/east_pamir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30" calcext:value-type="float">
            <text:p>30</text:p>
          </table:table-cell>
          <table:table-cell table:style-name="ce11" office:value-type="float" office:value="30" calcext:value-type="float">
            <text:p>30</text:p>
          </table:table-cell>
          <table:table-cell table:style-name="ce29" office:value-type="float" office:value="5" calcext:value-type="float">
            <text:p>5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100" calcext:value-type="float">
            <text:p>10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tajik</text:p>
          </table:table-cell>
          <table:table-cell table:style-name="ce2" table:formula="of:=&quot;-&quot;&amp;[.$A$1]&amp;&quot;='&quot;&amp;[.A38]&amp;&quot;' -&quot;&amp;[.$B$1]&amp;&quot;='&quot;&amp;[.B38]&amp;&quot;' -&quot;&amp;[.$C$1]&amp;&quot;='&quot;&amp;[.C38]&amp;&quot;' -&quot;&amp;[.$D$1]&amp;&quot;='&quot;&amp;[.D38]&amp;&quot;' -&quot;&amp;[.$E$1]&amp;&quot;='&quot;&amp;[.E38]&amp;&quot;' -&quot;&amp;[.$F$1]&amp;&quot;='&quot;&amp;[.F38]&amp;&quot;' -&quot;&amp;[.$G$1]&amp;&quot;='&quot;&amp;[.G38]&amp;&quot;' -&quot;&amp;[.$H$1]&amp;&quot;='&quot;&amp;[.H38]&amp;&quot;' -&quot;&amp;[.$I$1]&amp;&quot;='&quot;&amp;[.I38]&amp;&quot;' -&quot;&amp;[.$J$1]&amp;&quot;='&quot;&amp;[.J38]&amp;&quot;' -&quot;&amp;[.$K$1]&amp;&quot;='&quot;&amp;[.K38]&amp;&quot;' -&quot;&amp;[.$L$1]&amp;&quot;='&quot;&amp;[.L38]&amp;&quot;' -&quot;&amp;[.$M$1]&amp;&quot;='&quot;&amp;[.M38]&amp;&quot;' -&quot;&amp;[.$N$1]&amp;&quot;='&quot;&amp;[.N38]&amp;&quot;' -&quot;&amp;[.$O$1]&amp;&quot;='&quot;&amp;[.O38]&amp;&quot;' -&quot;&amp;[.$P$1]&amp;&quot;='&quot;&amp;[.P38]&amp;&quot;' -&quot;&amp;[.$Q$1]&amp;&quot;='&quot;&amp;[.Q38]&amp;&quot;' -&quot;&amp;[.$R$1]&amp;&quot;='&quot;&amp;[.R38]&amp;&quot;'&quot;&amp;&quot; -&quot;&amp;[.$S$1]&amp;&quot;='&quot;&amp;[.S38]&amp;&quot;'&quot;&amp;&quot; -&quot;&amp;[.$T$1]&amp;&quot;='&quot;&amp;[.T38]&amp;&quot;'&quot;" office:value-type="string" office:string-value="-in='advanced/east_pamirid.txt' -beautyIn='beauty_advanced/east_pamirid.txt' -height='MEDIUM' -hairBlack='10' -hairRed='0' -hairAuburn='0' -hairBrown='0' -hairDarkBlond='0' -hairBlond='0' -eyeBlack='30' -eyeBrown='30' -eyeBlue='5' -eyeGreen='5' -hairStraight='100' -hairWavy='0' -hairCurly='0' -hairAfro='0' -hairAsian='0' -skinColour='Light-Medium' -using='tajik'" calcext:value-type="string">
            <text:p>-in='advanced/east_pamirid.txt' -beautyIn='beauty_advanced/east_pamirid.txt' -height='MEDIUM' -hairBlack='10' -hairRed='0' -hairAuburn='0' -hairBrown='0' -hairDarkBlond='0' -hairBlond='0' -eyeBlack='30' -eyeBrown='30' -eyeBlue='5' -eyeGreen='5' -hairStraight='100' -hairWavy='0' -hairCurly='0' -hairAfro='0' -hairAsian='0' -skinColour='Light-Medium' -using='tajik'</text:p>
          </table:table-cell>
          <table:table-cell table:style-name="ce2" table:formula="of:=&quot;./combined_ethnicity.perl &quot;&amp;[.U38]&amp;&quot; &gt; ../common/ethnicities/01_&quot;&amp;SUBSTITUTE(SUBSTITUTE([.A38];&quot;/&quot;;&quot;_&quot;);&quot;advanced_&quot;;&quot;&quot;)&amp;&quot;;&quot;" office:value-type="string" office:string-value="./combined_ethnicity.perl -in='advanced/east_pamirid.txt' -beautyIn='beauty_advanced/east_pamirid.txt' -height='MEDIUM' -hairBlack='10' -hairRed='0' -hairAuburn='0' -hairBrown='0' -hairDarkBlond='0' -hairBlond='0' -eyeBlack='30' -eyeBrown='30' -eyeBlue='5' -eyeGreen='5' -hairStraight='100' -hairWavy='0' -hairCurly='0' -hairAfro='0' -hairAsian='0' -skinColour='Light-Medium' -using='tajik' &gt; ../common/ethnicities/01_east_pamirid.txt;" calcext:value-type="string">
            <text:p>./combined_ethnicity.perl -in='advanced/east_pamirid.txt' -beautyIn='beauty_advanced/east_pamirid.txt' -height='MEDIUM' -hairBlack='10' -hairRed='0' -hairAuburn='0' -hairBrown='0' -hairDarkBlond='0' -hairBlond='0' -eyeBlack='30' -eyeBrown='30' -eyeBlue='5' -eyeGreen='5' -hairStraight='100' -hairWavy='0' -hairCurly='0' -hairAfro='0' -hairAsian='0' -skinColour='Light-Medium' -using='tajik' &gt; ../common/ethnicities/01_east_pamir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east_shanid.txt</text:p>
          </table:table-cell>
          <table:table-cell table:style-name="ce4" office:value-type="string" calcext:value-type="string">
            <text:p>MEDIUM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LightMedium-Yellow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39]&amp;&quot;' -&quot;&amp;[.$B$1]&amp;&quot;='&quot;&amp;[.B39]&amp;&quot;' -&quot;&amp;[.$C$1]&amp;&quot;='&quot;&amp;[.C39]&amp;&quot;' -&quot;&amp;[.$D$1]&amp;&quot;='&quot;&amp;[.D39]&amp;&quot;' -&quot;&amp;[.$E$1]&amp;&quot;='&quot;&amp;[.E39]&amp;&quot;' -&quot;&amp;[.$F$1]&amp;&quot;='&quot;&amp;[.F39]&amp;&quot;' -&quot;&amp;[.$G$1]&amp;&quot;='&quot;&amp;[.G39]&amp;&quot;' -&quot;&amp;[.$H$1]&amp;&quot;='&quot;&amp;[.H39]&amp;&quot;' -&quot;&amp;[.$I$1]&amp;&quot;='&quot;&amp;[.I39]&amp;&quot;' -&quot;&amp;[.$J$1]&amp;&quot;='&quot;&amp;[.J39]&amp;&quot;' -&quot;&amp;[.$K$1]&amp;&quot;='&quot;&amp;[.K39]&amp;&quot;' -&quot;&amp;[.$L$1]&amp;&quot;='&quot;&amp;[.L39]&amp;&quot;' -&quot;&amp;[.$M$1]&amp;&quot;='&quot;&amp;[.M39]&amp;&quot;' -&quot;&amp;[.$N$1]&amp;&quot;='&quot;&amp;[.N39]&amp;&quot;' -&quot;&amp;[.$O$1]&amp;&quot;='&quot;&amp;[.O39]&amp;&quot;' -&quot;&amp;[.$P$1]&amp;&quot;='&quot;&amp;[.P39]&amp;&quot;' -&quot;&amp;[.$Q$1]&amp;&quot;='&quot;&amp;[.Q39]&amp;&quot;' -&quot;&amp;[.$R$1]&amp;&quot;='&quot;&amp;[.R39]&amp;&quot;'&quot;&amp;&quot; -&quot;&amp;[.$S$1]&amp;&quot;='&quot;&amp;[.S39]&amp;&quot;'&quot;&amp;&quot; -&quot;&amp;[.$T$1]&amp;&quot;='&quot;&amp;[.T39]&amp;&quot;'&quot;" office:value-type="string" office:string-value="-in='advanced/east_shanid.txt' -beautyIn='advanced/east_shanid.txt' -height='MEDIUM' -hairBlack='10' -hairRed='0' -hairAuburn='0' -hairBrown='0' -hairDarkBlond='0' -hairBlond='0' -eyeBlack='10' -eyeBrown='0' -eyeBlue='0' -eyeGreen='0' -hairStraight='0' -hairWavy='0' -hairCurly='0' -hairAfro='0' -hairAsian='100' -skinColour='LightMedium-Yellow' -using='burmese'" calcext:value-type="string">
            <text:p>-in='advanced/east_shanid.txt' -beautyIn='advanced/east_shanid.txt' -height='MEDIUM' -hairBlack='10' -hairRed='0' -hairAuburn='0' -hairBrown='0' -hairDarkBlond='0' -hairBlond='0' -eyeBlack='10' -eyeBrown='0' -eyeBlue='0' -eyeGreen='0' -hairStraight='0' -hairWavy='0' -hairCurly='0' -hairAfro='0' -hairAsian='100' -skinColour='LightMedium-Yellow' -using='burmese'</text:p>
          </table:table-cell>
          <table:table-cell table:style-name="ce2" table:formula="of:=&quot;./combined_ethnicity.perl &quot;&amp;[.U39]&amp;&quot; &gt; ../common/ethnicities/01_&quot;&amp;SUBSTITUTE(SUBSTITUTE([.A39];&quot;/&quot;;&quot;_&quot;);&quot;advanced_&quot;;&quot;&quot;)&amp;&quot;;&quot;" office:value-type="string" office:string-value="./combined_ethnicity.perl -in='advanced/east_shanid.txt' -beautyIn='advanced/east_shanid.txt' -height='MEDIUM' -hairBlack='10' -hairRed='0' -hairAuburn='0' -hairBrown='0' -hairDarkBlond='0' -hairBlond='0' -eyeBlack='10' -eyeBrown='0' -eyeBlue='0' -eyeGreen='0' -hairStraight='0' -hairWavy='0' -hairCurly='0' -hairAfro='0' -hairAsian='100' -skinColour='LightMedium-Yellow' -using='burmese' &gt; ../common/ethnicities/01_east_shanid.txt;" calcext:value-type="string">
            <text:p>./combined_ethnicity.perl -in='advanced/east_shanid.txt' -beautyIn='advanced/east_shanid.txt' -height='MEDIUM' -hairBlack='10' -hairRed='0' -hairAuburn='0' -hairBrown='0' -hairDarkBlond='0' -hairBlond='0' -eyeBlack='10' -eyeBrown='0' -eyeBlue='0' -eyeGreen='0' -hairStraight='0' -hairWavy='0' -hairCurly='0' -hairAfro='0' -hairAsian='100' -skinColour='LightMedium-Yellow' -using='burmese' &gt; ../common/ethnicities/01_east_shan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egyptid.txt</text:p>
          </table:table-cell>
          <table:table-cell table:style-name="ce2" office:value-type="string" calcext:value-type="string">
            <text:p>beauty_advanced/egypt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20" calcext:value-type="float">
            <text:p>20</text:p>
          </table:table-cell>
          <table:table-cell table:style-name="ce36" office:value-type="float" office:value="50" calcext:value-type="float">
            <text:p>50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egyptian</text:p>
          </table:table-cell>
          <table:table-cell table:style-name="ce2" table:formula="of:=&quot;-&quot;&amp;[.$A$1]&amp;&quot;='&quot;&amp;[.A40]&amp;&quot;' -&quot;&amp;[.$B$1]&amp;&quot;='&quot;&amp;[.B40]&amp;&quot;' -&quot;&amp;[.$C$1]&amp;&quot;='&quot;&amp;[.C40]&amp;&quot;' -&quot;&amp;[.$D$1]&amp;&quot;='&quot;&amp;[.D40]&amp;&quot;' -&quot;&amp;[.$E$1]&amp;&quot;='&quot;&amp;[.E40]&amp;&quot;' -&quot;&amp;[.$F$1]&amp;&quot;='&quot;&amp;[.F40]&amp;&quot;' -&quot;&amp;[.$G$1]&amp;&quot;='&quot;&amp;[.G40]&amp;&quot;' -&quot;&amp;[.$H$1]&amp;&quot;='&quot;&amp;[.H40]&amp;&quot;' -&quot;&amp;[.$I$1]&amp;&quot;='&quot;&amp;[.I40]&amp;&quot;' -&quot;&amp;[.$J$1]&amp;&quot;='&quot;&amp;[.J40]&amp;&quot;' -&quot;&amp;[.$K$1]&amp;&quot;='&quot;&amp;[.K40]&amp;&quot;' -&quot;&amp;[.$L$1]&amp;&quot;='&quot;&amp;[.L40]&amp;&quot;' -&quot;&amp;[.$M$1]&amp;&quot;='&quot;&amp;[.M40]&amp;&quot;' -&quot;&amp;[.$N$1]&amp;&quot;='&quot;&amp;[.N40]&amp;&quot;' -&quot;&amp;[.$O$1]&amp;&quot;='&quot;&amp;[.O40]&amp;&quot;' -&quot;&amp;[.$P$1]&amp;&quot;='&quot;&amp;[.P40]&amp;&quot;' -&quot;&amp;[.$Q$1]&amp;&quot;='&quot;&amp;[.Q40]&amp;&quot;' -&quot;&amp;[.$R$1]&amp;&quot;='&quot;&amp;[.R40]&amp;&quot;'&quot;&amp;&quot; -&quot;&amp;[.$S$1]&amp;&quot;='&quot;&amp;[.S40]&amp;&quot;'&quot;&amp;&quot; -&quot;&amp;[.$T$1]&amp;&quot;='&quot;&amp;[.T40]&amp;&quot;'&quot;" office:value-type="string" office:string-value="-in='advanced/egyptid.txt' -beautyIn='beauty_advanced/egyptid.txt' -height='MEDIUM' -hairBlack='10' -hairRed='0' -hairAuburn='0' -hairBrown='0' -hairDarkBlond='0' -hairBlond='0' -eyeBlack='10' -eyeBrown='0' -eyeBlue='0' -eyeGreen='0' -hairStraight='20' -hairWavy='50' -hairCurly='20' -hairAfro='0' -hairAsian='0' -skinColour='Light-Medium' -using='egyptian'" calcext:value-type="string">
            <text:p>-in='advanced/egyptid.txt' -beautyIn='beauty_advanced/egyptid.txt' -height='MEDIUM' -hairBlack='10' -hairRed='0' -hairAuburn='0' -hairBrown='0' -hairDarkBlond='0' -hairBlond='0' -eyeBlack='10' -eyeBrown='0' -eyeBlue='0' -eyeGreen='0' -hairStraight='20' -hairWavy='50' -hairCurly='20' -hairAfro='0' -hairAsian='0' -skinColour='Light-Medium' -using='egyptian'</text:p>
          </table:table-cell>
          <table:table-cell table:style-name="ce2" table:formula="of:=&quot;./combined_ethnicity.perl &quot;&amp;[.U40]&amp;&quot; &gt; ../common/ethnicities/01_&quot;&amp;SUBSTITUTE(SUBSTITUTE([.A40];&quot;/&quot;;&quot;_&quot;);&quot;advanced_&quot;;&quot;&quot;)&amp;&quot;;&quot;" office:value-type="string" office:string-value="./combined_ethnicity.perl -in='advanced/egyptid.txt' -beautyIn='beauty_advanced/egyptid.txt' -height='MEDIUM' -hairBlack='10' -hairRed='0' -hairAuburn='0' -hairBrown='0' -hairDarkBlond='0' -hairBlond='0' -eyeBlack='10' -eyeBrown='0' -eyeBlue='0' -eyeGreen='0' -hairStraight='20' -hairWavy='50' -hairCurly='20' -hairAfro='0' -hairAsian='0' -skinColour='Light-Medium' -using='egyptian' &gt; ../common/ethnicities/01_egyptid.txt;" calcext:value-type="string">
            <text:p>./combined_ethnicity.perl -in='advanced/egyptid.txt' -beautyIn='beauty_advanced/egyptid.txt' -height='MEDIUM' -hairBlack='10' -hairRed='0' -hairAuburn='0' -hairBrown='0' -hairDarkBlond='0' -hairBlond='0' -eyeBlack='10' -eyeBrown='0' -eyeBlue='0' -eyeGreen='0' -hairStraight='20' -hairWavy='50' -hairCurly='20' -hairAfro='0' -hairAsian='0' -skinColour='Light-Medium' -using='egyptian' &gt; ../common/ethnicities/01_egypt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equatorialsudanid.txt</text:p>
          </table:table-cell>
          <table:table-cell table:style-name="ce4" office:value-type="string" calcext:value-type="string">
            <text:p>RATHER_TALL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VeryDark-Medium</text:p>
          </table:table-cell>
          <table:table-cell table:style-name="ce3" office:value-type="string" calcext:value-type="string">
            <text:p>bobo</text:p>
          </table:table-cell>
          <table:table-cell table:style-name="ce2" table:formula="of:=&quot;-&quot;&amp;[.$A$1]&amp;&quot;='&quot;&amp;[.A41]&amp;&quot;' -&quot;&amp;[.$B$1]&amp;&quot;='&quot;&amp;[.B41]&amp;&quot;' -&quot;&amp;[.$C$1]&amp;&quot;='&quot;&amp;[.C41]&amp;&quot;' -&quot;&amp;[.$D$1]&amp;&quot;='&quot;&amp;[.D41]&amp;&quot;' -&quot;&amp;[.$E$1]&amp;&quot;='&quot;&amp;[.E41]&amp;&quot;' -&quot;&amp;[.$F$1]&amp;&quot;='&quot;&amp;[.F41]&amp;&quot;' -&quot;&amp;[.$G$1]&amp;&quot;='&quot;&amp;[.G41]&amp;&quot;' -&quot;&amp;[.$H$1]&amp;&quot;='&quot;&amp;[.H41]&amp;&quot;' -&quot;&amp;[.$I$1]&amp;&quot;='&quot;&amp;[.I41]&amp;&quot;' -&quot;&amp;[.$J$1]&amp;&quot;='&quot;&amp;[.J41]&amp;&quot;' -&quot;&amp;[.$K$1]&amp;&quot;='&quot;&amp;[.K41]&amp;&quot;' -&quot;&amp;[.$L$1]&amp;&quot;='&quot;&amp;[.L41]&amp;&quot;' -&quot;&amp;[.$M$1]&amp;&quot;='&quot;&amp;[.M41]&amp;&quot;' -&quot;&amp;[.$N$1]&amp;&quot;='&quot;&amp;[.N41]&amp;&quot;' -&quot;&amp;[.$O$1]&amp;&quot;='&quot;&amp;[.O41]&amp;&quot;' -&quot;&amp;[.$P$1]&amp;&quot;='&quot;&amp;[.P41]&amp;&quot;' -&quot;&amp;[.$Q$1]&amp;&quot;='&quot;&amp;[.Q41]&amp;&quot;' -&quot;&amp;[.$R$1]&amp;&quot;='&quot;&amp;[.R41]&amp;&quot;'&quot;&amp;&quot; -&quot;&amp;[.$S$1]&amp;&quot;='&quot;&amp;[.S41]&amp;&quot;'&quot;&amp;&quot; -&quot;&amp;[.$T$1]&amp;&quot;='&quot;&amp;[.T41]&amp;&quot;'&quot;" office:value-type="string" office:string-value="-in='advanced/equatorialsudanid.txt' -beautyIn='advanced/equatorialsudanid.txt' -height='RATHER_TALL' -hairBlack='10' -hairRed='0' -hairAuburn='0' -hairBrown='0' -hairDarkBlond='0' -hairBlond='0' -eyeBlack='10' -eyeBrown='0' -eyeBlue='0' -eyeGreen='0' -hairStraight='0' -hairWavy='0' -hairCurly='0' -hairAfro='100' -hairAsian='0' -skinColour='VeryDark-Medium' -using='bobo'" calcext:value-type="string">
            <text:p>-in='advanced/equatorialsudanid.txt' -beautyIn='advanced/equatorialsudanid.txt' -height='RATHER_TALL' -hairBlack='10' -hairRed='0' -hairAuburn='0' -hairBrown='0' -hairDarkBlond='0' -hairBlond='0' -eyeBlack='10' -eyeBrown='0' -eyeBlue='0' -eyeGreen='0' -hairStraight='0' -hairWavy='0' -hairCurly='0' -hairAfro='100' -hairAsian='0' -skinColour='VeryDark-Medium' -using='bobo'</text:p>
          </table:table-cell>
          <table:table-cell table:style-name="ce2" table:formula="of:=&quot;./combined_ethnicity.perl &quot;&amp;[.U41]&amp;&quot; &gt; ../common/ethnicities/01_&quot;&amp;SUBSTITUTE(SUBSTITUTE([.A41];&quot;/&quot;;&quot;_&quot;);&quot;advanced_&quot;;&quot;&quot;)&amp;&quot;;&quot;" office:value-type="string" office:string-value="./combined_ethnicity.perl -in='advanced/equatorialsudanid.txt' -beautyIn='advanced/equatorialsudanid.txt' -height='RATHER_TALL' -hairBlack='10' -hairRed='0' -hairAuburn='0' -hairBrown='0' -hairDarkBlond='0' -hairBlond='0' -eyeBlack='10' -eyeBrown='0' -eyeBlue='0' -eyeGreen='0' -hairStraight='0' -hairWavy='0' -hairCurly='0' -hairAfro='100' -hairAsian='0' -skinColour='VeryDark-Medium' -using='bobo' &gt; ../common/ethnicities/01_equatorialsudanid.txt;" calcext:value-type="string">
            <text:p>./combined_ethnicity.perl -in='advanced/equatorialsudanid.txt' -beautyIn='advanced/equatorialsudanid.txt' -height='RATHER_TALL' -hairBlack='10' -hairRed='0' -hairAuburn='0' -hairBrown='0' -hairDarkBlond='0' -hairBlond='0' -eyeBlack='10' -eyeBrown='0' -eyeBlue='0' -eyeGreen='0' -hairStraight='0' -hairWavy='0' -hairCurly='0' -hairAfro='100' -hairAsian='0' -skinColour='VeryDark-Medium' -using='bobo' &gt; ../common/ethnicities/01_equatorialsudan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eurafricanid.txt</text:p>
          </table:table-cell>
          <table:table-cell table:style-name="ce2" office:value-type="string" calcext:value-type="string">
            <text:p>beauty_advanced/eurafricanid.txt</text:p>
          </table:table-cell>
          <table:table-cell table:style-name="ce4" office:value-type="string" calcext:value-type="string">
            <text:p>RATHER_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30" calcext:value-type="float">
            <text:p>30</text:p>
          </table:table-cell>
          <table:table-cell table:style-name="ce36" office:value-type="float" office:value="30" calcext:value-type="float">
            <text:p>30</text:p>
          </table:table-cell>
          <table:table-cell table:style-name="ce38" office:value-type="float" office:value="30" calcext:value-type="float">
            <text:p>3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italian</text:p>
          </table:table-cell>
          <table:table-cell table:style-name="ce2" table:formula="of:=&quot;-&quot;&amp;[.$A$1]&amp;&quot;='&quot;&amp;[.A42]&amp;&quot;' -&quot;&amp;[.$B$1]&amp;&quot;='&quot;&amp;[.B42]&amp;&quot;' -&quot;&amp;[.$C$1]&amp;&quot;='&quot;&amp;[.C42]&amp;&quot;' -&quot;&amp;[.$D$1]&amp;&quot;='&quot;&amp;[.D42]&amp;&quot;' -&quot;&amp;[.$E$1]&amp;&quot;='&quot;&amp;[.E42]&amp;&quot;' -&quot;&amp;[.$F$1]&amp;&quot;='&quot;&amp;[.F42]&amp;&quot;' -&quot;&amp;[.$G$1]&amp;&quot;='&quot;&amp;[.G42]&amp;&quot;' -&quot;&amp;[.$H$1]&amp;&quot;='&quot;&amp;[.H42]&amp;&quot;' -&quot;&amp;[.$I$1]&amp;&quot;='&quot;&amp;[.I42]&amp;&quot;' -&quot;&amp;[.$J$1]&amp;&quot;='&quot;&amp;[.J42]&amp;&quot;' -&quot;&amp;[.$K$1]&amp;&quot;='&quot;&amp;[.K42]&amp;&quot;' -&quot;&amp;[.$L$1]&amp;&quot;='&quot;&amp;[.L42]&amp;&quot;' -&quot;&amp;[.$M$1]&amp;&quot;='&quot;&amp;[.M42]&amp;&quot;' -&quot;&amp;[.$N$1]&amp;&quot;='&quot;&amp;[.N42]&amp;&quot;' -&quot;&amp;[.$O$1]&amp;&quot;='&quot;&amp;[.O42]&amp;&quot;' -&quot;&amp;[.$P$1]&amp;&quot;='&quot;&amp;[.P42]&amp;&quot;' -&quot;&amp;[.$Q$1]&amp;&quot;='&quot;&amp;[.Q42]&amp;&quot;' -&quot;&amp;[.$R$1]&amp;&quot;='&quot;&amp;[.R42]&amp;&quot;'&quot;&amp;&quot; -&quot;&amp;[.$S$1]&amp;&quot;='&quot;&amp;[.S42]&amp;&quot;'&quot;&amp;&quot; -&quot;&amp;[.$T$1]&amp;&quot;='&quot;&amp;[.T42]&amp;&quot;'&quot;" office:value-type="string" office:string-value="-in='advanced/eurafricanid.txt' -beautyIn='beauty_advanced/eurafricanid.txt' -height='RATHER_TALL' -hairBlack='10' -hairRed='0' -hairAuburn='0' -hairBrown='0' -hairDarkBlond='0' -hairBlond='0' -eyeBlack='10' -eyeBrown='0' -eyeBlue='0' -eyeGreen='0' -hairStraight='30' -hairWavy='30' -hairCurly='30' -hairAfro='0' -hairAsian='0' -skinColour='Light-Medium' -using='italian'" calcext:value-type="string">
            <text:p>-in='advanced/eurafricanid.txt' -beautyIn='beauty_advanced/eurafricanid.txt' -height='RATHER_TALL' -hairBlack='10' -hairRed='0' -hairAuburn='0' -hairBrown='0' -hairDarkBlond='0' -hairBlond='0' -eyeBlack='10' -eyeBrown='0' -eyeBlue='0' -eyeGreen='0' -hairStraight='30' -hairWavy='30' -hairCurly='30' -hairAfro='0' -hairAsian='0' -skinColour='Light-Medium' -using='italian'</text:p>
          </table:table-cell>
          <table:table-cell table:style-name="ce2" table:formula="of:=&quot;./combined_ethnicity.perl &quot;&amp;[.U42]&amp;&quot; &gt; ../common/ethnicities/01_&quot;&amp;SUBSTITUTE(SUBSTITUTE([.A42];&quot;/&quot;;&quot;_&quot;);&quot;advanced_&quot;;&quot;&quot;)&amp;&quot;;&quot;" office:value-type="string" office:string-value="./combined_ethnicity.perl -in='advanced/eurafricanid.txt' -beautyIn='beauty_advanced/eurafricanid.txt' -height='RATHER_TALL' -hairBlack='10' -hairRed='0' -hairAuburn='0' -hairBrown='0' -hairDarkBlond='0' -hairBlond='0' -eyeBlack='10' -eyeBrown='0' -eyeBlue='0' -eyeGreen='0' -hairStraight='30' -hairWavy='30' -hairCurly='30' -hairAfro='0' -hairAsian='0' -skinColour='Light-Medium' -using='italian' &gt; ../common/ethnicities/01_eurafricanid.txt;" calcext:value-type="string">
            <text:p>./combined_ethnicity.perl -in='advanced/eurafricanid.txt' -beautyIn='beauty_advanced/eurafricanid.txt' -height='RATHER_TALL' -hairBlack='10' -hairRed='0' -hairAuburn='0' -hairBrown='0' -hairDarkBlond='0' -hairBlond='0' -eyeBlack='10' -eyeBrown='0' -eyeBlue='0' -eyeGreen='0' -hairStraight='30' -hairWavy='30' -hairCurly='30' -hairAfro='0' -hairAsian='0' -skinColour='Light-Medium' -using='italian' &gt; ../common/ethnicities/01_eurafrican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faelid.txt</text:p>
          </table:table-cell>
          <table:table-cell table:style-name="ce2" office:value-type="string" calcext:value-type="string">
            <text:p>beauty_advanced/faelid.txt</text:p>
          </table:table-cell>
          <table:table-cell table:style-name="ce2" office:value-type="string" calcext:value-type="string">
            <text:p>TALL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float" office:value="10" calcext:value-type="float">
            <text:p>10</text:p>
          </table:table-cell>
          <table:table-cell table:style-name="ce23" office:value-type="float" office:value="40" calcext:value-type="float">
            <text:p>4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30" calcext:value-type="float">
            <text:p>30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30" calcext:value-type="float">
            <text:p>30</text:p>
          </table:table-cell>
          <table:table-cell table:style-name="ce36" office:value-type="float" office:value="70" calcext:value-type="float">
            <text:p>7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Pale</text:p>
          </table:table-cell>
          <table:table-cell table:style-name="ce3" office:value-type="string" calcext:value-type="string">
            <text:p>swedish</text:p>
          </table:table-cell>
          <table:table-cell table:style-name="ce2" table:formula="of:=&quot;-&quot;&amp;[.$A$1]&amp;&quot;='&quot;&amp;[.A43]&amp;&quot;' -&quot;&amp;[.$B$1]&amp;&quot;='&quot;&amp;[.B43]&amp;&quot;' -&quot;&amp;[.$C$1]&amp;&quot;='&quot;&amp;[.C43]&amp;&quot;' -&quot;&amp;[.$D$1]&amp;&quot;='&quot;&amp;[.D43]&amp;&quot;' -&quot;&amp;[.$E$1]&amp;&quot;='&quot;&amp;[.E43]&amp;&quot;' -&quot;&amp;[.$F$1]&amp;&quot;='&quot;&amp;[.F43]&amp;&quot;' -&quot;&amp;[.$G$1]&amp;&quot;='&quot;&amp;[.G43]&amp;&quot;' -&quot;&amp;[.$H$1]&amp;&quot;='&quot;&amp;[.H43]&amp;&quot;' -&quot;&amp;[.$I$1]&amp;&quot;='&quot;&amp;[.I43]&amp;&quot;' -&quot;&amp;[.$J$1]&amp;&quot;='&quot;&amp;[.J43]&amp;&quot;' -&quot;&amp;[.$K$1]&amp;&quot;='&quot;&amp;[.K43]&amp;&quot;' -&quot;&amp;[.$L$1]&amp;&quot;='&quot;&amp;[.L43]&amp;&quot;' -&quot;&amp;[.$M$1]&amp;&quot;='&quot;&amp;[.M43]&amp;&quot;' -&quot;&amp;[.$N$1]&amp;&quot;='&quot;&amp;[.N43]&amp;&quot;' -&quot;&amp;[.$O$1]&amp;&quot;='&quot;&amp;[.O43]&amp;&quot;' -&quot;&amp;[.$P$1]&amp;&quot;='&quot;&amp;[.P43]&amp;&quot;' -&quot;&amp;[.$Q$1]&amp;&quot;='&quot;&amp;[.Q43]&amp;&quot;' -&quot;&amp;[.$R$1]&amp;&quot;='&quot;&amp;[.R43]&amp;&quot;'&quot;&amp;&quot; -&quot;&amp;[.$S$1]&amp;&quot;='&quot;&amp;[.S43]&amp;&quot;'&quot;&amp;&quot; -&quot;&amp;[.$T$1]&amp;&quot;='&quot;&amp;[.T43]&amp;&quot;'&quot;" office:value-type="string" office:string-value="-in='advanced/faelid.txt' -beautyIn='beauty_advanced/faelid.txt' -height='TALL' -hairBlack='0' -hairRed='5' -hairAuburn='5' -hairBrown='5' -hairDarkBlond='10' -hairBlond='40' -eyeBlack='0' -eyeBrown='0' -eyeBlue='30' -eyeGreen='5' -hairStraight='30' -hairWavy='70' -hairCurly='0' -hairAfro='0' -hairAsian='0' -skinColour='Pale' -using='swedish'" calcext:value-type="string">
            <text:p>-in='advanced/faelid.txt' -beautyIn='beauty_advanced/faelid.txt' -height='TALL' -hairBlack='0' -hairRed='5' -hairAuburn='5' -hairBrown='5' -hairDarkBlond='10' -hairBlond='40' -eyeBlack='0' -eyeBrown='0' -eyeBlue='30' -eyeGreen='5' -hairStraight='30' -hairWavy='70' -hairCurly='0' -hairAfro='0' -hairAsian='0' -skinColour='Pale' -using='swedish'</text:p>
          </table:table-cell>
          <table:table-cell table:style-name="ce2" table:formula="of:=&quot;./combined_ethnicity.perl &quot;&amp;[.U43]&amp;&quot; &gt; ../common/ethnicities/01_&quot;&amp;SUBSTITUTE(SUBSTITUTE([.A43];&quot;/&quot;;&quot;_&quot;);&quot;advanced_&quot;;&quot;&quot;)&amp;&quot;;&quot;" office:value-type="string" office:string-value="./combined_ethnicity.perl -in='advanced/faelid.txt' -beautyIn='beauty_advanced/faelid.txt' -height='TALL' -hairBlack='0' -hairRed='5' -hairAuburn='5' -hairBrown='5' -hairDarkBlond='10' -hairBlond='40' -eyeBlack='0' -eyeBrown='0' -eyeBlue='30' -eyeGreen='5' -hairStraight='30' -hairWavy='70' -hairCurly='0' -hairAfro='0' -hairAsian='0' -skinColour='Pale' -using='swedish' &gt; ../common/ethnicities/01_faelid.txt;" calcext:value-type="string">
            <text:p>./combined_ethnicity.perl -in='advanced/faelid.txt' -beautyIn='beauty_advanced/faelid.txt' -height='TALL' -hairBlack='0' -hairRed='5' -hairAuburn='5' -hairBrown='5' -hairDarkBlond='10' -hairBlond='40' -eyeBlack='0' -eyeBrown='0' -eyeBlue='30' -eyeGreen='5' -hairStraight='30' -hairWavy='70' -hairCurly='0' -hairAfro='0' -hairAsian='0' -skinColour='Pale' -using='swedish' &gt; ../common/ethnicities/01_fael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fenno_nordid.txt</text:p>
          </table:table-cell>
          <table:table-cell table:style-name="ce2" office:value-type="string" calcext:value-type="string">
            <text:p>beauty_advanced/fenno_nordid.txt</text:p>
          </table:table-cell>
          <table:table-cell table:style-name="ce4" office:value-type="string" calcext:value-type="string">
            <text:p>RATHER_TALL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20" calcext:value-type="float">
            <text:p>20</text:p>
          </table:table-cell>
          <table:table-cell table:style-name="ce14"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3" office:value-type="float" office:value="20" calcext:value-type="float">
            <text:p>2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30" calcext:value-type="float">
            <text:p>30</text:p>
          </table:table-cell>
          <table:table-cell table:style-name="ce32" office:value-type="float" office:value="10" calcext:value-type="float">
            <text:p>10</text:p>
          </table:table-cell>
          <table:table-cell table:style-name="ce35" office:value-type="float" office:value="60" calcext:value-type="float">
            <text:p>60</text:p>
          </table:table-cell>
          <table:table-cell table:style-name="ce36" office:value-type="float" office:value="30" calcext:value-type="float">
            <text:p>3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10" calcext:value-type="float">
            <text:p>10</text:p>
          </table:table-cell>
          <table:table-cell table:style-name="ce3" office:value-type="string" calcext:value-type="string">
            <text:p>Pale</text:p>
          </table:table-cell>
          <table:table-cell table:style-name="ce3" office:value-type="string" calcext:value-type="string">
            <text:p>finnish</text:p>
          </table:table-cell>
          <table:table-cell table:style-name="ce2" table:formula="of:=&quot;-&quot;&amp;[.$A$1]&amp;&quot;='&quot;&amp;[.A44]&amp;&quot;' -&quot;&amp;[.$B$1]&amp;&quot;='&quot;&amp;[.B44]&amp;&quot;' -&quot;&amp;[.$C$1]&amp;&quot;='&quot;&amp;[.C44]&amp;&quot;' -&quot;&amp;[.$D$1]&amp;&quot;='&quot;&amp;[.D44]&amp;&quot;' -&quot;&amp;[.$E$1]&amp;&quot;='&quot;&amp;[.E44]&amp;&quot;' -&quot;&amp;[.$F$1]&amp;&quot;='&quot;&amp;[.F44]&amp;&quot;' -&quot;&amp;[.$G$1]&amp;&quot;='&quot;&amp;[.G44]&amp;&quot;' -&quot;&amp;[.$H$1]&amp;&quot;='&quot;&amp;[.H44]&amp;&quot;' -&quot;&amp;[.$I$1]&amp;&quot;='&quot;&amp;[.I44]&amp;&quot;' -&quot;&amp;[.$J$1]&amp;&quot;='&quot;&amp;[.J44]&amp;&quot;' -&quot;&amp;[.$K$1]&amp;&quot;='&quot;&amp;[.K44]&amp;&quot;' -&quot;&amp;[.$L$1]&amp;&quot;='&quot;&amp;[.L44]&amp;&quot;' -&quot;&amp;[.$M$1]&amp;&quot;='&quot;&amp;[.M44]&amp;&quot;' -&quot;&amp;[.$N$1]&amp;&quot;='&quot;&amp;[.N44]&amp;&quot;' -&quot;&amp;[.$O$1]&amp;&quot;='&quot;&amp;[.O44]&amp;&quot;' -&quot;&amp;[.$P$1]&amp;&quot;='&quot;&amp;[.P44]&amp;&quot;' -&quot;&amp;[.$Q$1]&amp;&quot;='&quot;&amp;[.Q44]&amp;&quot;' -&quot;&amp;[.$R$1]&amp;&quot;='&quot;&amp;[.R44]&amp;&quot;'&quot;&amp;&quot; -&quot;&amp;[.$S$1]&amp;&quot;='&quot;&amp;[.S44]&amp;&quot;'&quot;&amp;&quot; -&quot;&amp;[.$T$1]&amp;&quot;='&quot;&amp;[.T44]&amp;&quot;'&quot;" office:value-type="string" office:string-value="-in='advanced/fenno_nordid.txt' -beautyIn='beauty_advanced/fenno_nordid.txt' -height='RATHER_TALL' -hairBlack='0' -hairRed='20' -hairAuburn='10' -hairBrown='0' -hairDarkBlond='10' -hairBlond='20' -eyeBlack='0' -eyeBrown='0' -eyeBlue='30' -eyeGreen='10' -hairStraight='60' -hairWavy='30' -hairCurly='0' -hairAfro='0' -hairAsian='10' -skinColour='Pale' -using='finnish'" calcext:value-type="string">
            <text:p>-in='advanced/fenno_nordid.txt' -beautyIn='beauty_advanced/fenno_nordid.txt' -height='RATHER_TALL' -hairBlack='0' -hairRed='20' -hairAuburn='10' -hairBrown='0' -hairDarkBlond='10' -hairBlond='20' -eyeBlack='0' -eyeBrown='0' -eyeBlue='30' -eyeGreen='10' -hairStraight='60' -hairWavy='30' -hairCurly='0' -hairAfro='0' -hairAsian='10' -skinColour='Pale' -using='finnish'</text:p>
          </table:table-cell>
          <table:table-cell table:style-name="ce2" table:formula="of:=&quot;./combined_ethnicity.perl &quot;&amp;[.U44]&amp;&quot; &gt; ../common/ethnicities/01_&quot;&amp;SUBSTITUTE(SUBSTITUTE([.A44];&quot;/&quot;;&quot;_&quot;);&quot;advanced_&quot;;&quot;&quot;)&amp;&quot;;&quot;" office:value-type="string" office:string-value="./combined_ethnicity.perl -in='advanced/fenno_nordid.txt' -beautyIn='beauty_advanced/fenno_nordid.txt' -height='RATHER_TALL' -hairBlack='0' -hairRed='20' -hairAuburn='10' -hairBrown='0' -hairDarkBlond='10' -hairBlond='20' -eyeBlack='0' -eyeBrown='0' -eyeBlue='30' -eyeGreen='10' -hairStraight='60' -hairWavy='30' -hairCurly='0' -hairAfro='0' -hairAsian='10' -skinColour='Pale' -using='finnish' &gt; ../common/ethnicities/01_fenno_nordid.txt;" calcext:value-type="string">
            <text:p>./combined_ethnicity.perl -in='advanced/fenno_nordid.txt' -beautyIn='beauty_advanced/fenno_nordid.txt' -height='RATHER_TALL' -hairBlack='0' -hairRed='20' -hairAuburn='10' -hairBrown='0' -hairDarkBlond='10' -hairBlond='20' -eyeBlack='0' -eyeBrown='0' -eyeBlue='30' -eyeGreen='10' -hairStraight='60' -hairWavy='30' -hairCurly='0' -hairAfro='0' -hairAsian='10' -skinColour='Pale' -using='finnish' &gt; ../common/ethnicities/01_fenno_nord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fezzanid.txt</text:p>
          </table:table-cell>
          <table:table-cell table:style-name="ce4" office:value-type="string" calcext:value-type="string">
            <text:p>MEDIUM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8" office:value-type="float" office:value="50" calcext:value-type="float">
            <text:p>5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Medium-Medium</text:p>
          </table:table-cell>
          <table:table-cell table:style-name="ce3" office:value-type="string" calcext:value-type="string">
            <text:p>baranis</text:p>
          </table:table-cell>
          <table:table-cell table:style-name="ce2" table:formula="of:=&quot;-&quot;&amp;[.$A$1]&amp;&quot;='&quot;&amp;[.A45]&amp;&quot;' -&quot;&amp;[.$B$1]&amp;&quot;='&quot;&amp;[.B45]&amp;&quot;' -&quot;&amp;[.$C$1]&amp;&quot;='&quot;&amp;[.C45]&amp;&quot;' -&quot;&amp;[.$D$1]&amp;&quot;='&quot;&amp;[.D45]&amp;&quot;' -&quot;&amp;[.$E$1]&amp;&quot;='&quot;&amp;[.E45]&amp;&quot;' -&quot;&amp;[.$F$1]&amp;&quot;='&quot;&amp;[.F45]&amp;&quot;' -&quot;&amp;[.$G$1]&amp;&quot;='&quot;&amp;[.G45]&amp;&quot;' -&quot;&amp;[.$H$1]&amp;&quot;='&quot;&amp;[.H45]&amp;&quot;' -&quot;&amp;[.$I$1]&amp;&quot;='&quot;&amp;[.I45]&amp;&quot;' -&quot;&amp;[.$J$1]&amp;&quot;='&quot;&amp;[.J45]&amp;&quot;' -&quot;&amp;[.$K$1]&amp;&quot;='&quot;&amp;[.K45]&amp;&quot;' -&quot;&amp;[.$L$1]&amp;&quot;='&quot;&amp;[.L45]&amp;&quot;' -&quot;&amp;[.$M$1]&amp;&quot;='&quot;&amp;[.M45]&amp;&quot;' -&quot;&amp;[.$N$1]&amp;&quot;='&quot;&amp;[.N45]&amp;&quot;' -&quot;&amp;[.$O$1]&amp;&quot;='&quot;&amp;[.O45]&amp;&quot;' -&quot;&amp;[.$P$1]&amp;&quot;='&quot;&amp;[.P45]&amp;&quot;' -&quot;&amp;[.$Q$1]&amp;&quot;='&quot;&amp;[.Q45]&amp;&quot;' -&quot;&amp;[.$R$1]&amp;&quot;='&quot;&amp;[.R45]&amp;&quot;'&quot;&amp;&quot; -&quot;&amp;[.$S$1]&amp;&quot;='&quot;&amp;[.S45]&amp;&quot;'&quot;&amp;&quot; -&quot;&amp;[.$T$1]&amp;&quot;='&quot;&amp;[.T45]&amp;&quot;'&quot;" office:value-type="string" office:string-value="-in='advanced/fezzanid.txt' -beautyIn='advanced/fezzanid.txt' -height='MEDIUM' -hairBlack='10' -hairRed='0' -hairAuburn='0' -hairBrown='0' -hairDarkBlond='0' -hairBlond='0' -eyeBlack='10' -eyeBrown='0' -eyeBlue='0' -eyeGreen='0' -hairStraight='0' -hairWavy='0' -hairCurly='50' -hairAfro='50' -hairAsian='0' -skinColour='Medium-Medium' -using='baranis'" calcext:value-type="string">
            <text:p>-in='advanced/fezzanid.txt' -beautyIn='advanced/fezzanid.txt' -height='MEDIUM' -hairBlack='10' -hairRed='0' -hairAuburn='0' -hairBrown='0' -hairDarkBlond='0' -hairBlond='0' -eyeBlack='10' -eyeBrown='0' -eyeBlue='0' -eyeGreen='0' -hairStraight='0' -hairWavy='0' -hairCurly='50' -hairAfro='50' -hairAsian='0' -skinColour='Medium-Medium' -using='baranis'</text:p>
          </table:table-cell>
          <table:table-cell table:style-name="ce2" table:formula="of:=&quot;./combined_ethnicity.perl &quot;&amp;[.U45]&amp;&quot; &gt; ../common/ethnicities/01_&quot;&amp;SUBSTITUTE(SUBSTITUTE([.A45];&quot;/&quot;;&quot;_&quot;);&quot;advanced_&quot;;&quot;&quot;)&amp;&quot;;&quot;" office:value-type="string" office:string-value="./combined_ethnicity.perl -in='advanced/fezzanid.txt' -beautyIn='advanced/fezzanid.txt' -height='MEDIUM' -hairBlack='10' -hairRed='0' -hairAuburn='0' -hairBrown='0' -hairDarkBlond='0' -hairBlond='0' -eyeBlack='10' -eyeBrown='0' -eyeBlue='0' -eyeGreen='0' -hairStraight='0' -hairWavy='0' -hairCurly='50' -hairAfro='50' -hairAsian='0' -skinColour='Medium-Medium' -using='baranis' &gt; ../common/ethnicities/01_fezzanid.txt;" calcext:value-type="string">
            <text:p>./combined_ethnicity.perl -in='advanced/fezzanid.txt' -beautyIn='advanced/fezzanid.txt' -height='MEDIUM' -hairBlack='10' -hairRed='0' -hairAuburn='0' -hairBrown='0' -hairDarkBlond='0' -hairBlond='0' -eyeBlack='10' -eyeBrown='0' -eyeBlue='0' -eyeGreen='0' -hairStraight='0' -hairWavy='0' -hairCurly='50' -hairAfro='50' -hairAsian='0' -skinColour='Medium-Medium' -using='baranis' &gt; ../common/ethnicities/01_fezzan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gobid.txt</text:p>
          </table:table-cell>
          <table:table-cell table:style-name="ce2" office:value-type="string" calcext:value-type="string">
            <text:p>beauty_advanced/gobid.txt</text:p>
          </table:table-cell>
          <table:table-cell table:style-name="ce4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Light-Yellow</text:p>
          </table:table-cell>
          <table:table-cell table:style-name="ce3" office:value-type="string" calcext:value-type="string">
            <text:p>mongol</text:p>
          </table:table-cell>
          <table:table-cell table:style-name="ce2" table:formula="of:=&quot;-&quot;&amp;[.$A$1]&amp;&quot;='&quot;&amp;[.A46]&amp;&quot;' -&quot;&amp;[.$B$1]&amp;&quot;='&quot;&amp;[.B46]&amp;&quot;' -&quot;&amp;[.$C$1]&amp;&quot;='&quot;&amp;[.C46]&amp;&quot;' -&quot;&amp;[.$D$1]&amp;&quot;='&quot;&amp;[.D46]&amp;&quot;' -&quot;&amp;[.$E$1]&amp;&quot;='&quot;&amp;[.E46]&amp;&quot;' -&quot;&amp;[.$F$1]&amp;&quot;='&quot;&amp;[.F46]&amp;&quot;' -&quot;&amp;[.$G$1]&amp;&quot;='&quot;&amp;[.G46]&amp;&quot;' -&quot;&amp;[.$H$1]&amp;&quot;='&quot;&amp;[.H46]&amp;&quot;' -&quot;&amp;[.$I$1]&amp;&quot;='&quot;&amp;[.I46]&amp;&quot;' -&quot;&amp;[.$J$1]&amp;&quot;='&quot;&amp;[.J46]&amp;&quot;' -&quot;&amp;[.$K$1]&amp;&quot;='&quot;&amp;[.K46]&amp;&quot;' -&quot;&amp;[.$L$1]&amp;&quot;='&quot;&amp;[.L46]&amp;&quot;' -&quot;&amp;[.$M$1]&amp;&quot;='&quot;&amp;[.M46]&amp;&quot;' -&quot;&amp;[.$N$1]&amp;&quot;='&quot;&amp;[.N46]&amp;&quot;' -&quot;&amp;[.$O$1]&amp;&quot;='&quot;&amp;[.O46]&amp;&quot;' -&quot;&amp;[.$P$1]&amp;&quot;='&quot;&amp;[.P46]&amp;&quot;' -&quot;&amp;[.$Q$1]&amp;&quot;='&quot;&amp;[.Q46]&amp;&quot;' -&quot;&amp;[.$R$1]&amp;&quot;='&quot;&amp;[.R46]&amp;&quot;'&quot;&amp;&quot; -&quot;&amp;[.$S$1]&amp;&quot;='&quot;&amp;[.S46]&amp;&quot;'&quot;&amp;&quot; -&quot;&amp;[.$T$1]&amp;&quot;='&quot;&amp;[.T46]&amp;&quot;'&quot;" office:value-type="string" office:string-value="-in='advanced/gobid.txt' -beautyIn='beauty_advanced/gob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mongol'" calcext:value-type="string">
            <text:p>-in='advanced/gobid.txt' -beautyIn='beauty_advanced/gob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mongol'</text:p>
          </table:table-cell>
          <table:table-cell table:style-name="ce2" table:formula="of:=&quot;./combined_ethnicity.perl &quot;&amp;[.U46]&amp;&quot; &gt; ../common/ethnicities/01_&quot;&amp;SUBSTITUTE(SUBSTITUTE([.A46];&quot;/&quot;;&quot;_&quot;);&quot;advanced_&quot;;&quot;&quot;)&amp;&quot;;&quot;" office:value-type="string" office:string-value="./combined_ethnicity.perl -in='advanced/gobid.txt' -beautyIn='beauty_advanced/gob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mongol' &gt; ../common/ethnicities/01_gobid.txt;" calcext:value-type="string">
            <text:p>./combined_ethnicity.perl -in='advanced/gobid.txt' -beautyIn='beauty_advanced/gob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mongol' &gt; ../common/ethnicities/01_gob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gorid.txt</text:p>
          </table:table-cell>
          <table:table-cell table:style-name="ce2" office:value-type="string" calcext:value-type="string">
            <text:p>beauty_advanced/gorid.txt</text:p>
          </table:table-cell>
          <table:table-cell table:style-name="ce4" office:value-type="string" calcext:value-type="string">
            <text:p>RATHER_SHORT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30" calcext:value-type="float">
            <text:p>30</text:p>
          </table:table-cell>
          <table:table-cell table:style-name="ce20" office:value-type="float" office:value="10" calcext:value-type="float">
            <text:p>10</text:p>
          </table:table-cell>
          <table:table-cell table:style-name="ce23" office:value-type="float" office:value="5" calcext:value-type="float">
            <text:p>5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25" calcext:value-type="float">
            <text:p>25</text:p>
          </table:table-cell>
          <table:table-cell table:style-name="ce29" office:value-type="float" office:value="5" calcext:value-type="float">
            <text:p>5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FairLight-Medium</text:p>
          </table:table-cell>
          <table:table-cell table:style-name="ce3" office:value-type="string" calcext:value-type="string">
            <text:p>polish</text:p>
          </table:table-cell>
          <table:table-cell table:style-name="ce2" table:formula="of:=&quot;-&quot;&amp;[.$A$1]&amp;&quot;='&quot;&amp;[.A47]&amp;&quot;' -&quot;&amp;[.$B$1]&amp;&quot;='&quot;&amp;[.B47]&amp;&quot;' -&quot;&amp;[.$C$1]&amp;&quot;='&quot;&amp;[.C47]&amp;&quot;' -&quot;&amp;[.$D$1]&amp;&quot;='&quot;&amp;[.D47]&amp;&quot;' -&quot;&amp;[.$E$1]&amp;&quot;='&quot;&amp;[.E47]&amp;&quot;' -&quot;&amp;[.$F$1]&amp;&quot;='&quot;&amp;[.F47]&amp;&quot;' -&quot;&amp;[.$G$1]&amp;&quot;='&quot;&amp;[.G47]&amp;&quot;' -&quot;&amp;[.$H$1]&amp;&quot;='&quot;&amp;[.H47]&amp;&quot;' -&quot;&amp;[.$I$1]&amp;&quot;='&quot;&amp;[.I47]&amp;&quot;' -&quot;&amp;[.$J$1]&amp;&quot;='&quot;&amp;[.J47]&amp;&quot;' -&quot;&amp;[.$K$1]&amp;&quot;='&quot;&amp;[.K47]&amp;&quot;' -&quot;&amp;[.$L$1]&amp;&quot;='&quot;&amp;[.L47]&amp;&quot;' -&quot;&amp;[.$M$1]&amp;&quot;='&quot;&amp;[.M47]&amp;&quot;' -&quot;&amp;[.$N$1]&amp;&quot;='&quot;&amp;[.N47]&amp;&quot;' -&quot;&amp;[.$O$1]&amp;&quot;='&quot;&amp;[.O47]&amp;&quot;' -&quot;&amp;[.$P$1]&amp;&quot;='&quot;&amp;[.P47]&amp;&quot;' -&quot;&amp;[.$Q$1]&amp;&quot;='&quot;&amp;[.Q47]&amp;&quot;' -&quot;&amp;[.$R$1]&amp;&quot;='&quot;&amp;[.R47]&amp;&quot;'&quot;&amp;&quot; -&quot;&amp;[.$S$1]&amp;&quot;='&quot;&amp;[.S47]&amp;&quot;'&quot;&amp;&quot; -&quot;&amp;[.$T$1]&amp;&quot;='&quot;&amp;[.T47]&amp;&quot;'&quot;" office:value-type="string" office:string-value="-in='advanced/gorid.txt' -beautyIn='beauty_advanced/gorid.txt' -height='RATHER_SHORT' -hairBlack='0' -hairRed='0' -hairAuburn='0' -hairBrown='30' -hairDarkBlond='10' -hairBlond='5' -eyeBlack='0' -eyeBrown='25' -eyeBlue='5' -eyeGreen='5' -hairStraight='0' -hairWavy='0' -hairCurly='0' -hairAfro='0' -hairAsian='0' -skinColour='FairLight-Medium' -using='polish'" calcext:value-type="string">
            <text:p>-in='advanced/gorid.txt' -beautyIn='beauty_advanced/gorid.txt' -height='RATHER_SHORT' -hairBlack='0' -hairRed='0' -hairAuburn='0' -hairBrown='30' -hairDarkBlond='10' -hairBlond='5' -eyeBlack='0' -eyeBrown='25' -eyeBlue='5' -eyeGreen='5' -hairStraight='0' -hairWavy='0' -hairCurly='0' -hairAfro='0' -hairAsian='0' -skinColour='FairLight-Medium' -using='polish'</text:p>
          </table:table-cell>
          <table:table-cell table:style-name="ce2" table:formula="of:=&quot;./combined_ethnicity.perl &quot;&amp;[.U47]&amp;&quot; &gt; ../common/ethnicities/01_&quot;&amp;SUBSTITUTE(SUBSTITUTE([.A47];&quot;/&quot;;&quot;_&quot;);&quot;advanced_&quot;;&quot;&quot;)&amp;&quot;;&quot;" office:value-type="string" office:string-value="./combined_ethnicity.perl -in='advanced/gorid.txt' -beautyIn='beauty_advanced/gorid.txt' -height='RATHER_SHORT' -hairBlack='0' -hairRed='0' -hairAuburn='0' -hairBrown='30' -hairDarkBlond='10' -hairBlond='5' -eyeBlack='0' -eyeBrown='25' -eyeBlue='5' -eyeGreen='5' -hairStraight='0' -hairWavy='0' -hairCurly='0' -hairAfro='0' -hairAsian='0' -skinColour='FairLight-Medium' -using='polish' &gt; ../common/ethnicities/01_gorid.txt;" calcext:value-type="string">
            <text:p>./combined_ethnicity.perl -in='advanced/gorid.txt' -beautyIn='beauty_advanced/gorid.txt' -height='RATHER_SHORT' -hairBlack='0' -hairRed='0' -hairAuburn='0' -hairBrown='30' -hairDarkBlond='10' -hairBlond='5' -eyeBlack='0' -eyeBrown='25' -eyeBlue='5' -eyeGreen='5' -hairStraight='0' -hairWavy='0' -hairCurly='0' -hairAfro='0' -hairAsian='0' -skinColour='FairLight-Medium' -using='polish' &gt; ../common/ethnicities/01_gor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gracile_indid.txt</text:p>
          </table:table-cell>
          <table:table-cell table:style-name="ce2" office:value-type="string" calcext:value-type="string">
            <text:p>beauty_advanced/gracile_indid.txt</text:p>
          </table:table-cell>
          <table:table-cell table:style-name="ce4" office:value-type="string" calcext:value-type="string">
            <text:p>RATHER_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25" calcext:value-type="float">
            <text:p>25</text:p>
          </table:table-cell>
          <table:table-cell table:style-name="ce36" office:value-type="float" office:value="60" calcext:value-type="float">
            <text:p>60</text:p>
          </table:table-cell>
          <table:table-cell table:style-name="ce38" office:value-type="float" office:value="15" calcext:value-type="float">
            <text:p>15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INDIAN_BROAD</text:p>
          </table:table-cell>
          <table:table-cell table:style-name="ce3" office:value-type="string" calcext:value-type="string">
            <text:p>marathi</text:p>
          </table:table-cell>
          <table:table-cell table:style-name="ce2" table:formula="of:=&quot;-&quot;&amp;[.$A$1]&amp;&quot;='&quot;&amp;[.A48]&amp;&quot;' -&quot;&amp;[.$B$1]&amp;&quot;='&quot;&amp;[.B48]&amp;&quot;' -&quot;&amp;[.$C$1]&amp;&quot;='&quot;&amp;[.C48]&amp;&quot;' -&quot;&amp;[.$D$1]&amp;&quot;='&quot;&amp;[.D48]&amp;&quot;' -&quot;&amp;[.$E$1]&amp;&quot;='&quot;&amp;[.E48]&amp;&quot;' -&quot;&amp;[.$F$1]&amp;&quot;='&quot;&amp;[.F48]&amp;&quot;' -&quot;&amp;[.$G$1]&amp;&quot;='&quot;&amp;[.G48]&amp;&quot;' -&quot;&amp;[.$H$1]&amp;&quot;='&quot;&amp;[.H48]&amp;&quot;' -&quot;&amp;[.$I$1]&amp;&quot;='&quot;&amp;[.I48]&amp;&quot;' -&quot;&amp;[.$J$1]&amp;&quot;='&quot;&amp;[.J48]&amp;&quot;' -&quot;&amp;[.$K$1]&amp;&quot;='&quot;&amp;[.K48]&amp;&quot;' -&quot;&amp;[.$L$1]&amp;&quot;='&quot;&amp;[.L48]&amp;&quot;' -&quot;&amp;[.$M$1]&amp;&quot;='&quot;&amp;[.M48]&amp;&quot;' -&quot;&amp;[.$N$1]&amp;&quot;='&quot;&amp;[.N48]&amp;&quot;' -&quot;&amp;[.$O$1]&amp;&quot;='&quot;&amp;[.O48]&amp;&quot;' -&quot;&amp;[.$P$1]&amp;&quot;='&quot;&amp;[.P48]&amp;&quot;' -&quot;&amp;[.$Q$1]&amp;&quot;='&quot;&amp;[.Q48]&amp;&quot;' -&quot;&amp;[.$R$1]&amp;&quot;='&quot;&amp;[.R48]&amp;&quot;'&quot;&amp;&quot; -&quot;&amp;[.$S$1]&amp;&quot;='&quot;&amp;[.S48]&amp;&quot;'&quot;&amp;&quot; -&quot;&amp;[.$T$1]&amp;&quot;='&quot;&amp;[.T48]&amp;&quot;'&quot;" office:value-type="string" office:string-value="-in='advanced/gracile_indid.txt' -beautyIn='beauty_advanced/gracile_indid.txt' -height='RATHER_SHORT' -hairBlack='10' -hairRed='0' -hairAuburn='0' -hairBrown='0' -hairDarkBlond='0' -hairBlond='0' -eyeBlack='10' -eyeBrown='0' -eyeBlue='0' -eyeGreen='0' -hairStraight='25' -hairWavy='60' -hairCurly='15' -hairAfro='0' -hairAsian='0' -skinColour='INDIAN_BROAD' -using='marathi'" calcext:value-type="string">
            <text:p>-in='advanced/gracile_indid.txt' -beautyIn='beauty_advanced/gracile_indid.txt' -height='RATHER_SHORT' -hairBlack='10' -hairRed='0' -hairAuburn='0' -hairBrown='0' -hairDarkBlond='0' -hairBlond='0' -eyeBlack='10' -eyeBrown='0' -eyeBlue='0' -eyeGreen='0' -hairStraight='25' -hairWavy='60' -hairCurly='15' -hairAfro='0' -hairAsian='0' -skinColour='INDIAN_BROAD' -using='marathi'</text:p>
          </table:table-cell>
          <table:table-cell table:style-name="ce2" table:formula="of:=&quot;./combined_ethnicity.perl &quot;&amp;[.U48]&amp;&quot; &gt; ../common/ethnicities/01_&quot;&amp;SUBSTITUTE(SUBSTITUTE([.A48];&quot;/&quot;;&quot;_&quot;);&quot;advanced_&quot;;&quot;&quot;)&amp;&quot;;&quot;" office:value-type="string" office:string-value="./combined_ethnicity.perl -in='advanced/gracile_indid.txt' -beautyIn='beauty_advanced/gracile_indid.txt' -height='RATHER_SHORT' -hairBlack='10' -hairRed='0' -hairAuburn='0' -hairBrown='0' -hairDarkBlond='0' -hairBlond='0' -eyeBlack='10' -eyeBrown='0' -eyeBlue='0' -eyeGreen='0' -hairStraight='25' -hairWavy='60' -hairCurly='15' -hairAfro='0' -hairAsian='0' -skinColour='INDIAN_BROAD' -using='marathi' &gt; ../common/ethnicities/01_gracile_indid.txt;" calcext:value-type="string">
            <text:p>./combined_ethnicity.perl -in='advanced/gracile_indid.txt' -beautyIn='beauty_advanced/gracile_indid.txt' -height='RATHER_SHORT' -hairBlack='10' -hairRed='0' -hairAuburn='0' -hairBrown='0' -hairDarkBlond='0' -hairBlond='0' -eyeBlack='10' -eyeBrown='0' -eyeBlue='0' -eyeGreen='0' -hairStraight='25' -hairWavy='60' -hairCurly='15' -hairAfro='0' -hairAsian='0' -skinColour='INDIAN_BROAD' -using='marathi' &gt; ../common/ethnicities/01_gracile_ind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guineo_camerunian.txt</text:p>
          </table:table-cell>
          <table:table-cell table:style-name="ce4" office:value-type="string" calcext:value-type="string">
            <text:p>MEDIUM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Dark-Red</text:p>
          </table:table-cell>
          <table:table-cell table:style-name="ce3" office:value-type="string" calcext:value-type="string">
            <text:p>bobo</text:p>
          </table:table-cell>
          <table:table-cell table:style-name="ce2" table:formula="of:=&quot;-&quot;&amp;[.$A$1]&amp;&quot;='&quot;&amp;[.A49]&amp;&quot;' -&quot;&amp;[.$B$1]&amp;&quot;='&quot;&amp;[.B49]&amp;&quot;' -&quot;&amp;[.$C$1]&amp;&quot;='&quot;&amp;[.C49]&amp;&quot;' -&quot;&amp;[.$D$1]&amp;&quot;='&quot;&amp;[.D49]&amp;&quot;' -&quot;&amp;[.$E$1]&amp;&quot;='&quot;&amp;[.E49]&amp;&quot;' -&quot;&amp;[.$F$1]&amp;&quot;='&quot;&amp;[.F49]&amp;&quot;' -&quot;&amp;[.$G$1]&amp;&quot;='&quot;&amp;[.G49]&amp;&quot;' -&quot;&amp;[.$H$1]&amp;&quot;='&quot;&amp;[.H49]&amp;&quot;' -&quot;&amp;[.$I$1]&amp;&quot;='&quot;&amp;[.I49]&amp;&quot;' -&quot;&amp;[.$J$1]&amp;&quot;='&quot;&amp;[.J49]&amp;&quot;' -&quot;&amp;[.$K$1]&amp;&quot;='&quot;&amp;[.K49]&amp;&quot;' -&quot;&amp;[.$L$1]&amp;&quot;='&quot;&amp;[.L49]&amp;&quot;' -&quot;&amp;[.$M$1]&amp;&quot;='&quot;&amp;[.M49]&amp;&quot;' -&quot;&amp;[.$N$1]&amp;&quot;='&quot;&amp;[.N49]&amp;&quot;' -&quot;&amp;[.$O$1]&amp;&quot;='&quot;&amp;[.O49]&amp;&quot;' -&quot;&amp;[.$P$1]&amp;&quot;='&quot;&amp;[.P49]&amp;&quot;' -&quot;&amp;[.$Q$1]&amp;&quot;='&quot;&amp;[.Q49]&amp;&quot;' -&quot;&amp;[.$R$1]&amp;&quot;='&quot;&amp;[.R49]&amp;&quot;'&quot;&amp;&quot; -&quot;&amp;[.$S$1]&amp;&quot;='&quot;&amp;[.S49]&amp;&quot;'&quot;&amp;&quot; -&quot;&amp;[.$T$1]&amp;&quot;='&quot;&amp;[.T49]&amp;&quot;'&quot;" office:value-type="string" office:string-value="-in='advanced/guineo_camerunian.txt' -beautyIn='advanced/guineo_camerunian.txt' -height='MEDIUM' -hairBlack='10' -hairRed='0' -hairAuburn='0' -hairBrown='0' -hairDarkBlond='0' -hairBlond='0' -eyeBlack='10' -eyeBrown='0' -eyeBlue='0' -eyeGreen='0' -hairStraight='0' -hairWavy='0' -hairCurly='0' -hairAfro='100' -hairAsian='0' -skinColour='Dark-Red' -using='bobo'" calcext:value-type="string">
            <text:p>-in='advanced/guineo_camerunian.txt' -beautyIn='advanced/guineo_camerunian.txt' -height='MEDIUM' -hairBlack='10' -hairRed='0' -hairAuburn='0' -hairBrown='0' -hairDarkBlond='0' -hairBlond='0' -eyeBlack='10' -eyeBrown='0' -eyeBlue='0' -eyeGreen='0' -hairStraight='0' -hairWavy='0' -hairCurly='0' -hairAfro='100' -hairAsian='0' -skinColour='Dark-Red' -using='bobo'</text:p>
          </table:table-cell>
          <table:table-cell table:style-name="ce2" table:formula="of:=&quot;./combined_ethnicity.perl &quot;&amp;[.U49]&amp;&quot; &gt; ../common/ethnicities/01_&quot;&amp;SUBSTITUTE(SUBSTITUTE([.A49];&quot;/&quot;;&quot;_&quot;);&quot;advanced_&quot;;&quot;&quot;)&amp;&quot;;&quot;" office:value-type="string" office:string-value="./combined_ethnicity.perl -in='advanced/guineo_camerunian.txt' -beautyIn='advanced/guineo_camerunian.txt' -height='MEDIUM' -hairBlack='10' -hairRed='0' -hairAuburn='0' -hairBrown='0' -hairDarkBlond='0' -hairBlond='0' -eyeBlack='10' -eyeBrown='0' -eyeBlue='0' -eyeGreen='0' -hairStraight='0' -hairWavy='0' -hairCurly='0' -hairAfro='100' -hairAsian='0' -skinColour='Dark-Red' -using='bobo' &gt; ../common/ethnicities/01_guineo_camerunian.txt;" calcext:value-type="string">
            <text:p>./combined_ethnicity.perl -in='advanced/guineo_camerunian.txt' -beautyIn='advanced/guineo_camerunian.txt' -height='MEDIUM' -hairBlack='10' -hairRed='0' -hairAuburn='0' -hairBrown='0' -hairDarkBlond='0' -hairBlond='0' -eyeBlack='10' -eyeBrown='0' -eyeBlue='0' -eyeGreen='0' -hairStraight='0' -hairWavy='0' -hairCurly='0' -hairAfro='100' -hairAsian='0' -skinColour='Dark-Red' -using='bobo' &gt; ../common/ethnicities/01_guineo_camerunian.txt;</text:p>
          </table:table-cell>
          <table:table-cell table:number-columns-repeated="1002"/>
        </table:table-row>
        <table:table-row table:style-name="ro1">
          <table:table-cell table:number-columns-repeated="2" table:style-name="ce3" office:value-type="string" calcext:value-type="string">
            <text:p>advanced/guinesid.txt</text:p>
          </table:table-cell>
          <table:table-cell table:style-name="ce4" office:value-type="string" calcext:value-type="string">
            <text:p>MEDIUM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MediumDark-Red</text:p>
          </table:table-cell>
          <table:table-cell table:style-name="ce3" office:value-type="string" calcext:value-type="string">
            <text:p>bobo</text:p>
          </table:table-cell>
          <table:table-cell table:style-name="ce2" table:formula="of:=&quot;-&quot;&amp;[.$A$1]&amp;&quot;='&quot;&amp;[.A50]&amp;&quot;' -&quot;&amp;[.$B$1]&amp;&quot;='&quot;&amp;[.B50]&amp;&quot;' -&quot;&amp;[.$C$1]&amp;&quot;='&quot;&amp;[.C50]&amp;&quot;' -&quot;&amp;[.$D$1]&amp;&quot;='&quot;&amp;[.D50]&amp;&quot;' -&quot;&amp;[.$E$1]&amp;&quot;='&quot;&amp;[.E50]&amp;&quot;' -&quot;&amp;[.$F$1]&amp;&quot;='&quot;&amp;[.F50]&amp;&quot;' -&quot;&amp;[.$G$1]&amp;&quot;='&quot;&amp;[.G50]&amp;&quot;' -&quot;&amp;[.$H$1]&amp;&quot;='&quot;&amp;[.H50]&amp;&quot;' -&quot;&amp;[.$I$1]&amp;&quot;='&quot;&amp;[.I50]&amp;&quot;' -&quot;&amp;[.$J$1]&amp;&quot;='&quot;&amp;[.J50]&amp;&quot;' -&quot;&amp;[.$K$1]&amp;&quot;='&quot;&amp;[.K50]&amp;&quot;' -&quot;&amp;[.$L$1]&amp;&quot;='&quot;&amp;[.L50]&amp;&quot;' -&quot;&amp;[.$M$1]&amp;&quot;='&quot;&amp;[.M50]&amp;&quot;' -&quot;&amp;[.$N$1]&amp;&quot;='&quot;&amp;[.N50]&amp;&quot;' -&quot;&amp;[.$O$1]&amp;&quot;='&quot;&amp;[.O50]&amp;&quot;' -&quot;&amp;[.$P$1]&amp;&quot;='&quot;&amp;[.P50]&amp;&quot;' -&quot;&amp;[.$Q$1]&amp;&quot;='&quot;&amp;[.Q50]&amp;&quot;' -&quot;&amp;[.$R$1]&amp;&quot;='&quot;&amp;[.R50]&amp;&quot;'&quot;&amp;&quot; -&quot;&amp;[.$S$1]&amp;&quot;='&quot;&amp;[.S50]&amp;&quot;'&quot;&amp;&quot; -&quot;&amp;[.$T$1]&amp;&quot;='&quot;&amp;[.T50]&amp;&quot;'&quot;" office:value-type="string" office:string-value="-in='advanced/guinesid.txt' -beautyIn='advanced/guinesid.txt' -height='MEDIUM' -hairBlack='10' -hairRed='0' -hairAuburn='0' -hairBrown='0' -hairDarkBlond='0' -hairBlond='0' -eyeBlack='10' -eyeBrown='0' -eyeBlue='0' -eyeGreen='0' -hairStraight='0' -hairWavy='0' -hairCurly='0' -hairAfro='100' -hairAsian='0' -skinColour='MediumDark-Red' -using='bobo'" calcext:value-type="string">
            <text:p>-in='advanced/guinesid.txt' -beautyIn='advanced/guinesid.txt' -height='MEDIUM' -hairBlack='10' -hairRed='0' -hairAuburn='0' -hairBrown='0' -hairDarkBlond='0' -hairBlond='0' -eyeBlack='10' -eyeBrown='0' -eyeBlue='0' -eyeGreen='0' -hairStraight='0' -hairWavy='0' -hairCurly='0' -hairAfro='100' -hairAsian='0' -skinColour='MediumDark-Red' -using='bobo'</text:p>
          </table:table-cell>
          <table:table-cell table:style-name="ce2" table:formula="of:=&quot;./combined_ethnicity.perl &quot;&amp;[.U50]&amp;&quot; &gt; ../common/ethnicities/01_&quot;&amp;SUBSTITUTE(SUBSTITUTE([.A50];&quot;/&quot;;&quot;_&quot;);&quot;advanced_&quot;;&quot;&quot;)&amp;&quot;;&quot;" office:value-type="string" office:string-value="./combined_ethnicity.perl -in='advanced/guinesid.txt' -beautyIn='advanced/guinesid.txt' -height='MEDIUM' -hairBlack='10' -hairRed='0' -hairAuburn='0' -hairBrown='0' -hairDarkBlond='0' -hairBlond='0' -eyeBlack='10' -eyeBrown='0' -eyeBlue='0' -eyeGreen='0' -hairStraight='0' -hairWavy='0' -hairCurly='0' -hairAfro='100' -hairAsian='0' -skinColour='MediumDark-Red' -using='bobo' &gt; ../common/ethnicities/01_guinesid.txt;" calcext:value-type="string">
            <text:p>./combined_ethnicity.perl -in='advanced/guinesid.txt' -beautyIn='advanced/guinesid.txt' -height='MEDIUM' -hairBlack='10' -hairRed='0' -hairAuburn='0' -hairBrown='0' -hairDarkBlond='0' -hairBlond='0' -eyeBlack='10' -eyeBrown='0' -eyeBlue='0' -eyeGreen='0' -hairStraight='0' -hairWavy='0' -hairCurly='0' -hairAfro='100' -hairAsian='0' -skinColour='MediumDark-Red' -using='bobo' &gt; ../common/ethnicities/01_guines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halstatt.txt</text:p>
          </table:table-cell>
          <table:table-cell table:style-name="ce2" office:value-type="string" calcext:value-type="string">
            <text:p>beauty_advanced/halstatt.txt</text:p>
          </table:table-cell>
          <table:table-cell table:style-name="ce2" office:value-type="string" calcext:value-type="string">
            <text:p>TALL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float" office:value="40" calcext:value-type="float">
            <text:p>4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10" calcext:value-type="float">
            <text:p>1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50" calcext:value-type="float">
            <text:p>50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Pale</text:p>
          </table:table-cell>
          <table:table-cell table:style-name="ce3" office:value-type="string" calcext:value-type="string">
            <text:p>swedish</text:p>
          </table:table-cell>
          <table:table-cell table:style-name="ce2" table:formula="of:=&quot;-&quot;&amp;[.$A$1]&amp;&quot;='&quot;&amp;[.A51]&amp;&quot;' -&quot;&amp;[.$B$1]&amp;&quot;='&quot;&amp;[.B51]&amp;&quot;' -&quot;&amp;[.$C$1]&amp;&quot;='&quot;&amp;[.C51]&amp;&quot;' -&quot;&amp;[.$D$1]&amp;&quot;='&quot;&amp;[.D51]&amp;&quot;' -&quot;&amp;[.$E$1]&amp;&quot;='&quot;&amp;[.E51]&amp;&quot;' -&quot;&amp;[.$F$1]&amp;&quot;='&quot;&amp;[.F51]&amp;&quot;' -&quot;&amp;[.$G$1]&amp;&quot;='&quot;&amp;[.G51]&amp;&quot;' -&quot;&amp;[.$H$1]&amp;&quot;='&quot;&amp;[.H51]&amp;&quot;' -&quot;&amp;[.$I$1]&amp;&quot;='&quot;&amp;[.I51]&amp;&quot;' -&quot;&amp;[.$J$1]&amp;&quot;='&quot;&amp;[.J51]&amp;&quot;' -&quot;&amp;[.$K$1]&amp;&quot;='&quot;&amp;[.K51]&amp;&quot;' -&quot;&amp;[.$L$1]&amp;&quot;='&quot;&amp;[.L51]&amp;&quot;' -&quot;&amp;[.$M$1]&amp;&quot;='&quot;&amp;[.M51]&amp;&quot;' -&quot;&amp;[.$N$1]&amp;&quot;='&quot;&amp;[.N51]&amp;&quot;' -&quot;&amp;[.$O$1]&amp;&quot;='&quot;&amp;[.O51]&amp;&quot;' -&quot;&amp;[.$P$1]&amp;&quot;='&quot;&amp;[.P51]&amp;&quot;' -&quot;&amp;[.$Q$1]&amp;&quot;='&quot;&amp;[.Q51]&amp;&quot;' -&quot;&amp;[.$R$1]&amp;&quot;='&quot;&amp;[.R51]&amp;&quot;'&quot;&amp;&quot; -&quot;&amp;[.$S$1]&amp;&quot;='&quot;&amp;[.S51]&amp;&quot;'&quot;&amp;&quot; -&quot;&amp;[.$T$1]&amp;&quot;='&quot;&amp;[.T51]&amp;&quot;'&quot;" office:value-type="string" office:string-value="-in='advanced/halstatt.txt' -beautyIn='beauty_advanced/halstatt.txt' -height='TALL' -hairBlack='0' -hairRed='5' -hairAuburn='0' -hairBrown='5' -hairDarkBlond='5' -hairBlond='40' -eyeBlack='0' -eyeBrown='0' -eyeBlue='10' -eyeGreen='0' -hairStraight='50' -hairWavy='50' -hairCurly='0' -hairAfro='0' -hairAsian='0' -skinColour='Pale' -using='swedish'" calcext:value-type="string">
            <text:p>-in='advanced/halstatt.txt' -beautyIn='beauty_advanced/halstatt.txt' -height='TALL' -hairBlack='0' -hairRed='5' -hairAuburn='0' -hairBrown='5' -hairDarkBlond='5' -hairBlond='40' -eyeBlack='0' -eyeBrown='0' -eyeBlue='10' -eyeGreen='0' -hairStraight='50' -hairWavy='50' -hairCurly='0' -hairAfro='0' -hairAsian='0' -skinColour='Pale' -using='swedish'</text:p>
          </table:table-cell>
          <table:table-cell table:style-name="ce2" table:formula="of:=&quot;./combined_ethnicity.perl &quot;&amp;[.U51]&amp;&quot; &gt; ../common/ethnicities/01_&quot;&amp;SUBSTITUTE(SUBSTITUTE([.A51];&quot;/&quot;;&quot;_&quot;);&quot;advanced_&quot;;&quot;&quot;)&amp;&quot;;&quot;" office:value-type="string" office:string-value="./combined_ethnicity.perl -in='advanced/halstatt.txt' -beautyIn='beauty_advanced/halstatt.txt' -height='TALL' -hairBlack='0' -hairRed='5' -hairAuburn='0' -hairBrown='5' -hairDarkBlond='5' -hairBlond='40' -eyeBlack='0' -eyeBrown='0' -eyeBlue='10' -eyeGreen='0' -hairStraight='50' -hairWavy='50' -hairCurly='0' -hairAfro='0' -hairAsian='0' -skinColour='Pale' -using='swedish' &gt; ../common/ethnicities/01_halstatt.txt;" calcext:value-type="string">
            <text:p>./combined_ethnicity.perl -in='advanced/halstatt.txt' -beautyIn='beauty_advanced/halstatt.txt' -height='TALL' -hairBlack='0' -hairRed='5' -hairAuburn='0' -hairBrown='5' -hairDarkBlond='5' -hairBlond='40' -eyeBlack='0' -eyeBrown='0' -eyeBlue='10' -eyeGreen='0' -hairStraight='50' -hairWavy='50' -hairCurly='0' -hairAfro='0' -hairAsian='0' -skinColour='Pale' -using='swedish' &gt; ../common/ethnicities/01_halstatt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huanghoid.txt</text:p>
          </table:table-cell>
          <table:table-cell table:style-name="ce2" office:value-type="string" calcext:value-type="string">
            <text:p>beauty_advanced/huanghoid.txt</text:p>
          </table:table-cell>
          <table:table-cell table:style-name="ce4" office:value-type="string" calcext:value-type="string">
            <text:p>RATHER_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Light-Yellow</text:p>
          </table:table-cell>
          <table:table-cell table:style-name="ce3" office:value-type="string" calcext:value-type="string">
            <text:p>marathi</text:p>
          </table:table-cell>
          <table:table-cell table:style-name="ce2" table:formula="of:=&quot;-&quot;&amp;[.$A$1]&amp;&quot;='&quot;&amp;[.A52]&amp;&quot;' -&quot;&amp;[.$B$1]&amp;&quot;='&quot;&amp;[.B52]&amp;&quot;' -&quot;&amp;[.$C$1]&amp;&quot;='&quot;&amp;[.C52]&amp;&quot;' -&quot;&amp;[.$D$1]&amp;&quot;='&quot;&amp;[.D52]&amp;&quot;' -&quot;&amp;[.$E$1]&amp;&quot;='&quot;&amp;[.E52]&amp;&quot;' -&quot;&amp;[.$F$1]&amp;&quot;='&quot;&amp;[.F52]&amp;&quot;' -&quot;&amp;[.$G$1]&amp;&quot;='&quot;&amp;[.G52]&amp;&quot;' -&quot;&amp;[.$H$1]&amp;&quot;='&quot;&amp;[.H52]&amp;&quot;' -&quot;&amp;[.$I$1]&amp;&quot;='&quot;&amp;[.I52]&amp;&quot;' -&quot;&amp;[.$J$1]&amp;&quot;='&quot;&amp;[.J52]&amp;&quot;' -&quot;&amp;[.$K$1]&amp;&quot;='&quot;&amp;[.K52]&amp;&quot;' -&quot;&amp;[.$L$1]&amp;&quot;='&quot;&amp;[.L52]&amp;&quot;' -&quot;&amp;[.$M$1]&amp;&quot;='&quot;&amp;[.M52]&amp;&quot;' -&quot;&amp;[.$N$1]&amp;&quot;='&quot;&amp;[.N52]&amp;&quot;' -&quot;&amp;[.$O$1]&amp;&quot;='&quot;&amp;[.O52]&amp;&quot;' -&quot;&amp;[.$P$1]&amp;&quot;='&quot;&amp;[.P52]&amp;&quot;' -&quot;&amp;[.$Q$1]&amp;&quot;='&quot;&amp;[.Q52]&amp;&quot;' -&quot;&amp;[.$R$1]&amp;&quot;='&quot;&amp;[.R52]&amp;&quot;'&quot;&amp;&quot; -&quot;&amp;[.$S$1]&amp;&quot;='&quot;&amp;[.S52]&amp;&quot;'&quot;&amp;&quot; -&quot;&amp;[.$T$1]&amp;&quot;='&quot;&amp;[.T52]&amp;&quot;'&quot;" office:value-type="string" office:string-value="-in='advanced/huanghoid.txt' -beautyIn='beauty_advanced/huanghoid.txt' -height='RATHER_TALL' -hairBlack='10' -hairRed='0' -hairAuburn='0' -hairBrown='0' -hairDarkBlond='0' -hairBlond='0' -eyeBlack='10' -eyeBrown='0' -eyeBlue='0' -eyeGreen='0' -hairStraight='0' -hairWavy='0' -hairCurly='0' -hairAfro='0' -hairAsian='100' -skinColour='Light-Yellow' -using='marathi'" calcext:value-type="string">
            <text:p>-in='advanced/huanghoid.txt' -beautyIn='beauty_advanced/huanghoid.txt' -height='RATHER_TALL' -hairBlack='10' -hairRed='0' -hairAuburn='0' -hairBrown='0' -hairDarkBlond='0' -hairBlond='0' -eyeBlack='10' -eyeBrown='0' -eyeBlue='0' -eyeGreen='0' -hairStraight='0' -hairWavy='0' -hairCurly='0' -hairAfro='0' -hairAsian='100' -skinColour='Light-Yellow' -using='marathi'</text:p>
          </table:table-cell>
          <table:table-cell table:style-name="ce2" table:formula="of:=&quot;./combined_ethnicity.perl &quot;&amp;[.U52]&amp;&quot; &gt; ../common/ethnicities/01_&quot;&amp;SUBSTITUTE(SUBSTITUTE([.A52];&quot;/&quot;;&quot;_&quot;);&quot;advanced_&quot;;&quot;&quot;)&amp;&quot;;&quot;" office:value-type="string" office:string-value="./combined_ethnicity.perl -in='advanced/huanghoid.txt' -beautyIn='beauty_advanced/huanghoid.txt' -height='RATHER_TALL' -hairBlack='10' -hairRed='0' -hairAuburn='0' -hairBrown='0' -hairDarkBlond='0' -hairBlond='0' -eyeBlack='10' -eyeBrown='0' -eyeBlue='0' -eyeGreen='0' -hairStraight='0' -hairWavy='0' -hairCurly='0' -hairAfro='0' -hairAsian='100' -skinColour='Light-Yellow' -using='marathi' &gt; ../common/ethnicities/01_huanghoid.txt;" calcext:value-type="string">
            <text:p>./combined_ethnicity.perl -in='advanced/huanghoid.txt' -beautyIn='beauty_advanced/huanghoid.txt' -height='RATHER_TALL' -hairBlack='10' -hairRed='0' -hairAuburn='0' -hairBrown='0' -hairDarkBlond='0' -hairBlond='0' -eyeBlack='10' -eyeBrown='0' -eyeBlue='0' -eyeGreen='0' -hairStraight='0' -hairWavy='0' -hairCurly='0' -hairAfro='0' -hairAsian='100' -skinColour='Light-Yellow' -using='marathi' &gt; ../common/ethnicities/01_huangho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indo_brachid.txt</text:p>
          </table:table-cell>
          <table:table-cell table:style-name="ce2" office:value-type="string" calcext:value-type="string">
            <text:p>beauty_advanced/indo_brach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25" calcext:value-type="float">
            <text:p>25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INDIAN_BROAD</text:p>
          </table:table-cell>
          <table:table-cell table:style-name="ce3" office:value-type="string" calcext:value-type="string">
            <text:p>baloch</text:p>
          </table:table-cell>
          <table:table-cell table:style-name="ce2" table:formula="of:=&quot;-&quot;&amp;[.$A$1]&amp;&quot;='&quot;&amp;[.A53]&amp;&quot;' -&quot;&amp;[.$B$1]&amp;&quot;='&quot;&amp;[.B53]&amp;&quot;' -&quot;&amp;[.$C$1]&amp;&quot;='&quot;&amp;[.C53]&amp;&quot;' -&quot;&amp;[.$D$1]&amp;&quot;='&quot;&amp;[.D53]&amp;&quot;' -&quot;&amp;[.$E$1]&amp;&quot;='&quot;&amp;[.E53]&amp;&quot;' -&quot;&amp;[.$F$1]&amp;&quot;='&quot;&amp;[.F53]&amp;&quot;' -&quot;&amp;[.$G$1]&amp;&quot;='&quot;&amp;[.G53]&amp;&quot;' -&quot;&amp;[.$H$1]&amp;&quot;='&quot;&amp;[.H53]&amp;&quot;' -&quot;&amp;[.$I$1]&amp;&quot;='&quot;&amp;[.I53]&amp;&quot;' -&quot;&amp;[.$J$1]&amp;&quot;='&quot;&amp;[.J53]&amp;&quot;' -&quot;&amp;[.$K$1]&amp;&quot;='&quot;&amp;[.K53]&amp;&quot;' -&quot;&amp;[.$L$1]&amp;&quot;='&quot;&amp;[.L53]&amp;&quot;' -&quot;&amp;[.$M$1]&amp;&quot;='&quot;&amp;[.M53]&amp;&quot;' -&quot;&amp;[.$N$1]&amp;&quot;='&quot;&amp;[.N53]&amp;&quot;' -&quot;&amp;[.$O$1]&amp;&quot;='&quot;&amp;[.O53]&amp;&quot;' -&quot;&amp;[.$P$1]&amp;&quot;='&quot;&amp;[.P53]&amp;&quot;' -&quot;&amp;[.$Q$1]&amp;&quot;='&quot;&amp;[.Q53]&amp;&quot;' -&quot;&amp;[.$R$1]&amp;&quot;='&quot;&amp;[.R53]&amp;&quot;'&quot;&amp;&quot; -&quot;&amp;[.$S$1]&amp;&quot;='&quot;&amp;[.S53]&amp;&quot;'&quot;&amp;&quot; -&quot;&amp;[.$T$1]&amp;&quot;='&quot;&amp;[.T53]&amp;&quot;'&quot;" office:value-type="string" office:string-value="-in='advanced/indo_brachid.txt' -beautyIn='beauty_advanced/indo_brachid.txt' -height='MEDIUM' -hairBlack='10' -hairRed='0' -hairAuburn='0' -hairBrown='0' -hairDarkBlond='0' -hairBlond='0' -eyeBlack='10' -eyeBrown='0' -eyeBlue='0' -eyeGreen='0' -hairStraight='25' -hairWavy='50' -hairCurly='0' -hairAfro='0' -hairAsian='0' -skinColour='INDIAN_BROAD' -using='baloch'" calcext:value-type="string">
            <text:p>-in='advanced/indo_brachid.txt' -beautyIn='beauty_advanced/indo_brachid.txt' -height='MEDIUM' -hairBlack='10' -hairRed='0' -hairAuburn='0' -hairBrown='0' -hairDarkBlond='0' -hairBlond='0' -eyeBlack='10' -eyeBrown='0' -eyeBlue='0' -eyeGreen='0' -hairStraight='25' -hairWavy='50' -hairCurly='0' -hairAfro='0' -hairAsian='0' -skinColour='INDIAN_BROAD' -using='baloch'</text:p>
          </table:table-cell>
          <table:table-cell table:style-name="ce2" table:formula="of:=&quot;./combined_ethnicity.perl &quot;&amp;[.U53]&amp;&quot; &gt; ../common/ethnicities/01_&quot;&amp;SUBSTITUTE(SUBSTITUTE([.A53];&quot;/&quot;;&quot;_&quot;);&quot;advanced_&quot;;&quot;&quot;)&amp;&quot;;&quot;" office:value-type="string" office:string-value="./combined_ethnicity.perl -in='advanced/indo_brachid.txt' -beautyIn='beauty_advanced/indo_brachid.txt' -height='MEDIUM' -hairBlack='10' -hairRed='0' -hairAuburn='0' -hairBrown='0' -hairDarkBlond='0' -hairBlond='0' -eyeBlack='10' -eyeBrown='0' -eyeBlue='0' -eyeGreen='0' -hairStraight='25' -hairWavy='50' -hairCurly='0' -hairAfro='0' -hairAsian='0' -skinColour='INDIAN_BROAD' -using='baloch' &gt; ../common/ethnicities/01_indo_brachid.txt;" calcext:value-type="string">
            <text:p>./combined_ethnicity.perl -in='advanced/indo_brachid.txt' -beautyIn='beauty_advanced/indo_brachid.txt' -height='MEDIUM' -hairBlack='10' -hairRed='0' -hairAuburn='0' -hairBrown='0' -hairDarkBlond='0' -hairBlond='0' -eyeBlack='10' -eyeBrown='0' -eyeBlue='0' -eyeGreen='0' -hairStraight='25' -hairWavy='50' -hairCurly='0' -hairAfro='0' -hairAsian='0' -skinColour='INDIAN_BROAD' -using='baloch' &gt; ../common/ethnicities/01_indo_brach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indo_iranid.txt</text:p>
          </table:table-cell>
          <table:table-cell table:style-name="ce2" office:value-type="string" calcext:value-type="string">
            <text:p>beauty_advanced/indo_iranid.txt</text:p>
          </table:table-cell>
          <table:table-cell table:style-name="ce4" office:value-type="string" calcext:value-type="string">
            <text:p>RATHER_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20" calcext:value-type="float">
            <text:p>20</text:p>
          </table:table-cell>
          <table:table-cell table:style-name="ce36" office:value-type="float" office:value="40" calcext:value-type="float">
            <text:p>4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Medium-Medium</text:p>
          </table:table-cell>
          <table:table-cell table:style-name="ce3" office:value-type="string" calcext:value-type="string">
            <text:p>marathi</text:p>
          </table:table-cell>
          <table:table-cell table:style-name="ce2" table:formula="of:=&quot;-&quot;&amp;[.$A$1]&amp;&quot;='&quot;&amp;[.A54]&amp;&quot;' -&quot;&amp;[.$B$1]&amp;&quot;='&quot;&amp;[.B54]&amp;&quot;' -&quot;&amp;[.$C$1]&amp;&quot;='&quot;&amp;[.C54]&amp;&quot;' -&quot;&amp;[.$D$1]&amp;&quot;='&quot;&amp;[.D54]&amp;&quot;' -&quot;&amp;[.$E$1]&amp;&quot;='&quot;&amp;[.E54]&amp;&quot;' -&quot;&amp;[.$F$1]&amp;&quot;='&quot;&amp;[.F54]&amp;&quot;' -&quot;&amp;[.$G$1]&amp;&quot;='&quot;&amp;[.G54]&amp;&quot;' -&quot;&amp;[.$H$1]&amp;&quot;='&quot;&amp;[.H54]&amp;&quot;' -&quot;&amp;[.$I$1]&amp;&quot;='&quot;&amp;[.I54]&amp;&quot;' -&quot;&amp;[.$J$1]&amp;&quot;='&quot;&amp;[.J54]&amp;&quot;' -&quot;&amp;[.$K$1]&amp;&quot;='&quot;&amp;[.K54]&amp;&quot;' -&quot;&amp;[.$L$1]&amp;&quot;='&quot;&amp;[.L54]&amp;&quot;' -&quot;&amp;[.$M$1]&amp;&quot;='&quot;&amp;[.M54]&amp;&quot;' -&quot;&amp;[.$N$1]&amp;&quot;='&quot;&amp;[.N54]&amp;&quot;' -&quot;&amp;[.$O$1]&amp;&quot;='&quot;&amp;[.O54]&amp;&quot;' -&quot;&amp;[.$P$1]&amp;&quot;='&quot;&amp;[.P54]&amp;&quot;' -&quot;&amp;[.$Q$1]&amp;&quot;='&quot;&amp;[.Q54]&amp;&quot;' -&quot;&amp;[.$R$1]&amp;&quot;='&quot;&amp;[.R54]&amp;&quot;'&quot;&amp;&quot; -&quot;&amp;[.$S$1]&amp;&quot;='&quot;&amp;[.S54]&amp;&quot;'&quot;&amp;&quot; -&quot;&amp;[.$T$1]&amp;&quot;='&quot;&amp;[.T54]&amp;&quot;'&quot;" office:value-type="string" office:string-value="-in='advanced/indo_iranid.txt' -beautyIn='beauty_advanced/indo_iranid.txt' -height='RATHER_TALL' -hairBlack='10' -hairRed='0' -hairAuburn='0' -hairBrown='0' -hairDarkBlond='0' -hairBlond='0' -eyeBlack='10' -eyeBrown='0' -eyeBlue='0' -eyeGreen='0' -hairStraight='20' -hairWavy='40' -hairCurly='0' -hairAfro='0' -hairAsian='0' -skinColour='LightMedium-Medium' -using='marathi'" calcext:value-type="string">
            <text:p>-in='advanced/indo_iranid.txt' -beautyIn='beauty_advanced/indo_iranid.txt' -height='RATHER_TALL' -hairBlack='10' -hairRed='0' -hairAuburn='0' -hairBrown='0' -hairDarkBlond='0' -hairBlond='0' -eyeBlack='10' -eyeBrown='0' -eyeBlue='0' -eyeGreen='0' -hairStraight='20' -hairWavy='40' -hairCurly='0' -hairAfro='0' -hairAsian='0' -skinColour='LightMedium-Medium' -using='marathi'</text:p>
          </table:table-cell>
          <table:table-cell table:style-name="ce2" table:formula="of:=&quot;./combined_ethnicity.perl &quot;&amp;[.U54]&amp;&quot; &gt; ../common/ethnicities/01_&quot;&amp;SUBSTITUTE(SUBSTITUTE([.A54];&quot;/&quot;;&quot;_&quot;);&quot;advanced_&quot;;&quot;&quot;)&amp;&quot;;&quot;" office:value-type="string" office:string-value="./combined_ethnicity.perl -in='advanced/indo_iranid.txt' -beautyIn='beauty_advanced/indo_iranid.txt' -height='RATHER_TALL' -hairBlack='10' -hairRed='0' -hairAuburn='0' -hairBrown='0' -hairDarkBlond='0' -hairBlond='0' -eyeBlack='10' -eyeBrown='0' -eyeBlue='0' -eyeGreen='0' -hairStraight='20' -hairWavy='40' -hairCurly='0' -hairAfro='0' -hairAsian='0' -skinColour='LightMedium-Medium' -using='marathi' &gt; ../common/ethnicities/01_indo_iranid.txt;" calcext:value-type="string">
            <text:p>./combined_ethnicity.perl -in='advanced/indo_iranid.txt' -beautyIn='beauty_advanced/indo_iranid.txt' -height='RATHER_TALL' -hairBlack='10' -hairRed='0' -hairAuburn='0' -hairBrown='0' -hairDarkBlond='0' -hairBlond='0' -eyeBlack='10' -eyeBrown='0' -eyeBlue='0' -eyeGreen='0' -hairStraight='20' -hairWavy='40' -hairCurly='0' -hairAfro='0' -hairAsian='0' -skinColour='LightMedium-Medium' -using='marathi' &gt; ../common/ethnicities/01_indo_iran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indo_nordid.txt</text:p>
          </table:table-cell>
          <table:table-cell table:style-name="ce2" office:value-type="string" calcext:value-type="string">
            <text:p>beauty_advanced/indo_nordid.txt</text:p>
          </table:table-cell>
          <table:table-cell table:style-name="ce4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10" calcext:value-type="float">
            <text:p>10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float" office:value="5" calcext:value-type="float">
            <text:p>5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15" calcext:value-type="float">
            <text:p>15</text:p>
          </table:table-cell>
          <table:table-cell table:style-name="ce29" office:value-type="float" office:value="15" calcext:value-type="float">
            <text:p>15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100" calcext:value-type="float">
            <text:p>10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FairLight-Red</text:p>
          </table:table-cell>
          <table:table-cell table:style-name="ce3" office:value-type="string" calcext:value-type="string">
            <text:p>kashmiri</text:p>
          </table:table-cell>
          <table:table-cell table:style-name="ce2" table:formula="of:=&quot;-&quot;&amp;[.$A$1]&amp;&quot;='&quot;&amp;[.A55]&amp;&quot;' -&quot;&amp;[.$B$1]&amp;&quot;='&quot;&amp;[.B55]&amp;&quot;' -&quot;&amp;[.$C$1]&amp;&quot;='&quot;&amp;[.C55]&amp;&quot;' -&quot;&amp;[.$D$1]&amp;&quot;='&quot;&amp;[.D55]&amp;&quot;' -&quot;&amp;[.$E$1]&amp;&quot;='&quot;&amp;[.E55]&amp;&quot;' -&quot;&amp;[.$F$1]&amp;&quot;='&quot;&amp;[.F55]&amp;&quot;' -&quot;&amp;[.$G$1]&amp;&quot;='&quot;&amp;[.G55]&amp;&quot;' -&quot;&amp;[.$H$1]&amp;&quot;='&quot;&amp;[.H55]&amp;&quot;' -&quot;&amp;[.$I$1]&amp;&quot;='&quot;&amp;[.I55]&amp;&quot;' -&quot;&amp;[.$J$1]&amp;&quot;='&quot;&amp;[.J55]&amp;&quot;' -&quot;&amp;[.$K$1]&amp;&quot;='&quot;&amp;[.K55]&amp;&quot;' -&quot;&amp;[.$L$1]&amp;&quot;='&quot;&amp;[.L55]&amp;&quot;' -&quot;&amp;[.$M$1]&amp;&quot;='&quot;&amp;[.M55]&amp;&quot;' -&quot;&amp;[.$N$1]&amp;&quot;='&quot;&amp;[.N55]&amp;&quot;' -&quot;&amp;[.$O$1]&amp;&quot;='&quot;&amp;[.O55]&amp;&quot;' -&quot;&amp;[.$P$1]&amp;&quot;='&quot;&amp;[.P55]&amp;&quot;' -&quot;&amp;[.$Q$1]&amp;&quot;='&quot;&amp;[.Q55]&amp;&quot;' -&quot;&amp;[.$R$1]&amp;&quot;='&quot;&amp;[.R55]&amp;&quot;'&quot;&amp;&quot; -&quot;&amp;[.$S$1]&amp;&quot;='&quot;&amp;[.S55]&amp;&quot;'&quot;&amp;&quot; -&quot;&amp;[.$T$1]&amp;&quot;='&quot;&amp;[.T55]&amp;&quot;'&quot;" office:value-type="string" office:string-value="-in='advanced/indo_nordid.txt' -beautyIn='beauty_advanced/indo_nordid.txt' -height='MEDIUM' -hairBlack='10' -hairRed='1' -hairAuburn='1' -hairBrown='10' -hairDarkBlond='5' -hairBlond='5' -eyeBlack='0' -eyeBrown='15' -eyeBlue='15' -eyeGreen='5' -hairStraight='0' -hairWavy='100' -hairCurly='0' -hairAfro='0' -hairAsian='0' -skinColour='FairLight-Red' -using='kashmiri'" calcext:value-type="string">
            <text:p>-in='advanced/indo_nordid.txt' -beautyIn='beauty_advanced/indo_nordid.txt' -height='MEDIUM' -hairBlack='10' -hairRed='1' -hairAuburn='1' -hairBrown='10' -hairDarkBlond='5' -hairBlond='5' -eyeBlack='0' -eyeBrown='15' -eyeBlue='15' -eyeGreen='5' -hairStraight='0' -hairWavy='100' -hairCurly='0' -hairAfro='0' -hairAsian='0' -skinColour='FairLight-Red' -using='kashmiri'</text:p>
          </table:table-cell>
          <table:table-cell table:style-name="ce2" table:formula="of:=&quot;./combined_ethnicity.perl &quot;&amp;[.U55]&amp;&quot; &gt; ../common/ethnicities/01_&quot;&amp;SUBSTITUTE(SUBSTITUTE([.A55];&quot;/&quot;;&quot;_&quot;);&quot;advanced_&quot;;&quot;&quot;)&amp;&quot;;&quot;" office:value-type="string" office:string-value="./combined_ethnicity.perl -in='advanced/indo_nordid.txt' -beautyIn='beauty_advanced/indo_nordid.txt' -height='MEDIUM' -hairBlack='10' -hairRed='1' -hairAuburn='1' -hairBrown='10' -hairDarkBlond='5' -hairBlond='5' -eyeBlack='0' -eyeBrown='15' -eyeBlue='15' -eyeGreen='5' -hairStraight='0' -hairWavy='100' -hairCurly='0' -hairAfro='0' -hairAsian='0' -skinColour='FairLight-Red' -using='kashmiri' &gt; ../common/ethnicities/01_indo_nordid.txt;" calcext:value-type="string">
            <text:p>./combined_ethnicity.perl -in='advanced/indo_nordid.txt' -beautyIn='beauty_advanced/indo_nordid.txt' -height='MEDIUM' -hairBlack='10' -hairRed='1' -hairAuburn='1' -hairBrown='10' -hairDarkBlond='5' -hairBlond='5' -eyeBlack='0' -eyeBrown='15' -eyeBlue='15' -eyeGreen='5' -hairStraight='0' -hairWavy='100' -hairCurly='0' -hairAfro='0' -hairAsian='0' -skinColour='FairLight-Red' -using='kashmiri' &gt; ../common/ethnicities/01_indo_nord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iranid.txt</text:p>
          </table:table-cell>
          <table:table-cell table:style-name="ce2" office:value-type="string" calcext:value-type="string">
            <text:p>beauty_advanced/iranid.txt</text:p>
          </table:table-cell>
          <table:table-cell table:style-name="ce4" office:value-type="string" calcext:value-type="string">
            <text:p>RATHER_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25" calcext:value-type="float">
            <text:p>25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persian</text:p>
          </table:table-cell>
          <table:table-cell table:style-name="ce2" table:formula="of:=&quot;-&quot;&amp;[.$A$1]&amp;&quot;='&quot;&amp;[.A56]&amp;&quot;' -&quot;&amp;[.$B$1]&amp;&quot;='&quot;&amp;[.B56]&amp;&quot;' -&quot;&amp;[.$C$1]&amp;&quot;='&quot;&amp;[.C56]&amp;&quot;' -&quot;&amp;[.$D$1]&amp;&quot;='&quot;&amp;[.D56]&amp;&quot;' -&quot;&amp;[.$E$1]&amp;&quot;='&quot;&amp;[.E56]&amp;&quot;' -&quot;&amp;[.$F$1]&amp;&quot;='&quot;&amp;[.F56]&amp;&quot;' -&quot;&amp;[.$G$1]&amp;&quot;='&quot;&amp;[.G56]&amp;&quot;' -&quot;&amp;[.$H$1]&amp;&quot;='&quot;&amp;[.H56]&amp;&quot;' -&quot;&amp;[.$I$1]&amp;&quot;='&quot;&amp;[.I56]&amp;&quot;' -&quot;&amp;[.$J$1]&amp;&quot;='&quot;&amp;[.J56]&amp;&quot;' -&quot;&amp;[.$K$1]&amp;&quot;='&quot;&amp;[.K56]&amp;&quot;' -&quot;&amp;[.$L$1]&amp;&quot;='&quot;&amp;[.L56]&amp;&quot;' -&quot;&amp;[.$M$1]&amp;&quot;='&quot;&amp;[.M56]&amp;&quot;' -&quot;&amp;[.$N$1]&amp;&quot;='&quot;&amp;[.N56]&amp;&quot;' -&quot;&amp;[.$O$1]&amp;&quot;='&quot;&amp;[.O56]&amp;&quot;' -&quot;&amp;[.$P$1]&amp;&quot;='&quot;&amp;[.P56]&amp;&quot;' -&quot;&amp;[.$Q$1]&amp;&quot;='&quot;&amp;[.Q56]&amp;&quot;' -&quot;&amp;[.$R$1]&amp;&quot;='&quot;&amp;[.R56]&amp;&quot;'&quot;&amp;&quot; -&quot;&amp;[.$S$1]&amp;&quot;='&quot;&amp;[.S56]&amp;&quot;'&quot;&amp;&quot; -&quot;&amp;[.$T$1]&amp;&quot;='&quot;&amp;[.T56]&amp;&quot;'&quot;" office:value-type="string" office:string-value="-in='advanced/iranid.txt' -beautyIn='beauty_advanced/iranid.txt' -height='RATHER_TALL' -hairBlack='10' -hairRed='0' -hairAuburn='0' -hairBrown='0' -hairDarkBlond='0' -hairBlond='0' -eyeBlack='10' -eyeBrown='0' -eyeBlue='0' -eyeGreen='0' -hairStraight='25' -hairWavy='50' -hairCurly='0' -hairAfro='0' -hairAsian='0' -skinColour='Light-Medium' -using='persian'" calcext:value-type="string">
            <text:p>-in='advanced/iranid.txt' -beautyIn='beauty_advanced/iranid.txt' -height='RATHER_TALL' -hairBlack='10' -hairRed='0' -hairAuburn='0' -hairBrown='0' -hairDarkBlond='0' -hairBlond='0' -eyeBlack='10' -eyeBrown='0' -eyeBlue='0' -eyeGreen='0' -hairStraight='25' -hairWavy='50' -hairCurly='0' -hairAfro='0' -hairAsian='0' -skinColour='Light-Medium' -using='persian'</text:p>
          </table:table-cell>
          <table:table-cell table:style-name="ce2" table:formula="of:=&quot;./combined_ethnicity.perl &quot;&amp;[.U56]&amp;&quot; &gt; ../common/ethnicities/01_&quot;&amp;SUBSTITUTE(SUBSTITUTE([.A56];&quot;/&quot;;&quot;_&quot;);&quot;advanced_&quot;;&quot;&quot;)&amp;&quot;;&quot;" office:value-type="string" office:string-value="./combined_ethnicity.perl -in='advanced/iranid.txt' -beautyIn='beauty_advanced/iranid.txt' -height='RATHER_TALL' -hairBlack='10' -hairRed='0' -hairAuburn='0' -hairBrown='0' -hairDarkBlond='0' -hairBlond='0' -eyeBlack='10' -eyeBrown='0' -eyeBlue='0' -eyeGreen='0' -hairStraight='25' -hairWavy='50' -hairCurly='0' -hairAfro='0' -hairAsian='0' -skinColour='Light-Medium' -using='persian' &gt; ../common/ethnicities/01_iranid.txt;" calcext:value-type="string">
            <text:p>./combined_ethnicity.perl -in='advanced/iranid.txt' -beautyIn='beauty_advanced/iranid.txt' -height='RATHER_TALL' -hairBlack='10' -hairRed='0' -hairAuburn='0' -hairBrown='0' -hairDarkBlond='0' -hairBlond='0' -eyeBlack='10' -eyeBrown='0' -eyeBlue='0' -eyeGreen='0' -hairStraight='25' -hairWavy='50' -hairCurly='0' -hairAfro='0' -hairAsian='0' -skinColour='Light-Medium' -using='persian' &gt; ../common/ethnicities/01_iran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ishikawa.txt</text:p>
          </table:table-cell>
          <table:table-cell table:style-name="ce2" office:value-type="string" calcext:value-type="string">
            <text:p>beauty_advanced/ishikawa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15" calcext:value-type="float">
            <text:p>15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80" calcext:value-type="float">
            <text:p>80</text:p>
          </table:table-cell>
          <table:table-cell table:style-name="ce3" office:value-type="string" calcext:value-type="string">
            <text:p>Light-Yellow</text:p>
          </table:table-cell>
          <table:table-cell table:style-name="ce3" office:value-type="string" calcext:value-type="string">
            <text:p>han</text:p>
          </table:table-cell>
          <table:table-cell table:style-name="ce2" table:formula="of:=&quot;-&quot;&amp;[.$A$1]&amp;&quot;='&quot;&amp;[.A57]&amp;&quot;' -&quot;&amp;[.$B$1]&amp;&quot;='&quot;&amp;[.B57]&amp;&quot;' -&quot;&amp;[.$C$1]&amp;&quot;='&quot;&amp;[.C57]&amp;&quot;' -&quot;&amp;[.$D$1]&amp;&quot;='&quot;&amp;[.D57]&amp;&quot;' -&quot;&amp;[.$E$1]&amp;&quot;='&quot;&amp;[.E57]&amp;&quot;' -&quot;&amp;[.$F$1]&amp;&quot;='&quot;&amp;[.F57]&amp;&quot;' -&quot;&amp;[.$G$1]&amp;&quot;='&quot;&amp;[.G57]&amp;&quot;' -&quot;&amp;[.$H$1]&amp;&quot;='&quot;&amp;[.H57]&amp;&quot;' -&quot;&amp;[.$I$1]&amp;&quot;='&quot;&amp;[.I57]&amp;&quot;' -&quot;&amp;[.$J$1]&amp;&quot;='&quot;&amp;[.J57]&amp;&quot;' -&quot;&amp;[.$K$1]&amp;&quot;='&quot;&amp;[.K57]&amp;&quot;' -&quot;&amp;[.$L$1]&amp;&quot;='&quot;&amp;[.L57]&amp;&quot;' -&quot;&amp;[.$M$1]&amp;&quot;='&quot;&amp;[.M57]&amp;&quot;' -&quot;&amp;[.$N$1]&amp;&quot;='&quot;&amp;[.N57]&amp;&quot;' -&quot;&amp;[.$O$1]&amp;&quot;='&quot;&amp;[.O57]&amp;&quot;' -&quot;&amp;[.$P$1]&amp;&quot;='&quot;&amp;[.P57]&amp;&quot;' -&quot;&amp;[.$Q$1]&amp;&quot;='&quot;&amp;[.Q57]&amp;&quot;' -&quot;&amp;[.$R$1]&amp;&quot;='&quot;&amp;[.R57]&amp;&quot;'&quot;&amp;&quot; -&quot;&amp;[.$S$1]&amp;&quot;='&quot;&amp;[.S57]&amp;&quot;'&quot;&amp;&quot; -&quot;&amp;[.$T$1]&amp;&quot;='&quot;&amp;[.T57]&amp;&quot;'&quot;" office:value-type="string" office:string-value="-in='advanced/ishikawa.txt' -beautyIn='beauty_advanced/ishikawa.txt' -height='SHORT' -hairBlack='10' -hairRed='0' -hairAuburn='0' -hairBrown='0' -hairDarkBlond='0' -hairBlond='0' -eyeBlack='10' -eyeBrown='0' -eyeBlue='0' -eyeGreen='0' -hairStraight='15' -hairWavy='5' -hairCurly='0' -hairAfro='0' -hairAsian='80' -skinColour='Light-Yellow' -using='han'" calcext:value-type="string">
            <text:p>-in='advanced/ishikawa.txt' -beautyIn='beauty_advanced/ishikawa.txt' -height='SHORT' -hairBlack='10' -hairRed='0' -hairAuburn='0' -hairBrown='0' -hairDarkBlond='0' -hairBlond='0' -eyeBlack='10' -eyeBrown='0' -eyeBlue='0' -eyeGreen='0' -hairStraight='15' -hairWavy='5' -hairCurly='0' -hairAfro='0' -hairAsian='80' -skinColour='Light-Yellow' -using='han'</text:p>
          </table:table-cell>
          <table:table-cell table:style-name="ce2" table:formula="of:=&quot;./combined_ethnicity.perl &quot;&amp;[.U57]&amp;&quot; &gt; ../common/ethnicities/01_&quot;&amp;SUBSTITUTE(SUBSTITUTE([.A57];&quot;/&quot;;&quot;_&quot;);&quot;advanced_&quot;;&quot;&quot;)&amp;&quot;;&quot;" office:value-type="string" office:string-value="./combined_ethnicity.perl -in='advanced/ishikawa.txt' -beautyIn='beauty_advanced/ishikawa.txt' -height='SHORT' -hairBlack='10' -hairRed='0' -hairAuburn='0' -hairBrown='0' -hairDarkBlond='0' -hairBlond='0' -eyeBlack='10' -eyeBrown='0' -eyeBlue='0' -eyeGreen='0' -hairStraight='15' -hairWavy='5' -hairCurly='0' -hairAfro='0' -hairAsian='80' -skinColour='Light-Yellow' -using='han' &gt; ../common/ethnicities/01_ishikawa.txt;" calcext:value-type="string">
            <text:p>./combined_ethnicity.perl -in='advanced/ishikawa.txt' -beautyIn='beauty_advanced/ishikawa.txt' -height='SHORT' -hairBlack='10' -hairRed='0' -hairAuburn='0' -hairBrown='0' -hairDarkBlond='0' -hairBlond='0' -eyeBlack='10' -eyeBrown='0' -eyeBlue='0' -eyeGreen='0' -hairStraight='15' -hairWavy='5' -hairCurly='0' -hairAfro='0' -hairAsian='80' -skinColour='Light-Yellow' -using='han' &gt; ../common/ethnicities/01_ishikawa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kachinid.txt</text:p>
          </table:table-cell>
          <table:table-cell table:style-name="ce4" office:value-type="string" calcext:value-type="string">
            <text:p>MEDIUM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LightMedium-Yellow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58]&amp;&quot;' -&quot;&amp;[.$B$1]&amp;&quot;='&quot;&amp;[.B58]&amp;&quot;' -&quot;&amp;[.$C$1]&amp;&quot;='&quot;&amp;[.C58]&amp;&quot;' -&quot;&amp;[.$D$1]&amp;&quot;='&quot;&amp;[.D58]&amp;&quot;' -&quot;&amp;[.$E$1]&amp;&quot;='&quot;&amp;[.E58]&amp;&quot;' -&quot;&amp;[.$F$1]&amp;&quot;='&quot;&amp;[.F58]&amp;&quot;' -&quot;&amp;[.$G$1]&amp;&quot;='&quot;&amp;[.G58]&amp;&quot;' -&quot;&amp;[.$H$1]&amp;&quot;='&quot;&amp;[.H58]&amp;&quot;' -&quot;&amp;[.$I$1]&amp;&quot;='&quot;&amp;[.I58]&amp;&quot;' -&quot;&amp;[.$J$1]&amp;&quot;='&quot;&amp;[.J58]&amp;&quot;' -&quot;&amp;[.$K$1]&amp;&quot;='&quot;&amp;[.K58]&amp;&quot;' -&quot;&amp;[.$L$1]&amp;&quot;='&quot;&amp;[.L58]&amp;&quot;' -&quot;&amp;[.$M$1]&amp;&quot;='&quot;&amp;[.M58]&amp;&quot;' -&quot;&amp;[.$N$1]&amp;&quot;='&quot;&amp;[.N58]&amp;&quot;' -&quot;&amp;[.$O$1]&amp;&quot;='&quot;&amp;[.O58]&amp;&quot;' -&quot;&amp;[.$P$1]&amp;&quot;='&quot;&amp;[.P58]&amp;&quot;' -&quot;&amp;[.$Q$1]&amp;&quot;='&quot;&amp;[.Q58]&amp;&quot;' -&quot;&amp;[.$R$1]&amp;&quot;='&quot;&amp;[.R58]&amp;&quot;'&quot;&amp;&quot; -&quot;&amp;[.$S$1]&amp;&quot;='&quot;&amp;[.S58]&amp;&quot;'&quot;&amp;&quot; -&quot;&amp;[.$T$1]&amp;&quot;='&quot;&amp;[.T58]&amp;&quot;'&quot;" office:value-type="string" office:string-value="-in='advanced/kachinid.txt' -beautyIn='advanced/kachinid.txt' -height='MEDIUM' -hairBlack='10' -hairRed='0' -hairAuburn='0' -hairBrown='0' -hairDarkBlond='0' -hairBlond='0' -eyeBlack='10' -eyeBrown='0' -eyeBlue='0' -eyeGreen='0' -hairStraight='0' -hairWavy='0' -hairCurly='0' -hairAfro='0' -hairAsian='100' -skinColour='LightMedium-Yellow' -using='burmese'" calcext:value-type="string">
            <text:p>-in='advanced/kachinid.txt' -beautyIn='advanced/kachinid.txt' -height='MEDIUM' -hairBlack='10' -hairRed='0' -hairAuburn='0' -hairBrown='0' -hairDarkBlond='0' -hairBlond='0' -eyeBlack='10' -eyeBrown='0' -eyeBlue='0' -eyeGreen='0' -hairStraight='0' -hairWavy='0' -hairCurly='0' -hairAfro='0' -hairAsian='100' -skinColour='LightMedium-Yellow' -using='burmese'</text:p>
          </table:table-cell>
          <table:table-cell table:style-name="ce2" table:formula="of:=&quot;./combined_ethnicity.perl &quot;&amp;[.U58]&amp;&quot; &gt; ../common/ethnicities/01_&quot;&amp;SUBSTITUTE(SUBSTITUTE([.A58];&quot;/&quot;;&quot;_&quot;);&quot;advanced_&quot;;&quot;&quot;)&amp;&quot;;&quot;" office:value-type="string" office:string-value="./combined_ethnicity.perl -in='advanced/kachinid.txt' -beautyIn='advanced/kachinid.txt' -height='MEDIUM' -hairBlack='10' -hairRed='0' -hairAuburn='0' -hairBrown='0' -hairDarkBlond='0' -hairBlond='0' -eyeBlack='10' -eyeBrown='0' -eyeBlue='0' -eyeGreen='0' -hairStraight='0' -hairWavy='0' -hairCurly='0' -hairAfro='0' -hairAsian='100' -skinColour='LightMedium-Yellow' -using='burmese' &gt; ../common/ethnicities/01_kachinid.txt;" calcext:value-type="string">
            <text:p>./combined_ethnicity.perl -in='advanced/kachinid.txt' -beautyIn='advanced/kachinid.txt' -height='MEDIUM' -hairBlack='10' -hairRed='0' -hairAuburn='0' -hairBrown='0' -hairDarkBlond='0' -hairBlond='0' -eyeBlack='10' -eyeBrown='0' -eyeBlue='0' -eyeGreen='0' -hairStraight='0' -hairWavy='0' -hairCurly='0' -hairAfro='0' -hairAsian='100' -skinColour='LightMedium-Yellow' -using='burmese' &gt; ../common/ethnicities/01_kachinid.txt;</text:p>
          </table:table-cell>
          <table:table-cell table:number-columns-repeated="1002"/>
        </table:table-row>
        <table:table-row table:style-name="ro1">
          <table:table-cell table:number-columns-repeated="2" table:style-name="ce3" office:value-type="string" calcext:value-type="string">
            <text:p>advanced/karnatid.txt</text:p>
          </table:table-cell>
          <table:table-cell table:style-name="ce2" office:value-type="string" calcext:value-type="string">
            <text:p>SHORT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70" calcext:value-type="float">
            <text:p>70</text:p>
          </table:table-cell>
          <table:table-cell table:style-name="ce38" office:value-type="float" office:value="30" calcext:value-type="float">
            <text:p>3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Dark-Medium</text:p>
          </table:table-cell>
          <table:table-cell table:style-name="ce3" office:value-type="string" calcext:value-type="string">
            <text:p>tamil</text:p>
          </table:table-cell>
          <table:table-cell table:style-name="ce2" table:formula="of:=&quot;-&quot;&amp;[.$A$1]&amp;&quot;='&quot;&amp;[.A59]&amp;&quot;' -&quot;&amp;[.$B$1]&amp;&quot;='&quot;&amp;[.B59]&amp;&quot;' -&quot;&amp;[.$C$1]&amp;&quot;='&quot;&amp;[.C59]&amp;&quot;' -&quot;&amp;[.$D$1]&amp;&quot;='&quot;&amp;[.D59]&amp;&quot;' -&quot;&amp;[.$E$1]&amp;&quot;='&quot;&amp;[.E59]&amp;&quot;' -&quot;&amp;[.$F$1]&amp;&quot;='&quot;&amp;[.F59]&amp;&quot;' -&quot;&amp;[.$G$1]&amp;&quot;='&quot;&amp;[.G59]&amp;&quot;' -&quot;&amp;[.$H$1]&amp;&quot;='&quot;&amp;[.H59]&amp;&quot;' -&quot;&amp;[.$I$1]&amp;&quot;='&quot;&amp;[.I59]&amp;&quot;' -&quot;&amp;[.$J$1]&amp;&quot;='&quot;&amp;[.J59]&amp;&quot;' -&quot;&amp;[.$K$1]&amp;&quot;='&quot;&amp;[.K59]&amp;&quot;' -&quot;&amp;[.$L$1]&amp;&quot;='&quot;&amp;[.L59]&amp;&quot;' -&quot;&amp;[.$M$1]&amp;&quot;='&quot;&amp;[.M59]&amp;&quot;' -&quot;&amp;[.$N$1]&amp;&quot;='&quot;&amp;[.N59]&amp;&quot;' -&quot;&amp;[.$O$1]&amp;&quot;='&quot;&amp;[.O59]&amp;&quot;' -&quot;&amp;[.$P$1]&amp;&quot;='&quot;&amp;[.P59]&amp;&quot;' -&quot;&amp;[.$Q$1]&amp;&quot;='&quot;&amp;[.Q59]&amp;&quot;' -&quot;&amp;[.$R$1]&amp;&quot;='&quot;&amp;[.R59]&amp;&quot;'&quot;&amp;&quot; -&quot;&amp;[.$S$1]&amp;&quot;='&quot;&amp;[.S59]&amp;&quot;'&quot;&amp;&quot; -&quot;&amp;[.$T$1]&amp;&quot;='&quot;&amp;[.T59]&amp;&quot;'&quot;" office:value-type="string" office:string-value="-in='advanced/karnatid.txt' -beautyIn='advanced/karnatid.txt' -height='SHORT' -hairBlack='10' -hairRed='0' -hairAuburn='0' -hairBrown='0' -hairDarkBlond='0' -hairBlond='0' -eyeBlack='10' -eyeBrown='0' -eyeBlue='0' -eyeGreen='0' -hairStraight='0' -hairWavy='70' -hairCurly='30' -hairAfro='0' -hairAsian='0' -skinColour='Dark-Medium' -using='tamil'" calcext:value-type="string">
            <text:p>-in='advanced/karnatid.txt' -beautyIn='advanced/karnatid.txt' -height='SHORT' -hairBlack='10' -hairRed='0' -hairAuburn='0' -hairBrown='0' -hairDarkBlond='0' -hairBlond='0' -eyeBlack='10' -eyeBrown='0' -eyeBlue='0' -eyeGreen='0' -hairStraight='0' -hairWavy='70' -hairCurly='30' -hairAfro='0' -hairAsian='0' -skinColour='Dark-Medium' -using='tamil'</text:p>
          </table:table-cell>
          <table:table-cell table:style-name="ce2" table:formula="of:=&quot;./combined_ethnicity.perl &quot;&amp;[.U59]&amp;&quot; &gt; ../common/ethnicities/01_&quot;&amp;SUBSTITUTE(SUBSTITUTE([.A59];&quot;/&quot;;&quot;_&quot;);&quot;advanced_&quot;;&quot;&quot;)&amp;&quot;;&quot;" office:value-type="string" office:string-value="./combined_ethnicity.perl -in='advanced/karnatid.txt' -beautyIn='advanced/karnatid.txt' -height='SHORT' -hairBlack='10' -hairRed='0' -hairAuburn='0' -hairBrown='0' -hairDarkBlond='0' -hairBlond='0' -eyeBlack='10' -eyeBrown='0' -eyeBlue='0' -eyeGreen='0' -hairStraight='0' -hairWavy='70' -hairCurly='30' -hairAfro='0' -hairAsian='0' -skinColour='Dark-Medium' -using='tamil' &gt; ../common/ethnicities/01_karnatid.txt;" calcext:value-type="string">
            <text:p>./combined_ethnicity.perl -in='advanced/karnatid.txt' -beautyIn='advanced/karnatid.txt' -height='SHORT' -hairBlack='10' -hairRed='0' -hairAuburn='0' -hairBrown='0' -hairDarkBlond='0' -hairBlond='0' -eyeBlack='10' -eyeBrown='0' -eyeBlue='0' -eyeGreen='0' -hairStraight='0' -hairWavy='70' -hairCurly='30' -hairAfro='0' -hairAsian='0' -skinColour='Dark-Medium' -using='tamil' &gt; ../common/ethnicities/01_karnat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keltic_nordid.txt</text:p>
          </table:table-cell>
          <table:table-cell table:style-name="ce2" office:value-type="string" calcext:value-type="string">
            <text:p>beauty_advanced/keltic_nordid.txt</text:p>
          </table:table-cell>
          <table:table-cell table:style-name="ce4" office:value-type="string" calcext:value-type="string">
            <text:p>RATHER_TALL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30" calcext:value-type="float">
            <text:p>30</text:p>
          </table:table-cell>
          <table:table-cell table:style-name="ce14" office:value-type="float" office:value="20" calcext:value-type="float">
            <text:p>20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29" office:value-type="float" office:value="30" calcext:value-type="float">
            <text:p>30</text:p>
          </table:table-cell>
          <table:table-cell table:style-name="ce32" office:value-type="float" office:value="35" calcext:value-type="float">
            <text:p>35</text:p>
          </table:table-cell>
          <table:table-cell table:style-name="ce35" office:value-type="float" office:value="30" calcext:value-type="float">
            <text:p>30</text:p>
          </table:table-cell>
          <table:table-cell table:style-name="ce36" office:value-type="float" office:value="30" calcext:value-type="float">
            <text:p>30</text:p>
          </table:table-cell>
          <table:table-cell table:style-name="ce38" office:value-type="float" office:value="30" calcext:value-type="float">
            <text:p>3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Pale</text:p>
          </table:table-cell>
          <table:table-cell table:style-name="ce3" office:value-type="string" calcext:value-type="string">
            <text:p>irish</text:p>
          </table:table-cell>
          <table:table-cell table:style-name="ce2" table:formula="of:=&quot;-&quot;&amp;[.$A$1]&amp;&quot;='&quot;&amp;[.A60]&amp;&quot;' -&quot;&amp;[.$B$1]&amp;&quot;='&quot;&amp;[.B60]&amp;&quot;' -&quot;&amp;[.$C$1]&amp;&quot;='&quot;&amp;[.C60]&amp;&quot;' -&quot;&amp;[.$D$1]&amp;&quot;='&quot;&amp;[.D60]&amp;&quot;' -&quot;&amp;[.$E$1]&amp;&quot;='&quot;&amp;[.E60]&amp;&quot;' -&quot;&amp;[.$F$1]&amp;&quot;='&quot;&amp;[.F60]&amp;&quot;' -&quot;&amp;[.$G$1]&amp;&quot;='&quot;&amp;[.G60]&amp;&quot;' -&quot;&amp;[.$H$1]&amp;&quot;='&quot;&amp;[.H60]&amp;&quot;' -&quot;&amp;[.$I$1]&amp;&quot;='&quot;&amp;[.I60]&amp;&quot;' -&quot;&amp;[.$J$1]&amp;&quot;='&quot;&amp;[.J60]&amp;&quot;' -&quot;&amp;[.$K$1]&amp;&quot;='&quot;&amp;[.K60]&amp;&quot;' -&quot;&amp;[.$L$1]&amp;&quot;='&quot;&amp;[.L60]&amp;&quot;' -&quot;&amp;[.$M$1]&amp;&quot;='&quot;&amp;[.M60]&amp;&quot;' -&quot;&amp;[.$N$1]&amp;&quot;='&quot;&amp;[.N60]&amp;&quot;' -&quot;&amp;[.$O$1]&amp;&quot;='&quot;&amp;[.O60]&amp;&quot;' -&quot;&amp;[.$P$1]&amp;&quot;='&quot;&amp;[.P60]&amp;&quot;' -&quot;&amp;[.$Q$1]&amp;&quot;='&quot;&amp;[.Q60]&amp;&quot;' -&quot;&amp;[.$R$1]&amp;&quot;='&quot;&amp;[.R60]&amp;&quot;'&quot;&amp;&quot; -&quot;&amp;[.$S$1]&amp;&quot;='&quot;&amp;[.S60]&amp;&quot;'&quot;&amp;&quot; -&quot;&amp;[.$T$1]&amp;&quot;='&quot;&amp;[.T60]&amp;&quot;'&quot;" office:value-type="string" office:string-value="-in='advanced/keltic_nordid.txt' -beautyIn='beauty_advanced/keltic_nordid.txt' -height='RATHER_TALL' -hairBlack='0' -hairRed='30' -hairAuburn='20' -hairBrown='5' -hairDarkBlond='5' -hairBlond='0' -eyeBlack='0' -eyeBrown='5' -eyeBlue='30' -eyeGreen='35' -hairStraight='30' -hairWavy='30' -hairCurly='30' -hairAfro='0' -hairAsian='0' -skinColour='Pale' -using='irish'" calcext:value-type="string">
            <text:p>-in='advanced/keltic_nordid.txt' -beautyIn='beauty_advanced/keltic_nordid.txt' -height='RATHER_TALL' -hairBlack='0' -hairRed='30' -hairAuburn='20' -hairBrown='5' -hairDarkBlond='5' -hairBlond='0' -eyeBlack='0' -eyeBrown='5' -eyeBlue='30' -eyeGreen='35' -hairStraight='30' -hairWavy='30' -hairCurly='30' -hairAfro='0' -hairAsian='0' -skinColour='Pale' -using='irish'</text:p>
          </table:table-cell>
          <table:table-cell table:style-name="ce2" table:formula="of:=&quot;./combined_ethnicity.perl &quot;&amp;[.U60]&amp;&quot; &gt; ../common/ethnicities/01_&quot;&amp;SUBSTITUTE(SUBSTITUTE([.A60];&quot;/&quot;;&quot;_&quot;);&quot;advanced_&quot;;&quot;&quot;)&amp;&quot;;&quot;" office:value-type="string" office:string-value="./combined_ethnicity.perl -in='advanced/keltic_nordid.txt' -beautyIn='beauty_advanced/keltic_nordid.txt' -height='RATHER_TALL' -hairBlack='0' -hairRed='30' -hairAuburn='20' -hairBrown='5' -hairDarkBlond='5' -hairBlond='0' -eyeBlack='0' -eyeBrown='5' -eyeBlue='30' -eyeGreen='35' -hairStraight='30' -hairWavy='30' -hairCurly='30' -hairAfro='0' -hairAsian='0' -skinColour='Pale' -using='irish' &gt; ../common/ethnicities/01_keltic_nordid.txt;" calcext:value-type="string">
            <text:p>./combined_ethnicity.perl -in='advanced/keltic_nordid.txt' -beautyIn='beauty_advanced/keltic_nordid.txt' -height='RATHER_TALL' -hairBlack='0' -hairRed='30' -hairAuburn='20' -hairBrown='5' -hairDarkBlond='5' -hairBlond='0' -eyeBlack='0' -eyeBrown='5' -eyeBlue='30' -eyeGreen='35' -hairStraight='30' -hairWavy='30' -hairCurly='30' -hairAfro='0' -hairAsian='0' -skinColour='Pale' -using='irish' &gt; ../common/ethnicities/01_keltic_nord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keralid.txt</text:p>
          </table:table-cell>
          <table:table-cell table:style-name="ce4" office:value-type="string" calcext:value-type="string">
            <text:p>RATHER_SHORT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50" calcext:value-type="float">
            <text:p>50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Medium-Medium</text:p>
          </table:table-cell>
          <table:table-cell table:style-name="ce3" office:value-type="string" calcext:value-type="string">
            <text:p>tamil</text:p>
          </table:table-cell>
          <table:table-cell table:style-name="ce2" table:formula="of:=&quot;-&quot;&amp;[.$A$1]&amp;&quot;='&quot;&amp;[.A61]&amp;&quot;' -&quot;&amp;[.$B$1]&amp;&quot;='&quot;&amp;[.B61]&amp;&quot;' -&quot;&amp;[.$C$1]&amp;&quot;='&quot;&amp;[.C61]&amp;&quot;' -&quot;&amp;[.$D$1]&amp;&quot;='&quot;&amp;[.D61]&amp;&quot;' -&quot;&amp;[.$E$1]&amp;&quot;='&quot;&amp;[.E61]&amp;&quot;' -&quot;&amp;[.$F$1]&amp;&quot;='&quot;&amp;[.F61]&amp;&quot;' -&quot;&amp;[.$G$1]&amp;&quot;='&quot;&amp;[.G61]&amp;&quot;' -&quot;&amp;[.$H$1]&amp;&quot;='&quot;&amp;[.H61]&amp;&quot;' -&quot;&amp;[.$I$1]&amp;&quot;='&quot;&amp;[.I61]&amp;&quot;' -&quot;&amp;[.$J$1]&amp;&quot;='&quot;&amp;[.J61]&amp;&quot;' -&quot;&amp;[.$K$1]&amp;&quot;='&quot;&amp;[.K61]&amp;&quot;' -&quot;&amp;[.$L$1]&amp;&quot;='&quot;&amp;[.L61]&amp;&quot;' -&quot;&amp;[.$M$1]&amp;&quot;='&quot;&amp;[.M61]&amp;&quot;' -&quot;&amp;[.$N$1]&amp;&quot;='&quot;&amp;[.N61]&amp;&quot;' -&quot;&amp;[.$O$1]&amp;&quot;='&quot;&amp;[.O61]&amp;&quot;' -&quot;&amp;[.$P$1]&amp;&quot;='&quot;&amp;[.P61]&amp;&quot;' -&quot;&amp;[.$Q$1]&amp;&quot;='&quot;&amp;[.Q61]&amp;&quot;' -&quot;&amp;[.$R$1]&amp;&quot;='&quot;&amp;[.R61]&amp;&quot;'&quot;&amp;&quot; -&quot;&amp;[.$S$1]&amp;&quot;='&quot;&amp;[.S61]&amp;&quot;'&quot;&amp;&quot; -&quot;&amp;[.$T$1]&amp;&quot;='&quot;&amp;[.T61]&amp;&quot;'&quot;" office:value-type="string" office:string-value="-in='advanced/keralid.txt' -beautyIn='advanced/keralid.txt' -height='RATHER_SHORT' -hairBlack='10' -hairRed='0' -hairAuburn='0' -hairBrown='0' -hairDarkBlond='0' -hairBlond='0' -eyeBlack='10' -eyeBrown='0' -eyeBlue='0' -eyeGreen='0' -hairStraight='50' -hairWavy='50' -hairCurly='0' -hairAfro='0' -hairAsian='0' -skinColour='Medium-Medium' -using='tamil'" calcext:value-type="string">
            <text:p>-in='advanced/keralid.txt' -beautyIn='advanced/keralid.txt' -height='RATHER_SHORT' -hairBlack='10' -hairRed='0' -hairAuburn='0' -hairBrown='0' -hairDarkBlond='0' -hairBlond='0' -eyeBlack='10' -eyeBrown='0' -eyeBlue='0' -eyeGreen='0' -hairStraight='50' -hairWavy='50' -hairCurly='0' -hairAfro='0' -hairAsian='0' -skinColour='Medium-Medium' -using='tamil'</text:p>
          </table:table-cell>
          <table:table-cell table:style-name="ce2" table:formula="of:=&quot;./combined_ethnicity.perl &quot;&amp;[.U61]&amp;&quot; &gt; ../common/ethnicities/01_&quot;&amp;SUBSTITUTE(SUBSTITUTE([.A61];&quot;/&quot;;&quot;_&quot;);&quot;advanced_&quot;;&quot;&quot;)&amp;&quot;;&quot;" office:value-type="string" office:string-value="./combined_ethnicity.perl -in='advanced/keralid.txt' -beautyIn='advanced/keralid.txt' -height='RATHER_SHORT' -hairBlack='10' -hairRed='0' -hairAuburn='0' -hairBrown='0' -hairDarkBlond='0' -hairBlond='0' -eyeBlack='10' -eyeBrown='0' -eyeBlue='0' -eyeGreen='0' -hairStraight='50' -hairWavy='50' -hairCurly='0' -hairAfro='0' -hairAsian='0' -skinColour='Medium-Medium' -using='tamil' &gt; ../common/ethnicities/01_keralid.txt;" calcext:value-type="string">
            <text:p>./combined_ethnicity.perl -in='advanced/keralid.txt' -beautyIn='advanced/keralid.txt' -height='RATHER_SHORT' -hairBlack='10' -hairRed='0' -hairAuburn='0' -hairBrown='0' -hairDarkBlond='0' -hairBlond='0' -eyeBlack='10' -eyeBrown='0' -eyeBlue='0' -eyeGreen='0' -hairStraight='50' -hairWavy='50' -hairCurly='0' -hairAfro='0' -hairAsian='0' -skinColour='Medium-Medium' -using='tamil' &gt; ../common/ethnicities/01_keral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kham.txt</text:p>
          </table:table-cell>
          <table:table-cell table:style-name="ce2" office:value-type="string" calcext:value-type="string">
            <text:p>beauty_advanced/kham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LightMedium-Medium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62]&amp;&quot;' -&quot;&amp;[.$B$1]&amp;&quot;='&quot;&amp;[.B62]&amp;&quot;' -&quot;&amp;[.$C$1]&amp;&quot;='&quot;&amp;[.C62]&amp;&quot;' -&quot;&amp;[.$D$1]&amp;&quot;='&quot;&amp;[.D62]&amp;&quot;' -&quot;&amp;[.$E$1]&amp;&quot;='&quot;&amp;[.E62]&amp;&quot;' -&quot;&amp;[.$F$1]&amp;&quot;='&quot;&amp;[.F62]&amp;&quot;' -&quot;&amp;[.$G$1]&amp;&quot;='&quot;&amp;[.G62]&amp;&quot;' -&quot;&amp;[.$H$1]&amp;&quot;='&quot;&amp;[.H62]&amp;&quot;' -&quot;&amp;[.$I$1]&amp;&quot;='&quot;&amp;[.I62]&amp;&quot;' -&quot;&amp;[.$J$1]&amp;&quot;='&quot;&amp;[.J62]&amp;&quot;' -&quot;&amp;[.$K$1]&amp;&quot;='&quot;&amp;[.K62]&amp;&quot;' -&quot;&amp;[.$L$1]&amp;&quot;='&quot;&amp;[.L62]&amp;&quot;' -&quot;&amp;[.$M$1]&amp;&quot;='&quot;&amp;[.M62]&amp;&quot;' -&quot;&amp;[.$N$1]&amp;&quot;='&quot;&amp;[.N62]&amp;&quot;' -&quot;&amp;[.$O$1]&amp;&quot;='&quot;&amp;[.O62]&amp;&quot;' -&quot;&amp;[.$P$1]&amp;&quot;='&quot;&amp;[.P62]&amp;&quot;' -&quot;&amp;[.$Q$1]&amp;&quot;='&quot;&amp;[.Q62]&amp;&quot;' -&quot;&amp;[.$R$1]&amp;&quot;='&quot;&amp;[.R62]&amp;&quot;'&quot;&amp;&quot; -&quot;&amp;[.$S$1]&amp;&quot;='&quot;&amp;[.S62]&amp;&quot;'&quot;&amp;&quot; -&quot;&amp;[.$T$1]&amp;&quot;='&quot;&amp;[.T62]&amp;&quot;'&quot;" office:value-type="string" office:string-value="-in='advanced/kham.txt' -beautyIn='beauty_advanced/kham.txt' -height='MEDIUM' -hairBlack='10' -hairRed='0' -hairAuburn='0' -hairBrown='0' -hairDarkBlond='0' -hairBlond='0' -eyeBlack='10' -eyeBrown='0' -eyeBlue='0' -eyeGreen='0' -hairStraight='0' -hairWavy='0' -hairCurly='0' -hairAfro='0' -hairAsian='100' -skinColour='LightMedium-Medium' -using='burmese'" calcext:value-type="string">
            <text:p>-in='advanced/kham.txt' -beautyIn='beauty_advanced/kham.txt' -height='MEDIUM' -hairBlack='10' -hairRed='0' -hairAuburn='0' -hairBrown='0' -hairDarkBlond='0' -hairBlond='0' -eyeBlack='10' -eyeBrown='0' -eyeBlue='0' -eyeGreen='0' -hairStraight='0' -hairWavy='0' -hairCurly='0' -hairAfro='0' -hairAsian='100' -skinColour='LightMedium-Medium' -using='burmese'</text:p>
          </table:table-cell>
          <table:table-cell table:style-name="ce2" table:formula="of:=&quot;./combined_ethnicity.perl &quot;&amp;[.U62]&amp;&quot; &gt; ../common/ethnicities/01_&quot;&amp;SUBSTITUTE(SUBSTITUTE([.A62];&quot;/&quot;;&quot;_&quot;);&quot;advanced_&quot;;&quot;&quot;)&amp;&quot;;&quot;" office:value-type="string" office:string-value="./combined_ethnicity.perl -in='advanced/kham.txt' -beautyIn='beauty_advanced/kham.txt' -height='MEDIUM' -hairBlack='10' -hairRed='0' -hairAuburn='0' -hairBrown='0' -hairDarkBlond='0' -hairBlond='0' -eyeBlack='10' -eyeBrown='0' -eyeBlue='0' -eyeGreen='0' -hairStraight='0' -hairWavy='0' -hairCurly='0' -hairAfro='0' -hairAsian='100' -skinColour='LightMedium-Medium' -using='burmese' &gt; ../common/ethnicities/01_kham.txt;" calcext:value-type="string">
            <text:p>./combined_ethnicity.perl -in='advanced/kham.txt' -beautyIn='beauty_advanced/kham.txt' -height='MEDIUM' -hairBlack='10' -hairRed='0' -hairAuburn='0' -hairBrown='0' -hairDarkBlond='0' -hairBlond='0' -eyeBlack='10' -eyeBrown='0' -eyeBlue='0' -eyeGreen='0' -hairStraight='0' -hairWavy='0' -hairCurly='0' -hairAfro='0' -hairAsian='100' -skinColour='LightMedium-Medium' -using='burmese' &gt; ../common/ethnicities/01_kham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khmerid.txt</text:p>
          </table:table-cell>
          <table:table-cell table:style-name="ce4" office:value-type="string" calcext:value-type="string">
            <text:p>RATHER_SHORT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10" calcext:value-type="float">
            <text:p>1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90" calcext:value-type="float">
            <text:p>90</text:p>
          </table:table-cell>
          <table:table-cell table:style-name="ce3" office:value-type="string" calcext:value-type="string">
            <text:p>Medium-Red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63]&amp;&quot;' -&quot;&amp;[.$B$1]&amp;&quot;='&quot;&amp;[.B63]&amp;&quot;' -&quot;&amp;[.$C$1]&amp;&quot;='&quot;&amp;[.C63]&amp;&quot;' -&quot;&amp;[.$D$1]&amp;&quot;='&quot;&amp;[.D63]&amp;&quot;' -&quot;&amp;[.$E$1]&amp;&quot;='&quot;&amp;[.E63]&amp;&quot;' -&quot;&amp;[.$F$1]&amp;&quot;='&quot;&amp;[.F63]&amp;&quot;' -&quot;&amp;[.$G$1]&amp;&quot;='&quot;&amp;[.G63]&amp;&quot;' -&quot;&amp;[.$H$1]&amp;&quot;='&quot;&amp;[.H63]&amp;&quot;' -&quot;&amp;[.$I$1]&amp;&quot;='&quot;&amp;[.I63]&amp;&quot;' -&quot;&amp;[.$J$1]&amp;&quot;='&quot;&amp;[.J63]&amp;&quot;' -&quot;&amp;[.$K$1]&amp;&quot;='&quot;&amp;[.K63]&amp;&quot;' -&quot;&amp;[.$L$1]&amp;&quot;='&quot;&amp;[.L63]&amp;&quot;' -&quot;&amp;[.$M$1]&amp;&quot;='&quot;&amp;[.M63]&amp;&quot;' -&quot;&amp;[.$N$1]&amp;&quot;='&quot;&amp;[.N63]&amp;&quot;' -&quot;&amp;[.$O$1]&amp;&quot;='&quot;&amp;[.O63]&amp;&quot;' -&quot;&amp;[.$P$1]&amp;&quot;='&quot;&amp;[.P63]&amp;&quot;' -&quot;&amp;[.$Q$1]&amp;&quot;='&quot;&amp;[.Q63]&amp;&quot;' -&quot;&amp;[.$R$1]&amp;&quot;='&quot;&amp;[.R63]&amp;&quot;'&quot;&amp;&quot; -&quot;&amp;[.$S$1]&amp;&quot;='&quot;&amp;[.S63]&amp;&quot;'&quot;&amp;&quot; -&quot;&amp;[.$T$1]&amp;&quot;='&quot;&amp;[.T63]&amp;&quot;'&quot;" office:value-type="string" office:string-value="-in='advanced/khmerid.txt' -beautyIn='advanced/khmerid.txt' -height='RATHER_SHORT' -hairBlack='10' -hairRed='0' -hairAuburn='0' -hairBrown='0' -hairDarkBlond='0' -hairBlond='0' -eyeBlack='10' -eyeBrown='0' -eyeBlue='0' -eyeGreen='0' -hairStraight='10' -hairWavy='0' -hairCurly='0' -hairAfro='0' -hairAsian='90' -skinColour='Medium-Red' -using='burmese'" calcext:value-type="string">
            <text:p>-in='advanced/khmerid.txt' -beautyIn='advanced/khmerid.txt' -height='RATHER_SHORT' -hairBlack='10' -hairRed='0' -hairAuburn='0' -hairBrown='0' -hairDarkBlond='0' -hairBlond='0' -eyeBlack='10' -eyeBrown='0' -eyeBlue='0' -eyeGreen='0' -hairStraight='10' -hairWavy='0' -hairCurly='0' -hairAfro='0' -hairAsian='90' -skinColour='Medium-Red' -using='burmese'</text:p>
          </table:table-cell>
          <table:table-cell table:style-name="ce2" table:formula="of:=&quot;./combined_ethnicity.perl &quot;&amp;[.U63]&amp;&quot; &gt; ../common/ethnicities/01_&quot;&amp;SUBSTITUTE(SUBSTITUTE([.A63];&quot;/&quot;;&quot;_&quot;);&quot;advanced_&quot;;&quot;&quot;)&amp;&quot;;&quot;" office:value-type="string" office:string-value="./combined_ethnicity.perl -in='advanced/khmerid.txt' -beautyIn='advanced/khmerid.txt' -height='RATHER_SHORT' -hairBlack='10' -hairRed='0' -hairAuburn='0' -hairBrown='0' -hairDarkBlond='0' -hairBlond='0' -eyeBlack='10' -eyeBrown='0' -eyeBlue='0' -eyeGreen='0' -hairStraight='10' -hairWavy='0' -hairCurly='0' -hairAfro='0' -hairAsian='90' -skinColour='Medium-Red' -using='burmese' &gt; ../common/ethnicities/01_khmerid.txt;" calcext:value-type="string">
            <text:p>./combined_ethnicity.perl -in='advanced/khmerid.txt' -beautyIn='advanced/khmerid.txt' -height='RATHER_SHORT' -hairBlack='10' -hairRed='0' -hairAuburn='0' -hairBrown='0' -hairDarkBlond='0' -hairBlond='0' -eyeBlack='10' -eyeBrown='0' -eyeBlue='0' -eyeGreen='0' -hairStraight='10' -hairWavy='0' -hairCurly='0' -hairAfro='0' -hairAsian='90' -skinColour='Medium-Red' -using='burmese' &gt; ../common/ethnicities/01_khmerid.txt;</text:p>
          </table:table-cell>
          <table:table-cell table:number-columns-repeated="1002"/>
        </table:table-row>
        <table:table-row table:style-name="ro1">
          <table:table-cell table:number-columns-repeated="2" table:style-name="ce3" office:value-type="string" calcext:value-type="string">
            <text:p>advanced/kolid.txt</text:p>
          </table:table-cell>
          <table:table-cell table:style-name="ce4" office:value-type="string" calcext:value-type="string">
            <text:p>SHORT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70" calcext:value-type="float">
            <text:p>70</text:p>
          </table:table-cell>
          <table:table-cell table:style-name="ce38" office:value-type="float" office:value="30" calcext:value-type="float">
            <text:p>3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VeryDark-Red</text:p>
          </table:table-cell>
          <table:table-cell table:style-name="ce3" office:value-type="string" calcext:value-type="string">
            <text:p>tamil</text:p>
          </table:table-cell>
          <table:table-cell table:style-name="ce2" table:formula="of:=&quot;-&quot;&amp;[.$A$1]&amp;&quot;='&quot;&amp;[.A64]&amp;&quot;' -&quot;&amp;[.$B$1]&amp;&quot;='&quot;&amp;[.B64]&amp;&quot;' -&quot;&amp;[.$C$1]&amp;&quot;='&quot;&amp;[.C64]&amp;&quot;' -&quot;&amp;[.$D$1]&amp;&quot;='&quot;&amp;[.D64]&amp;&quot;' -&quot;&amp;[.$E$1]&amp;&quot;='&quot;&amp;[.E64]&amp;&quot;' -&quot;&amp;[.$F$1]&amp;&quot;='&quot;&amp;[.F64]&amp;&quot;' -&quot;&amp;[.$G$1]&amp;&quot;='&quot;&amp;[.G64]&amp;&quot;' -&quot;&amp;[.$H$1]&amp;&quot;='&quot;&amp;[.H64]&amp;&quot;' -&quot;&amp;[.$I$1]&amp;&quot;='&quot;&amp;[.I64]&amp;&quot;' -&quot;&amp;[.$J$1]&amp;&quot;='&quot;&amp;[.J64]&amp;&quot;' -&quot;&amp;[.$K$1]&amp;&quot;='&quot;&amp;[.K64]&amp;&quot;' -&quot;&amp;[.$L$1]&amp;&quot;='&quot;&amp;[.L64]&amp;&quot;' -&quot;&amp;[.$M$1]&amp;&quot;='&quot;&amp;[.M64]&amp;&quot;' -&quot;&amp;[.$N$1]&amp;&quot;='&quot;&amp;[.N64]&amp;&quot;' -&quot;&amp;[.$O$1]&amp;&quot;='&quot;&amp;[.O64]&amp;&quot;' -&quot;&amp;[.$P$1]&amp;&quot;='&quot;&amp;[.P64]&amp;&quot;' -&quot;&amp;[.$Q$1]&amp;&quot;='&quot;&amp;[.Q64]&amp;&quot;' -&quot;&amp;[.$R$1]&amp;&quot;='&quot;&amp;[.R64]&amp;&quot;'&quot;&amp;&quot; -&quot;&amp;[.$S$1]&amp;&quot;='&quot;&amp;[.S64]&amp;&quot;'&quot;&amp;&quot; -&quot;&amp;[.$T$1]&amp;&quot;='&quot;&amp;[.T64]&amp;&quot;'&quot;" office:value-type="string" office:string-value="-in='advanced/kolid.txt' -beautyIn='advanced/kolid.txt' -height='SHORT' -hairBlack='10' -hairRed='0' -hairAuburn='0' -hairBrown='0' -hairDarkBlond='0' -hairBlond='0' -eyeBlack='10' -eyeBrown='0' -eyeBlue='0' -eyeGreen='0' -hairStraight='0' -hairWavy='70' -hairCurly='30' -hairAfro='0' -hairAsian='0' -skinColour='VeryDark-Red' -using='tamil'" calcext:value-type="string">
            <text:p>-in='advanced/kolid.txt' -beautyIn='advanced/kolid.txt' -height='SHORT' -hairBlack='10' -hairRed='0' -hairAuburn='0' -hairBrown='0' -hairDarkBlond='0' -hairBlond='0' -eyeBlack='10' -eyeBrown='0' -eyeBlue='0' -eyeGreen='0' -hairStraight='0' -hairWavy='70' -hairCurly='30' -hairAfro='0' -hairAsian='0' -skinColour='VeryDark-Red' -using='tamil'</text:p>
          </table:table-cell>
          <table:table-cell table:style-name="ce2" table:formula="of:=&quot;./combined_ethnicity.perl &quot;&amp;[.U64]&amp;&quot; &gt; ../common/ethnicities/01_&quot;&amp;SUBSTITUTE(SUBSTITUTE([.A64];&quot;/&quot;;&quot;_&quot;);&quot;advanced_&quot;;&quot;&quot;)&amp;&quot;;&quot;" office:value-type="string" office:string-value="./combined_ethnicity.perl -in='advanced/kolid.txt' -beautyIn='advanced/kolid.txt' -height='SHORT' -hairBlack='10' -hairRed='0' -hairAuburn='0' -hairBrown='0' -hairDarkBlond='0' -hairBlond='0' -eyeBlack='10' -eyeBrown='0' -eyeBlue='0' -eyeGreen='0' -hairStraight='0' -hairWavy='70' -hairCurly='30' -hairAfro='0' -hairAsian='0' -skinColour='VeryDark-Red' -using='tamil' &gt; ../common/ethnicities/01_kolid.txt;" calcext:value-type="string">
            <text:p>./combined_ethnicity.perl -in='advanced/kolid.txt' -beautyIn='advanced/kolid.txt' -height='SHORT' -hairBlack='10' -hairRed='0' -hairAuburn='0' -hairBrown='0' -hairDarkBlond='0' -hairBlond='0' -eyeBlack='10' -eyeBrown='0' -eyeBlue='0' -eyeGreen='0' -hairStraight='0' -hairWavy='70' -hairCurly='30' -hairAfro='0' -hairAsian='0' -skinColour='VeryDark-Red' -using='tamil' &gt; ../common/ethnicities/01_kol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ladogan.txt</text:p>
          </table:table-cell>
          <table:table-cell table:style-name="ce2" office:value-type="string" calcext:value-type="string">
            <text:p>beauty_advanced/ladogan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style-name="ce20" office:value-type="float" office:value="10" calcext:value-type="float">
            <text:p>10</text:p>
          </table:table-cell>
          <table:table-cell table:style-name="ce23" office:value-type="float" office:value="10" calcext:value-type="float">
            <text:p>1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15" calcext:value-type="float">
            <text:p>15</text:p>
          </table:table-cell>
          <table:table-cell table:style-name="ce29" office:value-type="float" office:value="15" calcext:value-type="float">
            <text:p>15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70" calcext:value-type="float">
            <text:p>70</text:p>
          </table:table-cell>
          <table:table-cell table:style-name="ce36" office:value-type="float" office:value="20" calcext:value-type="float">
            <text:p>2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" calcext:value-type="float">
            <text:p>10</text:p>
          </table:table-cell>
          <table:table-cell table:style-name="ce3" office:value-type="string" calcext:value-type="string">
            <text:p>Fair-Red</text:p>
          </table:table-cell>
          <table:table-cell table:style-name="ce3" office:value-type="string" calcext:value-type="string">
            <text:p>finnish</text:p>
          </table:table-cell>
          <table:table-cell table:style-name="ce2" table:formula="of:=&quot;-&quot;&amp;[.$A$1]&amp;&quot;='&quot;&amp;[.A65]&amp;&quot;' -&quot;&amp;[.$B$1]&amp;&quot;='&quot;&amp;[.B65]&amp;&quot;' -&quot;&amp;[.$C$1]&amp;&quot;='&quot;&amp;[.C65]&amp;&quot;' -&quot;&amp;[.$D$1]&amp;&quot;='&quot;&amp;[.D65]&amp;&quot;' -&quot;&amp;[.$E$1]&amp;&quot;='&quot;&amp;[.E65]&amp;&quot;' -&quot;&amp;[.$F$1]&amp;&quot;='&quot;&amp;[.F65]&amp;&quot;' -&quot;&amp;[.$G$1]&amp;&quot;='&quot;&amp;[.G65]&amp;&quot;' -&quot;&amp;[.$H$1]&amp;&quot;='&quot;&amp;[.H65]&amp;&quot;' -&quot;&amp;[.$I$1]&amp;&quot;='&quot;&amp;[.I65]&amp;&quot;' -&quot;&amp;[.$J$1]&amp;&quot;='&quot;&amp;[.J65]&amp;&quot;' -&quot;&amp;[.$K$1]&amp;&quot;='&quot;&amp;[.K65]&amp;&quot;' -&quot;&amp;[.$L$1]&amp;&quot;='&quot;&amp;[.L65]&amp;&quot;' -&quot;&amp;[.$M$1]&amp;&quot;='&quot;&amp;[.M65]&amp;&quot;' -&quot;&amp;[.$N$1]&amp;&quot;='&quot;&amp;[.N65]&amp;&quot;' -&quot;&amp;[.$O$1]&amp;&quot;='&quot;&amp;[.O65]&amp;&quot;' -&quot;&amp;[.$P$1]&amp;&quot;='&quot;&amp;[.P65]&amp;&quot;' -&quot;&amp;[.$Q$1]&amp;&quot;='&quot;&amp;[.Q65]&amp;&quot;' -&quot;&amp;[.$R$1]&amp;&quot;='&quot;&amp;[.R65]&amp;&quot;'&quot;&amp;&quot; -&quot;&amp;[.$S$1]&amp;&quot;='&quot;&amp;[.S65]&amp;&quot;'&quot;&amp;&quot; -&quot;&amp;[.$T$1]&amp;&quot;='&quot;&amp;[.T65]&amp;&quot;'&quot;" office:value-type="string" office:string-value="-in='advanced/ladogan.txt' -beautyIn='beauty_advanced/ladogan.txt' -height='MEDIUM' -hairBlack='0' -hairRed='0' -hairAuburn='0' -hairBrown='10' -hairDarkBlond='10' -hairBlond='10' -eyeBlack='0' -eyeBrown='15' -eyeBlue='15' -eyeGreen='5' -hairStraight='70' -hairWavy='20' -hairCurly='0' -hairAfro='0' -hairAsian='10' -skinColour='Fair-Red' -using='finnish'" calcext:value-type="string">
            <text:p>-in='advanced/ladogan.txt' -beautyIn='beauty_advanced/ladogan.txt' -height='MEDIUM' -hairBlack='0' -hairRed='0' -hairAuburn='0' -hairBrown='10' -hairDarkBlond='10' -hairBlond='10' -eyeBlack='0' -eyeBrown='15' -eyeBlue='15' -eyeGreen='5' -hairStraight='70' -hairWavy='20' -hairCurly='0' -hairAfro='0' -hairAsian='10' -skinColour='Fair-Red' -using='finnish'</text:p>
          </table:table-cell>
          <table:table-cell table:style-name="ce2" table:formula="of:=&quot;./combined_ethnicity.perl &quot;&amp;[.U65]&amp;&quot; &gt; ../common/ethnicities/01_&quot;&amp;SUBSTITUTE(SUBSTITUTE([.A65];&quot;/&quot;;&quot;_&quot;);&quot;advanced_&quot;;&quot;&quot;)&amp;&quot;;&quot;" office:value-type="string" office:string-value="./combined_ethnicity.perl -in='advanced/ladogan.txt' -beautyIn='beauty_advanced/ladogan.txt' -height='MEDIUM' -hairBlack='0' -hairRed='0' -hairAuburn='0' -hairBrown='10' -hairDarkBlond='10' -hairBlond='10' -eyeBlack='0' -eyeBrown='15' -eyeBlue='15' -eyeGreen='5' -hairStraight='70' -hairWavy='20' -hairCurly='0' -hairAfro='0' -hairAsian='10' -skinColour='Fair-Red' -using='finnish' &gt; ../common/ethnicities/01_ladogan.txt;" calcext:value-type="string">
            <text:p>./combined_ethnicity.perl -in='advanced/ladogan.txt' -beautyIn='beauty_advanced/ladogan.txt' -height='MEDIUM' -hairBlack='0' -hairRed='0' -hairAuburn='0' -hairBrown='10' -hairDarkBlond='10' -hairBlond='10' -eyeBlack='0' -eyeBrown='15' -eyeBlue='15' -eyeGreen='5' -hairStraight='70' -hairWavy='20' -hairCurly='0' -hairAfro='0' -hairAsian='10' -skinColour='Fair-Red' -using='finnish' &gt; ../common/ethnicities/01_ladogan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libyid.txt</text:p>
          </table:table-cell>
          <table:table-cell table:style-name="ce2" office:value-type="string" calcext:value-type="string">
            <text:p>beauty_advanced/libyid.txt</text:p>
          </table:table-cell>
          <table:table-cell table:style-name="ce4" office:value-type="string" calcext:value-type="string">
            <text:p>RATHER_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20" calcext:value-type="float">
            <text:p>20</text:p>
          </table:table-cell>
          <table:table-cell table:style-name="ce36" office:value-type="float" office:value="60" calcext:value-type="float">
            <text:p>60</text:p>
          </table:table-cell>
          <table:table-cell table:style-name="ce38" office:value-type="float" office:value="20" calcext:value-type="float">
            <text:p>2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maghrebi</text:p>
          </table:table-cell>
          <table:table-cell table:style-name="ce2" table:formula="of:=&quot;-&quot;&amp;[.$A$1]&amp;&quot;='&quot;&amp;[.A66]&amp;&quot;' -&quot;&amp;[.$B$1]&amp;&quot;='&quot;&amp;[.B66]&amp;&quot;' -&quot;&amp;[.$C$1]&amp;&quot;='&quot;&amp;[.C66]&amp;&quot;' -&quot;&amp;[.$D$1]&amp;&quot;='&quot;&amp;[.D66]&amp;&quot;' -&quot;&amp;[.$E$1]&amp;&quot;='&quot;&amp;[.E66]&amp;&quot;' -&quot;&amp;[.$F$1]&amp;&quot;='&quot;&amp;[.F66]&amp;&quot;' -&quot;&amp;[.$G$1]&amp;&quot;='&quot;&amp;[.G66]&amp;&quot;' -&quot;&amp;[.$H$1]&amp;&quot;='&quot;&amp;[.H66]&amp;&quot;' -&quot;&amp;[.$I$1]&amp;&quot;='&quot;&amp;[.I66]&amp;&quot;' -&quot;&amp;[.$J$1]&amp;&quot;='&quot;&amp;[.J66]&amp;&quot;' -&quot;&amp;[.$K$1]&amp;&quot;='&quot;&amp;[.K66]&amp;&quot;' -&quot;&amp;[.$L$1]&amp;&quot;='&quot;&amp;[.L66]&amp;&quot;' -&quot;&amp;[.$M$1]&amp;&quot;='&quot;&amp;[.M66]&amp;&quot;' -&quot;&amp;[.$N$1]&amp;&quot;='&quot;&amp;[.N66]&amp;&quot;' -&quot;&amp;[.$O$1]&amp;&quot;='&quot;&amp;[.O66]&amp;&quot;' -&quot;&amp;[.$P$1]&amp;&quot;='&quot;&amp;[.P66]&amp;&quot;' -&quot;&amp;[.$Q$1]&amp;&quot;='&quot;&amp;[.Q66]&amp;&quot;' -&quot;&amp;[.$R$1]&amp;&quot;='&quot;&amp;[.R66]&amp;&quot;'&quot;&amp;&quot; -&quot;&amp;[.$S$1]&amp;&quot;='&quot;&amp;[.S66]&amp;&quot;'&quot;&amp;&quot; -&quot;&amp;[.$T$1]&amp;&quot;='&quot;&amp;[.T66]&amp;&quot;'&quot;" office:value-type="string" office:string-value="-in='advanced/libyid.txt' -beautyIn='beauty_advanced/libyid.txt' -height='RATHER_TALL' -hairBlack='10' -hairRed='0' -hairAuburn='0' -hairBrown='0' -hairDarkBlond='0' -hairBlond='0' -eyeBlack='10' -eyeBrown='0' -eyeBlue='0' -eyeGreen='0' -hairStraight='20' -hairWavy='60' -hairCurly='20' -hairAfro='0' -hairAsian='0' -skinColour='Light-Medium' -using='maghrebi'" calcext:value-type="string">
            <text:p>-in='advanced/libyid.txt' -beautyIn='beauty_advanced/libyid.txt' -height='RATHER_TALL' -hairBlack='10' -hairRed='0' -hairAuburn='0' -hairBrown='0' -hairDarkBlond='0' -hairBlond='0' -eyeBlack='10' -eyeBrown='0' -eyeBlue='0' -eyeGreen='0' -hairStraight='20' -hairWavy='60' -hairCurly='20' -hairAfro='0' -hairAsian='0' -skinColour='Light-Medium' -using='maghrebi'</text:p>
          </table:table-cell>
          <table:table-cell table:style-name="ce2" table:formula="of:=&quot;./combined_ethnicity.perl &quot;&amp;[.U66]&amp;&quot; &gt; ../common/ethnicities/01_&quot;&amp;SUBSTITUTE(SUBSTITUTE([.A66];&quot;/&quot;;&quot;_&quot;);&quot;advanced_&quot;;&quot;&quot;)&amp;&quot;;&quot;" office:value-type="string" office:string-value="./combined_ethnicity.perl -in='advanced/libyid.txt' -beautyIn='beauty_advanced/libyid.txt' -height='RATHER_TALL' -hairBlack='10' -hairRed='0' -hairAuburn='0' -hairBrown='0' -hairDarkBlond='0' -hairBlond='0' -eyeBlack='10' -eyeBrown='0' -eyeBlue='0' -eyeGreen='0' -hairStraight='20' -hairWavy='60' -hairCurly='20' -hairAfro='0' -hairAsian='0' -skinColour='Light-Medium' -using='maghrebi' &gt; ../common/ethnicities/01_libyid.txt;" calcext:value-type="string">
            <text:p>./combined_ethnicity.perl -in='advanced/libyid.txt' -beautyIn='beauty_advanced/libyid.txt' -height='RATHER_TALL' -hairBlack='10' -hairRed='0' -hairAuburn='0' -hairBrown='0' -hairDarkBlond='0' -hairBlond='0' -eyeBlack='10' -eyeBrown='0' -eyeBlue='0' -eyeGreen='0' -hairStraight='20' -hairWavy='60' -hairCurly='20' -hairAfro='0' -hairAsian='0' -skinColour='Light-Medium' -using='maghrebi' &gt; ../common/ethnicities/01_liby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litorid.txt</text:p>
          </table:table-cell>
          <table:table-cell table:style-name="ce2" office:value-type="string" calcext:value-type="string">
            <text:p>beauty_advanced/litorid.txt</text:p>
          </table:table-cell>
          <table:table-cell table:style-name="ce4" office:value-type="string" calcext:value-type="string">
            <text:p>RATHER_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30" calcext:value-type="float">
            <text:p>30</text:p>
          </table:table-cell>
          <table:table-cell table:style-name="ce36" office:value-type="float" office:value="30" calcext:value-type="float">
            <text:p>30</text:p>
          </table:table-cell>
          <table:table-cell table:style-name="ce38" office:value-type="float" office:value="30" calcext:value-type="float">
            <text:p>3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-Red</text:p>
          </table:table-cell>
          <table:table-cell table:style-name="ce3" office:value-type="string" calcext:value-type="string">
            <text:p>greek</text:p>
          </table:table-cell>
          <table:table-cell table:style-name="ce2" table:formula="of:=&quot;-&quot;&amp;[.$A$1]&amp;&quot;='&quot;&amp;[.A67]&amp;&quot;' -&quot;&amp;[.$B$1]&amp;&quot;='&quot;&amp;[.B67]&amp;&quot;' -&quot;&amp;[.$C$1]&amp;&quot;='&quot;&amp;[.C67]&amp;&quot;' -&quot;&amp;[.$D$1]&amp;&quot;='&quot;&amp;[.D67]&amp;&quot;' -&quot;&amp;[.$E$1]&amp;&quot;='&quot;&amp;[.E67]&amp;&quot;' -&quot;&amp;[.$F$1]&amp;&quot;='&quot;&amp;[.F67]&amp;&quot;' -&quot;&amp;[.$G$1]&amp;&quot;='&quot;&amp;[.G67]&amp;&quot;' -&quot;&amp;[.$H$1]&amp;&quot;='&quot;&amp;[.H67]&amp;&quot;' -&quot;&amp;[.$I$1]&amp;&quot;='&quot;&amp;[.I67]&amp;&quot;' -&quot;&amp;[.$J$1]&amp;&quot;='&quot;&amp;[.J67]&amp;&quot;' -&quot;&amp;[.$K$1]&amp;&quot;='&quot;&amp;[.K67]&amp;&quot;' -&quot;&amp;[.$L$1]&amp;&quot;='&quot;&amp;[.L67]&amp;&quot;' -&quot;&amp;[.$M$1]&amp;&quot;='&quot;&amp;[.M67]&amp;&quot;' -&quot;&amp;[.$N$1]&amp;&quot;='&quot;&amp;[.N67]&amp;&quot;' -&quot;&amp;[.$O$1]&amp;&quot;='&quot;&amp;[.O67]&amp;&quot;' -&quot;&amp;[.$P$1]&amp;&quot;='&quot;&amp;[.P67]&amp;&quot;' -&quot;&amp;[.$Q$1]&amp;&quot;='&quot;&amp;[.Q67]&amp;&quot;' -&quot;&amp;[.$R$1]&amp;&quot;='&quot;&amp;[.R67]&amp;&quot;'&quot;&amp;&quot; -&quot;&amp;[.$S$1]&amp;&quot;='&quot;&amp;[.S67]&amp;&quot;'&quot;&amp;&quot; -&quot;&amp;[.$T$1]&amp;&quot;='&quot;&amp;[.T67]&amp;&quot;'&quot;" office:value-type="string" office:string-value="-in='advanced/litorid.txt' -beautyIn='beauty_advanced/litorid.txt' -height='RATHER_TALL' -hairBlack='10' -hairRed='0' -hairAuburn='0' -hairBrown='0' -hairDarkBlond='0' -hairBlond='0' -eyeBlack='10' -eyeBrown='0' -eyeBlue='0' -eyeGreen='0' -hairStraight='30' -hairWavy='30' -hairCurly='30' -hairAfro='0' -hairAsian='0' -skinColour='Light-Red' -using='greek'" calcext:value-type="string">
            <text:p>-in='advanced/litorid.txt' -beautyIn='beauty_advanced/litorid.txt' -height='RATHER_TALL' -hairBlack='10' -hairRed='0' -hairAuburn='0' -hairBrown='0' -hairDarkBlond='0' -hairBlond='0' -eyeBlack='10' -eyeBrown='0' -eyeBlue='0' -eyeGreen='0' -hairStraight='30' -hairWavy='30' -hairCurly='30' -hairAfro='0' -hairAsian='0' -skinColour='Light-Red' -using='greek'</text:p>
          </table:table-cell>
          <table:table-cell table:style-name="ce2" table:formula="of:=&quot;./combined_ethnicity.perl &quot;&amp;[.U67]&amp;&quot; &gt; ../common/ethnicities/01_&quot;&amp;SUBSTITUTE(SUBSTITUTE([.A67];&quot;/&quot;;&quot;_&quot;);&quot;advanced_&quot;;&quot;&quot;)&amp;&quot;;&quot;" office:value-type="string" office:string-value="./combined_ethnicity.perl -in='advanced/litorid.txt' -beautyIn='beauty_advanced/litorid.txt' -height='RATHER_TALL' -hairBlack='10' -hairRed='0' -hairAuburn='0' -hairBrown='0' -hairDarkBlond='0' -hairBlond='0' -eyeBlack='10' -eyeBrown='0' -eyeBlue='0' -eyeGreen='0' -hairStraight='30' -hairWavy='30' -hairCurly='30' -hairAfro='0' -hairAsian='0' -skinColour='Light-Red' -using='greek' &gt; ../common/ethnicities/01_litorid.txt;" calcext:value-type="string">
            <text:p>./combined_ethnicity.perl -in='advanced/litorid.txt' -beautyIn='beauty_advanced/litorid.txt' -height='RATHER_TALL' -hairBlack='10' -hairRed='0' -hairAuburn='0' -hairBrown='0' -hairDarkBlond='0' -hairBlond='0' -eyeBlack='10' -eyeBrown='0' -eyeBlue='0' -eyeGreen='0' -hairStraight='30' -hairWavy='30' -hairCurly='30' -hairAfro='0' -hairAsian='0' -skinColour='Light-Red' -using='greek' &gt; ../common/ethnicities/01_litor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malabarese.txt</text:p>
          </table:table-cell>
          <table:table-cell table:style-name="ce4" office:value-type="string" calcext:value-type="string">
            <text:p>MEDIUM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10" calcext:value-type="float">
            <text:p>10</text:p>
          </table:table-cell>
          <table:table-cell table:style-name="ce36" office:value-type="float" office:value="70" calcext:value-type="float">
            <text:p>70</text:p>
          </table:table-cell>
          <table:table-cell table:style-name="ce38" office:value-type="float" office:value="20" calcext:value-type="float">
            <text:p>2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INDIAN_DARK</text:p>
          </table:table-cell>
          <table:table-cell table:style-name="ce3" office:value-type="string" calcext:value-type="string">
            <text:p>tamil</text:p>
          </table:table-cell>
          <table:table-cell table:style-name="ce2" table:formula="of:=&quot;-&quot;&amp;[.$A$1]&amp;&quot;='&quot;&amp;[.A68]&amp;&quot;' -&quot;&amp;[.$B$1]&amp;&quot;='&quot;&amp;[.B68]&amp;&quot;' -&quot;&amp;[.$C$1]&amp;&quot;='&quot;&amp;[.C68]&amp;&quot;' -&quot;&amp;[.$D$1]&amp;&quot;='&quot;&amp;[.D68]&amp;&quot;' -&quot;&amp;[.$E$1]&amp;&quot;='&quot;&amp;[.E68]&amp;&quot;' -&quot;&amp;[.$F$1]&amp;&quot;='&quot;&amp;[.F68]&amp;&quot;' -&quot;&amp;[.$G$1]&amp;&quot;='&quot;&amp;[.G68]&amp;&quot;' -&quot;&amp;[.$H$1]&amp;&quot;='&quot;&amp;[.H68]&amp;&quot;' -&quot;&amp;[.$I$1]&amp;&quot;='&quot;&amp;[.I68]&amp;&quot;' -&quot;&amp;[.$J$1]&amp;&quot;='&quot;&amp;[.J68]&amp;&quot;' -&quot;&amp;[.$K$1]&amp;&quot;='&quot;&amp;[.K68]&amp;&quot;' -&quot;&amp;[.$L$1]&amp;&quot;='&quot;&amp;[.L68]&amp;&quot;' -&quot;&amp;[.$M$1]&amp;&quot;='&quot;&amp;[.M68]&amp;&quot;' -&quot;&amp;[.$N$1]&amp;&quot;='&quot;&amp;[.N68]&amp;&quot;' -&quot;&amp;[.$O$1]&amp;&quot;='&quot;&amp;[.O68]&amp;&quot;' -&quot;&amp;[.$P$1]&amp;&quot;='&quot;&amp;[.P68]&amp;&quot;' -&quot;&amp;[.$Q$1]&amp;&quot;='&quot;&amp;[.Q68]&amp;&quot;' -&quot;&amp;[.$R$1]&amp;&quot;='&quot;&amp;[.R68]&amp;&quot;'&quot;&amp;&quot; -&quot;&amp;[.$S$1]&amp;&quot;='&quot;&amp;[.S68]&amp;&quot;'&quot;&amp;&quot; -&quot;&amp;[.$T$1]&amp;&quot;='&quot;&amp;[.T68]&amp;&quot;'&quot;" office:value-type="string" office:string-value="-in='advanced/malabarese.txt' -beautyIn='advanced/malabarese.txt' -height='MEDIUM' -hairBlack='10' -hairRed='0' -hairAuburn='0' -hairBrown='0' -hairDarkBlond='0' -hairBlond='0' -eyeBlack='10' -eyeBrown='0' -eyeBlue='0' -eyeGreen='0' -hairStraight='10' -hairWavy='70' -hairCurly='20' -hairAfro='0' -hairAsian='0' -skinColour='INDIAN_DARK' -using='tamil'" calcext:value-type="string">
            <text:p>-in='advanced/malabarese.txt' -beautyIn='advanced/malabarese.txt' -height='MEDIUM' -hairBlack='10' -hairRed='0' -hairAuburn='0' -hairBrown='0' -hairDarkBlond='0' -hairBlond='0' -eyeBlack='10' -eyeBrown='0' -eyeBlue='0' -eyeGreen='0' -hairStraight='10' -hairWavy='70' -hairCurly='20' -hairAfro='0' -hairAsian='0' -skinColour='INDIAN_DARK' -using='tamil'</text:p>
          </table:table-cell>
          <table:table-cell table:style-name="ce2" table:formula="of:=&quot;./combined_ethnicity.perl &quot;&amp;[.U68]&amp;&quot; &gt; ../common/ethnicities/01_&quot;&amp;SUBSTITUTE(SUBSTITUTE([.A68];&quot;/&quot;;&quot;_&quot;);&quot;advanced_&quot;;&quot;&quot;)&amp;&quot;;&quot;" office:value-type="string" office:string-value="./combined_ethnicity.perl -in='advanced/malabarese.txt' -beautyIn='advanced/malabarese.txt' -height='MEDIUM' -hairBlack='10' -hairRed='0' -hairAuburn='0' -hairBrown='0' -hairDarkBlond='0' -hairBlond='0' -eyeBlack='10' -eyeBrown='0' -eyeBlue='0' -eyeGreen='0' -hairStraight='10' -hairWavy='70' -hairCurly='20' -hairAfro='0' -hairAsian='0' -skinColour='INDIAN_DARK' -using='tamil' &gt; ../common/ethnicities/01_malabarese.txt;" calcext:value-type="string">
            <text:p>./combined_ethnicity.perl -in='advanced/malabarese.txt' -beautyIn='advanced/malabarese.txt' -height='MEDIUM' -hairBlack='10' -hairRed='0' -hairAuburn='0' -hairBrown='0' -hairDarkBlond='0' -hairBlond='0' -eyeBlack='10' -eyeBrown='0' -eyeBlue='0' -eyeGreen='0' -hairStraight='10' -hairWavy='70' -hairCurly='20' -hairAfro='0' -hairAsian='0' -skinColour='INDIAN_DARK' -using='tamil' &gt; ../common/ethnicities/01_malabarese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manchukorean.txt</text:p>
          </table:table-cell>
          <table:table-cell table:style-name="ce2" office:value-type="string" calcext:value-type="string">
            <text:p>beauty_advanced/manchukorean.txt</text:p>
          </table:table-cell>
          <table:table-cell table:style-name="ce4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Fair-Yellow</text:p>
          </table:table-cell>
          <table:table-cell table:style-name="ce3" office:value-type="string" calcext:value-type="string">
            <text:p>jurchen</text:p>
          </table:table-cell>
          <table:table-cell table:style-name="ce2" table:formula="of:=&quot;-&quot;&amp;[.$A$1]&amp;&quot;='&quot;&amp;[.A69]&amp;&quot;' -&quot;&amp;[.$B$1]&amp;&quot;='&quot;&amp;[.B69]&amp;&quot;' -&quot;&amp;[.$C$1]&amp;&quot;='&quot;&amp;[.C69]&amp;&quot;' -&quot;&amp;[.$D$1]&amp;&quot;='&quot;&amp;[.D69]&amp;&quot;' -&quot;&amp;[.$E$1]&amp;&quot;='&quot;&amp;[.E69]&amp;&quot;' -&quot;&amp;[.$F$1]&amp;&quot;='&quot;&amp;[.F69]&amp;&quot;' -&quot;&amp;[.$G$1]&amp;&quot;='&quot;&amp;[.G69]&amp;&quot;' -&quot;&amp;[.$H$1]&amp;&quot;='&quot;&amp;[.H69]&amp;&quot;' -&quot;&amp;[.$I$1]&amp;&quot;='&quot;&amp;[.I69]&amp;&quot;' -&quot;&amp;[.$J$1]&amp;&quot;='&quot;&amp;[.J69]&amp;&quot;' -&quot;&amp;[.$K$1]&amp;&quot;='&quot;&amp;[.K69]&amp;&quot;' -&quot;&amp;[.$L$1]&amp;&quot;='&quot;&amp;[.L69]&amp;&quot;' -&quot;&amp;[.$M$1]&amp;&quot;='&quot;&amp;[.M69]&amp;&quot;' -&quot;&amp;[.$N$1]&amp;&quot;='&quot;&amp;[.N69]&amp;&quot;' -&quot;&amp;[.$O$1]&amp;&quot;='&quot;&amp;[.O69]&amp;&quot;' -&quot;&amp;[.$P$1]&amp;&quot;='&quot;&amp;[.P69]&amp;&quot;' -&quot;&amp;[.$Q$1]&amp;&quot;='&quot;&amp;[.Q69]&amp;&quot;' -&quot;&amp;[.$R$1]&amp;&quot;='&quot;&amp;[.R69]&amp;&quot;'&quot;&amp;&quot; -&quot;&amp;[.$S$1]&amp;&quot;='&quot;&amp;[.S69]&amp;&quot;'&quot;&amp;&quot; -&quot;&amp;[.$T$1]&amp;&quot;='&quot;&amp;[.T69]&amp;&quot;'&quot;" office:value-type="string" office:string-value="-in='advanced/manchukorean.txt' -beautyIn='beauty_advanced/manchukorean.txt' -height='MEDIUM' -hairBlack='10' -hairRed='0' -hairAuburn='0' -hairBrown='0' -hairDarkBlond='0' -hairBlond='0' -eyeBlack='10' -eyeBrown='0' -eyeBlue='0' -eyeGreen='0' -hairStraight='0' -hairWavy='0' -hairCurly='0' -hairAfro='0' -hairAsian='100' -skinColour='Fair-Yellow' -using='jurchen'" calcext:value-type="string">
            <text:p>-in='advanced/manchukorean.txt' -beautyIn='beauty_advanced/manchukorean.txt' -height='MEDIUM' -hairBlack='10' -hairRed='0' -hairAuburn='0' -hairBrown='0' -hairDarkBlond='0' -hairBlond='0' -eyeBlack='10' -eyeBrown='0' -eyeBlue='0' -eyeGreen='0' -hairStraight='0' -hairWavy='0' -hairCurly='0' -hairAfro='0' -hairAsian='100' -skinColour='Fair-Yellow' -using='jurchen'</text:p>
          </table:table-cell>
          <table:table-cell table:style-name="ce2" table:formula="of:=&quot;./combined_ethnicity.perl &quot;&amp;[.U69]&amp;&quot; &gt; ../common/ethnicities/01_&quot;&amp;SUBSTITUTE(SUBSTITUTE([.A69];&quot;/&quot;;&quot;_&quot;);&quot;advanced_&quot;;&quot;&quot;)&amp;&quot;;&quot;" office:value-type="string" office:string-value="./combined_ethnicity.perl -in='advanced/manchukorean.txt' -beautyIn='beauty_advanced/manchukorean.txt' -height='MEDIUM' -hairBlack='10' -hairRed='0' -hairAuburn='0' -hairBrown='0' -hairDarkBlond='0' -hairBlond='0' -eyeBlack='10' -eyeBrown='0' -eyeBlue='0' -eyeGreen='0' -hairStraight='0' -hairWavy='0' -hairCurly='0' -hairAfro='0' -hairAsian='100' -skinColour='Fair-Yellow' -using='jurchen' &gt; ../common/ethnicities/01_manchukorean.txt;" calcext:value-type="string">
            <text:p>./combined_ethnicity.perl -in='advanced/manchukorean.txt' -beautyIn='beauty_advanced/manchukorean.txt' -height='MEDIUM' -hairBlack='10' -hairRed='0' -hairAuburn='0' -hairBrown='0' -hairDarkBlond='0' -hairBlond='0' -eyeBlack='10' -eyeBrown='0' -eyeBlue='0' -eyeGreen='0' -hairStraight='0' -hairWavy='0' -hairCurly='0' -hairAfro='0' -hairAsian='100' -skinColour='Fair-Yellow' -using='jurchen' &gt; ../common/ethnicities/01_manchukorean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middle_nile.txt</text:p>
          </table:table-cell>
          <table:table-cell table:style-name="ce4" office:value-type="string" calcext:value-type="string">
            <text:p>RATHER_TALL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8" office:value-type="float" office:value="50" calcext:value-type="float">
            <text:p>5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MediumDark-Medium</text:p>
          </table:table-cell>
          <table:table-cell table:style-name="ce3" office:value-type="string" calcext:value-type="string">
            <text:p>nubian</text:p>
          </table:table-cell>
          <table:table-cell table:style-name="ce2" table:formula="of:=&quot;-&quot;&amp;[.$A$1]&amp;&quot;='&quot;&amp;[.A70]&amp;&quot;' -&quot;&amp;[.$B$1]&amp;&quot;='&quot;&amp;[.B70]&amp;&quot;' -&quot;&amp;[.$C$1]&amp;&quot;='&quot;&amp;[.C70]&amp;&quot;' -&quot;&amp;[.$D$1]&amp;&quot;='&quot;&amp;[.D70]&amp;&quot;' -&quot;&amp;[.$E$1]&amp;&quot;='&quot;&amp;[.E70]&amp;&quot;' -&quot;&amp;[.$F$1]&amp;&quot;='&quot;&amp;[.F70]&amp;&quot;' -&quot;&amp;[.$G$1]&amp;&quot;='&quot;&amp;[.G70]&amp;&quot;' -&quot;&amp;[.$H$1]&amp;&quot;='&quot;&amp;[.H70]&amp;&quot;' -&quot;&amp;[.$I$1]&amp;&quot;='&quot;&amp;[.I70]&amp;&quot;' -&quot;&amp;[.$J$1]&amp;&quot;='&quot;&amp;[.J70]&amp;&quot;' -&quot;&amp;[.$K$1]&amp;&quot;='&quot;&amp;[.K70]&amp;&quot;' -&quot;&amp;[.$L$1]&amp;&quot;='&quot;&amp;[.L70]&amp;&quot;' -&quot;&amp;[.$M$1]&amp;&quot;='&quot;&amp;[.M70]&amp;&quot;' -&quot;&amp;[.$N$1]&amp;&quot;='&quot;&amp;[.N70]&amp;&quot;' -&quot;&amp;[.$O$1]&amp;&quot;='&quot;&amp;[.O70]&amp;&quot;' -&quot;&amp;[.$P$1]&amp;&quot;='&quot;&amp;[.P70]&amp;&quot;' -&quot;&amp;[.$Q$1]&amp;&quot;='&quot;&amp;[.Q70]&amp;&quot;' -&quot;&amp;[.$R$1]&amp;&quot;='&quot;&amp;[.R70]&amp;&quot;'&quot;&amp;&quot; -&quot;&amp;[.$S$1]&amp;&quot;='&quot;&amp;[.S70]&amp;&quot;'&quot;&amp;&quot; -&quot;&amp;[.$T$1]&amp;&quot;='&quot;&amp;[.T70]&amp;&quot;'&quot;" office:value-type="string" office:string-value="-in='advanced/middle_nile.txt' -beautyIn='advanced/middle_nile.txt' -height='RATHER_TALL' -hairBlack='10' -hairRed='0' -hairAuburn='0' -hairBrown='0' -hairDarkBlond='0' -hairBlond='0' -eyeBlack='10' -eyeBrown='0' -eyeBlue='0' -eyeGreen='0' -hairStraight='0' -hairWavy='0' -hairCurly='50' -hairAfro='50' -hairAsian='0' -skinColour='MediumDark-Medium' -using='nubian'" calcext:value-type="string">
            <text:p>-in='advanced/middle_nile.txt' -beautyIn='advanced/middle_nile.txt' -height='RATHER_TALL' -hairBlack='10' -hairRed='0' -hairAuburn='0' -hairBrown='0' -hairDarkBlond='0' -hairBlond='0' -eyeBlack='10' -eyeBrown='0' -eyeBlue='0' -eyeGreen='0' -hairStraight='0' -hairWavy='0' -hairCurly='50' -hairAfro='50' -hairAsian='0' -skinColour='MediumDark-Medium' -using='nubian'</text:p>
          </table:table-cell>
          <table:table-cell table:style-name="ce2" table:formula="of:=&quot;./combined_ethnicity.perl &quot;&amp;[.U70]&amp;&quot; &gt; ../common/ethnicities/01_&quot;&amp;SUBSTITUTE(SUBSTITUTE([.A70];&quot;/&quot;;&quot;_&quot;);&quot;advanced_&quot;;&quot;&quot;)&amp;&quot;;&quot;" office:value-type="string" office:string-value="./combined_ethnicity.perl -in='advanced/middle_nile.txt' -beautyIn='advanced/middle_nile.txt' -height='RATHER_TALL' -hairBlack='10' -hairRed='0' -hairAuburn='0' -hairBrown='0' -hairDarkBlond='0' -hairBlond='0' -eyeBlack='10' -eyeBrown='0' -eyeBlue='0' -eyeGreen='0' -hairStraight='0' -hairWavy='0' -hairCurly='50' -hairAfro='50' -hairAsian='0' -skinColour='MediumDark-Medium' -using='nubian' &gt; ../common/ethnicities/01_middle_nile.txt;" calcext:value-type="string">
            <text:p>./combined_ethnicity.perl -in='advanced/middle_nile.txt' -beautyIn='advanced/middle_nile.txt' -height='RATHER_TALL' -hairBlack='10' -hairRed='0' -hairAuburn='0' -hairBrown='0' -hairDarkBlond='0' -hairBlond='0' -eyeBlack='10' -eyeBrown='0' -eyeBlue='0' -eyeGreen='0' -hairStraight='0' -hairWavy='0' -hairCurly='50' -hairAfro='50' -hairAsian='0' -skinColour='MediumDark-Medium' -using='nubian' &gt; ../common/ethnicities/01_middle_nile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moorish.txt</text:p>
          </table:table-cell>
          <table:table-cell table:style-name="ce2" office:value-type="string" calcext:value-type="string">
            <text:p>beauty_advanced/moorish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20" calcext:value-type="float">
            <text:p>20</text:p>
          </table:table-cell>
          <table:table-cell table:number-columns-repeated="2" table:style-name="ce38" office:value-type="float" office:value="20" calcext:value-type="float">
            <text:p>2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Medium-Medium</text:p>
          </table:table-cell>
          <table:table-cell table:style-name="ce3" office:value-type="string" calcext:value-type="string">
            <text:p>maghrebi</text:p>
          </table:table-cell>
          <table:table-cell table:style-name="ce2" table:formula="of:=&quot;-&quot;&amp;[.$A$1]&amp;&quot;='&quot;&amp;[.A71]&amp;&quot;' -&quot;&amp;[.$B$1]&amp;&quot;='&quot;&amp;[.B71]&amp;&quot;' -&quot;&amp;[.$C$1]&amp;&quot;='&quot;&amp;[.C71]&amp;&quot;' -&quot;&amp;[.$D$1]&amp;&quot;='&quot;&amp;[.D71]&amp;&quot;' -&quot;&amp;[.$E$1]&amp;&quot;='&quot;&amp;[.E71]&amp;&quot;' -&quot;&amp;[.$F$1]&amp;&quot;='&quot;&amp;[.F71]&amp;&quot;' -&quot;&amp;[.$G$1]&amp;&quot;='&quot;&amp;[.G71]&amp;&quot;' -&quot;&amp;[.$H$1]&amp;&quot;='&quot;&amp;[.H71]&amp;&quot;' -&quot;&amp;[.$I$1]&amp;&quot;='&quot;&amp;[.I71]&amp;&quot;' -&quot;&amp;[.$J$1]&amp;&quot;='&quot;&amp;[.J71]&amp;&quot;' -&quot;&amp;[.$K$1]&amp;&quot;='&quot;&amp;[.K71]&amp;&quot;' -&quot;&amp;[.$L$1]&amp;&quot;='&quot;&amp;[.L71]&amp;&quot;' -&quot;&amp;[.$M$1]&amp;&quot;='&quot;&amp;[.M71]&amp;&quot;' -&quot;&amp;[.$N$1]&amp;&quot;='&quot;&amp;[.N71]&amp;&quot;' -&quot;&amp;[.$O$1]&amp;&quot;='&quot;&amp;[.O71]&amp;&quot;' -&quot;&amp;[.$P$1]&amp;&quot;='&quot;&amp;[.P71]&amp;&quot;' -&quot;&amp;[.$Q$1]&amp;&quot;='&quot;&amp;[.Q71]&amp;&quot;' -&quot;&amp;[.$R$1]&amp;&quot;='&quot;&amp;[.R71]&amp;&quot;'&quot;&amp;&quot; -&quot;&amp;[.$S$1]&amp;&quot;='&quot;&amp;[.S71]&amp;&quot;'&quot;&amp;&quot; -&quot;&amp;[.$T$1]&amp;&quot;='&quot;&amp;[.T71]&amp;&quot;'&quot;" office:value-type="string" office:string-value="-in='advanced/moorish.txt' -beautyIn='beauty_advanced/moorish.txt' -height='MEDIUM' -hairBlack='10' -hairRed='0' -hairAuburn='0' -hairBrown='0' -hairDarkBlond='0' -hairBlond='0' -eyeBlack='10' -eyeBrown='0' -eyeBlue='0' -eyeGreen='0' -hairStraight='0' -hairWavy='20' -hairCurly='20' -hairAfro='20' -hairAsian='0' -skinColour='Medium-Medium' -using='maghrebi'" calcext:value-type="string">
            <text:p>-in='advanced/moorish.txt' -beautyIn='beauty_advanced/moorish.txt' -height='MEDIUM' -hairBlack='10' -hairRed='0' -hairAuburn='0' -hairBrown='0' -hairDarkBlond='0' -hairBlond='0' -eyeBlack='10' -eyeBrown='0' -eyeBlue='0' -eyeGreen='0' -hairStraight='0' -hairWavy='20' -hairCurly='20' -hairAfro='20' -hairAsian='0' -skinColour='Medium-Medium' -using='maghrebi'</text:p>
          </table:table-cell>
          <table:table-cell table:style-name="ce2" table:formula="of:=&quot;./combined_ethnicity.perl &quot;&amp;[.U71]&amp;&quot; &gt; ../common/ethnicities/01_&quot;&amp;SUBSTITUTE(SUBSTITUTE([.A71];&quot;/&quot;;&quot;_&quot;);&quot;advanced_&quot;;&quot;&quot;)&amp;&quot;;&quot;" office:value-type="string" office:string-value="./combined_ethnicity.perl -in='advanced/moorish.txt' -beautyIn='beauty_advanced/moorish.txt' -height='MEDIUM' -hairBlack='10' -hairRed='0' -hairAuburn='0' -hairBrown='0' -hairDarkBlond='0' -hairBlond='0' -eyeBlack='10' -eyeBrown='0' -eyeBlue='0' -eyeGreen='0' -hairStraight='0' -hairWavy='20' -hairCurly='20' -hairAfro='20' -hairAsian='0' -skinColour='Medium-Medium' -using='maghrebi' &gt; ../common/ethnicities/01_moorish.txt;" calcext:value-type="string">
            <text:p>./combined_ethnicity.perl -in='advanced/moorish.txt' -beautyIn='beauty_advanced/moorish.txt' -height='MEDIUM' -hairBlack='10' -hairRed='0' -hairAuburn='0' -hairBrown='0' -hairDarkBlond='0' -hairBlond='0' -eyeBlack='10' -eyeBrown='0' -eyeBlue='0' -eyeGreen='0' -hairStraight='0' -hairWavy='20' -hairCurly='20' -hairAfro='20' -hairAsian='0' -skinColour='Medium-Medium' -using='maghrebi' &gt; ../common/ethnicities/01_moorish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mountain_indid.txt</text:p>
          </table:table-cell>
          <table:table-cell table:style-name="ce2" office:value-type="string" calcext:value-type="string">
            <text:p>beauty_advanced/mountain_indid.txt</text:p>
          </table:table-cell>
          <table:table-cell table:style-name="ce4" office:value-type="string" calcext:value-type="string">
            <text:p>RATHER_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50" calcext:value-type="float">
            <text:p>50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Medium-Medium</text:p>
          </table:table-cell>
          <table:table-cell table:style-name="ce3" office:value-type="string" calcext:value-type="string">
            <text:p>marathi</text:p>
          </table:table-cell>
          <table:table-cell table:style-name="ce2" table:formula="of:=&quot;-&quot;&amp;[.$A$1]&amp;&quot;='&quot;&amp;[.A72]&amp;&quot;' -&quot;&amp;[.$B$1]&amp;&quot;='&quot;&amp;[.B72]&amp;&quot;' -&quot;&amp;[.$C$1]&amp;&quot;='&quot;&amp;[.C72]&amp;&quot;' -&quot;&amp;[.$D$1]&amp;&quot;='&quot;&amp;[.D72]&amp;&quot;' -&quot;&amp;[.$E$1]&amp;&quot;='&quot;&amp;[.E72]&amp;&quot;' -&quot;&amp;[.$F$1]&amp;&quot;='&quot;&amp;[.F72]&amp;&quot;' -&quot;&amp;[.$G$1]&amp;&quot;='&quot;&amp;[.G72]&amp;&quot;' -&quot;&amp;[.$H$1]&amp;&quot;='&quot;&amp;[.H72]&amp;&quot;' -&quot;&amp;[.$I$1]&amp;&quot;='&quot;&amp;[.I72]&amp;&quot;' -&quot;&amp;[.$J$1]&amp;&quot;='&quot;&amp;[.J72]&amp;&quot;' -&quot;&amp;[.$K$1]&amp;&quot;='&quot;&amp;[.K72]&amp;&quot;' -&quot;&amp;[.$L$1]&amp;&quot;='&quot;&amp;[.L72]&amp;&quot;' -&quot;&amp;[.$M$1]&amp;&quot;='&quot;&amp;[.M72]&amp;&quot;' -&quot;&amp;[.$N$1]&amp;&quot;='&quot;&amp;[.N72]&amp;&quot;' -&quot;&amp;[.$O$1]&amp;&quot;='&quot;&amp;[.O72]&amp;&quot;' -&quot;&amp;[.$P$1]&amp;&quot;='&quot;&amp;[.P72]&amp;&quot;' -&quot;&amp;[.$Q$1]&amp;&quot;='&quot;&amp;[.Q72]&amp;&quot;' -&quot;&amp;[.$R$1]&amp;&quot;='&quot;&amp;[.R72]&amp;&quot;'&quot;&amp;&quot; -&quot;&amp;[.$S$1]&amp;&quot;='&quot;&amp;[.S72]&amp;&quot;'&quot;&amp;&quot; -&quot;&amp;[.$T$1]&amp;&quot;='&quot;&amp;[.T72]&amp;&quot;'&quot;" office:value-type="string" office:string-value="-in='advanced/mountain_indid.txt' -beautyIn='beauty_advanced/mountain_indid.txt' -height='RATHER_SHORT' -hairBlack='10' -hairRed='0' -hairAuburn='0' -hairBrown='0' -hairDarkBlond='0' -hairBlond='0' -eyeBlack='10' -eyeBrown='0' -eyeBlue='0' -eyeGreen='0' -hairStraight='50' -hairWavy='50' -hairCurly='0' -hairAfro='0' -hairAsian='0' -skinColour='LightMedium-Medium' -using='marathi'" calcext:value-type="string">
            <text:p>-in='advanced/mountain_indid.txt' -beautyIn='beauty_advanced/mountain_indid.txt' -height='RATHER_SHORT' -hairBlack='10' -hairRed='0' -hairAuburn='0' -hairBrown='0' -hairDarkBlond='0' -hairBlond='0' -eyeBlack='10' -eyeBrown='0' -eyeBlue='0' -eyeGreen='0' -hairStraight='50' -hairWavy='50' -hairCurly='0' -hairAfro='0' -hairAsian='0' -skinColour='LightMedium-Medium' -using='marathi'</text:p>
          </table:table-cell>
          <table:table-cell table:style-name="ce2" table:formula="of:=&quot;./combined_ethnicity.perl &quot;&amp;[.U72]&amp;&quot; &gt; ../common/ethnicities/01_&quot;&amp;SUBSTITUTE(SUBSTITUTE([.A72];&quot;/&quot;;&quot;_&quot;);&quot;advanced_&quot;;&quot;&quot;)&amp;&quot;;&quot;" office:value-type="string" office:string-value="./combined_ethnicity.perl -in='advanced/mountain_indid.txt' -beautyIn='beauty_advanced/mountain_indid.txt' -height='RATHER_SHORT' -hairBlack='10' -hairRed='0' -hairAuburn='0' -hairBrown='0' -hairDarkBlond='0' -hairBlond='0' -eyeBlack='10' -eyeBrown='0' -eyeBlue='0' -eyeGreen='0' -hairStraight='50' -hairWavy='50' -hairCurly='0' -hairAfro='0' -hairAsian='0' -skinColour='LightMedium-Medium' -using='marathi' &gt; ../common/ethnicities/01_mountain_indid.txt;" calcext:value-type="string">
            <text:p>./combined_ethnicity.perl -in='advanced/mountain_indid.txt' -beautyIn='beauty_advanced/mountain_indid.txt' -height='RATHER_SHORT' -hairBlack='10' -hairRed='0' -hairAuburn='0' -hairBrown='0' -hairDarkBlond='0' -hairBlond='0' -eyeBlack='10' -eyeBrown='0' -eyeBlue='0' -eyeGreen='0' -hairStraight='50' -hairWavy='50' -hairCurly='0' -hairAfro='0' -hairAsian='0' -skinColour='LightMedium-Medium' -using='marathi' &gt; ../common/ethnicities/01_mountain_ind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mtebid.txt</text:p>
          </table:table-cell>
          <table:table-cell table:style-name="ce2" office:value-type="string" calcext:value-type="string">
            <text:p>beauty_advanced/mteb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20" calcext:value-type="float">
            <text:p>20</text:p>
          </table:table-cell>
          <table:table-cell table:style-name="ce36" office:value-type="float" office:value="70" calcext:value-type="float">
            <text:p>70</text:p>
          </table:table-cell>
          <table:table-cell table:style-name="ce38" office:value-type="float" office:value="10" calcext:value-type="float">
            <text:p>1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-Red</text:p>
          </table:table-cell>
          <table:table-cell table:style-name="ce3" office:value-type="string" calcext:value-type="string">
            <text:p>georgian</text:p>
          </table:table-cell>
          <table:table-cell table:style-name="ce2" table:formula="of:=&quot;-&quot;&amp;[.$A$1]&amp;&quot;='&quot;&amp;[.A73]&amp;&quot;' -&quot;&amp;[.$B$1]&amp;&quot;='&quot;&amp;[.B73]&amp;&quot;' -&quot;&amp;[.$C$1]&amp;&quot;='&quot;&amp;[.C73]&amp;&quot;' -&quot;&amp;[.$D$1]&amp;&quot;='&quot;&amp;[.D73]&amp;&quot;' -&quot;&amp;[.$E$1]&amp;&quot;='&quot;&amp;[.E73]&amp;&quot;' -&quot;&amp;[.$F$1]&amp;&quot;='&quot;&amp;[.F73]&amp;&quot;' -&quot;&amp;[.$G$1]&amp;&quot;='&quot;&amp;[.G73]&amp;&quot;' -&quot;&amp;[.$H$1]&amp;&quot;='&quot;&amp;[.H73]&amp;&quot;' -&quot;&amp;[.$I$1]&amp;&quot;='&quot;&amp;[.I73]&amp;&quot;' -&quot;&amp;[.$J$1]&amp;&quot;='&quot;&amp;[.J73]&amp;&quot;' -&quot;&amp;[.$K$1]&amp;&quot;='&quot;&amp;[.K73]&amp;&quot;' -&quot;&amp;[.$L$1]&amp;&quot;='&quot;&amp;[.L73]&amp;&quot;' -&quot;&amp;[.$M$1]&amp;&quot;='&quot;&amp;[.M73]&amp;&quot;' -&quot;&amp;[.$N$1]&amp;&quot;='&quot;&amp;[.N73]&amp;&quot;' -&quot;&amp;[.$O$1]&amp;&quot;='&quot;&amp;[.O73]&amp;&quot;' -&quot;&amp;[.$P$1]&amp;&quot;='&quot;&amp;[.P73]&amp;&quot;' -&quot;&amp;[.$Q$1]&amp;&quot;='&quot;&amp;[.Q73]&amp;&quot;' -&quot;&amp;[.$R$1]&amp;&quot;='&quot;&amp;[.R73]&amp;&quot;'&quot;&amp;&quot; -&quot;&amp;[.$S$1]&amp;&quot;='&quot;&amp;[.S73]&amp;&quot;'&quot;&amp;&quot; -&quot;&amp;[.$T$1]&amp;&quot;='&quot;&amp;[.T73]&amp;&quot;'&quot;" office:value-type="string" office:string-value="-in='advanced/mtebid.txt' -beautyIn='beauty_advanced/mtebid.txt' -height='MEDIUM' -hairBlack='10' -hairRed='0' -hairAuburn='0' -hairBrown='0' -hairDarkBlond='0' -hairBlond='0' -eyeBlack='10' -eyeBrown='0' -eyeBlue='0' -eyeGreen='0' -hairStraight='20' -hairWavy='70' -hairCurly='10' -hairAfro='0' -hairAsian='0' -skinColour='Light-Red' -using='georgian'" calcext:value-type="string">
            <text:p>-in='advanced/mtebid.txt' -beautyIn='beauty_advanced/mtebid.txt' -height='MEDIUM' -hairBlack='10' -hairRed='0' -hairAuburn='0' -hairBrown='0' -hairDarkBlond='0' -hairBlond='0' -eyeBlack='10' -eyeBrown='0' -eyeBlue='0' -eyeGreen='0' -hairStraight='20' -hairWavy='70' -hairCurly='10' -hairAfro='0' -hairAsian='0' -skinColour='Light-Red' -using='georgian'</text:p>
          </table:table-cell>
          <table:table-cell table:style-name="ce2" table:formula="of:=&quot;./combined_ethnicity.perl &quot;&amp;[.U73]&amp;&quot; &gt; ../common/ethnicities/01_&quot;&amp;SUBSTITUTE(SUBSTITUTE([.A73];&quot;/&quot;;&quot;_&quot;);&quot;advanced_&quot;;&quot;&quot;)&amp;&quot;;&quot;" office:value-type="string" office:string-value="./combined_ethnicity.perl -in='advanced/mtebid.txt' -beautyIn='beauty_advanced/mtebid.txt' -height='MEDIUM' -hairBlack='10' -hairRed='0' -hairAuburn='0' -hairBrown='0' -hairDarkBlond='0' -hairBlond='0' -eyeBlack='10' -eyeBrown='0' -eyeBlue='0' -eyeGreen='0' -hairStraight='20' -hairWavy='70' -hairCurly='10' -hairAfro='0' -hairAsian='0' -skinColour='Light-Red' -using='georgian' &gt; ../common/ethnicities/01_mtebid.txt;" calcext:value-type="string">
            <text:p>./combined_ethnicity.perl -in='advanced/mtebid.txt' -beautyIn='beauty_advanced/mtebid.txt' -height='MEDIUM' -hairBlack='10' -hairRed='0' -hairAuburn='0' -hairBrown='0' -hairDarkBlond='0' -hairBlond='0' -eyeBlack='10' -eyeBrown='0' -eyeBlue='0' -eyeGreen='0' -hairStraight='20' -hairWavy='70' -hairCurly='10' -hairAfro='0' -hairAsian='0' -skinColour='Light-Red' -using='georgian' &gt; ../common/ethnicities/01_mteb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neo_danubian.txt</text:p>
          </table:table-cell>
          <table:table-cell table:style-name="ce2" office:value-type="string" calcext:value-type="string">
            <text:p>beauty_advanced/neo_danubian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style-name="ce20" office:value-type="float" office:value="10" calcext:value-type="float">
            <text:p>10</text:p>
          </table:table-cell>
          <table:table-cell table:style-name="ce23" office:value-type="float" office:value="10" calcext:value-type="float">
            <text:p>1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29" office:value-type="float" office:value="30" calcext:value-type="float">
            <text:p>30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25" calcext:value-type="float">
            <text:p>25</text:p>
          </table:table-cell>
          <table:table-cell table:style-name="ce36" office:value-type="float" office:value="70" calcext:value-type="float">
            <text:p>7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5" calcext:value-type="float">
            <text:p>5</text:p>
          </table:table-cell>
          <table:table-cell table:style-name="ce3" office:value-type="string" calcext:value-type="string">
            <text:p>Fair-Red</text:p>
          </table:table-cell>
          <table:table-cell table:style-name="ce3" office:value-type="string" calcext:value-type="string">
            <text:p>hungarian</text:p>
          </table:table-cell>
          <table:table-cell table:style-name="ce2" table:formula="of:=&quot;-&quot;&amp;[.$A$1]&amp;&quot;='&quot;&amp;[.A74]&amp;&quot;' -&quot;&amp;[.$B$1]&amp;&quot;='&quot;&amp;[.B74]&amp;&quot;' -&quot;&amp;[.$C$1]&amp;&quot;='&quot;&amp;[.C74]&amp;&quot;' -&quot;&amp;[.$D$1]&amp;&quot;='&quot;&amp;[.D74]&amp;&quot;' -&quot;&amp;[.$E$1]&amp;&quot;='&quot;&amp;[.E74]&amp;&quot;' -&quot;&amp;[.$F$1]&amp;&quot;='&quot;&amp;[.F74]&amp;&quot;' -&quot;&amp;[.$G$1]&amp;&quot;='&quot;&amp;[.G74]&amp;&quot;' -&quot;&amp;[.$H$1]&amp;&quot;='&quot;&amp;[.H74]&amp;&quot;' -&quot;&amp;[.$I$1]&amp;&quot;='&quot;&amp;[.I74]&amp;&quot;' -&quot;&amp;[.$J$1]&amp;&quot;='&quot;&amp;[.J74]&amp;&quot;' -&quot;&amp;[.$K$1]&amp;&quot;='&quot;&amp;[.K74]&amp;&quot;' -&quot;&amp;[.$L$1]&amp;&quot;='&quot;&amp;[.L74]&amp;&quot;' -&quot;&amp;[.$M$1]&amp;&quot;='&quot;&amp;[.M74]&amp;&quot;' -&quot;&amp;[.$N$1]&amp;&quot;='&quot;&amp;[.N74]&amp;&quot;' -&quot;&amp;[.$O$1]&amp;&quot;='&quot;&amp;[.O74]&amp;&quot;' -&quot;&amp;[.$P$1]&amp;&quot;='&quot;&amp;[.P74]&amp;&quot;' -&quot;&amp;[.$Q$1]&amp;&quot;='&quot;&amp;[.Q74]&amp;&quot;' -&quot;&amp;[.$R$1]&amp;&quot;='&quot;&amp;[.R74]&amp;&quot;'&quot;&amp;&quot; -&quot;&amp;[.$S$1]&amp;&quot;='&quot;&amp;[.S74]&amp;&quot;'&quot;&amp;&quot; -&quot;&amp;[.$T$1]&amp;&quot;='&quot;&amp;[.T74]&amp;&quot;'&quot;" office:value-type="string" office:string-value="-in='advanced/neo_danubian.txt' -beautyIn='beauty_advanced/neo_danubian.txt' -height='MEDIUM' -hairBlack='0' -hairRed='0' -hairAuburn='0' -hairBrown='10' -hairDarkBlond='10' -hairBlond='10' -eyeBlack='0' -eyeBrown='5' -eyeBlue='30' -eyeGreen='5' -hairStraight='25' -hairWavy='70' -hairCurly='0' -hairAfro='0' -hairAsian='5' -skinColour='Fair-Red' -using='hungarian'" calcext:value-type="string">
            <text:p>-in='advanced/neo_danubian.txt' -beautyIn='beauty_advanced/neo_danubian.txt' -height='MEDIUM' -hairBlack='0' -hairRed='0' -hairAuburn='0' -hairBrown='10' -hairDarkBlond='10' -hairBlond='10' -eyeBlack='0' -eyeBrown='5' -eyeBlue='30' -eyeGreen='5' -hairStraight='25' -hairWavy='70' -hairCurly='0' -hairAfro='0' -hairAsian='5' -skinColour='Fair-Red' -using='hungarian'</text:p>
          </table:table-cell>
          <table:table-cell table:style-name="ce2" table:formula="of:=&quot;./combined_ethnicity.perl &quot;&amp;[.U74]&amp;&quot; &gt; ../common/ethnicities/01_&quot;&amp;SUBSTITUTE(SUBSTITUTE([.A74];&quot;/&quot;;&quot;_&quot;);&quot;advanced_&quot;;&quot;&quot;)&amp;&quot;;&quot;" office:value-type="string" office:string-value="./combined_ethnicity.perl -in='advanced/neo_danubian.txt' -beautyIn='beauty_advanced/neo_danubian.txt' -height='MEDIUM' -hairBlack='0' -hairRed='0' -hairAuburn='0' -hairBrown='10' -hairDarkBlond='10' -hairBlond='10' -eyeBlack='0' -eyeBrown='5' -eyeBlue='30' -eyeGreen='5' -hairStraight='25' -hairWavy='70' -hairCurly='0' -hairAfro='0' -hairAsian='5' -skinColour='Fair-Red' -using='hungarian' &gt; ../common/ethnicities/01_neo_danubian.txt;" calcext:value-type="string">
            <text:p>./combined_ethnicity.perl -in='advanced/neo_danubian.txt' -beautyIn='beauty_advanced/neo_danubian.txt' -height='MEDIUM' -hairBlack='0' -hairRed='0' -hairAuburn='0' -hairBrown='10' -hairDarkBlond='10' -hairBlond='10' -eyeBlack='0' -eyeBrown='5' -eyeBlue='30' -eyeGreen='5' -hairStraight='25' -hairWavy='70' -hairCurly='0' -hairAfro='0' -hairAsian='5' -skinColour='Fair-Red' -using='hungarian' &gt; ../common/ethnicities/01_neo_danubian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norid.txt</text:p>
          </table:table-cell>
          <table:table-cell table:style-name="ce2" office:value-type="string" calcext:value-type="string">
            <text:p>beauty_advanced/norid.txt</text:p>
          </table:table-cell>
          <table:table-cell table:style-name="ce2" office:value-type="string" calcext:value-type="string">
            <text:p>TALL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10" calcext:value-type="float">
            <text:p>10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float" office:value="10" calcext:value-type="float">
            <text:p>10</text:p>
          </table:table-cell>
          <table:table-cell table:style-name="ce20" office:value-type="float" office:value="10" calcext:value-type="float">
            <text:p>10</text:p>
          </table:table-cell>
          <table:table-cell table:style-name="ce23" office:value-type="float" office:value="40" calcext:value-type="float">
            <text:p>4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29" office:value-type="float" office:value="25" calcext:value-type="float">
            <text:p>25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50" calcext:value-type="float">
            <text:p>50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Fair-Red</text:p>
          </table:table-cell>
          <table:table-cell table:style-name="ce3" office:value-type="string" calcext:value-type="string">
            <text:p>croatian</text:p>
          </table:table-cell>
          <table:table-cell table:style-name="ce2" table:formula="of:=&quot;-&quot;&amp;[.$A$1]&amp;&quot;='&quot;&amp;[.A75]&amp;&quot;' -&quot;&amp;[.$B$1]&amp;&quot;='&quot;&amp;[.B75]&amp;&quot;' -&quot;&amp;[.$C$1]&amp;&quot;='&quot;&amp;[.C75]&amp;&quot;' -&quot;&amp;[.$D$1]&amp;&quot;='&quot;&amp;[.D75]&amp;&quot;' -&quot;&amp;[.$E$1]&amp;&quot;='&quot;&amp;[.E75]&amp;&quot;' -&quot;&amp;[.$F$1]&amp;&quot;='&quot;&amp;[.F75]&amp;&quot;' -&quot;&amp;[.$G$1]&amp;&quot;='&quot;&amp;[.G75]&amp;&quot;' -&quot;&amp;[.$H$1]&amp;&quot;='&quot;&amp;[.H75]&amp;&quot;' -&quot;&amp;[.$I$1]&amp;&quot;='&quot;&amp;[.I75]&amp;&quot;' -&quot;&amp;[.$J$1]&amp;&quot;='&quot;&amp;[.J75]&amp;&quot;' -&quot;&amp;[.$K$1]&amp;&quot;='&quot;&amp;[.K75]&amp;&quot;' -&quot;&amp;[.$L$1]&amp;&quot;='&quot;&amp;[.L75]&amp;&quot;' -&quot;&amp;[.$M$1]&amp;&quot;='&quot;&amp;[.M75]&amp;&quot;' -&quot;&amp;[.$N$1]&amp;&quot;='&quot;&amp;[.N75]&amp;&quot;' -&quot;&amp;[.$O$1]&amp;&quot;='&quot;&amp;[.O75]&amp;&quot;' -&quot;&amp;[.$P$1]&amp;&quot;='&quot;&amp;[.P75]&amp;&quot;' -&quot;&amp;[.$Q$1]&amp;&quot;='&quot;&amp;[.Q75]&amp;&quot;' -&quot;&amp;[.$R$1]&amp;&quot;='&quot;&amp;[.R75]&amp;&quot;'&quot;&amp;&quot; -&quot;&amp;[.$S$1]&amp;&quot;='&quot;&amp;[.S75]&amp;&quot;'&quot;&amp;&quot; -&quot;&amp;[.$T$1]&amp;&quot;='&quot;&amp;[.T75]&amp;&quot;'&quot;" office:value-type="string" office:string-value="-in='advanced/norid.txt' -beautyIn='beauty_advanced/norid.txt' -height='TALL' -hairBlack='0' -hairRed='10' -hairAuburn='5' -hairBrown='10' -hairDarkBlond='10' -hairBlond='40' -eyeBlack='0' -eyeBrown='5' -eyeBlue='25' -eyeGreen='5' -hairStraight='50' -hairWavy='50' -hairCurly='0' -hairAfro='0' -hairAsian='0' -skinColour='Fair-Red' -using='croatian'" calcext:value-type="string">
            <text:p>-in='advanced/norid.txt' -beautyIn='beauty_advanced/norid.txt' -height='TALL' -hairBlack='0' -hairRed='10' -hairAuburn='5' -hairBrown='10' -hairDarkBlond='10' -hairBlond='40' -eyeBlack='0' -eyeBrown='5' -eyeBlue='25' -eyeGreen='5' -hairStraight='50' -hairWavy='50' -hairCurly='0' -hairAfro='0' -hairAsian='0' -skinColour='Fair-Red' -using='croatian'</text:p>
          </table:table-cell>
          <table:table-cell table:style-name="ce2" table:formula="of:=&quot;./combined_ethnicity.perl &quot;&amp;[.U75]&amp;&quot; &gt; ../common/ethnicities/01_&quot;&amp;SUBSTITUTE(SUBSTITUTE([.A75];&quot;/&quot;;&quot;_&quot;);&quot;advanced_&quot;;&quot;&quot;)&amp;&quot;;&quot;" office:value-type="string" office:string-value="./combined_ethnicity.perl -in='advanced/norid.txt' -beautyIn='beauty_advanced/norid.txt' -height='TALL' -hairBlack='0' -hairRed='10' -hairAuburn='5' -hairBrown='10' -hairDarkBlond='10' -hairBlond='40' -eyeBlack='0' -eyeBrown='5' -eyeBlue='25' -eyeGreen='5' -hairStraight='50' -hairWavy='50' -hairCurly='0' -hairAfro='0' -hairAsian='0' -skinColour='Fair-Red' -using='croatian' &gt; ../common/ethnicities/01_norid.txt;" calcext:value-type="string">
            <text:p>./combined_ethnicity.perl -in='advanced/norid.txt' -beautyIn='beauty_advanced/norid.txt' -height='TALL' -hairBlack='0' -hairRed='10' -hairAuburn='5' -hairBrown='10' -hairDarkBlond='10' -hairBlond='40' -eyeBlack='0' -eyeBrown='5' -eyeBlue='25' -eyeGreen='5' -hairStraight='50' -hairWavy='50' -hairCurly='0' -hairAfro='0' -hairAsian='0' -skinColour='Fair-Red' -using='croatian' &gt; ../common/ethnicities/01_nor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north_atlantid.txt</text:p>
          </table:table-cell>
          <table:table-cell table:style-name="ce2" office:value-type="string" calcext:value-type="string">
            <text:p>beauty_advanced/north_atlantid.txt</text:p>
          </table:table-cell>
          <table:table-cell table:style-name="ce4" office:value-type="string" calcext:value-type="string">
            <text:p>RATHER_TALL</text:p>
          </table:table-cell>
          <table:table-cell table:style-name="ce8" office:value-type="float" office:value="30" calcext:value-type="float">
            <text:p>30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29" office:value-type="float" office:value="30" calcext:value-type="float">
            <text:p>30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30" calcext:value-type="float">
            <text:p>30</text:p>
          </table:table-cell>
          <table:table-cell table:style-name="ce36" office:value-type="float" office:value="30" calcext:value-type="float">
            <text:p>30</text:p>
          </table:table-cell>
          <table:table-cell table:style-name="ce38" office:value-type="float" office:value="30" calcext:value-type="float">
            <text:p>3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Pale</text:p>
          </table:table-cell>
          <table:table-cell table:style-name="ce3" office:value-type="string" calcext:value-type="string">
            <text:p>french</text:p>
          </table:table-cell>
          <table:table-cell table:style-name="ce2" table:formula="of:=&quot;-&quot;&amp;[.$A$1]&amp;&quot;='&quot;&amp;[.A76]&amp;&quot;' -&quot;&amp;[.$B$1]&amp;&quot;='&quot;&amp;[.B76]&amp;&quot;' -&quot;&amp;[.$C$1]&amp;&quot;='&quot;&amp;[.C76]&amp;&quot;' -&quot;&amp;[.$D$1]&amp;&quot;='&quot;&amp;[.D76]&amp;&quot;' -&quot;&amp;[.$E$1]&amp;&quot;='&quot;&amp;[.E76]&amp;&quot;' -&quot;&amp;[.$F$1]&amp;&quot;='&quot;&amp;[.F76]&amp;&quot;' -&quot;&amp;[.$G$1]&amp;&quot;='&quot;&amp;[.G76]&amp;&quot;' -&quot;&amp;[.$H$1]&amp;&quot;='&quot;&amp;[.H76]&amp;&quot;' -&quot;&amp;[.$I$1]&amp;&quot;='&quot;&amp;[.I76]&amp;&quot;' -&quot;&amp;[.$J$1]&amp;&quot;='&quot;&amp;[.J76]&amp;&quot;' -&quot;&amp;[.$K$1]&amp;&quot;='&quot;&amp;[.K76]&amp;&quot;' -&quot;&amp;[.$L$1]&amp;&quot;='&quot;&amp;[.L76]&amp;&quot;' -&quot;&amp;[.$M$1]&amp;&quot;='&quot;&amp;[.M76]&amp;&quot;' -&quot;&amp;[.$N$1]&amp;&quot;='&quot;&amp;[.N76]&amp;&quot;' -&quot;&amp;[.$O$1]&amp;&quot;='&quot;&amp;[.O76]&amp;&quot;' -&quot;&amp;[.$P$1]&amp;&quot;='&quot;&amp;[.P76]&amp;&quot;' -&quot;&amp;[.$Q$1]&amp;&quot;='&quot;&amp;[.Q76]&amp;&quot;' -&quot;&amp;[.$R$1]&amp;&quot;='&quot;&amp;[.R76]&amp;&quot;'&quot;&amp;&quot; -&quot;&amp;[.$S$1]&amp;&quot;='&quot;&amp;[.S76]&amp;&quot;'&quot;&amp;&quot; -&quot;&amp;[.$T$1]&amp;&quot;='&quot;&amp;[.T76]&amp;&quot;'&quot;" office:value-type="string" office:string-value="-in='advanced/north_atlantid.txt' -beautyIn='beauty_advanced/north_atlantid.txt' -height='RATHER_TALL' -hairBlack='30' -hairRed='1' -hairAuburn='1' -hairBrown='20' -hairDarkBlond='0' -hairBlond='0' -eyeBlack='0' -eyeBrown='5' -eyeBlue='30' -eyeGreen='5' -hairStraight='30' -hairWavy='30' -hairCurly='30' -hairAfro='0' -hairAsian='0' -skinColour='Pale' -using='french'" calcext:value-type="string">
            <text:p>-in='advanced/north_atlantid.txt' -beautyIn='beauty_advanced/north_atlantid.txt' -height='RATHER_TALL' -hairBlack='30' -hairRed='1' -hairAuburn='1' -hairBrown='20' -hairDarkBlond='0' -hairBlond='0' -eyeBlack='0' -eyeBrown='5' -eyeBlue='30' -eyeGreen='5' -hairStraight='30' -hairWavy='30' -hairCurly='30' -hairAfro='0' -hairAsian='0' -skinColour='Pale' -using='french'</text:p>
          </table:table-cell>
          <table:table-cell table:style-name="ce2" table:formula="of:=&quot;./combined_ethnicity.perl &quot;&amp;[.U76]&amp;&quot; &gt; ../common/ethnicities/01_&quot;&amp;SUBSTITUTE(SUBSTITUTE([.A76];&quot;/&quot;;&quot;_&quot;);&quot;advanced_&quot;;&quot;&quot;)&amp;&quot;;&quot;" office:value-type="string" office:string-value="./combined_ethnicity.perl -in='advanced/north_atlantid.txt' -beautyIn='beauty_advanced/north_atlantid.txt' -height='RATHER_TALL' -hairBlack='30' -hairRed='1' -hairAuburn='1' -hairBrown='20' -hairDarkBlond='0' -hairBlond='0' -eyeBlack='0' -eyeBrown='5' -eyeBlue='30' -eyeGreen='5' -hairStraight='30' -hairWavy='30' -hairCurly='30' -hairAfro='0' -hairAsian='0' -skinColour='Pale' -using='french' &gt; ../common/ethnicities/01_north_atlantid.txt;" calcext:value-type="string">
            <text:p>./combined_ethnicity.perl -in='advanced/north_atlantid.txt' -beautyIn='beauty_advanced/north_atlantid.txt' -height='RATHER_TALL' -hairBlack='30' -hairRed='1' -hairAuburn='1' -hairBrown='20' -hairDarkBlond='0' -hairBlond='0' -eyeBlack='0' -eyeBrown='5' -eyeBlue='30' -eyeGreen='5' -hairStraight='30' -hairWavy='30' -hairCurly='30' -hairAfro='0' -hairAsian='0' -skinColour='Pale' -using='french' &gt; ../common/ethnicities/01_north_atlant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north_ethiopid.txt</text:p>
          </table:table-cell>
          <table:table-cell table:style-name="ce4" office:value-type="string" calcext:value-type="string">
            <text:p>RATHER_TALL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MediumDark-Red</text:p>
          </table:table-cell>
          <table:table-cell table:style-name="ce3" office:value-type="string" calcext:value-type="string">
            <text:p>ethiopian</text:p>
          </table:table-cell>
          <table:table-cell table:style-name="ce2" table:formula="of:=&quot;-&quot;&amp;[.$A$1]&amp;&quot;='&quot;&amp;[.A77]&amp;&quot;' -&quot;&amp;[.$B$1]&amp;&quot;='&quot;&amp;[.B77]&amp;&quot;' -&quot;&amp;[.$C$1]&amp;&quot;='&quot;&amp;[.C77]&amp;&quot;' -&quot;&amp;[.$D$1]&amp;&quot;='&quot;&amp;[.D77]&amp;&quot;' -&quot;&amp;[.$E$1]&amp;&quot;='&quot;&amp;[.E77]&amp;&quot;' -&quot;&amp;[.$F$1]&amp;&quot;='&quot;&amp;[.F77]&amp;&quot;' -&quot;&amp;[.$G$1]&amp;&quot;='&quot;&amp;[.G77]&amp;&quot;' -&quot;&amp;[.$H$1]&amp;&quot;='&quot;&amp;[.H77]&amp;&quot;' -&quot;&amp;[.$I$1]&amp;&quot;='&quot;&amp;[.I77]&amp;&quot;' -&quot;&amp;[.$J$1]&amp;&quot;='&quot;&amp;[.J77]&amp;&quot;' -&quot;&amp;[.$K$1]&amp;&quot;='&quot;&amp;[.K77]&amp;&quot;' -&quot;&amp;[.$L$1]&amp;&quot;='&quot;&amp;[.L77]&amp;&quot;' -&quot;&amp;[.$M$1]&amp;&quot;='&quot;&amp;[.M77]&amp;&quot;' -&quot;&amp;[.$N$1]&amp;&quot;='&quot;&amp;[.N77]&amp;&quot;' -&quot;&amp;[.$O$1]&amp;&quot;='&quot;&amp;[.O77]&amp;&quot;' -&quot;&amp;[.$P$1]&amp;&quot;='&quot;&amp;[.P77]&amp;&quot;' -&quot;&amp;[.$Q$1]&amp;&quot;='&quot;&amp;[.Q77]&amp;&quot;' -&quot;&amp;[.$R$1]&amp;&quot;='&quot;&amp;[.R77]&amp;&quot;'&quot;&amp;&quot; -&quot;&amp;[.$S$1]&amp;&quot;='&quot;&amp;[.S77]&amp;&quot;'&quot;&amp;&quot; -&quot;&amp;[.$T$1]&amp;&quot;='&quot;&amp;[.T77]&amp;&quot;'&quot;" office:value-type="string" office:string-value="-in='advanced/north_ethiopid.txt' -beautyIn='advanced/north_ethiopid.txt' -height='RATHER_TALL' -hairBlack='10' -hairRed='0' -hairAuburn='0' -hairBrown='0' -hairDarkBlond='0' -hairBlond='0' -eyeBlack='10' -eyeBrown='0' -eyeBlue='0' -eyeGreen='0' -hairStraight='0' -hairWavy='0' -hairCurly='0' -hairAfro='100' -hairAsian='0' -skinColour='MediumDark-Red' -using='ethiopian'" calcext:value-type="string">
            <text:p>-in='advanced/north_ethiopid.txt' -beautyIn='advanced/north_ethiopid.txt' -height='RATHER_TALL' -hairBlack='10' -hairRed='0' -hairAuburn='0' -hairBrown='0' -hairDarkBlond='0' -hairBlond='0' -eyeBlack='10' -eyeBrown='0' -eyeBlue='0' -eyeGreen='0' -hairStraight='0' -hairWavy='0' -hairCurly='0' -hairAfro='100' -hairAsian='0' -skinColour='MediumDark-Red' -using='ethiopian'</text:p>
          </table:table-cell>
          <table:table-cell table:style-name="ce2" table:formula="of:=&quot;./combined_ethnicity.perl &quot;&amp;[.U77]&amp;&quot; &gt; ../common/ethnicities/01_&quot;&amp;SUBSTITUTE(SUBSTITUTE([.A77];&quot;/&quot;;&quot;_&quot;);&quot;advanced_&quot;;&quot;&quot;)&amp;&quot;;&quot;" office:value-type="string" office:string-value="./combined_ethnicity.perl -in='advanced/north_ethiopid.txt' -beautyIn='advanced/north_ethiopid.txt' -height='RATHER_TALL' -hairBlack='10' -hairRed='0' -hairAuburn='0' -hairBrown='0' -hairDarkBlond='0' -hairBlond='0' -eyeBlack='10' -eyeBrown='0' -eyeBlue='0' -eyeGreen='0' -hairStraight='0' -hairWavy='0' -hairCurly='0' -hairAfro='100' -hairAsian='0' -skinColour='MediumDark-Red' -using='ethiopian' &gt; ../common/ethnicities/01_north_ethiopid.txt;" calcext:value-type="string">
            <text:p>./combined_ethnicity.perl -in='advanced/north_ethiopid.txt' -beautyIn='advanced/north_ethiopid.txt' -height='RATHER_TALL' -hairBlack='10' -hairRed='0' -hairAuburn='0' -hairBrown='0' -hairDarkBlond='0' -hairBlond='0' -eyeBlack='10' -eyeBrown='0' -eyeBlue='0' -eyeGreen='0' -hairStraight='0' -hairWavy='0' -hairCurly='0' -hairAfro='100' -hairAsian='0' -skinColour='MediumDark-Red' -using='ethiopian' &gt; ../common/ethnicities/01_north_ethiopid.txt;</text:p>
          </table:table-cell>
          <table:table-cell table:number-columns-repeated="1002"/>
        </table:table-row>
        <table:table-row table:style-name="ro1">
          <table:table-cell table:number-columns-repeated="2" table:style-name="ce3" office:value-type="string" calcext:value-type="string">
            <text:p>advanced/north_gondid.txt</text:p>
          </table:table-cell>
          <table:table-cell table:style-name="ce2" office:value-type="string" calcext:value-type="string">
            <text:p>SHORT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80" calcext:value-type="float">
            <text:p>80</text:p>
          </table:table-cell>
          <table:table-cell table:style-name="ce38" office:value-type="float" office:value="20" calcext:value-type="float">
            <text:p>2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Dark-Medium</text:p>
          </table:table-cell>
          <table:table-cell table:style-name="ce3" office:value-type="string" calcext:value-type="string">
            <text:p>marathi</text:p>
          </table:table-cell>
          <table:table-cell table:style-name="ce2" table:formula="of:=&quot;-&quot;&amp;[.$A$1]&amp;&quot;='&quot;&amp;[.A78]&amp;&quot;' -&quot;&amp;[.$B$1]&amp;&quot;='&quot;&amp;[.B78]&amp;&quot;' -&quot;&amp;[.$C$1]&amp;&quot;='&quot;&amp;[.C78]&amp;&quot;' -&quot;&amp;[.$D$1]&amp;&quot;='&quot;&amp;[.D78]&amp;&quot;' -&quot;&amp;[.$E$1]&amp;&quot;='&quot;&amp;[.E78]&amp;&quot;' -&quot;&amp;[.$F$1]&amp;&quot;='&quot;&amp;[.F78]&amp;&quot;' -&quot;&amp;[.$G$1]&amp;&quot;='&quot;&amp;[.G78]&amp;&quot;' -&quot;&amp;[.$H$1]&amp;&quot;='&quot;&amp;[.H78]&amp;&quot;' -&quot;&amp;[.$I$1]&amp;&quot;='&quot;&amp;[.I78]&amp;&quot;' -&quot;&amp;[.$J$1]&amp;&quot;='&quot;&amp;[.J78]&amp;&quot;' -&quot;&amp;[.$K$1]&amp;&quot;='&quot;&amp;[.K78]&amp;&quot;' -&quot;&amp;[.$L$1]&amp;&quot;='&quot;&amp;[.L78]&amp;&quot;' -&quot;&amp;[.$M$1]&amp;&quot;='&quot;&amp;[.M78]&amp;&quot;' -&quot;&amp;[.$N$1]&amp;&quot;='&quot;&amp;[.N78]&amp;&quot;' -&quot;&amp;[.$O$1]&amp;&quot;='&quot;&amp;[.O78]&amp;&quot;' -&quot;&amp;[.$P$1]&amp;&quot;='&quot;&amp;[.P78]&amp;&quot;' -&quot;&amp;[.$Q$1]&amp;&quot;='&quot;&amp;[.Q78]&amp;&quot;' -&quot;&amp;[.$R$1]&amp;&quot;='&quot;&amp;[.R78]&amp;&quot;'&quot;&amp;&quot; -&quot;&amp;[.$S$1]&amp;&quot;='&quot;&amp;[.S78]&amp;&quot;'&quot;&amp;&quot; -&quot;&amp;[.$T$1]&amp;&quot;='&quot;&amp;[.T78]&amp;&quot;'&quot;" office:value-type="string" office:string-value="-in='advanced/north_gondid.txt' -beautyIn='advanced/north_gondid.txt' -height='SHORT' -hairBlack='10' -hairRed='0' -hairAuburn='0' -hairBrown='0' -hairDarkBlond='0' -hairBlond='0' -eyeBlack='10' -eyeBrown='0' -eyeBlue='0' -eyeGreen='0' -hairStraight='0' -hairWavy='80' -hairCurly='20' -hairAfro='0' -hairAsian='0' -skinColour='Dark-Medium' -using='marathi'" calcext:value-type="string">
            <text:p>-in='advanced/north_gondid.txt' -beautyIn='advanced/north_gondid.txt' -height='SHORT' -hairBlack='10' -hairRed='0' -hairAuburn='0' -hairBrown='0' -hairDarkBlond='0' -hairBlond='0' -eyeBlack='10' -eyeBrown='0' -eyeBlue='0' -eyeGreen='0' -hairStraight='0' -hairWavy='80' -hairCurly='20' -hairAfro='0' -hairAsian='0' -skinColour='Dark-Medium' -using='marathi'</text:p>
          </table:table-cell>
          <table:table-cell table:style-name="ce2" table:formula="of:=&quot;./combined_ethnicity.perl &quot;&amp;[.U78]&amp;&quot; &gt; ../common/ethnicities/01_&quot;&amp;SUBSTITUTE(SUBSTITUTE([.A78];&quot;/&quot;;&quot;_&quot;);&quot;advanced_&quot;;&quot;&quot;)&amp;&quot;;&quot;" office:value-type="string" office:string-value="./combined_ethnicity.perl -in='advanced/north_gondid.txt' -beautyIn='advanced/north_gondid.txt' -height='SHORT' -hairBlack='10' -hairRed='0' -hairAuburn='0' -hairBrown='0' -hairDarkBlond='0' -hairBlond='0' -eyeBlack='10' -eyeBrown='0' -eyeBlue='0' -eyeGreen='0' -hairStraight='0' -hairWavy='80' -hairCurly='20' -hairAfro='0' -hairAsian='0' -skinColour='Dark-Medium' -using='marathi' &gt; ../common/ethnicities/01_north_gondid.txt;" calcext:value-type="string">
            <text:p>./combined_ethnicity.perl -in='advanced/north_gondid.txt' -beautyIn='advanced/north_gondid.txt' -height='SHORT' -hairBlack='10' -hairRed='0' -hairAuburn='0' -hairBrown='0' -hairDarkBlond='0' -hairBlond='0' -eyeBlack='10' -eyeBrown='0' -eyeBlue='0' -eyeGreen='0' -hairStraight='0' -hairWavy='80' -hairCurly='20' -hairAfro='0' -hairAsian='0' -skinColour='Dark-Medium' -using='marathi' &gt; ../common/ethnicities/01_north_gond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north_indid.txt</text:p>
          </table:table-cell>
          <table:table-cell table:style-name="ce2" office:value-type="string" calcext:value-type="string">
            <text:p>beauty_advanced/north_indid.txt</text:p>
          </table:table-cell>
          <table:table-cell table:style-name="ce4" office:value-type="string" calcext:value-type="string">
            <text:p>RATHER_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50" calcext:value-type="float">
            <text:p>50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Medium-Medium</text:p>
          </table:table-cell>
          <table:table-cell table:style-name="ce3" office:value-type="string" calcext:value-type="string">
            <text:p>marathi</text:p>
          </table:table-cell>
          <table:table-cell table:style-name="ce2" table:formula="of:=&quot;-&quot;&amp;[.$A$1]&amp;&quot;='&quot;&amp;[.A79]&amp;&quot;' -&quot;&amp;[.$B$1]&amp;&quot;='&quot;&amp;[.B79]&amp;&quot;' -&quot;&amp;[.$C$1]&amp;&quot;='&quot;&amp;[.C79]&amp;&quot;' -&quot;&amp;[.$D$1]&amp;&quot;='&quot;&amp;[.D79]&amp;&quot;' -&quot;&amp;[.$E$1]&amp;&quot;='&quot;&amp;[.E79]&amp;&quot;' -&quot;&amp;[.$F$1]&amp;&quot;='&quot;&amp;[.F79]&amp;&quot;' -&quot;&amp;[.$G$1]&amp;&quot;='&quot;&amp;[.G79]&amp;&quot;' -&quot;&amp;[.$H$1]&amp;&quot;='&quot;&amp;[.H79]&amp;&quot;' -&quot;&amp;[.$I$1]&amp;&quot;='&quot;&amp;[.I79]&amp;&quot;' -&quot;&amp;[.$J$1]&amp;&quot;='&quot;&amp;[.J79]&amp;&quot;' -&quot;&amp;[.$K$1]&amp;&quot;='&quot;&amp;[.K79]&amp;&quot;' -&quot;&amp;[.$L$1]&amp;&quot;='&quot;&amp;[.L79]&amp;&quot;' -&quot;&amp;[.$M$1]&amp;&quot;='&quot;&amp;[.M79]&amp;&quot;' -&quot;&amp;[.$N$1]&amp;&quot;='&quot;&amp;[.N79]&amp;&quot;' -&quot;&amp;[.$O$1]&amp;&quot;='&quot;&amp;[.O79]&amp;&quot;' -&quot;&amp;[.$P$1]&amp;&quot;='&quot;&amp;[.P79]&amp;&quot;' -&quot;&amp;[.$Q$1]&amp;&quot;='&quot;&amp;[.Q79]&amp;&quot;' -&quot;&amp;[.$R$1]&amp;&quot;='&quot;&amp;[.R79]&amp;&quot;'&quot;&amp;&quot; -&quot;&amp;[.$S$1]&amp;&quot;='&quot;&amp;[.S79]&amp;&quot;'&quot;&amp;&quot; -&quot;&amp;[.$T$1]&amp;&quot;='&quot;&amp;[.T79]&amp;&quot;'&quot;" office:value-type="string" office:string-value="-in='advanced/north_indid.txt' -beautyIn='beauty_advanced/north_indid.txt' -height='RATHER_TALL' -hairBlack='10' -hairRed='0' -hairAuburn='0' -hairBrown='0' -hairDarkBlond='0' -hairBlond='0' -eyeBlack='10' -eyeBrown='0' -eyeBlue='0' -eyeGreen='0' -hairStraight='50' -hairWavy='50' -hairCurly='0' -hairAfro='0' -hairAsian='0' -skinColour='LightMedium-Medium' -using='marathi'" calcext:value-type="string">
            <text:p>-in='advanced/north_indid.txt' -beautyIn='beauty_advanced/north_indid.txt' -height='RATHER_TALL' -hairBlack='10' -hairRed='0' -hairAuburn='0' -hairBrown='0' -hairDarkBlond='0' -hairBlond='0' -eyeBlack='10' -eyeBrown='0' -eyeBlue='0' -eyeGreen='0' -hairStraight='50' -hairWavy='50' -hairCurly='0' -hairAfro='0' -hairAsian='0' -skinColour='LightMedium-Medium' -using='marathi'</text:p>
          </table:table-cell>
          <table:table-cell table:style-name="ce2" table:formula="of:=&quot;./combined_ethnicity.perl &quot;&amp;[.U79]&amp;&quot; &gt; ../common/ethnicities/01_&quot;&amp;SUBSTITUTE(SUBSTITUTE([.A79];&quot;/&quot;;&quot;_&quot;);&quot;advanced_&quot;;&quot;&quot;)&amp;&quot;;&quot;" office:value-type="string" office:string-value="./combined_ethnicity.perl -in='advanced/north_indid.txt' -beautyIn='beauty_advanced/north_indid.txt' -height='RATHER_TALL' -hairBlack='10' -hairRed='0' -hairAuburn='0' -hairBrown='0' -hairDarkBlond='0' -hairBlond='0' -eyeBlack='10' -eyeBrown='0' -eyeBlue='0' -eyeGreen='0' -hairStraight='50' -hairWavy='50' -hairCurly='0' -hairAfro='0' -hairAsian='0' -skinColour='LightMedium-Medium' -using='marathi' &gt; ../common/ethnicities/01_north_indid.txt;" calcext:value-type="string">
            <text:p>./combined_ethnicity.perl -in='advanced/north_indid.txt' -beautyIn='beauty_advanced/north_indid.txt' -height='RATHER_TALL' -hairBlack='10' -hairRed='0' -hairAuburn='0' -hairBrown='0' -hairDarkBlond='0' -hairBlond='0' -eyeBlack='10' -eyeBrown='0' -eyeBlue='0' -eyeGreen='0' -hairStraight='50' -hairWavy='50' -hairCurly='0' -hairAfro='0' -hairAsian='0' -skinColour='LightMedium-Medium' -using='marathi' &gt; ../common/ethnicities/01_north_ind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north_pontid.txt</text:p>
          </table:table-cell>
          <table:table-cell table:style-name="ce2" office:value-type="string" calcext:value-type="string">
            <text:p>beauty_advanced/north_pont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style-name="ce20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30" calcext:value-type="float">
            <text:p>30</text:p>
          </table:table-cell>
          <table:table-cell table:style-name="ce29" office:value-type="float" office:value="25" calcext:value-type="float">
            <text:p>25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25" calcext:value-type="float">
            <text:p>25</text:p>
          </table:table-cell>
          <table:table-cell table:style-name="ce36" office:value-type="float" office:value="70" calcext:value-type="float">
            <text:p>7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Fair-Red</text:p>
          </table:table-cell>
          <table:table-cell table:style-name="ce3" office:value-type="string" calcext:value-type="string">
            <text:p>hungarian</text:p>
          </table:table-cell>
          <table:table-cell table:style-name="ce2" table:formula="of:=&quot;-&quot;&amp;[.$A$1]&amp;&quot;='&quot;&amp;[.A80]&amp;&quot;' -&quot;&amp;[.$B$1]&amp;&quot;='&quot;&amp;[.B80]&amp;&quot;' -&quot;&amp;[.$C$1]&amp;&quot;='&quot;&amp;[.C80]&amp;&quot;' -&quot;&amp;[.$D$1]&amp;&quot;='&quot;&amp;[.D80]&amp;&quot;' -&quot;&amp;[.$E$1]&amp;&quot;='&quot;&amp;[.E80]&amp;&quot;' -&quot;&amp;[.$F$1]&amp;&quot;='&quot;&amp;[.F80]&amp;&quot;' -&quot;&amp;[.$G$1]&amp;&quot;='&quot;&amp;[.G80]&amp;&quot;' -&quot;&amp;[.$H$1]&amp;&quot;='&quot;&amp;[.H80]&amp;&quot;' -&quot;&amp;[.$I$1]&amp;&quot;='&quot;&amp;[.I80]&amp;&quot;' -&quot;&amp;[.$J$1]&amp;&quot;='&quot;&amp;[.J80]&amp;&quot;' -&quot;&amp;[.$K$1]&amp;&quot;='&quot;&amp;[.K80]&amp;&quot;' -&quot;&amp;[.$L$1]&amp;&quot;='&quot;&amp;[.L80]&amp;&quot;' -&quot;&amp;[.$M$1]&amp;&quot;='&quot;&amp;[.M80]&amp;&quot;' -&quot;&amp;[.$N$1]&amp;&quot;='&quot;&amp;[.N80]&amp;&quot;' -&quot;&amp;[.$O$1]&amp;&quot;='&quot;&amp;[.O80]&amp;&quot;' -&quot;&amp;[.$P$1]&amp;&quot;='&quot;&amp;[.P80]&amp;&quot;' -&quot;&amp;[.$Q$1]&amp;&quot;='&quot;&amp;[.Q80]&amp;&quot;' -&quot;&amp;[.$R$1]&amp;&quot;='&quot;&amp;[.R80]&amp;&quot;'&quot;&amp;&quot; -&quot;&amp;[.$S$1]&amp;&quot;='&quot;&amp;[.S80]&amp;&quot;'&quot;&amp;&quot; -&quot;&amp;[.$T$1]&amp;&quot;='&quot;&amp;[.T80]&amp;&quot;'&quot;" office:value-type="string" office:string-value="-in='advanced/north_pontid.txt' -beautyIn='beauty_advanced/north_pontid.txt' -height='MEDIUM' -hairBlack='10' -hairRed='0' -hairAuburn='0' -hairBrown='10' -hairDarkBlond='10' -hairBlond='0' -eyeBlack='0' -eyeBrown='30' -eyeBlue='25' -eyeGreen='5' -hairStraight='25' -hairWavy='70' -hairCurly='5' -hairAfro='0' -hairAsian='0' -skinColour='Fair-Red' -using='hungarian'" calcext:value-type="string">
            <text:p>-in='advanced/north_pontid.txt' -beautyIn='beauty_advanced/north_pontid.txt' -height='MEDIUM' -hairBlack='10' -hairRed='0' -hairAuburn='0' -hairBrown='10' -hairDarkBlond='10' -hairBlond='0' -eyeBlack='0' -eyeBrown='30' -eyeBlue='25' -eyeGreen='5' -hairStraight='25' -hairWavy='70' -hairCurly='5' -hairAfro='0' -hairAsian='0' -skinColour='Fair-Red' -using='hungarian'</text:p>
          </table:table-cell>
          <table:table-cell table:style-name="ce2" table:formula="of:=&quot;./combined_ethnicity.perl &quot;&amp;[.U80]&amp;&quot; &gt; ../common/ethnicities/01_&quot;&amp;SUBSTITUTE(SUBSTITUTE([.A80];&quot;/&quot;;&quot;_&quot;);&quot;advanced_&quot;;&quot;&quot;)&amp;&quot;;&quot;" office:value-type="string" office:string-value="./combined_ethnicity.perl -in='advanced/north_pontid.txt' -beautyIn='beauty_advanced/north_pontid.txt' -height='MEDIUM' -hairBlack='10' -hairRed='0' -hairAuburn='0' -hairBrown='10' -hairDarkBlond='10' -hairBlond='0' -eyeBlack='0' -eyeBrown='30' -eyeBlue='25' -eyeGreen='5' -hairStraight='25' -hairWavy='70' -hairCurly='5' -hairAfro='0' -hairAsian='0' -skinColour='Fair-Red' -using='hungarian' &gt; ../common/ethnicities/01_north_pontid.txt;" calcext:value-type="string">
            <text:p>./combined_ethnicity.perl -in='advanced/north_pontid.txt' -beautyIn='beauty_advanced/north_pontid.txt' -height='MEDIUM' -hairBlack='10' -hairRed='0' -hairAuburn='0' -hairBrown='10' -hairDarkBlond='10' -hairBlond='0' -eyeBlack='0' -eyeBrown='30' -eyeBlue='25' -eyeGreen='5' -hairStraight='25' -hairWavy='70' -hairCurly='5' -hairAfro='0' -hairAsian='0' -skinColour='Fair-Red' -using='hungarian' &gt; ../common/ethnicities/01_north_pont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north-lappid.txt</text:p>
          </table:table-cell>
          <table:table-cell table:style-name="ce2" office:value-type="string" calcext:value-type="string">
            <text:p>SHORT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7" office:value-type="float" office:value="10" calcext:value-type="float">
            <text:p>10</text:p>
          </table:table-cell>
          <table:table-cell table:style-name="ce12" office:value-type="float" office:value="10" calcext:value-type="float">
            <text:p>10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sami</text:p>
          </table:table-cell>
          <table:table-cell table:style-name="ce2" table:formula="of:=&quot;-&quot;&amp;[.$A$1]&amp;&quot;='&quot;&amp;[.A81]&amp;&quot;' -&quot;&amp;[.$B$1]&amp;&quot;='&quot;&amp;[.B81]&amp;&quot;' -&quot;&amp;[.$C$1]&amp;&quot;='&quot;&amp;[.C81]&amp;&quot;' -&quot;&amp;[.$D$1]&amp;&quot;='&quot;&amp;[.D81]&amp;&quot;' -&quot;&amp;[.$E$1]&amp;&quot;='&quot;&amp;[.E81]&amp;&quot;' -&quot;&amp;[.$F$1]&amp;&quot;='&quot;&amp;[.F81]&amp;&quot;' -&quot;&amp;[.$G$1]&amp;&quot;='&quot;&amp;[.G81]&amp;&quot;' -&quot;&amp;[.$H$1]&amp;&quot;='&quot;&amp;[.H81]&amp;&quot;' -&quot;&amp;[.$I$1]&amp;&quot;='&quot;&amp;[.I81]&amp;&quot;' -&quot;&amp;[.$J$1]&amp;&quot;='&quot;&amp;[.J81]&amp;&quot;' -&quot;&amp;[.$K$1]&amp;&quot;='&quot;&amp;[.K81]&amp;&quot;' -&quot;&amp;[.$L$1]&amp;&quot;='&quot;&amp;[.L81]&amp;&quot;' -&quot;&amp;[.$M$1]&amp;&quot;='&quot;&amp;[.M81]&amp;&quot;' -&quot;&amp;[.$N$1]&amp;&quot;='&quot;&amp;[.N81]&amp;&quot;' -&quot;&amp;[.$O$1]&amp;&quot;='&quot;&amp;[.O81]&amp;&quot;' -&quot;&amp;[.$P$1]&amp;&quot;='&quot;&amp;[.P81]&amp;&quot;' -&quot;&amp;[.$Q$1]&amp;&quot;='&quot;&amp;[.Q81]&amp;&quot;' -&quot;&amp;[.$R$1]&amp;&quot;='&quot;&amp;[.R81]&amp;&quot;'&quot;&amp;&quot; -&quot;&amp;[.$S$1]&amp;&quot;='&quot;&amp;[.S81]&amp;&quot;'&quot;&amp;&quot; -&quot;&amp;[.$T$1]&amp;&quot;='&quot;&amp;[.T81]&amp;&quot;'&quot;" office:value-type="string" office:string-value="-in='advanced/north-lappid.txt' -beautyIn='advanced/north-lappid.txt' -height='SHORT' -hairBlack='10' -hairRed='0' -hairAuburn='0' -hairBrown='5' -hairDarkBlond='0' -hairBlond='0' -eyeBlack='10' -eyeBrown='10' -eyeBlue='1' -eyeGreen='1' -hairStraight='0' -hairWavy='0' -hairCurly='0' -hairAfro='0' -hairAsian='100' -skinColour='Light-Medium' -using='sami'" calcext:value-type="string">
            <text:p>-in='advanced/north-lappid.txt' -beautyIn='advanced/north-lappid.txt' -height='SHORT' -hairBlack='10' -hairRed='0' -hairAuburn='0' -hairBrown='5' -hairDarkBlond='0' -hairBlond='0' -eyeBlack='10' -eyeBrown='10' -eyeBlue='1' -eyeGreen='1' -hairStraight='0' -hairWavy='0' -hairCurly='0' -hairAfro='0' -hairAsian='100' -skinColour='Light-Medium' -using='sami'</text:p>
          </table:table-cell>
          <table:table-cell table:style-name="ce2" table:formula="of:=&quot;./combined_ethnicity.perl &quot;&amp;[.U81]&amp;&quot; &gt; ../common/ethnicities/01_&quot;&amp;SUBSTITUTE(SUBSTITUTE([.A81];&quot;/&quot;;&quot;_&quot;);&quot;advanced_&quot;;&quot;&quot;)&amp;&quot;;&quot;" office:value-type="string" office:string-value="./combined_ethnicity.perl -in='advanced/north-lappid.txt' -beautyIn='advanced/north-lappid.txt' -height='SHORT' -hairBlack='10' -hairRed='0' -hairAuburn='0' -hairBrown='5' -hairDarkBlond='0' -hairBlond='0' -eyeBlack='10' -eyeBrown='10' -eyeBlue='1' -eyeGreen='1' -hairStraight='0' -hairWavy='0' -hairCurly='0' -hairAfro='0' -hairAsian='100' -skinColour='Light-Medium' -using='sami' &gt; ../common/ethnicities/01_north-lappid.txt;" calcext:value-type="string">
            <text:p>./combined_ethnicity.perl -in='advanced/north-lappid.txt' -beautyIn='advanced/north-lappid.txt' -height='SHORT' -hairBlack='10' -hairRed='0' -hairAuburn='0' -hairBrown='5' -hairDarkBlond='0' -hairBlond='0' -eyeBlack='10' -eyeBrown='10' -eyeBlue='1' -eyeGreen='1' -hairStraight='0' -hairWavy='0' -hairCurly='0' -hairAfro='0' -hairAsian='100' -skinColour='Light-Medium' -using='sami' &gt; ../common/ethnicities/01_north-lapp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omotic.txt</text:p>
          </table:table-cell>
          <table:table-cell table:style-name="ce4" office:value-type="string" calcext:value-type="string">
            <text:p>RATHER_TALL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8" office:value-type="float" office:value="50" calcext:value-type="float">
            <text:p>5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VeryDark-Red</text:p>
          </table:table-cell>
          <table:table-cell table:style-name="ce3" office:value-type="string" calcext:value-type="string">
            <text:p>ethiopian</text:p>
          </table:table-cell>
          <table:table-cell table:style-name="ce2" table:formula="of:=&quot;-&quot;&amp;[.$A$1]&amp;&quot;='&quot;&amp;[.A82]&amp;&quot;' -&quot;&amp;[.$B$1]&amp;&quot;='&quot;&amp;[.B82]&amp;&quot;' -&quot;&amp;[.$C$1]&amp;&quot;='&quot;&amp;[.C82]&amp;&quot;' -&quot;&amp;[.$D$1]&amp;&quot;='&quot;&amp;[.D82]&amp;&quot;' -&quot;&amp;[.$E$1]&amp;&quot;='&quot;&amp;[.E82]&amp;&quot;' -&quot;&amp;[.$F$1]&amp;&quot;='&quot;&amp;[.F82]&amp;&quot;' -&quot;&amp;[.$G$1]&amp;&quot;='&quot;&amp;[.G82]&amp;&quot;' -&quot;&amp;[.$H$1]&amp;&quot;='&quot;&amp;[.H82]&amp;&quot;' -&quot;&amp;[.$I$1]&amp;&quot;='&quot;&amp;[.I82]&amp;&quot;' -&quot;&amp;[.$J$1]&amp;&quot;='&quot;&amp;[.J82]&amp;&quot;' -&quot;&amp;[.$K$1]&amp;&quot;='&quot;&amp;[.K82]&amp;&quot;' -&quot;&amp;[.$L$1]&amp;&quot;='&quot;&amp;[.L82]&amp;&quot;' -&quot;&amp;[.$M$1]&amp;&quot;='&quot;&amp;[.M82]&amp;&quot;' -&quot;&amp;[.$N$1]&amp;&quot;='&quot;&amp;[.N82]&amp;&quot;' -&quot;&amp;[.$O$1]&amp;&quot;='&quot;&amp;[.O82]&amp;&quot;' -&quot;&amp;[.$P$1]&amp;&quot;='&quot;&amp;[.P82]&amp;&quot;' -&quot;&amp;[.$Q$1]&amp;&quot;='&quot;&amp;[.Q82]&amp;&quot;' -&quot;&amp;[.$R$1]&amp;&quot;='&quot;&amp;[.R82]&amp;&quot;'&quot;&amp;&quot; -&quot;&amp;[.$S$1]&amp;&quot;='&quot;&amp;[.S82]&amp;&quot;'&quot;&amp;&quot; -&quot;&amp;[.$T$1]&amp;&quot;='&quot;&amp;[.T82]&amp;&quot;'&quot;" office:value-type="string" office:string-value="-in='advanced/omotic.txt' -beautyIn='advanced/omotic.txt' -height='RATHER_TALL' -hairBlack='10' -hairRed='0' -hairAuburn='0' -hairBrown='0' -hairDarkBlond='0' -hairBlond='0' -eyeBlack='10' -eyeBrown='0' -eyeBlue='0' -eyeGreen='0' -hairStraight='0' -hairWavy='0' -hairCurly='50' -hairAfro='50' -hairAsian='0' -skinColour='VeryDark-Red' -using='ethiopian'" calcext:value-type="string">
            <text:p>-in='advanced/omotic.txt' -beautyIn='advanced/omotic.txt' -height='RATHER_TALL' -hairBlack='10' -hairRed='0' -hairAuburn='0' -hairBrown='0' -hairDarkBlond='0' -hairBlond='0' -eyeBlack='10' -eyeBrown='0' -eyeBlue='0' -eyeGreen='0' -hairStraight='0' -hairWavy='0' -hairCurly='50' -hairAfro='50' -hairAsian='0' -skinColour='VeryDark-Red' -using='ethiopian'</text:p>
          </table:table-cell>
          <table:table-cell table:style-name="ce2" table:formula="of:=&quot;./combined_ethnicity.perl &quot;&amp;[.U82]&amp;&quot; &gt; ../common/ethnicities/01_&quot;&amp;SUBSTITUTE(SUBSTITUTE([.A82];&quot;/&quot;;&quot;_&quot;);&quot;advanced_&quot;;&quot;&quot;)&amp;&quot;;&quot;" office:value-type="string" office:string-value="./combined_ethnicity.perl -in='advanced/omotic.txt' -beautyIn='advanced/omotic.txt' -height='RATHER_TALL' -hairBlack='10' -hairRed='0' -hairAuburn='0' -hairBrown='0' -hairDarkBlond='0' -hairBlond='0' -eyeBlack='10' -eyeBrown='0' -eyeBlue='0' -eyeGreen='0' -hairStraight='0' -hairWavy='0' -hairCurly='50' -hairAfro='50' -hairAsian='0' -skinColour='VeryDark-Red' -using='ethiopian' &gt; ../common/ethnicities/01_omotic.txt;" calcext:value-type="string">
            <text:p>./combined_ethnicity.perl -in='advanced/omotic.txt' -beautyIn='advanced/omotic.txt' -height='RATHER_TALL' -hairBlack='10' -hairRed='0' -hairAuburn='0' -hairBrown='0' -hairDarkBlond='0' -hairBlond='0' -eyeBlack='10' -eyeBrown='0' -eyeBlue='0' -eyeGreen='0' -hairStraight='0' -hairWavy='0' -hairCurly='50' -hairAfro='50' -hairAsian='0' -skinColour='VeryDark-Red' -using='ethiopian' &gt; ../common/ethnicities/01_omotic.txt;</text:p>
          </table:table-cell>
          <table:table-cell table:number-columns-repeated="1002"/>
        </table:table-row>
        <table:table-row table:style-name="ro1">
          <table:table-cell table:number-columns-repeated="2" table:style-name="ce3" office:value-type="string" calcext:value-type="string">
            <text:p>advanced/palaungid.txt</text:p>
          </table:table-cell>
          <table:table-cell table:style-name="ce2" office:value-type="string" calcext:value-type="string">
            <text:p>SHORT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7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LightMedium-Medium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83]&amp;&quot;' -&quot;&amp;[.$B$1]&amp;&quot;='&quot;&amp;[.B83]&amp;&quot;' -&quot;&amp;[.$C$1]&amp;&quot;='&quot;&amp;[.C83]&amp;&quot;' -&quot;&amp;[.$D$1]&amp;&quot;='&quot;&amp;[.D83]&amp;&quot;' -&quot;&amp;[.$E$1]&amp;&quot;='&quot;&amp;[.E83]&amp;&quot;' -&quot;&amp;[.$F$1]&amp;&quot;='&quot;&amp;[.F83]&amp;&quot;' -&quot;&amp;[.$G$1]&amp;&quot;='&quot;&amp;[.G83]&amp;&quot;' -&quot;&amp;[.$H$1]&amp;&quot;='&quot;&amp;[.H83]&amp;&quot;' -&quot;&amp;[.$I$1]&amp;&quot;='&quot;&amp;[.I83]&amp;&quot;' -&quot;&amp;[.$J$1]&amp;&quot;='&quot;&amp;[.J83]&amp;&quot;' -&quot;&amp;[.$K$1]&amp;&quot;='&quot;&amp;[.K83]&amp;&quot;' -&quot;&amp;[.$L$1]&amp;&quot;='&quot;&amp;[.L83]&amp;&quot;' -&quot;&amp;[.$M$1]&amp;&quot;='&quot;&amp;[.M83]&amp;&quot;' -&quot;&amp;[.$N$1]&amp;&quot;='&quot;&amp;[.N83]&amp;&quot;' -&quot;&amp;[.$O$1]&amp;&quot;='&quot;&amp;[.O83]&amp;&quot;' -&quot;&amp;[.$P$1]&amp;&quot;='&quot;&amp;[.P83]&amp;&quot;' -&quot;&amp;[.$Q$1]&amp;&quot;='&quot;&amp;[.Q83]&amp;&quot;' -&quot;&amp;[.$R$1]&amp;&quot;='&quot;&amp;[.R83]&amp;&quot;'&quot;&amp;&quot; -&quot;&amp;[.$S$1]&amp;&quot;='&quot;&amp;[.S83]&amp;&quot;'&quot;&amp;&quot; -&quot;&amp;[.$T$1]&amp;&quot;='&quot;&amp;[.T83]&amp;&quot;'&quot;" office:value-type="string" office:string-value="-in='advanced/palaungid.txt' -beautyIn='advanced/palaungid.txt' -height='SHORT' -hairBlack='10' -hairRed='0' -hairAuburn='0' -hairBrown='0' -hairDarkBlond='0' -hairBlond='0' -eyeBlack='10' -eyeBrown='0' -eyeBlue='0' -eyeGreen='0' -hairStraight='0' -hairWavy='0' -hairCurly='0' -hairAfro='0' -hairAsian='100' -skinColour='LightMedium-Medium' -using='burmese'" calcext:value-type="string">
            <text:p>-in='advanced/palaungid.txt' -beautyIn='advanced/palaungid.txt' -height='SHORT' -hairBlack='10' -hairRed='0' -hairAuburn='0' -hairBrown='0' -hairDarkBlond='0' -hairBlond='0' -eyeBlack='10' -eyeBrown='0' -eyeBlue='0' -eyeGreen='0' -hairStraight='0' -hairWavy='0' -hairCurly='0' -hairAfro='0' -hairAsian='100' -skinColour='LightMedium-Medium' -using='burmese'</text:p>
          </table:table-cell>
          <table:table-cell table:style-name="ce2" table:formula="of:=&quot;./combined_ethnicity.perl &quot;&amp;[.U83]&amp;&quot; &gt; ../common/ethnicities/01_&quot;&amp;SUBSTITUTE(SUBSTITUTE([.A83];&quot;/&quot;;&quot;_&quot;);&quot;advanced_&quot;;&quot;&quot;)&amp;&quot;;&quot;" office:value-type="string" office:string-value="./combined_ethnicity.perl -in='advanced/palaungid.txt' -beautyIn='advanced/palaungid.txt' -height='SHORT' -hairBlack='10' -hairRed='0' -hairAuburn='0' -hairBrown='0' -hairDarkBlond='0' -hairBlond='0' -eyeBlack='10' -eyeBrown='0' -eyeBlue='0' -eyeGreen='0' -hairStraight='0' -hairWavy='0' -hairCurly='0' -hairAfro='0' -hairAsian='100' -skinColour='LightMedium-Medium' -using='burmese' &gt; ../common/ethnicities/01_palaungid.txt;" calcext:value-type="string">
            <text:p>./combined_ethnicity.perl -in='advanced/palaungid.txt' -beautyIn='advanced/palaungid.txt' -height='SHORT' -hairBlack='10' -hairRed='0' -hairAuburn='0' -hairBrown='0' -hairDarkBlond='0' -hairBlond='0' -eyeBlack='10' -eyeBrown='0' -eyeBlue='0' -eyeGreen='0' -hairStraight='0' -hairWavy='0' -hairCurly='0' -hairAfro='0' -hairAsian='100' -skinColour='LightMedium-Medium' -using='burmese' &gt; ../common/ethnicities/01_palaungid.txt;</text:p>
          </table:table-cell>
          <table:table-cell table:number-columns-repeated="1002"/>
        </table:table-row>
        <table:table-row table:style-name="ro1">
          <table:table-cell table:number-columns-repeated="2" table:style-name="ce3" office:value-type="string" calcext:value-type="string">
            <text:p>advanced/paleo_saharid.txt</text:p>
          </table:table-cell>
          <table:table-cell table:style-name="ce4" office:value-type="string" calcext:value-type="string">
            <text:p>RATHER_SHORT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8" office:value-type="float" office:value="50" calcext:value-type="float">
            <text:p>5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Medium-Yellow</text:p>
          </table:table-cell>
          <table:table-cell table:style-name="ce3" office:value-type="string" calcext:value-type="string">
            <text:p>butr</text:p>
          </table:table-cell>
          <table:table-cell table:style-name="ce2" table:formula="of:=&quot;-&quot;&amp;[.$A$1]&amp;&quot;='&quot;&amp;[.A84]&amp;&quot;' -&quot;&amp;[.$B$1]&amp;&quot;='&quot;&amp;[.B84]&amp;&quot;' -&quot;&amp;[.$C$1]&amp;&quot;='&quot;&amp;[.C84]&amp;&quot;' -&quot;&amp;[.$D$1]&amp;&quot;='&quot;&amp;[.D84]&amp;&quot;' -&quot;&amp;[.$E$1]&amp;&quot;='&quot;&amp;[.E84]&amp;&quot;' -&quot;&amp;[.$F$1]&amp;&quot;='&quot;&amp;[.F84]&amp;&quot;' -&quot;&amp;[.$G$1]&amp;&quot;='&quot;&amp;[.G84]&amp;&quot;' -&quot;&amp;[.$H$1]&amp;&quot;='&quot;&amp;[.H84]&amp;&quot;' -&quot;&amp;[.$I$1]&amp;&quot;='&quot;&amp;[.I84]&amp;&quot;' -&quot;&amp;[.$J$1]&amp;&quot;='&quot;&amp;[.J84]&amp;&quot;' -&quot;&amp;[.$K$1]&amp;&quot;='&quot;&amp;[.K84]&amp;&quot;' -&quot;&amp;[.$L$1]&amp;&quot;='&quot;&amp;[.L84]&amp;&quot;' -&quot;&amp;[.$M$1]&amp;&quot;='&quot;&amp;[.M84]&amp;&quot;' -&quot;&amp;[.$N$1]&amp;&quot;='&quot;&amp;[.N84]&amp;&quot;' -&quot;&amp;[.$O$1]&amp;&quot;='&quot;&amp;[.O84]&amp;&quot;' -&quot;&amp;[.$P$1]&amp;&quot;='&quot;&amp;[.P84]&amp;&quot;' -&quot;&amp;[.$Q$1]&amp;&quot;='&quot;&amp;[.Q84]&amp;&quot;' -&quot;&amp;[.$R$1]&amp;&quot;='&quot;&amp;[.R84]&amp;&quot;'&quot;&amp;&quot; -&quot;&amp;[.$S$1]&amp;&quot;='&quot;&amp;[.S84]&amp;&quot;'&quot;&amp;&quot; -&quot;&amp;[.$T$1]&amp;&quot;='&quot;&amp;[.T84]&amp;&quot;'&quot;" office:value-type="string" office:string-value="-in='advanced/paleo_saharid.txt' -beautyIn='advanced/paleo_saharid.txt' -height='RATHER_SHORT' -hairBlack='10' -hairRed='0' -hairAuburn='0' -hairBrown='0' -hairDarkBlond='0' -hairBlond='0' -eyeBlack='10' -eyeBrown='0' -eyeBlue='0' -eyeGreen='0' -hairStraight='0' -hairWavy='0' -hairCurly='50' -hairAfro='50' -hairAsian='0' -skinColour='Medium-Yellow' -using='butr'" calcext:value-type="string">
            <text:p>-in='advanced/paleo_saharid.txt' -beautyIn='advanced/paleo_saharid.txt' -height='RATHER_SHORT' -hairBlack='10' -hairRed='0' -hairAuburn='0' -hairBrown='0' -hairDarkBlond='0' -hairBlond='0' -eyeBlack='10' -eyeBrown='0' -eyeBlue='0' -eyeGreen='0' -hairStraight='0' -hairWavy='0' -hairCurly='50' -hairAfro='50' -hairAsian='0' -skinColour='Medium-Yellow' -using='butr'</text:p>
          </table:table-cell>
          <table:table-cell table:style-name="ce2" table:formula="of:=&quot;./combined_ethnicity.perl &quot;&amp;[.U84]&amp;&quot; &gt; ../common/ethnicities/01_&quot;&amp;SUBSTITUTE(SUBSTITUTE([.A84];&quot;/&quot;;&quot;_&quot;);&quot;advanced_&quot;;&quot;&quot;)&amp;&quot;;&quot;" office:value-type="string" office:string-value="./combined_ethnicity.perl -in='advanced/paleo_saharid.txt' -beautyIn='advanced/paleo_saharid.txt' -height='RATHER_SHORT' -hairBlack='10' -hairRed='0' -hairAuburn='0' -hairBrown='0' -hairDarkBlond='0' -hairBlond='0' -eyeBlack='10' -eyeBrown='0' -eyeBlue='0' -eyeGreen='0' -hairStraight='0' -hairWavy='0' -hairCurly='50' -hairAfro='50' -hairAsian='0' -skinColour='Medium-Yellow' -using='butr' &gt; ../common/ethnicities/01_paleo_saharid.txt;" calcext:value-type="string">
            <text:p>./combined_ethnicity.perl -in='advanced/paleo_saharid.txt' -beautyIn='advanced/paleo_saharid.txt' -height='RATHER_SHORT' -hairBlack='10' -hairRed='0' -hairAuburn='0' -hairBrown='0' -hairDarkBlond='0' -hairBlond='0' -eyeBlack='10' -eyeBrown='0' -eyeBlue='0' -eyeGreen='0' -hairStraight='0' -hairWavy='0' -hairCurly='50' -hairAfro='50' -hairAsian='0' -skinColour='Medium-Yellow' -using='butr' &gt; ../common/ethnicities/01_paleo_sahar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paleo_sardinian.txt</text:p>
          </table:table-cell>
          <table:table-cell table:style-name="ce2" office:value-type="string" calcext:value-type="string">
            <text:p>beauty_advanced/paleo_sardinian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10" calcext:value-type="float">
            <text:p>10</text:p>
          </table:table-cell>
          <table:table-cell table:style-name="ce36" office:value-type="float" office:value="30" calcext:value-type="float">
            <text:p>3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butr</text:p>
          </table:table-cell>
          <table:table-cell table:style-name="ce2" table:formula="of:=&quot;-&quot;&amp;[.$A$1]&amp;&quot;='&quot;&amp;[.A85]&amp;&quot;' -&quot;&amp;[.$B$1]&amp;&quot;='&quot;&amp;[.B85]&amp;&quot;' -&quot;&amp;[.$C$1]&amp;&quot;='&quot;&amp;[.C85]&amp;&quot;' -&quot;&amp;[.$D$1]&amp;&quot;='&quot;&amp;[.D85]&amp;&quot;' -&quot;&amp;[.$E$1]&amp;&quot;='&quot;&amp;[.E85]&amp;&quot;' -&quot;&amp;[.$F$1]&amp;&quot;='&quot;&amp;[.F85]&amp;&quot;' -&quot;&amp;[.$G$1]&amp;&quot;='&quot;&amp;[.G85]&amp;&quot;' -&quot;&amp;[.$H$1]&amp;&quot;='&quot;&amp;[.H85]&amp;&quot;' -&quot;&amp;[.$I$1]&amp;&quot;='&quot;&amp;[.I85]&amp;&quot;' -&quot;&amp;[.$J$1]&amp;&quot;='&quot;&amp;[.J85]&amp;&quot;' -&quot;&amp;[.$K$1]&amp;&quot;='&quot;&amp;[.K85]&amp;&quot;' -&quot;&amp;[.$L$1]&amp;&quot;='&quot;&amp;[.L85]&amp;&quot;' -&quot;&amp;[.$M$1]&amp;&quot;='&quot;&amp;[.M85]&amp;&quot;' -&quot;&amp;[.$N$1]&amp;&quot;='&quot;&amp;[.N85]&amp;&quot;' -&quot;&amp;[.$O$1]&amp;&quot;='&quot;&amp;[.O85]&amp;&quot;' -&quot;&amp;[.$P$1]&amp;&quot;='&quot;&amp;[.P85]&amp;&quot;' -&quot;&amp;[.$Q$1]&amp;&quot;='&quot;&amp;[.Q85]&amp;&quot;' -&quot;&amp;[.$R$1]&amp;&quot;='&quot;&amp;[.R85]&amp;&quot;'&quot;&amp;&quot; -&quot;&amp;[.$S$1]&amp;&quot;='&quot;&amp;[.S85]&amp;&quot;'&quot;&amp;&quot; -&quot;&amp;[.$T$1]&amp;&quot;='&quot;&amp;[.T85]&amp;&quot;'&quot;" office:value-type="string" office:string-value="-in='advanced/paleo_sardinian.txt' -beautyIn='beauty_advanced/paleo_sardinian.txt' -height='SHORT' -hairBlack='10' -hairRed='0' -hairAuburn='0' -hairBrown='0' -hairDarkBlond='0' -hairBlond='0' -eyeBlack='10' -eyeBrown='0' -eyeBlue='0' -eyeGreen='0' -hairStraight='10' -hairWavy='30' -hairCurly='0' -hairAfro='0' -hairAsian='0' -skinColour='Light-Medium' -using='butr'" calcext:value-type="string">
            <text:p>-in='advanced/paleo_sardinian.txt' -beautyIn='beauty_advanced/paleo_sardinian.txt' -height='SHORT' -hairBlack='10' -hairRed='0' -hairAuburn='0' -hairBrown='0' -hairDarkBlond='0' -hairBlond='0' -eyeBlack='10' -eyeBrown='0' -eyeBlue='0' -eyeGreen='0' -hairStraight='10' -hairWavy='30' -hairCurly='0' -hairAfro='0' -hairAsian='0' -skinColour='Light-Medium' -using='butr'</text:p>
          </table:table-cell>
          <table:table-cell table:style-name="ce2" table:formula="of:=&quot;./combined_ethnicity.perl &quot;&amp;[.U85]&amp;&quot; &gt; ../common/ethnicities/01_&quot;&amp;SUBSTITUTE(SUBSTITUTE([.A85];&quot;/&quot;;&quot;_&quot;);&quot;advanced_&quot;;&quot;&quot;)&amp;&quot;;&quot;" office:value-type="string" office:string-value="./combined_ethnicity.perl -in='advanced/paleo_sardinian.txt' -beautyIn='beauty_advanced/paleo_sardinian.txt' -height='SHORT' -hairBlack='10' -hairRed='0' -hairAuburn='0' -hairBrown='0' -hairDarkBlond='0' -hairBlond='0' -eyeBlack='10' -eyeBrown='0' -eyeBlue='0' -eyeGreen='0' -hairStraight='10' -hairWavy='30' -hairCurly='0' -hairAfro='0' -hairAsian='0' -skinColour='Light-Medium' -using='butr' &gt; ../common/ethnicities/01_paleo_sardinian.txt;" calcext:value-type="string">
            <text:p>./combined_ethnicity.perl -in='advanced/paleo_sardinian.txt' -beautyIn='beauty_advanced/paleo_sardinian.txt' -height='SHORT' -hairBlack='10' -hairRed='0' -hairAuburn='0' -hairBrown='0' -hairDarkBlond='0' -hairBlond='0' -eyeBlack='10' -eyeBrown='0' -eyeBlue='0' -eyeGreen='0' -hairStraight='10' -hairWavy='30' -hairCurly='0' -hairAfro='0' -hairAsian='0' -skinColour='Light-Medium' -using='butr' &gt; ../common/ethnicities/01_paleo_sardinian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paleo-atlantid.txt</text:p>
          </table:table-cell>
          <table:table-cell table:style-name="ce2" office:value-type="string" calcext:value-type="string">
            <text:p>beauty_advanced/paleo-atlantid.txt</text:p>
          </table:table-cell>
          <table:table-cell table:style-name="ce2" office:value-type="string" calcext:value-type="string">
            <text:p>TALL</text:p>
          </table:table-cell>
          <table:table-cell table:style-name="ce8" office:value-type="float" office:value="30" calcext:value-type="float">
            <text:p>30</text:p>
          </table:table-cell>
          <table:table-cell table:style-name="ce11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30" calcext:value-type="float">
            <text:p>30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float" office:value="5" calcext:value-type="float">
            <text:p>5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10" calcext:value-type="float">
            <text:p>10</text:p>
          </table:table-cell>
          <table:table-cell table:style-name="ce29" office:value-type="float" office:value="10" calcext:value-type="float">
            <text:p>10</text:p>
          </table:table-cell>
          <table:table-cell table:style-name="ce32" office:value-type="float" office:value="10" calcext:value-type="float">
            <text:p>1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50" calcext:value-type="float">
            <text:p>50</text:p>
          </table:table-cell>
          <table:table-cell table:style-name="ce38" office:value-type="float" office:value="50" calcext:value-type="float">
            <text:p>5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Fair-Red</text:p>
          </table:table-cell>
          <table:table-cell table:style-name="ce3" office:value-type="string" calcext:value-type="string">
            <text:p>irish</text:p>
          </table:table-cell>
          <table:table-cell table:style-name="ce2" table:formula="of:=&quot;-&quot;&amp;[.$A$1]&amp;&quot;='&quot;&amp;[.A86]&amp;&quot;' -&quot;&amp;[.$B$1]&amp;&quot;='&quot;&amp;[.B86]&amp;&quot;' -&quot;&amp;[.$C$1]&amp;&quot;='&quot;&amp;[.C86]&amp;&quot;' -&quot;&amp;[.$D$1]&amp;&quot;='&quot;&amp;[.D86]&amp;&quot;' -&quot;&amp;[.$E$1]&amp;&quot;='&quot;&amp;[.E86]&amp;&quot;' -&quot;&amp;[.$F$1]&amp;&quot;='&quot;&amp;[.F86]&amp;&quot;' -&quot;&amp;[.$G$1]&amp;&quot;='&quot;&amp;[.G86]&amp;&quot;' -&quot;&amp;[.$H$1]&amp;&quot;='&quot;&amp;[.H86]&amp;&quot;' -&quot;&amp;[.$I$1]&amp;&quot;='&quot;&amp;[.I86]&amp;&quot;' -&quot;&amp;[.$J$1]&amp;&quot;='&quot;&amp;[.J86]&amp;&quot;' -&quot;&amp;[.$K$1]&amp;&quot;='&quot;&amp;[.K86]&amp;&quot;' -&quot;&amp;[.$L$1]&amp;&quot;='&quot;&amp;[.L86]&amp;&quot;' -&quot;&amp;[.$M$1]&amp;&quot;='&quot;&amp;[.M86]&amp;&quot;' -&quot;&amp;[.$N$1]&amp;&quot;='&quot;&amp;[.N86]&amp;&quot;' -&quot;&amp;[.$O$1]&amp;&quot;='&quot;&amp;[.O86]&amp;&quot;' -&quot;&amp;[.$P$1]&amp;&quot;='&quot;&amp;[.P86]&amp;&quot;' -&quot;&amp;[.$Q$1]&amp;&quot;='&quot;&amp;[.Q86]&amp;&quot;' -&quot;&amp;[.$R$1]&amp;&quot;='&quot;&amp;[.R86]&amp;&quot;'&quot;&amp;&quot; -&quot;&amp;[.$S$1]&amp;&quot;='&quot;&amp;[.S86]&amp;&quot;'&quot;&amp;&quot; -&quot;&amp;[.$T$1]&amp;&quot;='&quot;&amp;[.T86]&amp;&quot;'&quot;" office:value-type="string" office:string-value="-in='advanced/paleo-atlantid.txt' -beautyIn='beauty_advanced/paleo-atlantid.txt' -height='TALL' -hairBlack='30' -hairRed='5' -hairAuburn='0' -hairBrown='30' -hairDarkBlond='5' -hairBlond='5' -eyeBlack='0' -eyeBrown='10' -eyeBlue='10' -eyeGreen='10' -hairStraight='0' -hairWavy='50' -hairCurly='50' -hairAfro='0' -hairAsian='0' -skinColour='Fair-Red' -using='irish'" calcext:value-type="string">
            <text:p>-in='advanced/paleo-atlantid.txt' -beautyIn='beauty_advanced/paleo-atlantid.txt' -height='TALL' -hairBlack='30' -hairRed='5' -hairAuburn='0' -hairBrown='30' -hairDarkBlond='5' -hairBlond='5' -eyeBlack='0' -eyeBrown='10' -eyeBlue='10' -eyeGreen='10' -hairStraight='0' -hairWavy='50' -hairCurly='50' -hairAfro='0' -hairAsian='0' -skinColour='Fair-Red' -using='irish'</text:p>
          </table:table-cell>
          <table:table-cell table:style-name="ce2" table:formula="of:=&quot;./combined_ethnicity.perl &quot;&amp;[.U86]&amp;&quot; &gt; ../common/ethnicities/01_&quot;&amp;SUBSTITUTE(SUBSTITUTE([.A86];&quot;/&quot;;&quot;_&quot;);&quot;advanced_&quot;;&quot;&quot;)&amp;&quot;;&quot;" office:value-type="string" office:string-value="./combined_ethnicity.perl -in='advanced/paleo-atlantid.txt' -beautyIn='beauty_advanced/paleo-atlantid.txt' -height='TALL' -hairBlack='30' -hairRed='5' -hairAuburn='0' -hairBrown='30' -hairDarkBlond='5' -hairBlond='5' -eyeBlack='0' -eyeBrown='10' -eyeBlue='10' -eyeGreen='10' -hairStraight='0' -hairWavy='50' -hairCurly='50' -hairAfro='0' -hairAsian='0' -skinColour='Fair-Red' -using='irish' &gt; ../common/ethnicities/01_paleo-atlantid.txt;" calcext:value-type="string">
            <text:p>./combined_ethnicity.perl -in='advanced/paleo-atlantid.txt' -beautyIn='beauty_advanced/paleo-atlantid.txt' -height='TALL' -hairBlack='30' -hairRed='5' -hairAuburn='0' -hairBrown='30' -hairDarkBlond='5' -hairBlond='5' -eyeBlack='0' -eyeBrown='10' -eyeBlue='10' -eyeGreen='10' -hairStraight='0' -hairWavy='50' -hairCurly='50' -hairAfro='0' -hairAsian='0' -skinColour='Fair-Red' -using='irish' &gt; ../common/ethnicities/01_paleo-atlant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plains_pamirid.txt</text:p>
          </table:table-cell>
          <table:table-cell table:style-name="ce2" office:value-type="string" calcext:value-type="string">
            <text:p>beauty_advanced/plains_pamir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turkish</text:p>
          </table:table-cell>
          <table:table-cell table:style-name="ce2" table:formula="of:=&quot;-&quot;&amp;[.$A$1]&amp;&quot;='&quot;&amp;[.A87]&amp;&quot;' -&quot;&amp;[.$B$1]&amp;&quot;='&quot;&amp;[.B87]&amp;&quot;' -&quot;&amp;[.$C$1]&amp;&quot;='&quot;&amp;[.C87]&amp;&quot;' -&quot;&amp;[.$D$1]&amp;&quot;='&quot;&amp;[.D87]&amp;&quot;' -&quot;&amp;[.$E$1]&amp;&quot;='&quot;&amp;[.E87]&amp;&quot;' -&quot;&amp;[.$F$1]&amp;&quot;='&quot;&amp;[.F87]&amp;&quot;' -&quot;&amp;[.$G$1]&amp;&quot;='&quot;&amp;[.G87]&amp;&quot;' -&quot;&amp;[.$H$1]&amp;&quot;='&quot;&amp;[.H87]&amp;&quot;' -&quot;&amp;[.$I$1]&amp;&quot;='&quot;&amp;[.I87]&amp;&quot;' -&quot;&amp;[.$J$1]&amp;&quot;='&quot;&amp;[.J87]&amp;&quot;' -&quot;&amp;[.$K$1]&amp;&quot;='&quot;&amp;[.K87]&amp;&quot;' -&quot;&amp;[.$L$1]&amp;&quot;='&quot;&amp;[.L87]&amp;&quot;' -&quot;&amp;[.$M$1]&amp;&quot;='&quot;&amp;[.M87]&amp;&quot;' -&quot;&amp;[.$N$1]&amp;&quot;='&quot;&amp;[.N87]&amp;&quot;' -&quot;&amp;[.$O$1]&amp;&quot;='&quot;&amp;[.O87]&amp;&quot;' -&quot;&amp;[.$P$1]&amp;&quot;='&quot;&amp;[.P87]&amp;&quot;' -&quot;&amp;[.$Q$1]&amp;&quot;='&quot;&amp;[.Q87]&amp;&quot;' -&quot;&amp;[.$R$1]&amp;&quot;='&quot;&amp;[.R87]&amp;&quot;'&quot;&amp;&quot; -&quot;&amp;[.$S$1]&amp;&quot;='&quot;&amp;[.S87]&amp;&quot;'&quot;&amp;&quot; -&quot;&amp;[.$T$1]&amp;&quot;='&quot;&amp;[.T87]&amp;&quot;'&quot;" office:value-type="string" office:string-value="-in='advanced/plains_pamirid.txt' -beautyIn='beauty_advanced/plains_pamirid.txt' -height='MEDIUM' -hairBlack='10' -hairRed='0' -hairAuburn='0' -hairBrown='0' -hairDarkBlond='0' -hairBlond='0' -eyeBlack='10' -eyeBrown='0' -eyeBlue='0' -eyeGreen='0' -hairStraight='0' -hairWavy='0' -hairCurly='0' -hairAfro='0' -hairAsian='100' -skinColour='Light-Medium' -using='turkish'" calcext:value-type="string">
            <text:p>-in='advanced/plains_pamirid.txt' -beautyIn='beauty_advanced/plains_pamirid.txt' -height='MEDIUM' -hairBlack='10' -hairRed='0' -hairAuburn='0' -hairBrown='0' -hairDarkBlond='0' -hairBlond='0' -eyeBlack='10' -eyeBrown='0' -eyeBlue='0' -eyeGreen='0' -hairStraight='0' -hairWavy='0' -hairCurly='0' -hairAfro='0' -hairAsian='100' -skinColour='Light-Medium' -using='turkish'</text:p>
          </table:table-cell>
          <table:table-cell table:style-name="ce2" table:formula="of:=&quot;./combined_ethnicity.perl &quot;&amp;[.U87]&amp;&quot; &gt; ../common/ethnicities/01_&quot;&amp;SUBSTITUTE(SUBSTITUTE([.A87];&quot;/&quot;;&quot;_&quot;);&quot;advanced_&quot;;&quot;&quot;)&amp;&quot;;&quot;" office:value-type="string" office:string-value="./combined_ethnicity.perl -in='advanced/plains_pamirid.txt' -beautyIn='beauty_advanced/plains_pamirid.txt' -height='MEDIUM' -hairBlack='10' -hairRed='0' -hairAuburn='0' -hairBrown='0' -hairDarkBlond='0' -hairBlond='0' -eyeBlack='10' -eyeBrown='0' -eyeBlue='0' -eyeGreen='0' -hairStraight='0' -hairWavy='0' -hairCurly='0' -hairAfro='0' -hairAsian='100' -skinColour='Light-Medium' -using='turkish' &gt; ../common/ethnicities/01_plains_pamirid.txt;" calcext:value-type="string">
            <text:p>./combined_ethnicity.perl -in='advanced/plains_pamirid.txt' -beautyIn='beauty_advanced/plains_pamirid.txt' -height='MEDIUM' -hairBlack='10' -hairRed='0' -hairAuburn='0' -hairBrown='0' -hairDarkBlond='0' -hairBlond='0' -eyeBlack='10' -eyeBrown='0' -eyeBlue='0' -eyeGreen='0' -hairStraight='0' -hairWavy='0' -hairCurly='0' -hairAfro='0' -hairAsian='100' -skinColour='Light-Medium' -using='turkish' &gt; ../common/ethnicities/01_plains_pamir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pontid.txt</text:p>
          </table:table-cell>
          <table:table-cell table:style-name="ce2" office:value-type="string" calcext:value-type="string">
            <text:p>beauty_advanced/pontid.txt</text:p>
          </table:table-cell>
          <table:table-cell table:style-name="ce4" office:value-type="string" calcext:value-type="string">
            <text:p>RATHER_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25" calcext:value-type="float">
            <text:p>25</text:p>
          </table:table-cell>
          <table:table-cell table:style-name="ce36" office:value-type="float" office:value="70" calcext:value-type="float">
            <text:p>7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greek</text:p>
          </table:table-cell>
          <table:table-cell table:style-name="ce2" table:formula="of:=&quot;-&quot;&amp;[.$A$1]&amp;&quot;='&quot;&amp;[.A88]&amp;&quot;' -&quot;&amp;[.$B$1]&amp;&quot;='&quot;&amp;[.B88]&amp;&quot;' -&quot;&amp;[.$C$1]&amp;&quot;='&quot;&amp;[.C88]&amp;&quot;' -&quot;&amp;[.$D$1]&amp;&quot;='&quot;&amp;[.D88]&amp;&quot;' -&quot;&amp;[.$E$1]&amp;&quot;='&quot;&amp;[.E88]&amp;&quot;' -&quot;&amp;[.$F$1]&amp;&quot;='&quot;&amp;[.F88]&amp;&quot;' -&quot;&amp;[.$G$1]&amp;&quot;='&quot;&amp;[.G88]&amp;&quot;' -&quot;&amp;[.$H$1]&amp;&quot;='&quot;&amp;[.H88]&amp;&quot;' -&quot;&amp;[.$I$1]&amp;&quot;='&quot;&amp;[.I88]&amp;&quot;' -&quot;&amp;[.$J$1]&amp;&quot;='&quot;&amp;[.J88]&amp;&quot;' -&quot;&amp;[.$K$1]&amp;&quot;='&quot;&amp;[.K88]&amp;&quot;' -&quot;&amp;[.$L$1]&amp;&quot;='&quot;&amp;[.L88]&amp;&quot;' -&quot;&amp;[.$M$1]&amp;&quot;='&quot;&amp;[.M88]&amp;&quot;' -&quot;&amp;[.$N$1]&amp;&quot;='&quot;&amp;[.N88]&amp;&quot;' -&quot;&amp;[.$O$1]&amp;&quot;='&quot;&amp;[.O88]&amp;&quot;' -&quot;&amp;[.$P$1]&amp;&quot;='&quot;&amp;[.P88]&amp;&quot;' -&quot;&amp;[.$Q$1]&amp;&quot;='&quot;&amp;[.Q88]&amp;&quot;' -&quot;&amp;[.$R$1]&amp;&quot;='&quot;&amp;[.R88]&amp;&quot;'&quot;&amp;&quot; -&quot;&amp;[.$S$1]&amp;&quot;='&quot;&amp;[.S88]&amp;&quot;'&quot;&amp;&quot; -&quot;&amp;[.$T$1]&amp;&quot;='&quot;&amp;[.T88]&amp;&quot;'&quot;" office:value-type="string" office:string-value="-in='advanced/pontid.txt' -beautyIn='beauty_advanced/pontid.txt' -height='RATHER_TALL' -hairBlack='10' -hairRed='0' -hairAuburn='0' -hairBrown='10' -hairDarkBlond='0' -hairBlond='0' -eyeBlack='0' -eyeBrown='10' -eyeBlue='0' -eyeGreen='0' -hairStraight='25' -hairWavy='70' -hairCurly='5' -hairAfro='0' -hairAsian='0' -skinColour='Light-Medium' -using='greek'" calcext:value-type="string">
            <text:p>-in='advanced/pontid.txt' -beautyIn='beauty_advanced/pontid.txt' -height='RATHER_TALL' -hairBlack='10' -hairRed='0' -hairAuburn='0' -hairBrown='10' -hairDarkBlond='0' -hairBlond='0' -eyeBlack='0' -eyeBrown='10' -eyeBlue='0' -eyeGreen='0' -hairStraight='25' -hairWavy='70' -hairCurly='5' -hairAfro='0' -hairAsian='0' -skinColour='Light-Medium' -using='greek'</text:p>
          </table:table-cell>
          <table:table-cell table:style-name="ce2" table:formula="of:=&quot;./combined_ethnicity.perl &quot;&amp;[.U88]&amp;&quot; &gt; ../common/ethnicities/01_&quot;&amp;SUBSTITUTE(SUBSTITUTE([.A88];&quot;/&quot;;&quot;_&quot;);&quot;advanced_&quot;;&quot;&quot;)&amp;&quot;;&quot;" office:value-type="string" office:string-value="./combined_ethnicity.perl -in='advanced/pontid.txt' -beautyIn='beauty_advanced/pontid.txt' -height='RATHER_TALL' -hairBlack='10' -hairRed='0' -hairAuburn='0' -hairBrown='10' -hairDarkBlond='0' -hairBlond='0' -eyeBlack='0' -eyeBrown='10' -eyeBlue='0' -eyeGreen='0' -hairStraight='25' -hairWavy='70' -hairCurly='5' -hairAfro='0' -hairAsian='0' -skinColour='Light-Medium' -using='greek' &gt; ../common/ethnicities/01_pontid.txt;" calcext:value-type="string">
            <text:p>./combined_ethnicity.perl -in='advanced/pontid.txt' -beautyIn='beauty_advanced/pontid.txt' -height='RATHER_TALL' -hairBlack='10' -hairRed='0' -hairAuburn='0' -hairBrown='10' -hairDarkBlond='0' -hairBlond='0' -eyeBlack='0' -eyeBrown='10' -eyeBlue='0' -eyeGreen='0' -hairStraight='25' -hairWavy='70' -hairCurly='5' -hairAfro='0' -hairAsian='0' -skinColour='Light-Medium' -using='greek' &gt; ../common/ethnicities/01_pont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pre-slavic.txt</text:p>
          </table:table-cell>
          <table:table-cell table:style-name="ce2" office:value-type="string" calcext:value-type="string">
            <text:p>beauty_advanced/pre-slavic.txt</text:p>
          </table:table-cell>
          <table:table-cell table:style-name="ce4" office:value-type="string" calcext:value-type="string">
            <text:p>RATHER_SHORT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30" calcext:value-type="float">
            <text:p>30</text:p>
          </table:table-cell>
          <table:table-cell table:style-name="ce20" office:value-type="float" office:value="10" calcext:value-type="float">
            <text:p>10</text:p>
          </table:table-cell>
          <table:table-cell table:style-name="ce23" office:value-type="float" office:value="5" calcext:value-type="float">
            <text:p>5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30" calcext:value-type="float">
            <text:p>30</text:p>
          </table:table-cell>
          <table:table-cell table:style-name="ce29" office:value-type="float" office:value="5" calcext:value-type="float">
            <text:p>5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50" calcext:value-type="float">
            <text:p>50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Fair-Red</text:p>
          </table:table-cell>
          <table:table-cell table:style-name="ce3" office:value-type="string" calcext:value-type="string">
            <text:p>polish</text:p>
          </table:table-cell>
          <table:table-cell table:style-name="ce2" table:formula="of:=&quot;-&quot;&amp;[.$A$1]&amp;&quot;='&quot;&amp;[.A89]&amp;&quot;' -&quot;&amp;[.$B$1]&amp;&quot;='&quot;&amp;[.B89]&amp;&quot;' -&quot;&amp;[.$C$1]&amp;&quot;='&quot;&amp;[.C89]&amp;&quot;' -&quot;&amp;[.$D$1]&amp;&quot;='&quot;&amp;[.D89]&amp;&quot;' -&quot;&amp;[.$E$1]&amp;&quot;='&quot;&amp;[.E89]&amp;&quot;' -&quot;&amp;[.$F$1]&amp;&quot;='&quot;&amp;[.F89]&amp;&quot;' -&quot;&amp;[.$G$1]&amp;&quot;='&quot;&amp;[.G89]&amp;&quot;' -&quot;&amp;[.$H$1]&amp;&quot;='&quot;&amp;[.H89]&amp;&quot;' -&quot;&amp;[.$I$1]&amp;&quot;='&quot;&amp;[.I89]&amp;&quot;' -&quot;&amp;[.$J$1]&amp;&quot;='&quot;&amp;[.J89]&amp;&quot;' -&quot;&amp;[.$K$1]&amp;&quot;='&quot;&amp;[.K89]&amp;&quot;' -&quot;&amp;[.$L$1]&amp;&quot;='&quot;&amp;[.L89]&amp;&quot;' -&quot;&amp;[.$M$1]&amp;&quot;='&quot;&amp;[.M89]&amp;&quot;' -&quot;&amp;[.$N$1]&amp;&quot;='&quot;&amp;[.N89]&amp;&quot;' -&quot;&amp;[.$O$1]&amp;&quot;='&quot;&amp;[.O89]&amp;&quot;' -&quot;&amp;[.$P$1]&amp;&quot;='&quot;&amp;[.P89]&amp;&quot;' -&quot;&amp;[.$Q$1]&amp;&quot;='&quot;&amp;[.Q89]&amp;&quot;' -&quot;&amp;[.$R$1]&amp;&quot;='&quot;&amp;[.R89]&amp;&quot;'&quot;&amp;&quot; -&quot;&amp;[.$S$1]&amp;&quot;='&quot;&amp;[.S89]&amp;&quot;'&quot;&amp;&quot; -&quot;&amp;[.$T$1]&amp;&quot;='&quot;&amp;[.T89]&amp;&quot;'&quot;" office:value-type="string" office:string-value="-in='advanced/pre-slavic.txt' -beautyIn='beauty_advanced/pre-slavic.txt' -height='RATHER_SHORT' -hairBlack='0' -hairRed='0' -hairAuburn='0' -hairBrown='30' -hairDarkBlond='10' -hairBlond='5' -eyeBlack='0' -eyeBrown='30' -eyeBlue='5' -eyeGreen='5' -hairStraight='50' -hairWavy='50' -hairCurly='0' -hairAfro='0' -hairAsian='0' -skinColour='Fair-Red' -using='polish'" calcext:value-type="string">
            <text:p>-in='advanced/pre-slavic.txt' -beautyIn='beauty_advanced/pre-slavic.txt' -height='RATHER_SHORT' -hairBlack='0' -hairRed='0' -hairAuburn='0' -hairBrown='30' -hairDarkBlond='10' -hairBlond='5' -eyeBlack='0' -eyeBrown='30' -eyeBlue='5' -eyeGreen='5' -hairStraight='50' -hairWavy='50' -hairCurly='0' -hairAfro='0' -hairAsian='0' -skinColour='Fair-Red' -using='polish'</text:p>
          </table:table-cell>
          <table:table-cell table:style-name="ce2" table:formula="of:=&quot;./combined_ethnicity.perl &quot;&amp;[.U89]&amp;&quot; &gt; ../common/ethnicities/01_&quot;&amp;SUBSTITUTE(SUBSTITUTE([.A89];&quot;/&quot;;&quot;_&quot;);&quot;advanced_&quot;;&quot;&quot;)&amp;&quot;;&quot;" office:value-type="string" office:string-value="./combined_ethnicity.perl -in='advanced/pre-slavic.txt' -beautyIn='beauty_advanced/pre-slavic.txt' -height='RATHER_SHORT' -hairBlack='0' -hairRed='0' -hairAuburn='0' -hairBrown='30' -hairDarkBlond='10' -hairBlond='5' -eyeBlack='0' -eyeBrown='30' -eyeBlue='5' -eyeGreen='5' -hairStraight='50' -hairWavy='50' -hairCurly='0' -hairAfro='0' -hairAsian='0' -skinColour='Fair-Red' -using='polish' &gt; ../common/ethnicities/01_pre-slavic.txt;" calcext:value-type="string">
            <text:p>./combined_ethnicity.perl -in='advanced/pre-slavic.txt' -beautyIn='beauty_advanced/pre-slavic.txt' -height='RATHER_SHORT' -hairBlack='0' -hairRed='0' -hairAuburn='0' -hairBrown='30' -hairDarkBlond='10' -hairBlond='5' -eyeBlack='0' -eyeBrown='30' -eyeBlue='5' -eyeGreen='5' -hairStraight='50' -hairWavy='50' -hairCurly='0' -hairAfro='0' -hairAsian='0' -skinColour='Fair-Red' -using='polish' &gt; ../common/ethnicities/01_pre-slavic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proto_ethiopid.txt</text:p>
          </table:table-cell>
          <table:table-cell table:style-name="ce4" office:value-type="string" calcext:value-type="string">
            <text:p>MEDIUM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8" office:value-type="float" office:value="50" calcext:value-type="float">
            <text:p>5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MediumDark-Red</text:p>
          </table:table-cell>
          <table:table-cell table:style-name="ce3" office:value-type="string" calcext:value-type="string">
            <text:p>ethiopian</text:p>
          </table:table-cell>
          <table:table-cell table:style-name="ce2" table:formula="of:=&quot;-&quot;&amp;[.$A$1]&amp;&quot;='&quot;&amp;[.A90]&amp;&quot;' -&quot;&amp;[.$B$1]&amp;&quot;='&quot;&amp;[.B90]&amp;&quot;' -&quot;&amp;[.$C$1]&amp;&quot;='&quot;&amp;[.C90]&amp;&quot;' -&quot;&amp;[.$D$1]&amp;&quot;='&quot;&amp;[.D90]&amp;&quot;' -&quot;&amp;[.$E$1]&amp;&quot;='&quot;&amp;[.E90]&amp;&quot;' -&quot;&amp;[.$F$1]&amp;&quot;='&quot;&amp;[.F90]&amp;&quot;' -&quot;&amp;[.$G$1]&amp;&quot;='&quot;&amp;[.G90]&amp;&quot;' -&quot;&amp;[.$H$1]&amp;&quot;='&quot;&amp;[.H90]&amp;&quot;' -&quot;&amp;[.$I$1]&amp;&quot;='&quot;&amp;[.I90]&amp;&quot;' -&quot;&amp;[.$J$1]&amp;&quot;='&quot;&amp;[.J90]&amp;&quot;' -&quot;&amp;[.$K$1]&amp;&quot;='&quot;&amp;[.K90]&amp;&quot;' -&quot;&amp;[.$L$1]&amp;&quot;='&quot;&amp;[.L90]&amp;&quot;' -&quot;&amp;[.$M$1]&amp;&quot;='&quot;&amp;[.M90]&amp;&quot;' -&quot;&amp;[.$N$1]&amp;&quot;='&quot;&amp;[.N90]&amp;&quot;' -&quot;&amp;[.$O$1]&amp;&quot;='&quot;&amp;[.O90]&amp;&quot;' -&quot;&amp;[.$P$1]&amp;&quot;='&quot;&amp;[.P90]&amp;&quot;' -&quot;&amp;[.$Q$1]&amp;&quot;='&quot;&amp;[.Q90]&amp;&quot;' -&quot;&amp;[.$R$1]&amp;&quot;='&quot;&amp;[.R90]&amp;&quot;'&quot;&amp;&quot; -&quot;&amp;[.$S$1]&amp;&quot;='&quot;&amp;[.S90]&amp;&quot;'&quot;&amp;&quot; -&quot;&amp;[.$T$1]&amp;&quot;='&quot;&amp;[.T90]&amp;&quot;'&quot;" office:value-type="string" office:string-value="-in='advanced/proto_ethiopid.txt' -beautyIn='advanced/proto_ethiopid.txt' -height='MEDIUM' -hairBlack='10' -hairRed='0' -hairAuburn='0' -hairBrown='0' -hairDarkBlond='0' -hairBlond='0' -eyeBlack='10' -eyeBrown='0' -eyeBlue='0' -eyeGreen='0' -hairStraight='0' -hairWavy='0' -hairCurly='50' -hairAfro='50' -hairAsian='0' -skinColour='MediumDark-Red' -using='ethiopian'" calcext:value-type="string">
            <text:p>-in='advanced/proto_ethiopid.txt' -beautyIn='advanced/proto_ethiopid.txt' -height='MEDIUM' -hairBlack='10' -hairRed='0' -hairAuburn='0' -hairBrown='0' -hairDarkBlond='0' -hairBlond='0' -eyeBlack='10' -eyeBrown='0' -eyeBlue='0' -eyeGreen='0' -hairStraight='0' -hairWavy='0' -hairCurly='50' -hairAfro='50' -hairAsian='0' -skinColour='MediumDark-Red' -using='ethiopian'</text:p>
          </table:table-cell>
          <table:table-cell table:style-name="ce2" table:formula="of:=&quot;./combined_ethnicity.perl &quot;&amp;[.U90]&amp;&quot; &gt; ../common/ethnicities/01_&quot;&amp;SUBSTITUTE(SUBSTITUTE([.A90];&quot;/&quot;;&quot;_&quot;);&quot;advanced_&quot;;&quot;&quot;)&amp;&quot;;&quot;" office:value-type="string" office:string-value="./combined_ethnicity.perl -in='advanced/proto_ethiopid.txt' -beautyIn='advanced/proto_ethiopid.txt' -height='MEDIUM' -hairBlack='10' -hairRed='0' -hairAuburn='0' -hairBrown='0' -hairDarkBlond='0' -hairBlond='0' -eyeBlack='10' -eyeBrown='0' -eyeBlue='0' -eyeGreen='0' -hairStraight='0' -hairWavy='0' -hairCurly='50' -hairAfro='50' -hairAsian='0' -skinColour='MediumDark-Red' -using='ethiopian' &gt; ../common/ethnicities/01_proto_ethiopid.txt;" calcext:value-type="string">
            <text:p>./combined_ethnicity.perl -in='advanced/proto_ethiopid.txt' -beautyIn='advanced/proto_ethiopid.txt' -height='MEDIUM' -hairBlack='10' -hairRed='0' -hairAuburn='0' -hairBrown='0' -hairDarkBlond='0' -hairBlond='0' -eyeBlack='10' -eyeBrown='0' -eyeBlue='0' -eyeGreen='0' -hairStraight='0' -hairWavy='0' -hairCurly='50' -hairAfro='50' -hairAsian='0' -skinColour='MediumDark-Red' -using='ethiopian' &gt; ../common/ethnicities/01_proto_ethiopid.txt;</text:p>
          </table:table-cell>
          <table:table-cell table:number-columns-repeated="1002"/>
        </table:table-row>
        <table:table-row table:style-name="ro1">
          <table:table-cell table:number-columns-repeated="2" table:style-name="ce4" office:value-type="string" calcext:value-type="string">
            <text:p>advanced/proto_iranid.txt</text:p>
          </table:table-cell>
          <table:table-cell table:style-name="ce4" office:value-type="string" calcext:value-type="string">
            <text:p>RATHER_TALL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5" office:value-type="float" office:value="45" calcext:value-type="float">
            <text:p>45</text:p>
          </table:table-cell>
          <table:table-cell table:style-name="ce36" office:value-type="float" office:value="50" calcext:value-type="float">
            <text:p>50</text:p>
          </table:table-cell>
          <table:table-cell table:style-name="ce38" office:value-type="float" office:value="5" calcext:value-type="float">
            <text:p>5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Light-Red</text:p>
          </table:table-cell>
          <table:table-cell table:style-name="ce3" office:value-type="string" calcext:value-type="string">
            <text:p>persian</text:p>
          </table:table-cell>
          <table:table-cell table:style-name="ce2" table:formula="of:=&quot;-&quot;&amp;[.$A$1]&amp;&quot;='&quot;&amp;[.A91]&amp;&quot;' -&quot;&amp;[.$B$1]&amp;&quot;='&quot;&amp;[.B91]&amp;&quot;' -&quot;&amp;[.$C$1]&amp;&quot;='&quot;&amp;[.C91]&amp;&quot;' -&quot;&amp;[.$D$1]&amp;&quot;='&quot;&amp;[.D91]&amp;&quot;' -&quot;&amp;[.$E$1]&amp;&quot;='&quot;&amp;[.E91]&amp;&quot;' -&quot;&amp;[.$F$1]&amp;&quot;='&quot;&amp;[.F91]&amp;&quot;' -&quot;&amp;[.$G$1]&amp;&quot;='&quot;&amp;[.G91]&amp;&quot;' -&quot;&amp;[.$H$1]&amp;&quot;='&quot;&amp;[.H91]&amp;&quot;' -&quot;&amp;[.$I$1]&amp;&quot;='&quot;&amp;[.I91]&amp;&quot;' -&quot;&amp;[.$J$1]&amp;&quot;='&quot;&amp;[.J91]&amp;&quot;' -&quot;&amp;[.$K$1]&amp;&quot;='&quot;&amp;[.K91]&amp;&quot;' -&quot;&amp;[.$L$1]&amp;&quot;='&quot;&amp;[.L91]&amp;&quot;' -&quot;&amp;[.$M$1]&amp;&quot;='&quot;&amp;[.M91]&amp;&quot;' -&quot;&amp;[.$N$1]&amp;&quot;='&quot;&amp;[.N91]&amp;&quot;' -&quot;&amp;[.$O$1]&amp;&quot;='&quot;&amp;[.O91]&amp;&quot;' -&quot;&amp;[.$P$1]&amp;&quot;='&quot;&amp;[.P91]&amp;&quot;' -&quot;&amp;[.$Q$1]&amp;&quot;='&quot;&amp;[.Q91]&amp;&quot;' -&quot;&amp;[.$R$1]&amp;&quot;='&quot;&amp;[.R91]&amp;&quot;'&quot;&amp;&quot; -&quot;&amp;[.$S$1]&amp;&quot;='&quot;&amp;[.S91]&amp;&quot;'&quot;&amp;&quot; -&quot;&amp;[.$T$1]&amp;&quot;='&quot;&amp;[.T91]&amp;&quot;'&quot;" office:value-type="string" office:string-value="-in='advanced/proto_iranid.txt' -beautyIn='advanced/proto_iranid.txt' -height='RATHER_TALL' -hairBlack='10' -hairRed='0' -hairAuburn='2' -hairBrown='3' -hairDarkBlond='0' -hairBlond='0' -eyeBlack='0' -eyeBrown='10' -eyeBlue='0' -eyeGreen='1' -hairStraight='45' -hairWavy='50' -hairCurly='5' -hairAfro='0' -hairAsian='0' -skinColour='Light-Red' -using='persian'" calcext:value-type="string">
            <text:p>-in='advanced/proto_iranid.txt' -beautyIn='advanced/proto_iranid.txt' -height='RATHER_TALL' -hairBlack='10' -hairRed='0' -hairAuburn='2' -hairBrown='3' -hairDarkBlond='0' -hairBlond='0' -eyeBlack='0' -eyeBrown='10' -eyeBlue='0' -eyeGreen='1' -hairStraight='45' -hairWavy='50' -hairCurly='5' -hairAfro='0' -hairAsian='0' -skinColour='Light-Red' -using='persian'</text:p>
          </table:table-cell>
          <table:table-cell table:style-name="ce2" table:formula="of:=&quot;./combined_ethnicity.perl &quot;&amp;[.U91]&amp;&quot; &gt; ../common/ethnicities/01_&quot;&amp;SUBSTITUTE(SUBSTITUTE([.A91];&quot;/&quot;;&quot;_&quot;);&quot;advanced_&quot;;&quot;&quot;)&amp;&quot;;&quot;" office:value-type="string" office:string-value="./combined_ethnicity.perl -in='advanced/proto_iranid.txt' -beautyIn='advanced/proto_iranid.txt' -height='RATHER_TALL' -hairBlack='10' -hairRed='0' -hairAuburn='2' -hairBrown='3' -hairDarkBlond='0' -hairBlond='0' -eyeBlack='0' -eyeBrown='10' -eyeBlue='0' -eyeGreen='1' -hairStraight='45' -hairWavy='50' -hairCurly='5' -hairAfro='0' -hairAsian='0' -skinColour='Light-Red' -using='persian' &gt; ../common/ethnicities/01_proto_iranid.txt;" calcext:value-type="string">
            <text:p>./combined_ethnicity.perl -in='advanced/proto_iranid.txt' -beautyIn='advanced/proto_iranid.txt' -height='RATHER_TALL' -hairBlack='10' -hairRed='0' -hairAuburn='2' -hairBrown='3' -hairDarkBlond='0' -hairBlond='0' -eyeBlack='0' -eyeBrown='10' -eyeBlue='0' -eyeGreen='1' -hairStraight='45' -hairWavy='50' -hairCurly='5' -hairAfro='0' -hairAsian='0' -skinColour='Light-Red' -using='persian' &gt; ../common/ethnicities/01_proto_iran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proto_malayid.txt</text:p>
          </table:table-cell>
          <table:table-cell table:style-name="ce4" office:value-type="string" calcext:value-type="string">
            <text:p>RATHER_SHORT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10" calcext:value-type="float">
            <text:p>1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90" calcext:value-type="float">
            <text:p>90</text:p>
          </table:table-cell>
          <table:table-cell table:style-name="ce3" office:value-type="string" calcext:value-type="string">
            <text:p>MediumDark-Yellow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92]&amp;&quot;' -&quot;&amp;[.$B$1]&amp;&quot;='&quot;&amp;[.B92]&amp;&quot;' -&quot;&amp;[.$C$1]&amp;&quot;='&quot;&amp;[.C92]&amp;&quot;' -&quot;&amp;[.$D$1]&amp;&quot;='&quot;&amp;[.D92]&amp;&quot;' -&quot;&amp;[.$E$1]&amp;&quot;='&quot;&amp;[.E92]&amp;&quot;' -&quot;&amp;[.$F$1]&amp;&quot;='&quot;&amp;[.F92]&amp;&quot;' -&quot;&amp;[.$G$1]&amp;&quot;='&quot;&amp;[.G92]&amp;&quot;' -&quot;&amp;[.$H$1]&amp;&quot;='&quot;&amp;[.H92]&amp;&quot;' -&quot;&amp;[.$I$1]&amp;&quot;='&quot;&amp;[.I92]&amp;&quot;' -&quot;&amp;[.$J$1]&amp;&quot;='&quot;&amp;[.J92]&amp;&quot;' -&quot;&amp;[.$K$1]&amp;&quot;='&quot;&amp;[.K92]&amp;&quot;' -&quot;&amp;[.$L$1]&amp;&quot;='&quot;&amp;[.L92]&amp;&quot;' -&quot;&amp;[.$M$1]&amp;&quot;='&quot;&amp;[.M92]&amp;&quot;' -&quot;&amp;[.$N$1]&amp;&quot;='&quot;&amp;[.N92]&amp;&quot;' -&quot;&amp;[.$O$1]&amp;&quot;='&quot;&amp;[.O92]&amp;&quot;' -&quot;&amp;[.$P$1]&amp;&quot;='&quot;&amp;[.P92]&amp;&quot;' -&quot;&amp;[.$Q$1]&amp;&quot;='&quot;&amp;[.Q92]&amp;&quot;' -&quot;&amp;[.$R$1]&amp;&quot;='&quot;&amp;[.R92]&amp;&quot;'&quot;&amp;&quot; -&quot;&amp;[.$S$1]&amp;&quot;='&quot;&amp;[.S92]&amp;&quot;'&quot;&amp;&quot; -&quot;&amp;[.$T$1]&amp;&quot;='&quot;&amp;[.T92]&amp;&quot;'&quot;" office:value-type="string" office:string-value="-in='advanced/proto_malayid.txt' -beautyIn='advanced/proto_malayid.txt' -height='RATHER_SHORT' -hairBlack='10' -hairRed='0' -hairAuburn='0' -hairBrown='0' -hairDarkBlond='0' -hairBlond='0' -eyeBlack='10' -eyeBrown='0' -eyeBlue='0' -eyeGreen='0' -hairStraight='10' -hairWavy='0' -hairCurly='0' -hairAfro='0' -hairAsian='90' -skinColour='MediumDark-Yellow' -using='burmese'" calcext:value-type="string">
            <text:p>-in='advanced/proto_malayid.txt' -beautyIn='advanced/proto_malayid.txt' -height='RATHER_SHORT' -hairBlack='10' -hairRed='0' -hairAuburn='0' -hairBrown='0' -hairDarkBlond='0' -hairBlond='0' -eyeBlack='10' -eyeBrown='0' -eyeBlue='0' -eyeGreen='0' -hairStraight='10' -hairWavy='0' -hairCurly='0' -hairAfro='0' -hairAsian='90' -skinColour='MediumDark-Yellow' -using='burmese'</text:p>
          </table:table-cell>
          <table:table-cell table:style-name="ce2" table:formula="of:=&quot;./combined_ethnicity.perl &quot;&amp;[.U92]&amp;&quot; &gt; ../common/ethnicities/01_&quot;&amp;SUBSTITUTE(SUBSTITUTE([.A92];&quot;/&quot;;&quot;_&quot;);&quot;advanced_&quot;;&quot;&quot;)&amp;&quot;;&quot;" office:value-type="string" office:string-value="./combined_ethnicity.perl -in='advanced/proto_malayid.txt' -beautyIn='advanced/proto_malayid.txt' -height='RATHER_SHORT' -hairBlack='10' -hairRed='0' -hairAuburn='0' -hairBrown='0' -hairDarkBlond='0' -hairBlond='0' -eyeBlack='10' -eyeBrown='0' -eyeBlue='0' -eyeGreen='0' -hairStraight='10' -hairWavy='0' -hairCurly='0' -hairAfro='0' -hairAsian='90' -skinColour='MediumDark-Yellow' -using='burmese' &gt; ../common/ethnicities/01_proto_malayid.txt;" calcext:value-type="string">
            <text:p>./combined_ethnicity.perl -in='advanced/proto_malayid.txt' -beautyIn='advanced/proto_malayid.txt' -height='RATHER_SHORT' -hairBlack='10' -hairRed='0' -hairAuburn='0' -hairBrown='0' -hairDarkBlond='0' -hairBlond='0' -eyeBlack='10' -eyeBrown='0' -eyeBlue='0' -eyeGreen='0' -hairStraight='10' -hairWavy='0' -hairCurly='0' -hairAfro='0' -hairAsian='90' -skinColour='MediumDark-Yellow' -using='burmese' &gt; ../common/ethnicities/01_proto_malayid.txt;</text:p>
          </table:table-cell>
          <table:table-cell table:number-columns-repeated="1002"/>
        </table:table-row>
        <table:table-row table:style-name="ro1">
          <table:table-cell table:number-columns-repeated="2" table:style-name="ce3" office:value-type="string" calcext:value-type="string">
            <text:p>advanced/proto_nordid.txt</text:p>
          </table:table-cell>
          <table:table-cell table:style-name="ce2" office:value-type="string" calcext:value-type="string">
            <text:p>TALL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float" office:value="10" calcext:value-type="float">
            <text:p>10</text:p>
          </table:table-cell>
          <table:table-cell table:style-name="ce20" office:value-type="float" office:value="20" calcext:value-type="float">
            <text:p>20</text:p>
          </table:table-cell>
          <table:table-cell table:style-name="ce23" office:value-type="float" office:value="60" calcext:value-type="float">
            <text:p>60</text:p>
          </table:table-cell>
          <table:table-cell table:style-name="ce26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29" office:value-type="float" office:value="30" calcext:value-type="float">
            <text:p>30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25" calcext:value-type="float">
            <text:p>25</text:p>
          </table:table-cell>
          <table:table-cell table:style-name="ce36" office:value-type="float" office:value="25" calcext:value-type="float">
            <text:p>25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Fair-Red</text:p>
          </table:table-cell>
          <table:table-cell table:style-name="ce3" office:value-type="string" calcext:value-type="string">
            <text:p>swedish</text:p>
          </table:table-cell>
          <table:table-cell table:style-name="ce2" table:formula="of:=&quot;-&quot;&amp;[.$A$1]&amp;&quot;='&quot;&amp;[.A93]&amp;&quot;' -&quot;&amp;[.$B$1]&amp;&quot;='&quot;&amp;[.B93]&amp;&quot;' -&quot;&amp;[.$C$1]&amp;&quot;='&quot;&amp;[.C93]&amp;&quot;' -&quot;&amp;[.$D$1]&amp;&quot;='&quot;&amp;[.D93]&amp;&quot;' -&quot;&amp;[.$E$1]&amp;&quot;='&quot;&amp;[.E93]&amp;&quot;' -&quot;&amp;[.$F$1]&amp;&quot;='&quot;&amp;[.F93]&amp;&quot;' -&quot;&amp;[.$G$1]&amp;&quot;='&quot;&amp;[.G93]&amp;&quot;' -&quot;&amp;[.$H$1]&amp;&quot;='&quot;&amp;[.H93]&amp;&quot;' -&quot;&amp;[.$I$1]&amp;&quot;='&quot;&amp;[.I93]&amp;&quot;' -&quot;&amp;[.$J$1]&amp;&quot;='&quot;&amp;[.J93]&amp;&quot;' -&quot;&amp;[.$K$1]&amp;&quot;='&quot;&amp;[.K93]&amp;&quot;' -&quot;&amp;[.$L$1]&amp;&quot;='&quot;&amp;[.L93]&amp;&quot;' -&quot;&amp;[.$M$1]&amp;&quot;='&quot;&amp;[.M93]&amp;&quot;' -&quot;&amp;[.$N$1]&amp;&quot;='&quot;&amp;[.N93]&amp;&quot;' -&quot;&amp;[.$O$1]&amp;&quot;='&quot;&amp;[.O93]&amp;&quot;' -&quot;&amp;[.$P$1]&amp;&quot;='&quot;&amp;[.P93]&amp;&quot;' -&quot;&amp;[.$Q$1]&amp;&quot;='&quot;&amp;[.Q93]&amp;&quot;' -&quot;&amp;[.$R$1]&amp;&quot;='&quot;&amp;[.R93]&amp;&quot;'&quot;&amp;&quot; -&quot;&amp;[.$S$1]&amp;&quot;='&quot;&amp;[.S93]&amp;&quot;'&quot;&amp;&quot; -&quot;&amp;[.$T$1]&amp;&quot;='&quot;&amp;[.T93]&amp;&quot;'&quot;" office:value-type="string" office:string-value="-in='advanced/proto_nordid.txt' -beautyIn='advanced/proto_nordid.txt' -height='TALL' -hairBlack='0' -hairRed='5' -hairAuburn='5' -hairBrown='10' -hairDarkBlond='20' -hairBlond='60' -eyeBlack='0' -eyeBrown='0' -eyeBlue='30' -eyeGreen='5' -hairStraight='25' -hairWavy='25' -hairCurly='0' -hairAfro='0' -hairAsian='0' -skinColour='Fair-Red' -using='swedish'" calcext:value-type="string">
            <text:p>-in='advanced/proto_nordid.txt' -beautyIn='advanced/proto_nordid.txt' -height='TALL' -hairBlack='0' -hairRed='5' -hairAuburn='5' -hairBrown='10' -hairDarkBlond='20' -hairBlond='60' -eyeBlack='0' -eyeBrown='0' -eyeBlue='30' -eyeGreen='5' -hairStraight='25' -hairWavy='25' -hairCurly='0' -hairAfro='0' -hairAsian='0' -skinColour='Fair-Red' -using='swedish'</text:p>
          </table:table-cell>
          <table:table-cell table:style-name="ce2" table:formula="of:=&quot;./combined_ethnicity.perl &quot;&amp;[.U93]&amp;&quot; &gt; ../common/ethnicities/01_&quot;&amp;SUBSTITUTE(SUBSTITUTE([.A93];&quot;/&quot;;&quot;_&quot;);&quot;advanced_&quot;;&quot;&quot;)&amp;&quot;;&quot;" office:value-type="string" office:string-value="./combined_ethnicity.perl -in='advanced/proto_nordid.txt' -beautyIn='advanced/proto_nordid.txt' -height='TALL' -hairBlack='0' -hairRed='5' -hairAuburn='5' -hairBrown='10' -hairDarkBlond='20' -hairBlond='60' -eyeBlack='0' -eyeBrown='0' -eyeBlue='30' -eyeGreen='5' -hairStraight='25' -hairWavy='25' -hairCurly='0' -hairAfro='0' -hairAsian='0' -skinColour='Fair-Red' -using='swedish' &gt; ../common/ethnicities/01_proto_nordid.txt;" calcext:value-type="string">
            <text:p>./combined_ethnicity.perl -in='advanced/proto_nordid.txt' -beautyIn='advanced/proto_nordid.txt' -height='TALL' -hairBlack='0' -hairRed='5' -hairAuburn='5' -hairBrown='10' -hairDarkBlond='20' -hairBlond='60' -eyeBlack='0' -eyeBrown='0' -eyeBlue='30' -eyeGreen='5' -hairStraight='25' -hairWavy='25' -hairCurly='0' -hairAfro='0' -hairAsian='0' -skinColour='Fair-Red' -using='swedish' &gt; ../common/ethnicities/01_proto_nordid.txt;</text:p>
          </table:table-cell>
          <table:table-cell table:number-columns-repeated="1002"/>
        </table:table-row>
        <table:table-row table:style-name="ro1">
          <table:table-cell table:number-columns-repeated="2" table:style-name="ce3" office:value-type="string" calcext:value-type="string">
            <text:p>advanced/saharan_ethiopid.txt</text:p>
          </table:table-cell>
          <table:table-cell table:style-name="ce4" office:value-type="string" calcext:value-type="string">
            <text:p>RATHER_TALL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VeryDark-Red</text:p>
          </table:table-cell>
          <table:table-cell table:style-name="ce3" office:value-type="string" calcext:value-type="string">
            <text:p>ethiopian</text:p>
          </table:table-cell>
          <table:table-cell table:style-name="ce2" table:formula="of:=&quot;-&quot;&amp;[.$A$1]&amp;&quot;='&quot;&amp;[.A94]&amp;&quot;' -&quot;&amp;[.$B$1]&amp;&quot;='&quot;&amp;[.B94]&amp;&quot;' -&quot;&amp;[.$C$1]&amp;&quot;='&quot;&amp;[.C94]&amp;&quot;' -&quot;&amp;[.$D$1]&amp;&quot;='&quot;&amp;[.D94]&amp;&quot;' -&quot;&amp;[.$E$1]&amp;&quot;='&quot;&amp;[.E94]&amp;&quot;' -&quot;&amp;[.$F$1]&amp;&quot;='&quot;&amp;[.F94]&amp;&quot;' -&quot;&amp;[.$G$1]&amp;&quot;='&quot;&amp;[.G94]&amp;&quot;' -&quot;&amp;[.$H$1]&amp;&quot;='&quot;&amp;[.H94]&amp;&quot;' -&quot;&amp;[.$I$1]&amp;&quot;='&quot;&amp;[.I94]&amp;&quot;' -&quot;&amp;[.$J$1]&amp;&quot;='&quot;&amp;[.J94]&amp;&quot;' -&quot;&amp;[.$K$1]&amp;&quot;='&quot;&amp;[.K94]&amp;&quot;' -&quot;&amp;[.$L$1]&amp;&quot;='&quot;&amp;[.L94]&amp;&quot;' -&quot;&amp;[.$M$1]&amp;&quot;='&quot;&amp;[.M94]&amp;&quot;' -&quot;&amp;[.$N$1]&amp;&quot;='&quot;&amp;[.N94]&amp;&quot;' -&quot;&amp;[.$O$1]&amp;&quot;='&quot;&amp;[.O94]&amp;&quot;' -&quot;&amp;[.$P$1]&amp;&quot;='&quot;&amp;[.P94]&amp;&quot;' -&quot;&amp;[.$Q$1]&amp;&quot;='&quot;&amp;[.Q94]&amp;&quot;' -&quot;&amp;[.$R$1]&amp;&quot;='&quot;&amp;[.R94]&amp;&quot;'&quot;&amp;&quot; -&quot;&amp;[.$S$1]&amp;&quot;='&quot;&amp;[.S94]&amp;&quot;'&quot;&amp;&quot; -&quot;&amp;[.$T$1]&amp;&quot;='&quot;&amp;[.T94]&amp;&quot;'&quot;" office:value-type="string" office:string-value="-in='advanced/saharan_ethiopid.txt' -beautyIn='advanced/saharan_ethiopid.txt' -height='RATHER_TALL' -hairBlack='10' -hairRed='0' -hairAuburn='0' -hairBrown='0' -hairDarkBlond='0' -hairBlond='0' -eyeBlack='10' -eyeBrown='0' -eyeBlue='0' -eyeGreen='0' -hairStraight='0' -hairWavy='0' -hairCurly='0' -hairAfro='100' -hairAsian='0' -skinColour='VeryDark-Red' -using='ethiopian'" calcext:value-type="string">
            <text:p>-in='advanced/saharan_ethiopid.txt' -beautyIn='advanced/saharan_ethiopid.txt' -height='RATHER_TALL' -hairBlack='10' -hairRed='0' -hairAuburn='0' -hairBrown='0' -hairDarkBlond='0' -hairBlond='0' -eyeBlack='10' -eyeBrown='0' -eyeBlue='0' -eyeGreen='0' -hairStraight='0' -hairWavy='0' -hairCurly='0' -hairAfro='100' -hairAsian='0' -skinColour='VeryDark-Red' -using='ethiopian'</text:p>
          </table:table-cell>
          <table:table-cell table:style-name="ce2" table:formula="of:=&quot;./combined_ethnicity.perl &quot;&amp;[.U94]&amp;&quot; &gt; ../common/ethnicities/01_&quot;&amp;SUBSTITUTE(SUBSTITUTE([.A94];&quot;/&quot;;&quot;_&quot;);&quot;advanced_&quot;;&quot;&quot;)&amp;&quot;;&quot;" office:value-type="string" office:string-value="./combined_ethnicity.perl -in='advanced/saharan_ethiopid.txt' -beautyIn='advanced/saharan_ethiopid.txt' -height='RATHER_TALL' -hairBlack='10' -hairRed='0' -hairAuburn='0' -hairBrown='0' -hairDarkBlond='0' -hairBlond='0' -eyeBlack='10' -eyeBrown='0' -eyeBlue='0' -eyeGreen='0' -hairStraight='0' -hairWavy='0' -hairCurly='0' -hairAfro='100' -hairAsian='0' -skinColour='VeryDark-Red' -using='ethiopian' &gt; ../common/ethnicities/01_saharan_ethiopid.txt;" calcext:value-type="string">
            <text:p>./combined_ethnicity.perl -in='advanced/saharan_ethiopid.txt' -beautyIn='advanced/saharan_ethiopid.txt' -height='RATHER_TALL' -hairBlack='10' -hairRed='0' -hairAuburn='0' -hairBrown='0' -hairDarkBlond='0' -hairBlond='0' -eyeBlack='10' -eyeBrown='0' -eyeBlue='0' -eyeGreen='0' -hairStraight='0' -hairWavy='0' -hairCurly='0' -hairAfro='100' -hairAsian='0' -skinColour='VeryDark-Red' -using='ethiopian' &gt; ../common/ethnicities/01_saharan_ethiopid.txt;</text:p>
          </table:table-cell>
          <table:table-cell table:number-columns-repeated="1002"/>
        </table:table-row>
        <table:table-row table:style-name="ro1">
          <table:table-cell table:number-columns-repeated="2" table:style-name="ce4" office:value-type="string" calcext:value-type="string">
            <text:p>advanced/samoyedic.txt</text:p>
          </table:table-cell>
          <table:table-cell table:style-name="ce4" office:value-type="string" calcext:value-type="string">
            <text:p>SHORT</text:p>
          </table:table-cell>
          <table:table-cell table:style-name="ce9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float" office:value="5" calcext:value-type="float">
            <text:p>5</text:p>
          </table:table-cell>
          <table:table-cell table:style-name="ce21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5" office:value-type="float" office:value="25" calcext:value-type="float">
            <text:p>25</text:p>
          </table:table-cell>
          <table:table-cell table:style-name="ce36" office:value-type="float" office:value="15" calcext:value-type="float">
            <text:p>15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Light-Yellow</text:p>
          </table:table-cell>
          <table:table-cell table:style-name="ce3" office:value-type="string" calcext:value-type="string">
            <text:p>samoyed</text:p>
          </table:table-cell>
          <table:table-cell table:style-name="ce2" table:formula="of:=&quot;-&quot;&amp;[.$A$1]&amp;&quot;='&quot;&amp;[.A95]&amp;&quot;' -&quot;&amp;[.$B$1]&amp;&quot;='&quot;&amp;[.B95]&amp;&quot;' -&quot;&amp;[.$C$1]&amp;&quot;='&quot;&amp;[.C95]&amp;&quot;' -&quot;&amp;[.$D$1]&amp;&quot;='&quot;&amp;[.D95]&amp;&quot;' -&quot;&amp;[.$E$1]&amp;&quot;='&quot;&amp;[.E95]&amp;&quot;' -&quot;&amp;[.$F$1]&amp;&quot;='&quot;&amp;[.F95]&amp;&quot;' -&quot;&amp;[.$G$1]&amp;&quot;='&quot;&amp;[.G95]&amp;&quot;' -&quot;&amp;[.$H$1]&amp;&quot;='&quot;&amp;[.H95]&amp;&quot;' -&quot;&amp;[.$I$1]&amp;&quot;='&quot;&amp;[.I95]&amp;&quot;' -&quot;&amp;[.$J$1]&amp;&quot;='&quot;&amp;[.J95]&amp;&quot;' -&quot;&amp;[.$K$1]&amp;&quot;='&quot;&amp;[.K95]&amp;&quot;' -&quot;&amp;[.$L$1]&amp;&quot;='&quot;&amp;[.L95]&amp;&quot;' -&quot;&amp;[.$M$1]&amp;&quot;='&quot;&amp;[.M95]&amp;&quot;' -&quot;&amp;[.$N$1]&amp;&quot;='&quot;&amp;[.N95]&amp;&quot;' -&quot;&amp;[.$O$1]&amp;&quot;='&quot;&amp;[.O95]&amp;&quot;' -&quot;&amp;[.$P$1]&amp;&quot;='&quot;&amp;[.P95]&amp;&quot;' -&quot;&amp;[.$Q$1]&amp;&quot;='&quot;&amp;[.Q95]&amp;&quot;' -&quot;&amp;[.$R$1]&amp;&quot;='&quot;&amp;[.R95]&amp;&quot;'&quot;&amp;&quot; -&quot;&amp;[.$S$1]&amp;&quot;='&quot;&amp;[.S95]&amp;&quot;'&quot;&amp;&quot; -&quot;&amp;[.$T$1]&amp;&quot;='&quot;&amp;[.T95]&amp;&quot;'&quot;" office:value-type="string" office:string-value="-in='advanced/samoyedic.txt' -beautyIn='advanced/samoyedic.txt' -height='SHORT' -hairBlack='20' -hairRed='0' -hairAuburn='2' -hairBrown='5' -hairDarkBlond='1' -hairBlond='0' -eyeBlack='10' -eyeBrown='5' -eyeBlue='1' -eyeGreen='1' -hairStraight='25' -hairWavy='15' -hairCurly='0' -hairAfro='0' -hairAsian='0' -skinColour='Light-Yellow' -using='samoyed'" calcext:value-type="string">
            <text:p>-in='advanced/samoyedic.txt' -beautyIn='advanced/samoyedic.txt' -height='SHORT' -hairBlack='20' -hairRed='0' -hairAuburn='2' -hairBrown='5' -hairDarkBlond='1' -hairBlond='0' -eyeBlack='10' -eyeBrown='5' -eyeBlue='1' -eyeGreen='1' -hairStraight='25' -hairWavy='15' -hairCurly='0' -hairAfro='0' -hairAsian='0' -skinColour='Light-Yellow' -using='samoyed'</text:p>
          </table:table-cell>
          <table:table-cell table:style-name="ce2" table:formula="of:=&quot;./combined_ethnicity.perl &quot;&amp;[.U95]&amp;&quot; &gt; ../common/ethnicities/01_&quot;&amp;SUBSTITUTE(SUBSTITUTE([.A95];&quot;/&quot;;&quot;_&quot;);&quot;advanced_&quot;;&quot;&quot;)&amp;&quot;;&quot;" office:value-type="string" office:string-value="./combined_ethnicity.perl -in='advanced/samoyedic.txt' -beautyIn='advanced/samoyedic.txt' -height='SHORT' -hairBlack='20' -hairRed='0' -hairAuburn='2' -hairBrown='5' -hairDarkBlond='1' -hairBlond='0' -eyeBlack='10' -eyeBrown='5' -eyeBlue='1' -eyeGreen='1' -hairStraight='25' -hairWavy='15' -hairCurly='0' -hairAfro='0' -hairAsian='0' -skinColour='Light-Yellow' -using='samoyed' &gt; ../common/ethnicities/01_samoyedic.txt;" calcext:value-type="string">
            <text:p>./combined_ethnicity.perl -in='advanced/samoyedic.txt' -beautyIn='advanced/samoyedic.txt' -height='SHORT' -hairBlack='20' -hairRed='0' -hairAuburn='2' -hairBrown='5' -hairDarkBlond='1' -hairBlond='0' -eyeBlack='10' -eyeBrown='5' -eyeBlue='1' -eyeGreen='1' -hairStraight='25' -hairWavy='15' -hairCurly='0' -hairAfro='0' -hairAsian='0' -skinColour='Light-Yellow' -using='samoyed' &gt; ../common/ethnicities/01_samoyedic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satsuma.txt</text:p>
          </table:table-cell>
          <table:table-cell table:style-name="ce2" office:value-type="string" calcext:value-type="string">
            <text:p>beauty_advanced/satsuma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40" calcext:value-type="float">
            <text:p>40</text:p>
          </table:table-cell>
          <table:table-cell table:style-name="ce36" office:value-type="float" office:value="10" calcext:value-type="float">
            <text:p>1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50" calcext:value-type="float">
            <text:p>50</text:p>
          </table:table-cell>
          <table:table-cell table:style-name="ce3" office:value-type="string" calcext:value-type="string">
            <text:p>LightMedium-Yellow</text:p>
          </table:table-cell>
          <table:table-cell table:style-name="ce3" office:value-type="string" calcext:value-type="string">
            <text:p>han</text:p>
          </table:table-cell>
          <table:table-cell table:style-name="ce2" table:formula="of:=&quot;-&quot;&amp;[.$A$1]&amp;&quot;='&quot;&amp;[.A96]&amp;&quot;' -&quot;&amp;[.$B$1]&amp;&quot;='&quot;&amp;[.B96]&amp;&quot;' -&quot;&amp;[.$C$1]&amp;&quot;='&quot;&amp;[.C96]&amp;&quot;' -&quot;&amp;[.$D$1]&amp;&quot;='&quot;&amp;[.D96]&amp;&quot;' -&quot;&amp;[.$E$1]&amp;&quot;='&quot;&amp;[.E96]&amp;&quot;' -&quot;&amp;[.$F$1]&amp;&quot;='&quot;&amp;[.F96]&amp;&quot;' -&quot;&amp;[.$G$1]&amp;&quot;='&quot;&amp;[.G96]&amp;&quot;' -&quot;&amp;[.$H$1]&amp;&quot;='&quot;&amp;[.H96]&amp;&quot;' -&quot;&amp;[.$I$1]&amp;&quot;='&quot;&amp;[.I96]&amp;&quot;' -&quot;&amp;[.$J$1]&amp;&quot;='&quot;&amp;[.J96]&amp;&quot;' -&quot;&amp;[.$K$1]&amp;&quot;='&quot;&amp;[.K96]&amp;&quot;' -&quot;&amp;[.$L$1]&amp;&quot;='&quot;&amp;[.L96]&amp;&quot;' -&quot;&amp;[.$M$1]&amp;&quot;='&quot;&amp;[.M96]&amp;&quot;' -&quot;&amp;[.$N$1]&amp;&quot;='&quot;&amp;[.N96]&amp;&quot;' -&quot;&amp;[.$O$1]&amp;&quot;='&quot;&amp;[.O96]&amp;&quot;' -&quot;&amp;[.$P$1]&amp;&quot;='&quot;&amp;[.P96]&amp;&quot;' -&quot;&amp;[.$Q$1]&amp;&quot;='&quot;&amp;[.Q96]&amp;&quot;' -&quot;&amp;[.$R$1]&amp;&quot;='&quot;&amp;[.R96]&amp;&quot;'&quot;&amp;&quot; -&quot;&amp;[.$S$1]&amp;&quot;='&quot;&amp;[.S96]&amp;&quot;'&quot;&amp;&quot; -&quot;&amp;[.$T$1]&amp;&quot;='&quot;&amp;[.T96]&amp;&quot;'&quot;" office:value-type="string" office:string-value="-in='advanced/satsuma.txt' -beautyIn='beauty_advanced/satsuma.txt' -height='SHORT' -hairBlack='10' -hairRed='0' -hairAuburn='0' -hairBrown='0' -hairDarkBlond='0' -hairBlond='0' -eyeBlack='10' -eyeBrown='0' -eyeBlue='0' -eyeGreen='0' -hairStraight='40' -hairWavy='10' -hairCurly='0' -hairAfro='0' -hairAsian='50' -skinColour='LightMedium-Yellow' -using='han'" calcext:value-type="string">
            <text:p>-in='advanced/satsuma.txt' -beautyIn='beauty_advanced/satsuma.txt' -height='SHORT' -hairBlack='10' -hairRed='0' -hairAuburn='0' -hairBrown='0' -hairDarkBlond='0' -hairBlond='0' -eyeBlack='10' -eyeBrown='0' -eyeBlue='0' -eyeGreen='0' -hairStraight='40' -hairWavy='10' -hairCurly='0' -hairAfro='0' -hairAsian='50' -skinColour='LightMedium-Yellow' -using='han'</text:p>
          </table:table-cell>
          <table:table-cell table:style-name="ce2" table:formula="of:=&quot;./combined_ethnicity.perl &quot;&amp;[.U96]&amp;&quot; &gt; ../common/ethnicities/01_&quot;&amp;SUBSTITUTE(SUBSTITUTE([.A96];&quot;/&quot;;&quot;_&quot;);&quot;advanced_&quot;;&quot;&quot;)&amp;&quot;;&quot;" office:value-type="string" office:string-value="./combined_ethnicity.perl -in='advanced/satsuma.txt' -beautyIn='beauty_advanced/satsuma.txt' -height='SHORT' -hairBlack='10' -hairRed='0' -hairAuburn='0' -hairBrown='0' -hairDarkBlond='0' -hairBlond='0' -eyeBlack='10' -eyeBrown='0' -eyeBlue='0' -eyeGreen='0' -hairStraight='40' -hairWavy='10' -hairCurly='0' -hairAfro='0' -hairAsian='50' -skinColour='LightMedium-Yellow' -using='han' &gt; ../common/ethnicities/01_satsuma.txt;" calcext:value-type="string">
            <text:p>./combined_ethnicity.perl -in='advanced/satsuma.txt' -beautyIn='beauty_advanced/satsuma.txt' -height='SHORT' -hairBlack='10' -hairRed='0' -hairAuburn='0' -hairBrown='0' -hairDarkBlond='0' -hairBlond='0' -eyeBlack='10' -eyeBrown='0' -eyeBlue='0' -eyeGreen='0' -hairStraight='40' -hairWavy='10' -hairCurly='0' -hairAfro='0' -hairAsian='50' -skinColour='LightMedium-Yellow' -using='han' &gt; ../common/ethnicities/01_satsuma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savolaxid.txt</text:p>
          </table:table-cell>
          <table:table-cell table:style-name="ce2" office:value-type="string" calcext:value-type="string">
            <text:p>beauty_advanced/savolax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20" calcext:value-type="float">
            <text:p>20</text:p>
          </table:table-cell>
          <table:table-cell table:style-name="ce20" office:value-type="float" office:value="20" calcext:value-type="float">
            <text:p>20</text:p>
          </table:table-cell>
          <table:table-cell table:style-name="ce23" office:value-type="float" office:value="5" calcext:value-type="float">
            <text:p>5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30" calcext:value-type="float">
            <text:p>30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70" calcext:value-type="float">
            <text:p>70</text:p>
          </table:table-cell>
          <table:table-cell table:style-name="ce36" office:value-type="float" office:value="20" calcext:value-type="float">
            <text:p>2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" calcext:value-type="float">
            <text:p>10</text:p>
          </table:table-cell>
          <table:table-cell table:style-name="ce3" office:value-type="string" calcext:value-type="string">
            <text:p>Pale</text:p>
          </table:table-cell>
          <table:table-cell table:style-name="ce3" office:value-type="string" calcext:value-type="string">
            <text:p>finnish</text:p>
          </table:table-cell>
          <table:table-cell table:style-name="ce2" table:formula="of:=&quot;-&quot;&amp;[.$A$1]&amp;&quot;='&quot;&amp;[.A97]&amp;&quot;' -&quot;&amp;[.$B$1]&amp;&quot;='&quot;&amp;[.B97]&amp;&quot;' -&quot;&amp;[.$C$1]&amp;&quot;='&quot;&amp;[.C97]&amp;&quot;' -&quot;&amp;[.$D$1]&amp;&quot;='&quot;&amp;[.D97]&amp;&quot;' -&quot;&amp;[.$E$1]&amp;&quot;='&quot;&amp;[.E97]&amp;&quot;' -&quot;&amp;[.$F$1]&amp;&quot;='&quot;&amp;[.F97]&amp;&quot;' -&quot;&amp;[.$G$1]&amp;&quot;='&quot;&amp;[.G97]&amp;&quot;' -&quot;&amp;[.$H$1]&amp;&quot;='&quot;&amp;[.H97]&amp;&quot;' -&quot;&amp;[.$I$1]&amp;&quot;='&quot;&amp;[.I97]&amp;&quot;' -&quot;&amp;[.$J$1]&amp;&quot;='&quot;&amp;[.J97]&amp;&quot;' -&quot;&amp;[.$K$1]&amp;&quot;='&quot;&amp;[.K97]&amp;&quot;' -&quot;&amp;[.$L$1]&amp;&quot;='&quot;&amp;[.L97]&amp;&quot;' -&quot;&amp;[.$M$1]&amp;&quot;='&quot;&amp;[.M97]&amp;&quot;' -&quot;&amp;[.$N$1]&amp;&quot;='&quot;&amp;[.N97]&amp;&quot;' -&quot;&amp;[.$O$1]&amp;&quot;='&quot;&amp;[.O97]&amp;&quot;' -&quot;&amp;[.$P$1]&amp;&quot;='&quot;&amp;[.P97]&amp;&quot;' -&quot;&amp;[.$Q$1]&amp;&quot;='&quot;&amp;[.Q97]&amp;&quot;' -&quot;&amp;[.$R$1]&amp;&quot;='&quot;&amp;[.R97]&amp;&quot;'&quot;&amp;&quot; -&quot;&amp;[.$S$1]&amp;&quot;='&quot;&amp;[.S97]&amp;&quot;'&quot;&amp;&quot; -&quot;&amp;[.$T$1]&amp;&quot;='&quot;&amp;[.T97]&amp;&quot;'&quot;" office:value-type="string" office:string-value="-in='advanced/savolaxid.txt' -beautyIn='beauty_advanced/savolaxid.txt' -height='MEDIUM' -hairBlack='0' -hairRed='0' -hairAuburn='0' -hairBrown='20' -hairDarkBlond='20' -hairBlond='5' -eyeBlack='0' -eyeBrown='0' -eyeBlue='30' -eyeGreen='5' -hairStraight='70' -hairWavy='20' -hairCurly='0' -hairAfro='0' -hairAsian='10' -skinColour='Pale' -using='finnish'" calcext:value-type="string">
            <text:p>-in='advanced/savolaxid.txt' -beautyIn='beauty_advanced/savolaxid.txt' -height='MEDIUM' -hairBlack='0' -hairRed='0' -hairAuburn='0' -hairBrown='20' -hairDarkBlond='20' -hairBlond='5' -eyeBlack='0' -eyeBrown='0' -eyeBlue='30' -eyeGreen='5' -hairStraight='70' -hairWavy='20' -hairCurly='0' -hairAfro='0' -hairAsian='10' -skinColour='Pale' -using='finnish'</text:p>
          </table:table-cell>
          <table:table-cell table:style-name="ce2" table:formula="of:=&quot;./combined_ethnicity.perl &quot;&amp;[.U97]&amp;&quot; &gt; ../common/ethnicities/01_&quot;&amp;SUBSTITUTE(SUBSTITUTE([.A97];&quot;/&quot;;&quot;_&quot;);&quot;advanced_&quot;;&quot;&quot;)&amp;&quot;;&quot;" office:value-type="string" office:string-value="./combined_ethnicity.perl -in='advanced/savolaxid.txt' -beautyIn='beauty_advanced/savolaxid.txt' -height='MEDIUM' -hairBlack='0' -hairRed='0' -hairAuburn='0' -hairBrown='20' -hairDarkBlond='20' -hairBlond='5' -eyeBlack='0' -eyeBrown='0' -eyeBlue='30' -eyeGreen='5' -hairStraight='70' -hairWavy='20' -hairCurly='0' -hairAfro='0' -hairAsian='10' -skinColour='Pale' -using='finnish' &gt; ../common/ethnicities/01_savolaxid.txt;" calcext:value-type="string">
            <text:p>./combined_ethnicity.perl -in='advanced/savolaxid.txt' -beautyIn='beauty_advanced/savolaxid.txt' -height='MEDIUM' -hairBlack='0' -hairRed='0' -hairAuburn='0' -hairBrown='20' -hairDarkBlond='20' -hairBlond='5' -eyeBlack='0' -eyeBrown='0' -eyeBlue='30' -eyeGreen='5' -hairStraight='70' -hairWavy='20' -hairCurly='0' -hairAfro='0' -hairAsian='10' -skinColour='Pale' -using='finnish' &gt; ../common/ethnicities/01_savolax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scando-lappid.txt</text:p>
          </table:table-cell>
          <table:table-cell table:style-name="ce2" office:value-type="string" calcext:value-type="string">
            <text:p>SHORT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5" calcext:value-type="float">
            <text:p>5</text:p>
          </table:table-cell>
          <table:table-cell table:style-name="ce18" office:value-type="float" office:value="5" calcext:value-type="float">
            <text:p>5</text:p>
          </table:table-cell>
          <table:table-cell table:style-name="ce21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10" calcext:value-type="float">
            <text:p>10</text:p>
          </table:table-cell>
          <table:table-cell table:style-name="ce30" office:value-type="float" office:value="3" calcext:value-type="float">
            <text:p>3</text:p>
          </table:table-cell>
          <table:table-cell table:style-name="ce33" office:value-type="float" office:value="3" calcext:value-type="float">
            <text:p>3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FairLight-Medium</text:p>
          </table:table-cell>
          <table:table-cell table:style-name="ce3" office:value-type="string" calcext:value-type="string">
            <text:p>sami</text:p>
          </table:table-cell>
          <table:table-cell table:style-name="ce2" table:formula="of:=&quot;-&quot;&amp;[.$A$1]&amp;&quot;='&quot;&amp;[.A98]&amp;&quot;' -&quot;&amp;[.$B$1]&amp;&quot;='&quot;&amp;[.B98]&amp;&quot;' -&quot;&amp;[.$C$1]&amp;&quot;='&quot;&amp;[.C98]&amp;&quot;' -&quot;&amp;[.$D$1]&amp;&quot;='&quot;&amp;[.D98]&amp;&quot;' -&quot;&amp;[.$E$1]&amp;&quot;='&quot;&amp;[.E98]&amp;&quot;' -&quot;&amp;[.$F$1]&amp;&quot;='&quot;&amp;[.F98]&amp;&quot;' -&quot;&amp;[.$G$1]&amp;&quot;='&quot;&amp;[.G98]&amp;&quot;' -&quot;&amp;[.$H$1]&amp;&quot;='&quot;&amp;[.H98]&amp;&quot;' -&quot;&amp;[.$I$1]&amp;&quot;='&quot;&amp;[.I98]&amp;&quot;' -&quot;&amp;[.$J$1]&amp;&quot;='&quot;&amp;[.J98]&amp;&quot;' -&quot;&amp;[.$K$1]&amp;&quot;='&quot;&amp;[.K98]&amp;&quot;' -&quot;&amp;[.$L$1]&amp;&quot;='&quot;&amp;[.L98]&amp;&quot;' -&quot;&amp;[.$M$1]&amp;&quot;='&quot;&amp;[.M98]&amp;&quot;' -&quot;&amp;[.$N$1]&amp;&quot;='&quot;&amp;[.N98]&amp;&quot;' -&quot;&amp;[.$O$1]&amp;&quot;='&quot;&amp;[.O98]&amp;&quot;' -&quot;&amp;[.$P$1]&amp;&quot;='&quot;&amp;[.P98]&amp;&quot;' -&quot;&amp;[.$Q$1]&amp;&quot;='&quot;&amp;[.Q98]&amp;&quot;' -&quot;&amp;[.$R$1]&amp;&quot;='&quot;&amp;[.R98]&amp;&quot;'&quot;&amp;&quot; -&quot;&amp;[.$S$1]&amp;&quot;='&quot;&amp;[.S98]&amp;&quot;'&quot;&amp;&quot; -&quot;&amp;[.$T$1]&amp;&quot;='&quot;&amp;[.T98]&amp;&quot;'&quot;" office:value-type="string" office:string-value="-in='advanced/scando-lappid.txt' -beautyIn='advanced/scando-lappid.txt' -height='SHORT' -hairBlack='10' -hairRed='1' -hairAuburn='5' -hairBrown='5' -hairDarkBlond='1' -hairBlond='0' -eyeBlack='0' -eyeBrown='10' -eyeBlue='3' -eyeGreen='3' -hairStraight='0' -hairWavy='0' -hairCurly='0' -hairAfro='0' -hairAsian='100' -skinColour='FairLight-Medium' -using='sami'" calcext:value-type="string">
            <text:p>-in='advanced/scando-lappid.txt' -beautyIn='advanced/scando-lappid.txt' -height='SHORT' -hairBlack='10' -hairRed='1' -hairAuburn='5' -hairBrown='5' -hairDarkBlond='1' -hairBlond='0' -eyeBlack='0' -eyeBrown='10' -eyeBlue='3' -eyeGreen='3' -hairStraight='0' -hairWavy='0' -hairCurly='0' -hairAfro='0' -hairAsian='100' -skinColour='FairLight-Medium' -using='sami'</text:p>
          </table:table-cell>
          <table:table-cell table:style-name="ce2" table:formula="of:=&quot;./combined_ethnicity.perl &quot;&amp;[.U98]&amp;&quot; &gt; ../common/ethnicities/01_&quot;&amp;SUBSTITUTE(SUBSTITUTE([.A98];&quot;/&quot;;&quot;_&quot;);&quot;advanced_&quot;;&quot;&quot;)&amp;&quot;;&quot;" office:value-type="string" office:string-value="./combined_ethnicity.perl -in='advanced/scando-lappid.txt' -beautyIn='advanced/scando-lappid.txt' -height='SHORT' -hairBlack='10' -hairRed='1' -hairAuburn='5' -hairBrown='5' -hairDarkBlond='1' -hairBlond='0' -eyeBlack='0' -eyeBrown='10' -eyeBlue='3' -eyeGreen='3' -hairStraight='0' -hairWavy='0' -hairCurly='0' -hairAfro='0' -hairAsian='100' -skinColour='FairLight-Medium' -using='sami' &gt; ../common/ethnicities/01_scando-lappid.txt;" calcext:value-type="string">
            <text:p>./combined_ethnicity.perl -in='advanced/scando-lappid.txt' -beautyIn='advanced/scando-lappid.txt' -height='SHORT' -hairBlack='10' -hairRed='1' -hairAuburn='5' -hairBrown='5' -hairDarkBlond='1' -hairBlond='0' -eyeBlack='0' -eyeBrown='10' -eyeBlue='3' -eyeGreen='3' -hairStraight='0' -hairWavy='0' -hairCurly='0' -hairAfro='0' -hairAsian='100' -skinColour='FairLight-Medium' -using='sami' &gt; ../common/ethnicities/01_scando-lapp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senegalid.txt</text:p>
          </table:table-cell>
          <table:table-cell table:style-name="ce4" office:value-type="string" calcext:value-type="string">
            <text:p>TALL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Black</text:p>
          </table:table-cell>
          <table:table-cell table:style-name="ce3" office:value-type="string" calcext:value-type="string">
            <text:p>bobo</text:p>
          </table:table-cell>
          <table:table-cell table:style-name="ce2" table:formula="of:=&quot;-&quot;&amp;[.$A$1]&amp;&quot;='&quot;&amp;[.A99]&amp;&quot;' -&quot;&amp;[.$B$1]&amp;&quot;='&quot;&amp;[.B99]&amp;&quot;' -&quot;&amp;[.$C$1]&amp;&quot;='&quot;&amp;[.C99]&amp;&quot;' -&quot;&amp;[.$D$1]&amp;&quot;='&quot;&amp;[.D99]&amp;&quot;' -&quot;&amp;[.$E$1]&amp;&quot;='&quot;&amp;[.E99]&amp;&quot;' -&quot;&amp;[.$F$1]&amp;&quot;='&quot;&amp;[.F99]&amp;&quot;' -&quot;&amp;[.$G$1]&amp;&quot;='&quot;&amp;[.G99]&amp;&quot;' -&quot;&amp;[.$H$1]&amp;&quot;='&quot;&amp;[.H99]&amp;&quot;' -&quot;&amp;[.$I$1]&amp;&quot;='&quot;&amp;[.I99]&amp;&quot;' -&quot;&amp;[.$J$1]&amp;&quot;='&quot;&amp;[.J99]&amp;&quot;' -&quot;&amp;[.$K$1]&amp;&quot;='&quot;&amp;[.K99]&amp;&quot;' -&quot;&amp;[.$L$1]&amp;&quot;='&quot;&amp;[.L99]&amp;&quot;' -&quot;&amp;[.$M$1]&amp;&quot;='&quot;&amp;[.M99]&amp;&quot;' -&quot;&amp;[.$N$1]&amp;&quot;='&quot;&amp;[.N99]&amp;&quot;' -&quot;&amp;[.$O$1]&amp;&quot;='&quot;&amp;[.O99]&amp;&quot;' -&quot;&amp;[.$P$1]&amp;&quot;='&quot;&amp;[.P99]&amp;&quot;' -&quot;&amp;[.$Q$1]&amp;&quot;='&quot;&amp;[.Q99]&amp;&quot;' -&quot;&amp;[.$R$1]&amp;&quot;='&quot;&amp;[.R99]&amp;&quot;'&quot;&amp;&quot; -&quot;&amp;[.$S$1]&amp;&quot;='&quot;&amp;[.S99]&amp;&quot;'&quot;&amp;&quot; -&quot;&amp;[.$T$1]&amp;&quot;='&quot;&amp;[.T99]&amp;&quot;'&quot;" office:value-type="string" office:string-value="-in='advanced/senegalid.txt' -beautyIn='advanced/senegal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" calcext:value-type="string">
            <text:p>-in='advanced/senegalid.txt' -beautyIn='advanced/senegal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</text:p>
          </table:table-cell>
          <table:table-cell table:style-name="ce2" table:formula="of:=&quot;./combined_ethnicity.perl &quot;&amp;[.U99]&amp;&quot; &gt; ../common/ethnicities/01_&quot;&amp;SUBSTITUTE(SUBSTITUTE([.A99];&quot;/&quot;;&quot;_&quot;);&quot;advanced_&quot;;&quot;&quot;)&amp;&quot;;&quot;" office:value-type="string" office:string-value="./combined_ethnicity.perl -in='advanced/senegalid.txt' -beautyIn='advanced/senegal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&gt; ../common/ethnicities/01_senegalid.txt;" calcext:value-type="string">
            <text:p>./combined_ethnicity.perl -in='advanced/senegalid.txt' -beautyIn='advanced/senegal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&gt; ../common/ethnicities/01_senegal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shanid.txt</text:p>
          </table:table-cell>
          <table:table-cell table:style-name="ce2" office:value-type="string" calcext:value-type="string">
            <text:p>beauty_advanced/shanid.txt</text:p>
          </table:table-cell>
          <table:table-cell table:style-name="ce4" office:value-type="string" calcext:value-type="string">
            <text:p>RATHER_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5" calcext:value-type="float">
            <text:p>5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90" calcext:value-type="float">
            <text:p>90</text:p>
          </table:table-cell>
          <table:table-cell table:style-name="ce3" office:value-type="string" calcext:value-type="string">
            <text:p>LightMedium-Yellow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100]&amp;&quot;' -&quot;&amp;[.$B$1]&amp;&quot;='&quot;&amp;[.B100]&amp;&quot;' -&quot;&amp;[.$C$1]&amp;&quot;='&quot;&amp;[.C100]&amp;&quot;' -&quot;&amp;[.$D$1]&amp;&quot;='&quot;&amp;[.D100]&amp;&quot;' -&quot;&amp;[.$E$1]&amp;&quot;='&quot;&amp;[.E100]&amp;&quot;' -&quot;&amp;[.$F$1]&amp;&quot;='&quot;&amp;[.F100]&amp;&quot;' -&quot;&amp;[.$G$1]&amp;&quot;='&quot;&amp;[.G100]&amp;&quot;' -&quot;&amp;[.$H$1]&amp;&quot;='&quot;&amp;[.H100]&amp;&quot;' -&quot;&amp;[.$I$1]&amp;&quot;='&quot;&amp;[.I100]&amp;&quot;' -&quot;&amp;[.$J$1]&amp;&quot;='&quot;&amp;[.J100]&amp;&quot;' -&quot;&amp;[.$K$1]&amp;&quot;='&quot;&amp;[.K100]&amp;&quot;' -&quot;&amp;[.$L$1]&amp;&quot;='&quot;&amp;[.L100]&amp;&quot;' -&quot;&amp;[.$M$1]&amp;&quot;='&quot;&amp;[.M100]&amp;&quot;' -&quot;&amp;[.$N$1]&amp;&quot;='&quot;&amp;[.N100]&amp;&quot;' -&quot;&amp;[.$O$1]&amp;&quot;='&quot;&amp;[.O100]&amp;&quot;' -&quot;&amp;[.$P$1]&amp;&quot;='&quot;&amp;[.P100]&amp;&quot;' -&quot;&amp;[.$Q$1]&amp;&quot;='&quot;&amp;[.Q100]&amp;&quot;' -&quot;&amp;[.$R$1]&amp;&quot;='&quot;&amp;[.R100]&amp;&quot;'&quot;&amp;&quot; -&quot;&amp;[.$S$1]&amp;&quot;='&quot;&amp;[.S100]&amp;&quot;'&quot;&amp;&quot; -&quot;&amp;[.$T$1]&amp;&quot;='&quot;&amp;[.T100]&amp;&quot;'&quot;" office:value-type="string" office:string-value="-in='advanced/shanid.txt' -beautyIn='beauty_advanced/shanid.txt' -height='RATHER_SHORT' -hairBlack='10' -hairRed='0' -hairAuburn='0' -hairBrown='0' -hairDarkBlond='0' -hairBlond='0' -eyeBlack='10' -eyeBrown='0' -eyeBlue='0' -eyeGreen='0' -hairStraight='5' -hairWavy='5' -hairCurly='0' -hairAfro='0' -hairAsian='90' -skinColour='LightMedium-Yellow' -using='burmese'" calcext:value-type="string">
            <text:p>-in='advanced/shanid.txt' -beautyIn='beauty_advanced/shanid.txt' -height='RATHER_SHORT' -hairBlack='10' -hairRed='0' -hairAuburn='0' -hairBrown='0' -hairDarkBlond='0' -hairBlond='0' -eyeBlack='10' -eyeBrown='0' -eyeBlue='0' -eyeGreen='0' -hairStraight='5' -hairWavy='5' -hairCurly='0' -hairAfro='0' -hairAsian='90' -skinColour='LightMedium-Yellow' -using='burmese'</text:p>
          </table:table-cell>
          <table:table-cell table:style-name="ce2" table:formula="of:=&quot;./combined_ethnicity.perl &quot;&amp;[.U100]&amp;&quot; &gt; ../common/ethnicities/01_&quot;&amp;SUBSTITUTE(SUBSTITUTE([.A100];&quot;/&quot;;&quot;_&quot;);&quot;advanced_&quot;;&quot;&quot;)&amp;&quot;;&quot;" office:value-type="string" office:string-value="./combined_ethnicity.perl -in='advanced/shanid.txt' -beautyIn='beauty_advanced/shanid.txt' -height='RATHER_SHORT' -hairBlack='10' -hairRed='0' -hairAuburn='0' -hairBrown='0' -hairDarkBlond='0' -hairBlond='0' -eyeBlack='10' -eyeBrown='0' -eyeBlue='0' -eyeGreen='0' -hairStraight='5' -hairWavy='5' -hairCurly='0' -hairAfro='0' -hairAsian='90' -skinColour='LightMedium-Yellow' -using='burmese' &gt; ../common/ethnicities/01_shanid.txt;" calcext:value-type="string">
            <text:p>./combined_ethnicity.perl -in='advanced/shanid.txt' -beautyIn='beauty_advanced/shanid.txt' -height='RATHER_SHORT' -hairBlack='10' -hairRed='0' -hairAuburn='0' -hairBrown='0' -hairDarkBlond='0' -hairBlond='0' -eyeBlack='10' -eyeBrown='0' -eyeBlue='0' -eyeGreen='0' -hairStraight='5' -hairWavy='5' -hairCurly='0' -hairAfro='0' -hairAsian='90' -skinColour='LightMedium-Yellow' -using='burmese' &gt; ../common/ethnicities/01_shan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shari.txt</text:p>
          </table:table-cell>
          <table:table-cell table:style-name="ce4" office:value-type="string" calcext:value-type="string">
            <text:p>TALL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Black</text:p>
          </table:table-cell>
          <table:table-cell table:style-name="ce3" office:value-type="string" calcext:value-type="string">
            <text:p>bobo</text:p>
          </table:table-cell>
          <table:table-cell table:style-name="ce2" table:formula="of:=&quot;-&quot;&amp;[.$A$1]&amp;&quot;='&quot;&amp;[.A101]&amp;&quot;' -&quot;&amp;[.$B$1]&amp;&quot;='&quot;&amp;[.B101]&amp;&quot;' -&quot;&amp;[.$C$1]&amp;&quot;='&quot;&amp;[.C101]&amp;&quot;' -&quot;&amp;[.$D$1]&amp;&quot;='&quot;&amp;[.D101]&amp;&quot;' -&quot;&amp;[.$E$1]&amp;&quot;='&quot;&amp;[.E101]&amp;&quot;' -&quot;&amp;[.$F$1]&amp;&quot;='&quot;&amp;[.F101]&amp;&quot;' -&quot;&amp;[.$G$1]&amp;&quot;='&quot;&amp;[.G101]&amp;&quot;' -&quot;&amp;[.$H$1]&amp;&quot;='&quot;&amp;[.H101]&amp;&quot;' -&quot;&amp;[.$I$1]&amp;&quot;='&quot;&amp;[.I101]&amp;&quot;' -&quot;&amp;[.$J$1]&amp;&quot;='&quot;&amp;[.J101]&amp;&quot;' -&quot;&amp;[.$K$1]&amp;&quot;='&quot;&amp;[.K101]&amp;&quot;' -&quot;&amp;[.$L$1]&amp;&quot;='&quot;&amp;[.L101]&amp;&quot;' -&quot;&amp;[.$M$1]&amp;&quot;='&quot;&amp;[.M101]&amp;&quot;' -&quot;&amp;[.$N$1]&amp;&quot;='&quot;&amp;[.N101]&amp;&quot;' -&quot;&amp;[.$O$1]&amp;&quot;='&quot;&amp;[.O101]&amp;&quot;' -&quot;&amp;[.$P$1]&amp;&quot;='&quot;&amp;[.P101]&amp;&quot;' -&quot;&amp;[.$Q$1]&amp;&quot;='&quot;&amp;[.Q101]&amp;&quot;' -&quot;&amp;[.$R$1]&amp;&quot;='&quot;&amp;[.R101]&amp;&quot;'&quot;&amp;&quot; -&quot;&amp;[.$S$1]&amp;&quot;='&quot;&amp;[.S101]&amp;&quot;'&quot;&amp;&quot; -&quot;&amp;[.$T$1]&amp;&quot;='&quot;&amp;[.T101]&amp;&quot;'&quot;" office:value-type="string" office:string-value="-in='advanced/shari.txt' -beautyIn='advanced/shari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" calcext:value-type="string">
            <text:p>-in='advanced/shari.txt' -beautyIn='advanced/shari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</text:p>
          </table:table-cell>
          <table:table-cell table:style-name="ce2" table:formula="of:=&quot;./combined_ethnicity.perl &quot;&amp;[.U101]&amp;&quot; &gt; ../common/ethnicities/01_&quot;&amp;SUBSTITUTE(SUBSTITUTE([.A101];&quot;/&quot;;&quot;_&quot;);&quot;advanced_&quot;;&quot;&quot;)&amp;&quot;;&quot;" office:value-type="string" office:string-value="./combined_ethnicity.perl -in='advanced/shari.txt' -beautyIn='advanced/shari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&gt; ../common/ethnicities/01_shari.txt;" calcext:value-type="string">
            <text:p>./combined_ethnicity.perl -in='advanced/shari.txt' -beautyIn='advanced/shari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&gt; ../common/ethnicities/01_shari.txt;</text:p>
          </table:table-cell>
          <table:table-cell table:number-columns-repeated="1002"/>
        </table:table-row>
        <table:table-row table:style-name="ro1">
          <table:table-cell table:number-columns-repeated="2" table:style-name="ce3" office:value-type="string" calcext:value-type="string">
            <text:p>advanced/south_gondid.txt</text:p>
          </table:table-cell>
          <table:table-cell table:style-name="ce4" office:value-type="string" calcext:value-type="string">
            <text:p>SHORT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80" calcext:value-type="float">
            <text:p>80</text:p>
          </table:table-cell>
          <table:table-cell table:style-name="ce38" office:value-type="float" office:value="20" calcext:value-type="float">
            <text:p>2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INDIAN_DARK</text:p>
          </table:table-cell>
          <table:table-cell table:style-name="ce3" office:value-type="string" calcext:value-type="string">
            <text:p>marathi</text:p>
          </table:table-cell>
          <table:table-cell table:style-name="ce2" table:formula="of:=&quot;-&quot;&amp;[.$A$1]&amp;&quot;='&quot;&amp;[.A102]&amp;&quot;' -&quot;&amp;[.$B$1]&amp;&quot;='&quot;&amp;[.B102]&amp;&quot;' -&quot;&amp;[.$C$1]&amp;&quot;='&quot;&amp;[.C102]&amp;&quot;' -&quot;&amp;[.$D$1]&amp;&quot;='&quot;&amp;[.D102]&amp;&quot;' -&quot;&amp;[.$E$1]&amp;&quot;='&quot;&amp;[.E102]&amp;&quot;' -&quot;&amp;[.$F$1]&amp;&quot;='&quot;&amp;[.F102]&amp;&quot;' -&quot;&amp;[.$G$1]&amp;&quot;='&quot;&amp;[.G102]&amp;&quot;' -&quot;&amp;[.$H$1]&amp;&quot;='&quot;&amp;[.H102]&amp;&quot;' -&quot;&amp;[.$I$1]&amp;&quot;='&quot;&amp;[.I102]&amp;&quot;' -&quot;&amp;[.$J$1]&amp;&quot;='&quot;&amp;[.J102]&amp;&quot;' -&quot;&amp;[.$K$1]&amp;&quot;='&quot;&amp;[.K102]&amp;&quot;' -&quot;&amp;[.$L$1]&amp;&quot;='&quot;&amp;[.L102]&amp;&quot;' -&quot;&amp;[.$M$1]&amp;&quot;='&quot;&amp;[.M102]&amp;&quot;' -&quot;&amp;[.$N$1]&amp;&quot;='&quot;&amp;[.N102]&amp;&quot;' -&quot;&amp;[.$O$1]&amp;&quot;='&quot;&amp;[.O102]&amp;&quot;' -&quot;&amp;[.$P$1]&amp;&quot;='&quot;&amp;[.P102]&amp;&quot;' -&quot;&amp;[.$Q$1]&amp;&quot;='&quot;&amp;[.Q102]&amp;&quot;' -&quot;&amp;[.$R$1]&amp;&quot;='&quot;&amp;[.R102]&amp;&quot;'&quot;&amp;&quot; -&quot;&amp;[.$S$1]&amp;&quot;='&quot;&amp;[.S102]&amp;&quot;'&quot;&amp;&quot; -&quot;&amp;[.$T$1]&amp;&quot;='&quot;&amp;[.T102]&amp;&quot;'&quot;" office:value-type="string" office:string-value="-in='advanced/south_gondid.txt' -beautyIn='advanced/south_gondid.txt' -height='SHORT' -hairBlack='10' -hairRed='0' -hairAuburn='0' -hairBrown='0' -hairDarkBlond='0' -hairBlond='0' -eyeBlack='10' -eyeBrown='0' -eyeBlue='0' -eyeGreen='0' -hairStraight='0' -hairWavy='80' -hairCurly='20' -hairAfro='0' -hairAsian='0' -skinColour='INDIAN_DARK' -using='marathi'" calcext:value-type="string">
            <text:p>-in='advanced/south_gondid.txt' -beautyIn='advanced/south_gondid.txt' -height='SHORT' -hairBlack='10' -hairRed='0' -hairAuburn='0' -hairBrown='0' -hairDarkBlond='0' -hairBlond='0' -eyeBlack='10' -eyeBrown='0' -eyeBlue='0' -eyeGreen='0' -hairStraight='0' -hairWavy='80' -hairCurly='20' -hairAfro='0' -hairAsian='0' -skinColour='INDIAN_DARK' -using='marathi'</text:p>
          </table:table-cell>
          <table:table-cell table:style-name="ce2" table:formula="of:=&quot;./combined_ethnicity.perl &quot;&amp;[.U102]&amp;&quot; &gt; ../common/ethnicities/01_&quot;&amp;SUBSTITUTE(SUBSTITUTE([.A102];&quot;/&quot;;&quot;_&quot;);&quot;advanced_&quot;;&quot;&quot;)&amp;&quot;;&quot;" office:value-type="string" office:string-value="./combined_ethnicity.perl -in='advanced/south_gondid.txt' -beautyIn='advanced/south_gondid.txt' -height='SHORT' -hairBlack='10' -hairRed='0' -hairAuburn='0' -hairBrown='0' -hairDarkBlond='0' -hairBlond='0' -eyeBlack='10' -eyeBrown='0' -eyeBlue='0' -eyeGreen='0' -hairStraight='0' -hairWavy='80' -hairCurly='20' -hairAfro='0' -hairAsian='0' -skinColour='INDIAN_DARK' -using='marathi' &gt; ../common/ethnicities/01_south_gondid.txt;" calcext:value-type="string">
            <text:p>./combined_ethnicity.perl -in='advanced/south_gondid.txt' -beautyIn='advanced/south_gondid.txt' -height='SHORT' -hairBlack='10' -hairRed='0' -hairAuburn='0' -hairBrown='0' -hairDarkBlond='0' -hairBlond='0' -eyeBlack='10' -eyeBrown='0' -eyeBlue='0' -eyeGreen='0' -hairStraight='0' -hairWavy='80' -hairCurly='20' -hairAfro='0' -hairAsian='0' -skinColour='INDIAN_DARK' -using='marathi' &gt; ../common/ethnicities/01_south_gondid.txt;</text:p>
          </table:table-cell>
          <table:table-cell table:number-columns-repeated="1002"/>
        </table:table-row>
        <table:table-row table:style-name="ro1">
          <table:table-cell table:number-columns-repeated="2" table:style-name="ce3" office:value-type="string" calcext:value-type="string">
            <text:p>advanced/south_palaungid.txt</text:p>
          </table:table-cell>
          <table:table-cell table:style-name="ce2" office:value-type="string" calcext:value-type="string">
            <text:p>SHORT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Medium-Yellow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103]&amp;&quot;' -&quot;&amp;[.$B$1]&amp;&quot;='&quot;&amp;[.B103]&amp;&quot;' -&quot;&amp;[.$C$1]&amp;&quot;='&quot;&amp;[.C103]&amp;&quot;' -&quot;&amp;[.$D$1]&amp;&quot;='&quot;&amp;[.D103]&amp;&quot;' -&quot;&amp;[.$E$1]&amp;&quot;='&quot;&amp;[.E103]&amp;&quot;' -&quot;&amp;[.$F$1]&amp;&quot;='&quot;&amp;[.F103]&amp;&quot;' -&quot;&amp;[.$G$1]&amp;&quot;='&quot;&amp;[.G103]&amp;&quot;' -&quot;&amp;[.$H$1]&amp;&quot;='&quot;&amp;[.H103]&amp;&quot;' -&quot;&amp;[.$I$1]&amp;&quot;='&quot;&amp;[.I103]&amp;&quot;' -&quot;&amp;[.$J$1]&amp;&quot;='&quot;&amp;[.J103]&amp;&quot;' -&quot;&amp;[.$K$1]&amp;&quot;='&quot;&amp;[.K103]&amp;&quot;' -&quot;&amp;[.$L$1]&amp;&quot;='&quot;&amp;[.L103]&amp;&quot;' -&quot;&amp;[.$M$1]&amp;&quot;='&quot;&amp;[.M103]&amp;&quot;' -&quot;&amp;[.$N$1]&amp;&quot;='&quot;&amp;[.N103]&amp;&quot;' -&quot;&amp;[.$O$1]&amp;&quot;='&quot;&amp;[.O103]&amp;&quot;' -&quot;&amp;[.$P$1]&amp;&quot;='&quot;&amp;[.P103]&amp;&quot;' -&quot;&amp;[.$Q$1]&amp;&quot;='&quot;&amp;[.Q103]&amp;&quot;' -&quot;&amp;[.$R$1]&amp;&quot;='&quot;&amp;[.R103]&amp;&quot;'&quot;&amp;&quot; -&quot;&amp;[.$S$1]&amp;&quot;='&quot;&amp;[.S103]&amp;&quot;'&quot;&amp;&quot; -&quot;&amp;[.$T$1]&amp;&quot;='&quot;&amp;[.T103]&amp;&quot;'&quot;" office:value-type="string" office:string-value="-in='advanced/south_palaungid.txt' -beautyIn='advanced/south_palaung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" calcext:value-type="string">
            <text:p>-in='advanced/south_palaungid.txt' -beautyIn='advanced/south_palaung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</text:p>
          </table:table-cell>
          <table:table-cell table:style-name="ce2" table:formula="of:=&quot;./combined_ethnicity.perl &quot;&amp;[.U103]&amp;&quot; &gt; ../common/ethnicities/01_&quot;&amp;SUBSTITUTE(SUBSTITUTE([.A103];&quot;/&quot;;&quot;_&quot;);&quot;advanced_&quot;;&quot;&quot;)&amp;&quot;;&quot;" office:value-type="string" office:string-value="./combined_ethnicity.perl -in='advanced/south_palaungid.txt' -beautyIn='advanced/south_palaung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 &gt; ../common/ethnicities/01_south_palaungid.txt;" calcext:value-type="string">
            <text:p>./combined_ethnicity.perl -in='advanced/south_palaungid.txt' -beautyIn='advanced/south_palaung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 &gt; ../common/ethnicities/01_south_palaung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strandid.txt</text:p>
          </table:table-cell>
          <table:table-cell table:style-name="ce2" office:value-type="string" calcext:value-type="string">
            <text:p>beauty_advanced/strand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float" office:value="5" calcext:value-type="float">
            <text:p>5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style-name="ce30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5" office:value-type="float" office:value="50" calcext:value-type="float">
            <text:p>50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3" office:value-type="string" calcext:value-type="string">
            <text:p>FairLight-Red</text:p>
          </table:table-cell>
          <table:table-cell table:style-name="ce3" office:value-type="string" calcext:value-type="string">
            <text:p>norwegian</text:p>
          </table:table-cell>
          <table:table-cell table:style-name="ce2" table:formula="of:=&quot;-&quot;&amp;[.$A$1]&amp;&quot;='&quot;&amp;[.A104]&amp;&quot;' -&quot;&amp;[.$B$1]&amp;&quot;='&quot;&amp;[.B104]&amp;&quot;' -&quot;&amp;[.$C$1]&amp;&quot;='&quot;&amp;[.C104]&amp;&quot;' -&quot;&amp;[.$D$1]&amp;&quot;='&quot;&amp;[.D104]&amp;&quot;' -&quot;&amp;[.$E$1]&amp;&quot;='&quot;&amp;[.E104]&amp;&quot;' -&quot;&amp;[.$F$1]&amp;&quot;='&quot;&amp;[.F104]&amp;&quot;' -&quot;&amp;[.$G$1]&amp;&quot;='&quot;&amp;[.G104]&amp;&quot;' -&quot;&amp;[.$H$1]&amp;&quot;='&quot;&amp;[.H104]&amp;&quot;' -&quot;&amp;[.$I$1]&amp;&quot;='&quot;&amp;[.I104]&amp;&quot;' -&quot;&amp;[.$J$1]&amp;&quot;='&quot;&amp;[.J104]&amp;&quot;' -&quot;&amp;[.$K$1]&amp;&quot;='&quot;&amp;[.K104]&amp;&quot;' -&quot;&amp;[.$L$1]&amp;&quot;='&quot;&amp;[.L104]&amp;&quot;' -&quot;&amp;[.$M$1]&amp;&quot;='&quot;&amp;[.M104]&amp;&quot;' -&quot;&amp;[.$N$1]&amp;&quot;='&quot;&amp;[.N104]&amp;&quot;' -&quot;&amp;[.$O$1]&amp;&quot;='&quot;&amp;[.O104]&amp;&quot;' -&quot;&amp;[.$P$1]&amp;&quot;='&quot;&amp;[.P104]&amp;&quot;' -&quot;&amp;[.$Q$1]&amp;&quot;='&quot;&amp;[.Q104]&amp;&quot;' -&quot;&amp;[.$R$1]&amp;&quot;='&quot;&amp;[.R104]&amp;&quot;'&quot;&amp;&quot; -&quot;&amp;[.$S$1]&amp;&quot;='&quot;&amp;[.S104]&amp;&quot;'&quot;&amp;&quot; -&quot;&amp;[.$T$1]&amp;&quot;='&quot;&amp;[.T104]&amp;&quot;'&quot;" office:value-type="string" office:string-value="-in='advanced/strandid.txt' -beautyIn='beauty_advanced/strandid.txt' -height='MEDIUM' -hairBlack='10' -hairRed='0' -hairAuburn='2' -hairBrown='5' -hairDarkBlond='0' -hairBlond='0' -eyeBlack='0' -eyeBrown='10' -eyeBlue='1' -eyeGreen='1' -hairStraight='50' -hairWavy='50' -hairCurly='0' -hairAfro='0' -hairAsian='0' -skinColour='FairLight-Red' -using='norwegian'" calcext:value-type="string">
            <text:p>-in='advanced/strandid.txt' -beautyIn='beauty_advanced/strandid.txt' -height='MEDIUM' -hairBlack='10' -hairRed='0' -hairAuburn='2' -hairBrown='5' -hairDarkBlond='0' -hairBlond='0' -eyeBlack='0' -eyeBrown='10' -eyeBlue='1' -eyeGreen='1' -hairStraight='50' -hairWavy='50' -hairCurly='0' -hairAfro='0' -hairAsian='0' -skinColour='FairLight-Red' -using='norwegian'</text:p>
          </table:table-cell>
          <table:table-cell table:style-name="ce2" table:formula="of:=&quot;./combined_ethnicity.perl &quot;&amp;[.U104]&amp;&quot; &gt; ../common/ethnicities/01_&quot;&amp;SUBSTITUTE(SUBSTITUTE([.A104];&quot;/&quot;;&quot;_&quot;);&quot;advanced_&quot;;&quot;&quot;)&amp;&quot;;&quot;" office:value-type="string" office:string-value="./combined_ethnicity.perl -in='advanced/strandid.txt' -beautyIn='beauty_advanced/strandid.txt' -height='MEDIUM' -hairBlack='10' -hairRed='0' -hairAuburn='2' -hairBrown='5' -hairDarkBlond='0' -hairBlond='0' -eyeBlack='0' -eyeBrown='10' -eyeBlue='1' -eyeGreen='1' -hairStraight='50' -hairWavy='50' -hairCurly='0' -hairAfro='0' -hairAsian='0' -skinColour='FairLight-Red' -using='norwegian' &gt; ../common/ethnicities/01_strandid.txt;" calcext:value-type="string">
            <text:p>./combined_ethnicity.perl -in='advanced/strandid.txt' -beautyIn='beauty_advanced/strandid.txt' -height='MEDIUM' -hairBlack='10' -hairRed='0' -hairAuburn='2' -hairBrown='5' -hairDarkBlond='0' -hairBlond='0' -eyeBlack='0' -eyeBrown='10' -eyeBlue='1' -eyeGreen='1' -hairStraight='50' -hairWavy='50' -hairCurly='0' -hairAfro='0' -hairAsian='0' -skinColour='FairLight-Red' -using='norwegian' &gt; ../common/ethnicities/01_strand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subnordid.txt</text:p>
          </table:table-cell>
          <table:table-cell table:style-name="ce2" office:value-type="string" calcext:value-type="string">
            <text:p>beauty_advanced/subnord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10" calcext:value-type="float">
            <text:p>10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float" office:value="20" calcext:value-type="float">
            <text:p>2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30" calcext:value-type="float">
            <text:p>30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30" calcext:value-type="float">
            <text:p>30</text:p>
          </table:table-cell>
          <table:table-cell table:style-name="ce36" office:value-type="float" office:value="70" calcext:value-type="float">
            <text:p>7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Fair-Red</text:p>
          </table:table-cell>
          <table:table-cell table:style-name="ce3" office:value-type="string" calcext:value-type="string">
            <text:p>french</text:p>
          </table:table-cell>
          <table:table-cell table:style-name="ce2" table:formula="of:=&quot;-&quot;&amp;[.$A$1]&amp;&quot;='&quot;&amp;[.A105]&amp;&quot;' -&quot;&amp;[.$B$1]&amp;&quot;='&quot;&amp;[.B105]&amp;&quot;' -&quot;&amp;[.$C$1]&amp;&quot;='&quot;&amp;[.C105]&amp;&quot;' -&quot;&amp;[.$D$1]&amp;&quot;='&quot;&amp;[.D105]&amp;&quot;' -&quot;&amp;[.$E$1]&amp;&quot;='&quot;&amp;[.E105]&amp;&quot;' -&quot;&amp;[.$F$1]&amp;&quot;='&quot;&amp;[.F105]&amp;&quot;' -&quot;&amp;[.$G$1]&amp;&quot;='&quot;&amp;[.G105]&amp;&quot;' -&quot;&amp;[.$H$1]&amp;&quot;='&quot;&amp;[.H105]&amp;&quot;' -&quot;&amp;[.$I$1]&amp;&quot;='&quot;&amp;[.I105]&amp;&quot;' -&quot;&amp;[.$J$1]&amp;&quot;='&quot;&amp;[.J105]&amp;&quot;' -&quot;&amp;[.$K$1]&amp;&quot;='&quot;&amp;[.K105]&amp;&quot;' -&quot;&amp;[.$L$1]&amp;&quot;='&quot;&amp;[.L105]&amp;&quot;' -&quot;&amp;[.$M$1]&amp;&quot;='&quot;&amp;[.M105]&amp;&quot;' -&quot;&amp;[.$N$1]&amp;&quot;='&quot;&amp;[.N105]&amp;&quot;' -&quot;&amp;[.$O$1]&amp;&quot;='&quot;&amp;[.O105]&amp;&quot;' -&quot;&amp;[.$P$1]&amp;&quot;='&quot;&amp;[.P105]&amp;&quot;' -&quot;&amp;[.$Q$1]&amp;&quot;='&quot;&amp;[.Q105]&amp;&quot;' -&quot;&amp;[.$R$1]&amp;&quot;='&quot;&amp;[.R105]&amp;&quot;'&quot;&amp;&quot; -&quot;&amp;[.$S$1]&amp;&quot;='&quot;&amp;[.S105]&amp;&quot;'&quot;&amp;&quot; -&quot;&amp;[.$T$1]&amp;&quot;='&quot;&amp;[.T105]&amp;&quot;'&quot;" office:value-type="string" office:string-value="-in='advanced/subnordid.txt' -beautyIn='beauty_advanced/subnordid.txt' -height='MEDIUM' -hairBlack='0' -hairRed='10' -hairAuburn='5' -hairBrown='5' -hairDarkBlond='5' -hairBlond='20' -eyeBlack='0' -eyeBrown='0' -eyeBlue='30' -eyeGreen='5' -hairStraight='30' -hairWavy='70' -hairCurly='0' -hairAfro='0' -hairAsian='0' -skinColour='Fair-Red' -using='french'" calcext:value-type="string">
            <text:p>-in='advanced/subnordid.txt' -beautyIn='beauty_advanced/subnordid.txt' -height='MEDIUM' -hairBlack='0' -hairRed='10' -hairAuburn='5' -hairBrown='5' -hairDarkBlond='5' -hairBlond='20' -eyeBlack='0' -eyeBrown='0' -eyeBlue='30' -eyeGreen='5' -hairStraight='30' -hairWavy='70' -hairCurly='0' -hairAfro='0' -hairAsian='0' -skinColour='Fair-Red' -using='french'</text:p>
          </table:table-cell>
          <table:table-cell table:style-name="ce2" table:formula="of:=&quot;./combined_ethnicity.perl &quot;&amp;[.U105]&amp;&quot; &gt; ../common/ethnicities/01_&quot;&amp;SUBSTITUTE(SUBSTITUTE([.A105];&quot;/&quot;;&quot;_&quot;);&quot;advanced_&quot;;&quot;&quot;)&amp;&quot;;&quot;" office:value-type="string" office:string-value="./combined_ethnicity.perl -in='advanced/subnordid.txt' -beautyIn='beauty_advanced/subnordid.txt' -height='MEDIUM' -hairBlack='0' -hairRed='10' -hairAuburn='5' -hairBrown='5' -hairDarkBlond='5' -hairBlond='20' -eyeBlack='0' -eyeBrown='0' -eyeBlue='30' -eyeGreen='5' -hairStraight='30' -hairWavy='70' -hairCurly='0' -hairAfro='0' -hairAsian='0' -skinColour='Fair-Red' -using='french' &gt; ../common/ethnicities/01_subnordid.txt;" calcext:value-type="string">
            <text:p>./combined_ethnicity.perl -in='advanced/subnordid.txt' -beautyIn='beauty_advanced/subnordid.txt' -height='MEDIUM' -hairBlack='0' -hairRed='10' -hairAuburn='5' -hairBrown='5' -hairDarkBlond='5' -hairBlond='20' -eyeBlack='0' -eyeBrown='0' -eyeBlue='30' -eyeGreen='5' -hairStraight='30' -hairWavy='70' -hairCurly='0' -hairAfro='0' -hairAsian='0' -skinColour='Fair-Red' -using='french' &gt; ../common/ethnicities/01_subnord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sudanid.txt</text:p>
          </table:table-cell>
          <table:table-cell table:style-name="ce4" office:value-type="string" calcext:value-type="string">
            <text:p>RATHER_TALL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VeryDark-Red</text:p>
          </table:table-cell>
          <table:table-cell table:style-name="ce3" office:value-type="string" calcext:value-type="string">
            <text:p>bobo</text:p>
          </table:table-cell>
          <table:table-cell table:style-name="ce2" table:formula="of:=&quot;-&quot;&amp;[.$A$1]&amp;&quot;='&quot;&amp;[.A106]&amp;&quot;' -&quot;&amp;[.$B$1]&amp;&quot;='&quot;&amp;[.B106]&amp;&quot;' -&quot;&amp;[.$C$1]&amp;&quot;='&quot;&amp;[.C106]&amp;&quot;' -&quot;&amp;[.$D$1]&amp;&quot;='&quot;&amp;[.D106]&amp;&quot;' -&quot;&amp;[.$E$1]&amp;&quot;='&quot;&amp;[.E106]&amp;&quot;' -&quot;&amp;[.$F$1]&amp;&quot;='&quot;&amp;[.F106]&amp;&quot;' -&quot;&amp;[.$G$1]&amp;&quot;='&quot;&amp;[.G106]&amp;&quot;' -&quot;&amp;[.$H$1]&amp;&quot;='&quot;&amp;[.H106]&amp;&quot;' -&quot;&amp;[.$I$1]&amp;&quot;='&quot;&amp;[.I106]&amp;&quot;' -&quot;&amp;[.$J$1]&amp;&quot;='&quot;&amp;[.J106]&amp;&quot;' -&quot;&amp;[.$K$1]&amp;&quot;='&quot;&amp;[.K106]&amp;&quot;' -&quot;&amp;[.$L$1]&amp;&quot;='&quot;&amp;[.L106]&amp;&quot;' -&quot;&amp;[.$M$1]&amp;&quot;='&quot;&amp;[.M106]&amp;&quot;' -&quot;&amp;[.$N$1]&amp;&quot;='&quot;&amp;[.N106]&amp;&quot;' -&quot;&amp;[.$O$1]&amp;&quot;='&quot;&amp;[.O106]&amp;&quot;' -&quot;&amp;[.$P$1]&amp;&quot;='&quot;&amp;[.P106]&amp;&quot;' -&quot;&amp;[.$Q$1]&amp;&quot;='&quot;&amp;[.Q106]&amp;&quot;' -&quot;&amp;[.$R$1]&amp;&quot;='&quot;&amp;[.R106]&amp;&quot;'&quot;&amp;&quot; -&quot;&amp;[.$S$1]&amp;&quot;='&quot;&amp;[.S106]&amp;&quot;'&quot;&amp;&quot; -&quot;&amp;[.$T$1]&amp;&quot;='&quot;&amp;[.T106]&amp;&quot;'&quot;" office:value-type="string" office:string-value="-in='advanced/sudanid.txt' -beautyIn='advanced/sudanid.txt' -height='RATHER_TALL' -hairBlack='10' -hairRed='0' -hairAuburn='0' -hairBrown='0' -hairDarkBlond='0' -hairBlond='0' -eyeBlack='10' -eyeBrown='0' -eyeBlue='0' -eyeGreen='0' -hairStraight='0' -hairWavy='0' -hairCurly='0' -hairAfro='100' -hairAsian='0' -skinColour='VeryDark-Red' -using='bobo'" calcext:value-type="string">
            <text:p>-in='advanced/sudanid.txt' -beautyIn='advanced/sudanid.txt' -height='RATHER_TALL' -hairBlack='10' -hairRed='0' -hairAuburn='0' -hairBrown='0' -hairDarkBlond='0' -hairBlond='0' -eyeBlack='10' -eyeBrown='0' -eyeBlue='0' -eyeGreen='0' -hairStraight='0' -hairWavy='0' -hairCurly='0' -hairAfro='100' -hairAsian='0' -skinColour='VeryDark-Red' -using='bobo'</text:p>
          </table:table-cell>
          <table:table-cell table:style-name="ce2" table:formula="of:=&quot;./combined_ethnicity.perl &quot;&amp;[.U106]&amp;&quot; &gt; ../common/ethnicities/01_&quot;&amp;SUBSTITUTE(SUBSTITUTE([.A106];&quot;/&quot;;&quot;_&quot;);&quot;advanced_&quot;;&quot;&quot;)&amp;&quot;;&quot;" office:value-type="string" office:string-value="./combined_ethnicity.perl -in='advanced/sudanid.txt' -beautyIn='advanced/sudanid.txt' -height='RATHER_TALL' -hairBlack='10' -hairRed='0' -hairAuburn='0' -hairBrown='0' -hairDarkBlond='0' -hairBlond='0' -eyeBlack='10' -eyeBrown='0' -eyeBlue='0' -eyeGreen='0' -hairStraight='0' -hairWavy='0' -hairCurly='0' -hairAfro='100' -hairAsian='0' -skinColour='VeryDark-Red' -using='bobo' &gt; ../common/ethnicities/01_sudanid.txt;" calcext:value-type="string">
            <text:p>./combined_ethnicity.perl -in='advanced/sudanid.txt' -beautyIn='advanced/sudanid.txt' -height='RATHER_TALL' -hairBlack='10' -hairRed='0' -hairAuburn='0' -hairBrown='0' -hairDarkBlond='0' -hairBlond='0' -eyeBlack='10' -eyeBrown='0' -eyeBlue='0' -eyeGreen='0' -hairStraight='0' -hairWavy='0' -hairCurly='0' -hairAfro='100' -hairAsian='0' -skinColour='VeryDark-Red' -using='bobo' &gt; ../common/ethnicities/01_sudan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targid.txt</text:p>
          </table:table-cell>
          <table:table-cell table:style-name="ce2" office:value-type="string" calcext:value-type="string">
            <text:p>beauty_advanced/targid.txt</text:p>
          </table:table-cell>
          <table:table-cell table:style-name="ce2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100" calcext:value-type="float">
            <text:p>10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Medium-Medium</text:p>
          </table:table-cell>
          <table:table-cell table:style-name="ce3" office:value-type="string" calcext:value-type="string">
            <text:p>butr</text:p>
          </table:table-cell>
          <table:table-cell table:style-name="ce2" table:formula="of:=&quot;-&quot;&amp;[.$A$1]&amp;&quot;='&quot;&amp;[.A107]&amp;&quot;' -&quot;&amp;[.$B$1]&amp;&quot;='&quot;&amp;[.B107]&amp;&quot;' -&quot;&amp;[.$C$1]&amp;&quot;='&quot;&amp;[.C107]&amp;&quot;' -&quot;&amp;[.$D$1]&amp;&quot;='&quot;&amp;[.D107]&amp;&quot;' -&quot;&amp;[.$E$1]&amp;&quot;='&quot;&amp;[.E107]&amp;&quot;' -&quot;&amp;[.$F$1]&amp;&quot;='&quot;&amp;[.F107]&amp;&quot;' -&quot;&amp;[.$G$1]&amp;&quot;='&quot;&amp;[.G107]&amp;&quot;' -&quot;&amp;[.$H$1]&amp;&quot;='&quot;&amp;[.H107]&amp;&quot;' -&quot;&amp;[.$I$1]&amp;&quot;='&quot;&amp;[.I107]&amp;&quot;' -&quot;&amp;[.$J$1]&amp;&quot;='&quot;&amp;[.J107]&amp;&quot;' -&quot;&amp;[.$K$1]&amp;&quot;='&quot;&amp;[.K107]&amp;&quot;' -&quot;&amp;[.$L$1]&amp;&quot;='&quot;&amp;[.L107]&amp;&quot;' -&quot;&amp;[.$M$1]&amp;&quot;='&quot;&amp;[.M107]&amp;&quot;' -&quot;&amp;[.$N$1]&amp;&quot;='&quot;&amp;[.N107]&amp;&quot;' -&quot;&amp;[.$O$1]&amp;&quot;='&quot;&amp;[.O107]&amp;&quot;' -&quot;&amp;[.$P$1]&amp;&quot;='&quot;&amp;[.P107]&amp;&quot;' -&quot;&amp;[.$Q$1]&amp;&quot;='&quot;&amp;[.Q107]&amp;&quot;' -&quot;&amp;[.$R$1]&amp;&quot;='&quot;&amp;[.R107]&amp;&quot;'&quot;&amp;&quot; -&quot;&amp;[.$S$1]&amp;&quot;='&quot;&amp;[.S107]&amp;&quot;'&quot;&amp;&quot; -&quot;&amp;[.$T$1]&amp;&quot;='&quot;&amp;[.T107]&amp;&quot;'&quot;" office:value-type="string" office:string-value="-in='advanced/targid.txt' -beautyIn='beauty_advanced/targid.txt' -height='TALL' -hairBlack='10' -hairRed='0' -hairAuburn='0' -hairBrown='0' -hairDarkBlond='0' -hairBlond='0' -eyeBlack='10' -eyeBrown='0' -eyeBlue='0' -eyeGreen='0' -hairStraight='0' -hairWavy='100' -hairCurly='0' -hairAfro='0' -hairAsian='0' -skinColour='LightMedium-Medium' -using='butr'" calcext:value-type="string">
            <text:p>-in='advanced/targid.txt' -beautyIn='beauty_advanced/targid.txt' -height='TALL' -hairBlack='10' -hairRed='0' -hairAuburn='0' -hairBrown='0' -hairDarkBlond='0' -hairBlond='0' -eyeBlack='10' -eyeBrown='0' -eyeBlue='0' -eyeGreen='0' -hairStraight='0' -hairWavy='100' -hairCurly='0' -hairAfro='0' -hairAsian='0' -skinColour='LightMedium-Medium' -using='butr'</text:p>
          </table:table-cell>
          <table:table-cell table:style-name="ce2" table:formula="of:=&quot;./combined_ethnicity.perl &quot;&amp;[.U107]&amp;&quot; &gt; ../common/ethnicities/01_&quot;&amp;SUBSTITUTE(SUBSTITUTE([.A107];&quot;/&quot;;&quot;_&quot;);&quot;advanced_&quot;;&quot;&quot;)&amp;&quot;;&quot;" office:value-type="string" office:string-value="./combined_ethnicity.perl -in='advanced/targid.txt' -beautyIn='beauty_advanced/targid.txt' -height='TALL' -hairBlack='10' -hairRed='0' -hairAuburn='0' -hairBrown='0' -hairDarkBlond='0' -hairBlond='0' -eyeBlack='10' -eyeBrown='0' -eyeBlue='0' -eyeGreen='0' -hairStraight='0' -hairWavy='100' -hairCurly='0' -hairAfro='0' -hairAsian='0' -skinColour='LightMedium-Medium' -using='butr' &gt; ../common/ethnicities/01_targid.txt;" calcext:value-type="string">
            <text:p>./combined_ethnicity.perl -in='advanced/targid.txt' -beautyIn='beauty_advanced/targid.txt' -height='TALL' -hairBlack='10' -hairRed='0' -hairAuburn='0' -hairBrown='0' -hairDarkBlond='0' -hairBlond='0' -eyeBlack='10' -eyeBrown='0' -eyeBlue='0' -eyeGreen='0' -hairStraight='0' -hairWavy='100' -hairCurly='0' -hairAfro='0' -hairAsian='0' -skinColour='LightMedium-Medium' -using='butr' &gt; ../common/ethnicities/01_targ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tavastid.txt</text:p>
          </table:table-cell>
          <table:table-cell table:style-name="ce2" office:value-type="string" calcext:value-type="string">
            <text:p>beauty_advanced/tavastid.txt</text:p>
          </table:table-cell>
          <table:table-cell table:style-name="ce4" office:value-type="string" calcext:value-type="string">
            <text:p>RATHER_TALL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float" office:value="15" calcext:value-type="float">
            <text:p>15</text:p>
          </table:table-cell>
          <table:table-cell table:style-name="ce23" office:value-type="float" office:value="30" calcext:value-type="float">
            <text:p>3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30" calcext:value-type="float">
            <text:p>30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70" calcext:value-type="float">
            <text:p>70</text:p>
          </table:table-cell>
          <table:table-cell table:style-name="ce36" office:value-type="float" office:value="20" calcext:value-type="float">
            <text:p>2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" calcext:value-type="float">
            <text:p>10</text:p>
          </table:table-cell>
          <table:table-cell table:style-name="ce3" office:value-type="string" calcext:value-type="string">
            <text:p>Pale</text:p>
          </table:table-cell>
          <table:table-cell table:style-name="ce3" office:value-type="string" calcext:value-type="string">
            <text:p>finnish</text:p>
          </table:table-cell>
          <table:table-cell table:style-name="ce2" table:formula="of:=&quot;-&quot;&amp;[.$A$1]&amp;&quot;='&quot;&amp;[.A108]&amp;&quot;' -&quot;&amp;[.$B$1]&amp;&quot;='&quot;&amp;[.B108]&amp;&quot;' -&quot;&amp;[.$C$1]&amp;&quot;='&quot;&amp;[.C108]&amp;&quot;' -&quot;&amp;[.$D$1]&amp;&quot;='&quot;&amp;[.D108]&amp;&quot;' -&quot;&amp;[.$E$1]&amp;&quot;='&quot;&amp;[.E108]&amp;&quot;' -&quot;&amp;[.$F$1]&amp;&quot;='&quot;&amp;[.F108]&amp;&quot;' -&quot;&amp;[.$G$1]&amp;&quot;='&quot;&amp;[.G108]&amp;&quot;' -&quot;&amp;[.$H$1]&amp;&quot;='&quot;&amp;[.H108]&amp;&quot;' -&quot;&amp;[.$I$1]&amp;&quot;='&quot;&amp;[.I108]&amp;&quot;' -&quot;&amp;[.$J$1]&amp;&quot;='&quot;&amp;[.J108]&amp;&quot;' -&quot;&amp;[.$K$1]&amp;&quot;='&quot;&amp;[.K108]&amp;&quot;' -&quot;&amp;[.$L$1]&amp;&quot;='&quot;&amp;[.L108]&amp;&quot;' -&quot;&amp;[.$M$1]&amp;&quot;='&quot;&amp;[.M108]&amp;&quot;' -&quot;&amp;[.$N$1]&amp;&quot;='&quot;&amp;[.N108]&amp;&quot;' -&quot;&amp;[.$O$1]&amp;&quot;='&quot;&amp;[.O108]&amp;&quot;' -&quot;&amp;[.$P$1]&amp;&quot;='&quot;&amp;[.P108]&amp;&quot;' -&quot;&amp;[.$Q$1]&amp;&quot;='&quot;&amp;[.Q108]&amp;&quot;' -&quot;&amp;[.$R$1]&amp;&quot;='&quot;&amp;[.R108]&amp;&quot;'&quot;&amp;&quot; -&quot;&amp;[.$S$1]&amp;&quot;='&quot;&amp;[.S108]&amp;&quot;'&quot;&amp;&quot; -&quot;&amp;[.$T$1]&amp;&quot;='&quot;&amp;[.T108]&amp;&quot;'&quot;" office:value-type="string" office:string-value="-in='advanced/tavastid.txt' -beautyIn='beauty_advanced/tavastid.txt' -height='RATHER_TALL' -hairBlack='0' -hairRed='0' -hairAuburn='0' -hairBrown='5' -hairDarkBlond='15' -hairBlond='30' -eyeBlack='0' -eyeBrown='0' -eyeBlue='30' -eyeGreen='5' -hairStraight='70' -hairWavy='20' -hairCurly='0' -hairAfro='0' -hairAsian='10' -skinColour='Pale' -using='finnish'" calcext:value-type="string">
            <text:p>-in='advanced/tavastid.txt' -beautyIn='beauty_advanced/tavastid.txt' -height='RATHER_TALL' -hairBlack='0' -hairRed='0' -hairAuburn='0' -hairBrown='5' -hairDarkBlond='15' -hairBlond='30' -eyeBlack='0' -eyeBrown='0' -eyeBlue='30' -eyeGreen='5' -hairStraight='70' -hairWavy='20' -hairCurly='0' -hairAfro='0' -hairAsian='10' -skinColour='Pale' -using='finnish'</text:p>
          </table:table-cell>
          <table:table-cell table:style-name="ce2" table:formula="of:=&quot;./combined_ethnicity.perl &quot;&amp;[.U108]&amp;&quot; &gt; ../common/ethnicities/01_&quot;&amp;SUBSTITUTE(SUBSTITUTE([.A108];&quot;/&quot;;&quot;_&quot;);&quot;advanced_&quot;;&quot;&quot;)&amp;&quot;;&quot;" office:value-type="string" office:string-value="./combined_ethnicity.perl -in='advanced/tavastid.txt' -beautyIn='beauty_advanced/tavastid.txt' -height='RATHER_TALL' -hairBlack='0' -hairRed='0' -hairAuburn='0' -hairBrown='5' -hairDarkBlond='15' -hairBlond='30' -eyeBlack='0' -eyeBrown='0' -eyeBlue='30' -eyeGreen='5' -hairStraight='70' -hairWavy='20' -hairCurly='0' -hairAfro='0' -hairAsian='10' -skinColour='Pale' -using='finnish' &gt; ../common/ethnicities/01_tavastid.txt;" calcext:value-type="string">
            <text:p>./combined_ethnicity.perl -in='advanced/tavastid.txt' -beautyIn='beauty_advanced/tavastid.txt' -height='RATHER_TALL' -hairBlack='0' -hairRed='0' -hairAuburn='0' -hairBrown='5' -hairDarkBlond='15' -hairBlond='30' -eyeBlack='0' -eyeBrown='0' -eyeBlue='30' -eyeGreen='5' -hairStraight='70' -hairWavy='20' -hairCurly='0' -hairAfro='0' -hairAsian='10' -skinColour='Pale' -using='finnish' &gt; ../common/ethnicities/01_tavast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tibetid.txt</text:p>
          </table:table-cell>
          <table:table-cell table:style-name="ce2" office:value-type="string" calcext:value-type="string">
            <text:p>beauty_advanced/tibet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bodpa</text:p>
          </table:table-cell>
          <table:table-cell table:style-name="ce2" table:formula="of:=&quot;-&quot;&amp;[.$A$1]&amp;&quot;='&quot;&amp;[.A109]&amp;&quot;' -&quot;&amp;[.$B$1]&amp;&quot;='&quot;&amp;[.B109]&amp;&quot;' -&quot;&amp;[.$C$1]&amp;&quot;='&quot;&amp;[.C109]&amp;&quot;' -&quot;&amp;[.$D$1]&amp;&quot;='&quot;&amp;[.D109]&amp;&quot;' -&quot;&amp;[.$E$1]&amp;&quot;='&quot;&amp;[.E109]&amp;&quot;' -&quot;&amp;[.$F$1]&amp;&quot;='&quot;&amp;[.F109]&amp;&quot;' -&quot;&amp;[.$G$1]&amp;&quot;='&quot;&amp;[.G109]&amp;&quot;' -&quot;&amp;[.$H$1]&amp;&quot;='&quot;&amp;[.H109]&amp;&quot;' -&quot;&amp;[.$I$1]&amp;&quot;='&quot;&amp;[.I109]&amp;&quot;' -&quot;&amp;[.$J$1]&amp;&quot;='&quot;&amp;[.J109]&amp;&quot;' -&quot;&amp;[.$K$1]&amp;&quot;='&quot;&amp;[.K109]&amp;&quot;' -&quot;&amp;[.$L$1]&amp;&quot;='&quot;&amp;[.L109]&amp;&quot;' -&quot;&amp;[.$M$1]&amp;&quot;='&quot;&amp;[.M109]&amp;&quot;' -&quot;&amp;[.$N$1]&amp;&quot;='&quot;&amp;[.N109]&amp;&quot;' -&quot;&amp;[.$O$1]&amp;&quot;='&quot;&amp;[.O109]&amp;&quot;' -&quot;&amp;[.$P$1]&amp;&quot;='&quot;&amp;[.P109]&amp;&quot;' -&quot;&amp;[.$Q$1]&amp;&quot;='&quot;&amp;[.Q109]&amp;&quot;' -&quot;&amp;[.$R$1]&amp;&quot;='&quot;&amp;[.R109]&amp;&quot;'&quot;&amp;&quot; -&quot;&amp;[.$S$1]&amp;&quot;='&quot;&amp;[.S109]&amp;&quot;'&quot;&amp;&quot; -&quot;&amp;[.$T$1]&amp;&quot;='&quot;&amp;[.T109]&amp;&quot;'&quot;" office:value-type="string" office:string-value="-in='advanced/tibetid.txt' -beautyIn='beauty_advanced/tibetid.txt' -height='MEDIUM' -hairBlack='10' -hairRed='0' -hairAuburn='0' -hairBrown='0' -hairDarkBlond='0' -hairBlond='0' -eyeBlack='10' -eyeBrown='0' -eyeBlue='0' -eyeGreen='0' -hairStraight='0' -hairWavy='0' -hairCurly='0' -hairAfro='0' -hairAsian='100' -skinColour='Light-Medium' -using='bodpa'" calcext:value-type="string">
            <text:p>-in='advanced/tibetid.txt' -beautyIn='beauty_advanced/tibetid.txt' -height='MEDIUM' -hairBlack='10' -hairRed='0' -hairAuburn='0' -hairBrown='0' -hairDarkBlond='0' -hairBlond='0' -eyeBlack='10' -eyeBrown='0' -eyeBlue='0' -eyeGreen='0' -hairStraight='0' -hairWavy='0' -hairCurly='0' -hairAfro='0' -hairAsian='100' -skinColour='Light-Medium' -using='bodpa'</text:p>
          </table:table-cell>
          <table:table-cell table:style-name="ce2" table:formula="of:=&quot;./combined_ethnicity.perl &quot;&amp;[.U109]&amp;&quot; &gt; ../common/ethnicities/01_&quot;&amp;SUBSTITUTE(SUBSTITUTE([.A109];&quot;/&quot;;&quot;_&quot;);&quot;advanced_&quot;;&quot;&quot;)&amp;&quot;;&quot;" office:value-type="string" office:string-value="./combined_ethnicity.perl -in='advanced/tibetid.txt' -beautyIn='beauty_advanced/tibetid.txt' -height='MEDIUM' -hairBlack='10' -hairRed='0' -hairAuburn='0' -hairBrown='0' -hairDarkBlond='0' -hairBlond='0' -eyeBlack='10' -eyeBrown='0' -eyeBlue='0' -eyeGreen='0' -hairStraight='0' -hairWavy='0' -hairCurly='0' -hairAfro='0' -hairAsian='100' -skinColour='Light-Medium' -using='bodpa' &gt; ../common/ethnicities/01_tibetid.txt;" calcext:value-type="string">
            <text:p>./combined_ethnicity.perl -in='advanced/tibetid.txt' -beautyIn='beauty_advanced/tibetid.txt' -height='MEDIUM' -hairBlack='10' -hairRed='0' -hairAuburn='0' -hairBrown='0' -hairDarkBlond='0' -hairBlond='0' -eyeBlack='10' -eyeBrown='0' -eyeBlue='0' -eyeGreen='0' -hairStraight='0' -hairWavy='0' -hairCurly='0' -hairAfro='0' -hairAsian='100' -skinColour='Light-Medium' -using='bodpa' &gt; ../common/ethnicities/01_tibet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tonkinesid.txt</text:p>
          </table:table-cell>
          <table:table-cell table:style-name="ce2" office:value-type="string" calcext:value-type="string">
            <text:p>beauty_advanced/tonkines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Light-Yellow</text:p>
          </table:table-cell>
          <table:table-cell table:style-name="ce3" office:value-type="string" calcext:value-type="string">
            <text:p>han</text:p>
          </table:table-cell>
          <table:table-cell table:style-name="ce2" table:formula="of:=&quot;-&quot;&amp;[.$A$1]&amp;&quot;='&quot;&amp;[.A110]&amp;&quot;' -&quot;&amp;[.$B$1]&amp;&quot;='&quot;&amp;[.B110]&amp;&quot;' -&quot;&amp;[.$C$1]&amp;&quot;='&quot;&amp;[.C110]&amp;&quot;' -&quot;&amp;[.$D$1]&amp;&quot;='&quot;&amp;[.D110]&amp;&quot;' -&quot;&amp;[.$E$1]&amp;&quot;='&quot;&amp;[.E110]&amp;&quot;' -&quot;&amp;[.$F$1]&amp;&quot;='&quot;&amp;[.F110]&amp;&quot;' -&quot;&amp;[.$G$1]&amp;&quot;='&quot;&amp;[.G110]&amp;&quot;' -&quot;&amp;[.$H$1]&amp;&quot;='&quot;&amp;[.H110]&amp;&quot;' -&quot;&amp;[.$I$1]&amp;&quot;='&quot;&amp;[.I110]&amp;&quot;' -&quot;&amp;[.$J$1]&amp;&quot;='&quot;&amp;[.J110]&amp;&quot;' -&quot;&amp;[.$K$1]&amp;&quot;='&quot;&amp;[.K110]&amp;&quot;' -&quot;&amp;[.$L$1]&amp;&quot;='&quot;&amp;[.L110]&amp;&quot;' -&quot;&amp;[.$M$1]&amp;&quot;='&quot;&amp;[.M110]&amp;&quot;' -&quot;&amp;[.$N$1]&amp;&quot;='&quot;&amp;[.N110]&amp;&quot;' -&quot;&amp;[.$O$1]&amp;&quot;='&quot;&amp;[.O110]&amp;&quot;' -&quot;&amp;[.$P$1]&amp;&quot;='&quot;&amp;[.P110]&amp;&quot;' -&quot;&amp;[.$Q$1]&amp;&quot;='&quot;&amp;[.Q110]&amp;&quot;' -&quot;&amp;[.$R$1]&amp;&quot;='&quot;&amp;[.R110]&amp;&quot;'&quot;&amp;&quot; -&quot;&amp;[.$S$1]&amp;&quot;='&quot;&amp;[.S110]&amp;&quot;'&quot;&amp;&quot; -&quot;&amp;[.$T$1]&amp;&quot;='&quot;&amp;[.T110]&amp;&quot;'&quot;" office:value-type="string" office:string-value="-in='advanced/tonkinesid.txt' -beautyIn='beauty_advanced/tonkines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" calcext:value-type="string">
            <text:p>-in='advanced/tonkinesid.txt' -beautyIn='beauty_advanced/tonkines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</text:p>
          </table:table-cell>
          <table:table-cell table:style-name="ce2" table:formula="of:=&quot;./combined_ethnicity.perl &quot;&amp;[.U110]&amp;&quot; &gt; ../common/ethnicities/01_&quot;&amp;SUBSTITUTE(SUBSTITUTE([.A110];&quot;/&quot;;&quot;_&quot;);&quot;advanced_&quot;;&quot;&quot;)&amp;&quot;;&quot;" office:value-type="string" office:string-value="./combined_ethnicity.perl -in='advanced/tonkinesid.txt' -beautyIn='beauty_advanced/tonkines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 &gt; ../common/ethnicities/01_tonkinesid.txt;" calcext:value-type="string">
            <text:p>./combined_ethnicity.perl -in='advanced/tonkinesid.txt' -beautyIn='beauty_advanced/tonkines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 &gt; ../common/ethnicities/01_tonkines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transcaspian.txt</text:p>
          </table:table-cell>
          <table:table-cell table:style-name="ce4" office:value-type="string" calcext:value-type="string">
            <text:p>RATHER_TALL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30" calcext:value-type="float">
            <text:p>3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70" calcext:value-type="float">
            <text:p>7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turkish</text:p>
          </table:table-cell>
          <table:table-cell table:style-name="ce2" table:formula="of:=&quot;-&quot;&amp;[.$A$1]&amp;&quot;='&quot;&amp;[.A111]&amp;&quot;' -&quot;&amp;[.$B$1]&amp;&quot;='&quot;&amp;[.B111]&amp;&quot;' -&quot;&amp;[.$C$1]&amp;&quot;='&quot;&amp;[.C111]&amp;&quot;' -&quot;&amp;[.$D$1]&amp;&quot;='&quot;&amp;[.D111]&amp;&quot;' -&quot;&amp;[.$E$1]&amp;&quot;='&quot;&amp;[.E111]&amp;&quot;' -&quot;&amp;[.$F$1]&amp;&quot;='&quot;&amp;[.F111]&amp;&quot;' -&quot;&amp;[.$G$1]&amp;&quot;='&quot;&amp;[.G111]&amp;&quot;' -&quot;&amp;[.$H$1]&amp;&quot;='&quot;&amp;[.H111]&amp;&quot;' -&quot;&amp;[.$I$1]&amp;&quot;='&quot;&amp;[.I111]&amp;&quot;' -&quot;&amp;[.$J$1]&amp;&quot;='&quot;&amp;[.J111]&amp;&quot;' -&quot;&amp;[.$K$1]&amp;&quot;='&quot;&amp;[.K111]&amp;&quot;' -&quot;&amp;[.$L$1]&amp;&quot;='&quot;&amp;[.L111]&amp;&quot;' -&quot;&amp;[.$M$1]&amp;&quot;='&quot;&amp;[.M111]&amp;&quot;' -&quot;&amp;[.$N$1]&amp;&quot;='&quot;&amp;[.N111]&amp;&quot;' -&quot;&amp;[.$O$1]&amp;&quot;='&quot;&amp;[.O111]&amp;&quot;' -&quot;&amp;[.$P$1]&amp;&quot;='&quot;&amp;[.P111]&amp;&quot;' -&quot;&amp;[.$Q$1]&amp;&quot;='&quot;&amp;[.Q111]&amp;&quot;' -&quot;&amp;[.$R$1]&amp;&quot;='&quot;&amp;[.R111]&amp;&quot;'&quot;&amp;&quot; -&quot;&amp;[.$S$1]&amp;&quot;='&quot;&amp;[.S111]&amp;&quot;'&quot;&amp;&quot; -&quot;&amp;[.$T$1]&amp;&quot;='&quot;&amp;[.T111]&amp;&quot;'&quot;" office:value-type="string" office:string-value="-in='advanced/transcaspian.txt' -beautyIn='advanced/transcaspian.txt' -height='RATHER_TALL' -hairBlack='10' -hairRed='0' -hairAuburn='0' -hairBrown='0' -hairDarkBlond='0' -hairBlond='0' -eyeBlack='10' -eyeBrown='0' -eyeBlue='0' -eyeGreen='0' -hairStraight='30' -hairWavy='0' -hairCurly='0' -hairAfro='0' -hairAsian='70' -skinColour='Light-Medium' -using='turkish'" calcext:value-type="string">
            <text:p>-in='advanced/transcaspian.txt' -beautyIn='advanced/transcaspian.txt' -height='RATHER_TALL' -hairBlack='10' -hairRed='0' -hairAuburn='0' -hairBrown='0' -hairDarkBlond='0' -hairBlond='0' -eyeBlack='10' -eyeBrown='0' -eyeBlue='0' -eyeGreen='0' -hairStraight='30' -hairWavy='0' -hairCurly='0' -hairAfro='0' -hairAsian='70' -skinColour='Light-Medium' -using='turkish'</text:p>
          </table:table-cell>
          <table:table-cell table:style-name="ce2" table:formula="of:=&quot;./combined_ethnicity.perl &quot;&amp;[.U111]&amp;&quot; &gt; ../common/ethnicities/01_&quot;&amp;SUBSTITUTE(SUBSTITUTE([.A111];&quot;/&quot;;&quot;_&quot;);&quot;advanced_&quot;;&quot;&quot;)&amp;&quot;;&quot;" office:value-type="string" office:string-value="./combined_ethnicity.perl -in='advanced/transcaspian.txt' -beautyIn='advanced/transcaspian.txt' -height='RATHER_TALL' -hairBlack='10' -hairRed='0' -hairAuburn='0' -hairBrown='0' -hairDarkBlond='0' -hairBlond='0' -eyeBlack='10' -eyeBrown='0' -eyeBlue='0' -eyeGreen='0' -hairStraight='30' -hairWavy='0' -hairCurly='0' -hairAfro='0' -hairAsian='70' -skinColour='Light-Medium' -using='turkish' &gt; ../common/ethnicities/01_transcaspian.txt;" calcext:value-type="string">
            <text:p>./combined_ethnicity.perl -in='advanced/transcaspian.txt' -beautyIn='advanced/transcaspian.txt' -height='RATHER_TALL' -hairBlack='10' -hairRed='0' -hairAuburn='0' -hairBrown='0' -hairDarkBlond='0' -hairBlond='0' -eyeBlack='10' -eyeBrown='0' -eyeBlue='0' -eyeGreen='0' -hairStraight='30' -hairWavy='0' -hairCurly='0' -hairAfro='0' -hairAsian='70' -skinColour='Light-Medium' -using='turkish' &gt; ../common/ethnicities/01_transcaspian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troender.txt</text:p>
          </table:table-cell>
          <table:table-cell table:style-name="ce2" office:value-type="string" calcext:value-type="string">
            <text:p>beauty_advanced/troender.txt</text:p>
          </table:table-cell>
          <table:table-cell table:style-name="ce2" office:value-type="string" calcext:value-type="string">
            <text:p>TALL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float" office:value="20" calcext:value-type="float">
            <text:p>2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30" calcext:value-type="float">
            <text:p>30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50" calcext:value-type="float">
            <text:p>50</text:p>
          </table:table-cell>
          <table:table-cell table:style-name="ce36" office:value-type="float" office:value="50" calcext:value-type="float">
            <text:p>5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Pale</text:p>
          </table:table-cell>
          <table:table-cell table:style-name="ce3" office:value-type="string" calcext:value-type="string">
            <text:p>norwegian</text:p>
          </table:table-cell>
          <table:table-cell table:style-name="ce2" table:formula="of:=&quot;-&quot;&amp;[.$A$1]&amp;&quot;='&quot;&amp;[.A112]&amp;&quot;' -&quot;&amp;[.$B$1]&amp;&quot;='&quot;&amp;[.B112]&amp;&quot;' -&quot;&amp;[.$C$1]&amp;&quot;='&quot;&amp;[.C112]&amp;&quot;' -&quot;&amp;[.$D$1]&amp;&quot;='&quot;&amp;[.D112]&amp;&quot;' -&quot;&amp;[.$E$1]&amp;&quot;='&quot;&amp;[.E112]&amp;&quot;' -&quot;&amp;[.$F$1]&amp;&quot;='&quot;&amp;[.F112]&amp;&quot;' -&quot;&amp;[.$G$1]&amp;&quot;='&quot;&amp;[.G112]&amp;&quot;' -&quot;&amp;[.$H$1]&amp;&quot;='&quot;&amp;[.H112]&amp;&quot;' -&quot;&amp;[.$I$1]&amp;&quot;='&quot;&amp;[.I112]&amp;&quot;' -&quot;&amp;[.$J$1]&amp;&quot;='&quot;&amp;[.J112]&amp;&quot;' -&quot;&amp;[.$K$1]&amp;&quot;='&quot;&amp;[.K112]&amp;&quot;' -&quot;&amp;[.$L$1]&amp;&quot;='&quot;&amp;[.L112]&amp;&quot;' -&quot;&amp;[.$M$1]&amp;&quot;='&quot;&amp;[.M112]&amp;&quot;' -&quot;&amp;[.$N$1]&amp;&quot;='&quot;&amp;[.N112]&amp;&quot;' -&quot;&amp;[.$O$1]&amp;&quot;='&quot;&amp;[.O112]&amp;&quot;' -&quot;&amp;[.$P$1]&amp;&quot;='&quot;&amp;[.P112]&amp;&quot;' -&quot;&amp;[.$Q$1]&amp;&quot;='&quot;&amp;[.Q112]&amp;&quot;' -&quot;&amp;[.$R$1]&amp;&quot;='&quot;&amp;[.R112]&amp;&quot;'&quot;&amp;&quot; -&quot;&amp;[.$S$1]&amp;&quot;='&quot;&amp;[.S112]&amp;&quot;'&quot;&amp;&quot; -&quot;&amp;[.$T$1]&amp;&quot;='&quot;&amp;[.T112]&amp;&quot;'&quot;" office:value-type="string" office:string-value="-in='advanced/troender.txt' -beautyIn='beauty_advanced/troender.txt' -height='TALL' -hairBlack='0' -hairRed='5' -hairAuburn='5' -hairBrown='5' -hairDarkBlond='5' -hairBlond='20' -eyeBlack='0' -eyeBrown='0' -eyeBlue='30' -eyeGreen='5' -hairStraight='50' -hairWavy='50' -hairCurly='0' -hairAfro='0' -hairAsian='0' -skinColour='Pale' -using='norwegian'" calcext:value-type="string">
            <text:p>-in='advanced/troender.txt' -beautyIn='beauty_advanced/troender.txt' -height='TALL' -hairBlack='0' -hairRed='5' -hairAuburn='5' -hairBrown='5' -hairDarkBlond='5' -hairBlond='20' -eyeBlack='0' -eyeBrown='0' -eyeBlue='30' -eyeGreen='5' -hairStraight='50' -hairWavy='50' -hairCurly='0' -hairAfro='0' -hairAsian='0' -skinColour='Pale' -using='norwegian'</text:p>
          </table:table-cell>
          <table:table-cell table:style-name="ce2" table:formula="of:=&quot;./combined_ethnicity.perl &quot;&amp;[.U112]&amp;&quot; &gt; ../common/ethnicities/01_&quot;&amp;SUBSTITUTE(SUBSTITUTE([.A112];&quot;/&quot;;&quot;_&quot;);&quot;advanced_&quot;;&quot;&quot;)&amp;&quot;;&quot;" office:value-type="string" office:string-value="./combined_ethnicity.perl -in='advanced/troender.txt' -beautyIn='beauty_advanced/troender.txt' -height='TALL' -hairBlack='0' -hairRed='5' -hairAuburn='5' -hairBrown='5' -hairDarkBlond='5' -hairBlond='20' -eyeBlack='0' -eyeBrown='0' -eyeBlue='30' -eyeGreen='5' -hairStraight='50' -hairWavy='50' -hairCurly='0' -hairAfro='0' -hairAsian='0' -skinColour='Pale' -using='norwegian' &gt; ../common/ethnicities/01_troender.txt;" calcext:value-type="string">
            <text:p>./combined_ethnicity.perl -in='advanced/troender.txt' -beautyIn='beauty_advanced/troender.txt' -height='TALL' -hairBlack='0' -hairRed='5' -hairAuburn='5' -hairBrown='5' -hairDarkBlond='5' -hairBlond='20' -eyeBlack='0' -eyeBrown='0' -eyeBlue='30' -eyeGreen='5' -hairStraight='50' -hairWavy='50' -hairCurly='0' -hairAfro='0' -hairAsian='0' -skinColour='Pale' -using='norwegian' &gt; ../common/ethnicities/01_troender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uralid.txt</text:p>
          </table:table-cell>
          <table:table-cell table:style-name="ce4" office:value-type="string" calcext:value-type="string">
            <text:p>SHORT</text:p>
          </table:table-cell>
          <table:table-cell table:style-name="ce9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8" office:value-type="float" office:value="5" calcext:value-type="float">
            <text:p>5</text:p>
          </table:table-cell>
          <table:table-cell table:style-name="ce21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style-name="ce30" office:value-type="float" office:value="10" calcext:value-type="float">
            <text:p>10</text:p>
          </table:table-cell>
          <table:table-cell table:style-name="ce33" office:value-type="float" office:value="10" calcext:value-type="float">
            <text:p>10</text:p>
          </table:table-cell>
          <table:table-cell table:style-name="ce35" office:value-type="float" office:value="25" calcext:value-type="float">
            <text:p>25</text:p>
          </table:table-cell>
          <table:table-cell table:style-name="ce36" office:value-type="float" office:value="25" calcext:value-type="float">
            <text:p>25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50" calcext:value-type="float">
            <text:p>5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khanty</text:p>
          </table:table-cell>
          <table:table-cell table:style-name="ce2" table:formula="of:=&quot;-&quot;&amp;[.$A$1]&amp;&quot;='&quot;&amp;[.A113]&amp;&quot;' -&quot;&amp;[.$B$1]&amp;&quot;='&quot;&amp;[.B113]&amp;&quot;' -&quot;&amp;[.$C$1]&amp;&quot;='&quot;&amp;[.C113]&amp;&quot;' -&quot;&amp;[.$D$1]&amp;&quot;='&quot;&amp;[.D113]&amp;&quot;' -&quot;&amp;[.$E$1]&amp;&quot;='&quot;&amp;[.E113]&amp;&quot;' -&quot;&amp;[.$F$1]&amp;&quot;='&quot;&amp;[.F113]&amp;&quot;' -&quot;&amp;[.$G$1]&amp;&quot;='&quot;&amp;[.G113]&amp;&quot;' -&quot;&amp;[.$H$1]&amp;&quot;='&quot;&amp;[.H113]&amp;&quot;' -&quot;&amp;[.$I$1]&amp;&quot;='&quot;&amp;[.I113]&amp;&quot;' -&quot;&amp;[.$J$1]&amp;&quot;='&quot;&amp;[.J113]&amp;&quot;' -&quot;&amp;[.$K$1]&amp;&quot;='&quot;&amp;[.K113]&amp;&quot;' -&quot;&amp;[.$L$1]&amp;&quot;='&quot;&amp;[.L113]&amp;&quot;' -&quot;&amp;[.$M$1]&amp;&quot;='&quot;&amp;[.M113]&amp;&quot;' -&quot;&amp;[.$N$1]&amp;&quot;='&quot;&amp;[.N113]&amp;&quot;' -&quot;&amp;[.$O$1]&amp;&quot;='&quot;&amp;[.O113]&amp;&quot;' -&quot;&amp;[.$P$1]&amp;&quot;='&quot;&amp;[.P113]&amp;&quot;' -&quot;&amp;[.$Q$1]&amp;&quot;='&quot;&amp;[.Q113]&amp;&quot;' -&quot;&amp;[.$R$1]&amp;&quot;='&quot;&amp;[.R113]&amp;&quot;'&quot;&amp;&quot; -&quot;&amp;[.$S$1]&amp;&quot;='&quot;&amp;[.S113]&amp;&quot;'&quot;&amp;&quot; -&quot;&amp;[.$T$1]&amp;&quot;='&quot;&amp;[.T113]&amp;&quot;'&quot;" office:value-type="string" office:string-value="-in='advanced/uralid.txt' -beautyIn='advanced/uralid.txt' -height='SHORT' -hairBlack='20' -hairRed='0' -hairAuburn='1' -hairBrown='5' -hairDarkBlond='1' -hairBlond='0' -eyeBlack='0' -eyeBrown='10' -eyeBlue='10' -eyeGreen='10' -hairStraight='25' -hairWavy='25' -hairCurly='0' -hairAfro='0' -hairAsian='50' -skinColour='Light-Medium' -using='khanty'" calcext:value-type="string">
            <text:p>-in='advanced/uralid.txt' -beautyIn='advanced/uralid.txt' -height='SHORT' -hairBlack='20' -hairRed='0' -hairAuburn='1' -hairBrown='5' -hairDarkBlond='1' -hairBlond='0' -eyeBlack='0' -eyeBrown='10' -eyeBlue='10' -eyeGreen='10' -hairStraight='25' -hairWavy='25' -hairCurly='0' -hairAfro='0' -hairAsian='50' -skinColour='Light-Medium' -using='khanty'</text:p>
          </table:table-cell>
          <table:table-cell table:style-name="ce2" table:formula="of:=&quot;./combined_ethnicity.perl &quot;&amp;[.U113]&amp;&quot; &gt; ../common/ethnicities/01_&quot;&amp;SUBSTITUTE(SUBSTITUTE([.A113];&quot;/&quot;;&quot;_&quot;);&quot;advanced_&quot;;&quot;&quot;)&amp;&quot;;&quot;" office:value-type="string" office:string-value="./combined_ethnicity.perl -in='advanced/uralid.txt' -beautyIn='advanced/uralid.txt' -height='SHORT' -hairBlack='20' -hairRed='0' -hairAuburn='1' -hairBrown='5' -hairDarkBlond='1' -hairBlond='0' -eyeBlack='0' -eyeBrown='10' -eyeBlue='10' -eyeGreen='10' -hairStraight='25' -hairWavy='25' -hairCurly='0' -hairAfro='0' -hairAsian='50' -skinColour='Light-Medium' -using='khanty' &gt; ../common/ethnicities/01_uralid.txt;" calcext:value-type="string">
            <text:p>./combined_ethnicity.perl -in='advanced/uralid.txt' -beautyIn='advanced/uralid.txt' -height='SHORT' -hairBlack='20' -hairRed='0' -hairAuburn='1' -hairBrown='5' -hairDarkBlond='1' -hairBlond='0' -eyeBlack='0' -eyeBrown='10' -eyeBlue='10' -eyeGreen='10' -hairStraight='25' -hairWavy='25' -hairCurly='0' -hairAfro='0' -hairAsian='50' -skinColour='Light-Medium' -using='khanty' &gt; ../common/ethnicities/01_uralid.txt;</text:p>
          </table:table-cell>
          <table:table-cell table:number-columns-repeated="1002"/>
        </table:table-row>
        <table:table-row table:style-name="ro1">
          <table:table-cell table:number-columns-repeated="2" table:style-name="ce3" office:value-type="string" calcext:value-type="string">
            <text:p>advanced/vedda.txt</text:p>
          </table:table-cell>
          <table:table-cell table:style-name="ce2" office:value-type="string" calcext:value-type="string">
            <text:p>SHORT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100" calcext:value-type="float">
            <text:p>10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Dark-Medium</text:p>
          </table:table-cell>
          <table:table-cell table:style-name="ce3" office:value-type="string" calcext:value-type="string">
            <text:p>tamil</text:p>
          </table:table-cell>
          <table:table-cell table:style-name="ce2" table:formula="of:=&quot;-&quot;&amp;[.$A$1]&amp;&quot;='&quot;&amp;[.A114]&amp;&quot;' -&quot;&amp;[.$B$1]&amp;&quot;='&quot;&amp;[.B114]&amp;&quot;' -&quot;&amp;[.$C$1]&amp;&quot;='&quot;&amp;[.C114]&amp;&quot;' -&quot;&amp;[.$D$1]&amp;&quot;='&quot;&amp;[.D114]&amp;&quot;' -&quot;&amp;[.$E$1]&amp;&quot;='&quot;&amp;[.E114]&amp;&quot;' -&quot;&amp;[.$F$1]&amp;&quot;='&quot;&amp;[.F114]&amp;&quot;' -&quot;&amp;[.$G$1]&amp;&quot;='&quot;&amp;[.G114]&amp;&quot;' -&quot;&amp;[.$H$1]&amp;&quot;='&quot;&amp;[.H114]&amp;&quot;' -&quot;&amp;[.$I$1]&amp;&quot;='&quot;&amp;[.I114]&amp;&quot;' -&quot;&amp;[.$J$1]&amp;&quot;='&quot;&amp;[.J114]&amp;&quot;' -&quot;&amp;[.$K$1]&amp;&quot;='&quot;&amp;[.K114]&amp;&quot;' -&quot;&amp;[.$L$1]&amp;&quot;='&quot;&amp;[.L114]&amp;&quot;' -&quot;&amp;[.$M$1]&amp;&quot;='&quot;&amp;[.M114]&amp;&quot;' -&quot;&amp;[.$N$1]&amp;&quot;='&quot;&amp;[.N114]&amp;&quot;' -&quot;&amp;[.$O$1]&amp;&quot;='&quot;&amp;[.O114]&amp;&quot;' -&quot;&amp;[.$P$1]&amp;&quot;='&quot;&amp;[.P114]&amp;&quot;' -&quot;&amp;[.$Q$1]&amp;&quot;='&quot;&amp;[.Q114]&amp;&quot;' -&quot;&amp;[.$R$1]&amp;&quot;='&quot;&amp;[.R114]&amp;&quot;'&quot;&amp;&quot; -&quot;&amp;[.$S$1]&amp;&quot;='&quot;&amp;[.S114]&amp;&quot;'&quot;&amp;&quot; -&quot;&amp;[.$T$1]&amp;&quot;='&quot;&amp;[.T114]&amp;&quot;'&quot;" office:value-type="string" office:string-value="-in='advanced/vedda.txt' -beautyIn='advanced/vedda.txt' -height='SHORT' -hairBlack='10' -hairRed='0' -hairAuburn='0' -hairBrown='0' -hairDarkBlond='0' -hairBlond='0' -eyeBlack='10' -eyeBrown='0' -eyeBlue='0' -eyeGreen='0' -hairStraight='0' -hairWavy='100' -hairCurly='0' -hairAfro='0' -hairAsian='0' -skinColour='Dark-Medium' -using='tamil'" calcext:value-type="string">
            <text:p>-in='advanced/vedda.txt' -beautyIn='advanced/vedda.txt' -height='SHORT' -hairBlack='10' -hairRed='0' -hairAuburn='0' -hairBrown='0' -hairDarkBlond='0' -hairBlond='0' -eyeBlack='10' -eyeBrown='0' -eyeBlue='0' -eyeGreen='0' -hairStraight='0' -hairWavy='100' -hairCurly='0' -hairAfro='0' -hairAsian='0' -skinColour='Dark-Medium' -using='tamil'</text:p>
          </table:table-cell>
          <table:table-cell table:style-name="ce2" table:formula="of:=&quot;./combined_ethnicity.perl &quot;&amp;[.U114]&amp;&quot; &gt; ../common/ethnicities/01_&quot;&amp;SUBSTITUTE(SUBSTITUTE([.A114];&quot;/&quot;;&quot;_&quot;);&quot;advanced_&quot;;&quot;&quot;)&amp;&quot;;&quot;" office:value-type="string" office:string-value="./combined_ethnicity.perl -in='advanced/vedda.txt' -beautyIn='advanced/vedda.txt' -height='SHORT' -hairBlack='10' -hairRed='0' -hairAuburn='0' -hairBrown='0' -hairDarkBlond='0' -hairBlond='0' -eyeBlack='10' -eyeBrown='0' -eyeBlue='0' -eyeGreen='0' -hairStraight='0' -hairWavy='100' -hairCurly='0' -hairAfro='0' -hairAsian='0' -skinColour='Dark-Medium' -using='tamil' &gt; ../common/ethnicities/01_vedda.txt;" calcext:value-type="string">
            <text:p>./combined_ethnicity.perl -in='advanced/vedda.txt' -beautyIn='advanced/vedda.txt' -height='SHORT' -hairBlack='10' -hairRed='0' -hairAuburn='0' -hairBrown='0' -hairDarkBlond='0' -hairBlond='0' -eyeBlack='10' -eyeBrown='0' -eyeBlue='0' -eyeGreen='0' -hairStraight='0' -hairWavy='100' -hairCurly='0' -hairAfro='0' -hairAsian='0' -skinColour='Dark-Medium' -using='tamil' &gt; ../common/ethnicities/01_vedda.txt;</text:p>
          </table:table-cell>
          <table:table-cell table:number-columns-repeated="1002"/>
        </table:table-row>
        <table:table-row table:style-name="ro1">
          <table:table-cell table:number-columns-repeated="2" table:style-name="ce4" office:value-type="string" calcext:value-type="string">
            <text:p>advanced/volgid.txt</text:p>
          </table:table-cell>
          <table:table-cell table:style-name="ce4" office:value-type="string" calcext:value-type="string">
            <text:p>RATHER_SHORT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8" office:value-type="float" office:value="10" calcext:value-type="float">
            <text:p>10</text:p>
          </table:table-cell>
          <table:table-cell table:style-name="ce21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7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30" office:value-type="float" office:value="2" calcext:value-type="float">
            <text:p>2</text:p>
          </table:table-cell>
          <table:table-cell table:style-name="ce33" office:value-type="float" office:value="2" calcext:value-type="float">
            <text:p>2</text:p>
          </table:table-cell>
          <table:table-cell table:style-name="ce35" office:value-type="float" office:value="25" calcext:value-type="float">
            <text:p>25</text:p>
          </table:table-cell>
          <table:table-cell table:style-name="ce36" office:value-type="float" office:value="25" calcext:value-type="float">
            <text:p>25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50" calcext:value-type="float">
            <text:p>50</text:p>
          </table:table-cell>
          <table:table-cell table:style-name="ce3" office:value-type="string" calcext:value-type="string">
            <text:p>Fair-Medium</text:p>
          </table:table-cell>
          <table:table-cell table:style-name="ce3" office:value-type="string" calcext:value-type="string">
            <text:p>mordvin</text:p>
          </table:table-cell>
          <table:table-cell table:style-name="ce2" table:formula="of:=&quot;-&quot;&amp;[.$A$1]&amp;&quot;='&quot;&amp;[.A115]&amp;&quot;' -&quot;&amp;[.$B$1]&amp;&quot;='&quot;&amp;[.B115]&amp;&quot;' -&quot;&amp;[.$C$1]&amp;&quot;='&quot;&amp;[.C115]&amp;&quot;' -&quot;&amp;[.$D$1]&amp;&quot;='&quot;&amp;[.D115]&amp;&quot;' -&quot;&amp;[.$E$1]&amp;&quot;='&quot;&amp;[.E115]&amp;&quot;' -&quot;&amp;[.$F$1]&amp;&quot;='&quot;&amp;[.F115]&amp;&quot;' -&quot;&amp;[.$G$1]&amp;&quot;='&quot;&amp;[.G115]&amp;&quot;' -&quot;&amp;[.$H$1]&amp;&quot;='&quot;&amp;[.H115]&amp;&quot;' -&quot;&amp;[.$I$1]&amp;&quot;='&quot;&amp;[.I115]&amp;&quot;' -&quot;&amp;[.$J$1]&amp;&quot;='&quot;&amp;[.J115]&amp;&quot;' -&quot;&amp;[.$K$1]&amp;&quot;='&quot;&amp;[.K115]&amp;&quot;' -&quot;&amp;[.$L$1]&amp;&quot;='&quot;&amp;[.L115]&amp;&quot;' -&quot;&amp;[.$M$1]&amp;&quot;='&quot;&amp;[.M115]&amp;&quot;' -&quot;&amp;[.$N$1]&amp;&quot;='&quot;&amp;[.N115]&amp;&quot;' -&quot;&amp;[.$O$1]&amp;&quot;='&quot;&amp;[.O115]&amp;&quot;' -&quot;&amp;[.$P$1]&amp;&quot;='&quot;&amp;[.P115]&amp;&quot;' -&quot;&amp;[.$Q$1]&amp;&quot;='&quot;&amp;[.Q115]&amp;&quot;' -&quot;&amp;[.$R$1]&amp;&quot;='&quot;&amp;[.R115]&amp;&quot;'&quot;&amp;&quot; -&quot;&amp;[.$S$1]&amp;&quot;='&quot;&amp;[.S115]&amp;&quot;'&quot;&amp;&quot; -&quot;&amp;[.$T$1]&amp;&quot;='&quot;&amp;[.T115]&amp;&quot;'&quot;" office:value-type="string" office:string-value="-in='advanced/volgid.txt' -beautyIn='advanced/volgid.txt' -height='RATHER_SHORT' -hairBlack='10' -hairRed='0' -hairAuburn='0' -hairBrown='10' -hairDarkBlond='0' -hairBlond='0' -eyeBlack='10' -eyeBrown='2' -eyeBlue='2' -eyeGreen='2' -hairStraight='25' -hairWavy='25' -hairCurly='0' -hairAfro='0' -hairAsian='50' -skinColour='Fair-Medium' -using='mordvin'" calcext:value-type="string">
            <text:p>-in='advanced/volgid.txt' -beautyIn='advanced/volgid.txt' -height='RATHER_SHORT' -hairBlack='10' -hairRed='0' -hairAuburn='0' -hairBrown='10' -hairDarkBlond='0' -hairBlond='0' -eyeBlack='10' -eyeBrown='2' -eyeBlue='2' -eyeGreen='2' -hairStraight='25' -hairWavy='25' -hairCurly='0' -hairAfro='0' -hairAsian='50' -skinColour='Fair-Medium' -using='mordvin'</text:p>
          </table:table-cell>
          <table:table-cell table:style-name="ce2" table:formula="of:=&quot;./combined_ethnicity.perl &quot;&amp;[.U115]&amp;&quot; &gt; ../common/ethnicities/01_&quot;&amp;SUBSTITUTE(SUBSTITUTE([.A115];&quot;/&quot;;&quot;_&quot;);&quot;advanced_&quot;;&quot;&quot;)&amp;&quot;;&quot;" office:value-type="string" office:string-value="./combined_ethnicity.perl -in='advanced/volgid.txt' -beautyIn='advanced/volgid.txt' -height='RATHER_SHORT' -hairBlack='10' -hairRed='0' -hairAuburn='0' -hairBrown='10' -hairDarkBlond='0' -hairBlond='0' -eyeBlack='10' -eyeBrown='2' -eyeBlue='2' -eyeGreen='2' -hairStraight='25' -hairWavy='25' -hairCurly='0' -hairAfro='0' -hairAsian='50' -skinColour='Fair-Medium' -using='mordvin' &gt; ../common/ethnicities/01_volgid.txt;" calcext:value-type="string">
            <text:p>./combined_ethnicity.perl -in='advanced/volgid.txt' -beautyIn='advanced/volgid.txt' -height='RATHER_SHORT' -hairBlack='10' -hairRed='0' -hairAuburn='0' -hairBrown='10' -hairDarkBlond='0' -hairBlond='0' -eyeBlack='10' -eyeBrown='2' -eyeBlue='2' -eyeGreen='2' -hairStraight='25' -hairWavy='25' -hairCurly='0' -hairAfro='0' -hairAsian='50' -skinColour='Fair-Medium' -using='mordvin' &gt; ../common/ethnicities/01_volg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west_alpinid.txt</text:p>
          </table:table-cell>
          <table:table-cell table:style-name="ce2" office:value-type="string" calcext:value-type="string">
            <text:p>beauty_advanced/west_alpinid.txt</text:p>
          </table:table-cell>
          <table:table-cell table:style-name="ce4" office:value-type="string" calcext:value-type="string">
            <text:p>RATHER_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style-name="ce20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25" calcext:value-type="float">
            <text:p>25</text:p>
          </table:table-cell>
          <table:table-cell table:style-name="ce29" office:value-type="float" office:value="5" calcext:value-type="float">
            <text:p>5</text:p>
          </table:table-cell>
          <table:table-cell table:style-name="ce32" office:value-type="float" office:value="5" calcext:value-type="float">
            <text:p>5</text:p>
          </table:table-cell>
          <table:table-cell table:style-name="ce35" office:value-type="float" office:value="50" calcext:value-type="float">
            <text:p>50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Fair-Red</text:p>
          </table:table-cell>
          <table:table-cell table:style-name="ce3" office:value-type="string" calcext:value-type="string">
            <text:p>french</text:p>
          </table:table-cell>
          <table:table-cell table:style-name="ce2" table:formula="of:=&quot;-&quot;&amp;[.$A$1]&amp;&quot;='&quot;&amp;[.A116]&amp;&quot;' -&quot;&amp;[.$B$1]&amp;&quot;='&quot;&amp;[.B116]&amp;&quot;' -&quot;&amp;[.$C$1]&amp;&quot;='&quot;&amp;[.C116]&amp;&quot;' -&quot;&amp;[.$D$1]&amp;&quot;='&quot;&amp;[.D116]&amp;&quot;' -&quot;&amp;[.$E$1]&amp;&quot;='&quot;&amp;[.E116]&amp;&quot;' -&quot;&amp;[.$F$1]&amp;&quot;='&quot;&amp;[.F116]&amp;&quot;' -&quot;&amp;[.$G$1]&amp;&quot;='&quot;&amp;[.G116]&amp;&quot;' -&quot;&amp;[.$H$1]&amp;&quot;='&quot;&amp;[.H116]&amp;&quot;' -&quot;&amp;[.$I$1]&amp;&quot;='&quot;&amp;[.I116]&amp;&quot;' -&quot;&amp;[.$J$1]&amp;&quot;='&quot;&amp;[.J116]&amp;&quot;' -&quot;&amp;[.$K$1]&amp;&quot;='&quot;&amp;[.K116]&amp;&quot;' -&quot;&amp;[.$L$1]&amp;&quot;='&quot;&amp;[.L116]&amp;&quot;' -&quot;&amp;[.$M$1]&amp;&quot;='&quot;&amp;[.M116]&amp;&quot;' -&quot;&amp;[.$N$1]&amp;&quot;='&quot;&amp;[.N116]&amp;&quot;' -&quot;&amp;[.$O$1]&amp;&quot;='&quot;&amp;[.O116]&amp;&quot;' -&quot;&amp;[.$P$1]&amp;&quot;='&quot;&amp;[.P116]&amp;&quot;' -&quot;&amp;[.$Q$1]&amp;&quot;='&quot;&amp;[.Q116]&amp;&quot;' -&quot;&amp;[.$R$1]&amp;&quot;='&quot;&amp;[.R116]&amp;&quot;'&quot;&amp;&quot; -&quot;&amp;[.$S$1]&amp;&quot;='&quot;&amp;[.S116]&amp;&quot;'&quot;&amp;&quot; -&quot;&amp;[.$T$1]&amp;&quot;='&quot;&amp;[.T116]&amp;&quot;'&quot;" office:value-type="string" office:string-value="-in='advanced/west_alpinid.txt' -beautyIn='beauty_advanced/west_alpinid.txt' -height='RATHER_SHORT' -hairBlack='10' -hairRed='0' -hairAuburn='0' -hairBrown='10' -hairDarkBlond='10' -hairBlond='0' -eyeBlack='0' -eyeBrown='25' -eyeBlue='5' -eyeGreen='5' -hairStraight='50' -hairWavy='50' -hairCurly='0' -hairAfro='0' -hairAsian='0' -skinColour='Fair-Red' -using='french'" calcext:value-type="string">
            <text:p>-in='advanced/west_alpinid.txt' -beautyIn='beauty_advanced/west_alpinid.txt' -height='RATHER_SHORT' -hairBlack='10' -hairRed='0' -hairAuburn='0' -hairBrown='10' -hairDarkBlond='10' -hairBlond='0' -eyeBlack='0' -eyeBrown='25' -eyeBlue='5' -eyeGreen='5' -hairStraight='50' -hairWavy='50' -hairCurly='0' -hairAfro='0' -hairAsian='0' -skinColour='Fair-Red' -using='french'</text:p>
          </table:table-cell>
          <table:table-cell table:style-name="ce2" table:formula="of:=&quot;./combined_ethnicity.perl &quot;&amp;[.U116]&amp;&quot; &gt; ../common/ethnicities/01_&quot;&amp;SUBSTITUTE(SUBSTITUTE([.A116];&quot;/&quot;;&quot;_&quot;);&quot;advanced_&quot;;&quot;&quot;)&amp;&quot;;&quot;" office:value-type="string" office:string-value="./combined_ethnicity.perl -in='advanced/west_alpinid.txt' -beautyIn='beauty_advanced/west_alpinid.txt' -height='RATHER_SHORT' -hairBlack='10' -hairRed='0' -hairAuburn='0' -hairBrown='10' -hairDarkBlond='10' -hairBlond='0' -eyeBlack='0' -eyeBrown='25' -eyeBlue='5' -eyeGreen='5' -hairStraight='50' -hairWavy='50' -hairCurly='0' -hairAfro='0' -hairAsian='0' -skinColour='Fair-Red' -using='french' &gt; ../common/ethnicities/01_west_alpinid.txt;" calcext:value-type="string">
            <text:p>./combined_ethnicity.perl -in='advanced/west_alpinid.txt' -beautyIn='beauty_advanced/west_alpinid.txt' -height='RATHER_SHORT' -hairBlack='10' -hairRed='0' -hairAuburn='0' -hairBrown='10' -hairDarkBlond='10' -hairBlond='0' -eyeBlack='0' -eyeBrown='25' -eyeBlue='5' -eyeGreen='5' -hairStraight='50' -hairWavy='50' -hairCurly='0' -hairAfro='0' -hairAsian='0' -skinColour='Fair-Red' -using='french' &gt; ../common/ethnicities/01_west_alpin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westcongolesid.txt</text:p>
          </table:table-cell>
          <table:table-cell table:style-name="ce4" office:value-type="string" calcext:value-type="string">
            <text:p>MEDIUM</text:p>
          </table:table-cell>
          <table:table-cell table:style-name="ce9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VeryDark-Medium</text:p>
          </table:table-cell>
          <table:table-cell table:style-name="ce3" office:value-type="string" calcext:value-type="string">
            <text:p>bobo</text:p>
          </table:table-cell>
          <table:table-cell table:style-name="ce2" table:formula="of:=&quot;-&quot;&amp;[.$A$1]&amp;&quot;='&quot;&amp;[.A117]&amp;&quot;' -&quot;&amp;[.$B$1]&amp;&quot;='&quot;&amp;[.B117]&amp;&quot;' -&quot;&amp;[.$C$1]&amp;&quot;='&quot;&amp;[.C117]&amp;&quot;' -&quot;&amp;[.$D$1]&amp;&quot;='&quot;&amp;[.D117]&amp;&quot;' -&quot;&amp;[.$E$1]&amp;&quot;='&quot;&amp;[.E117]&amp;&quot;' -&quot;&amp;[.$F$1]&amp;&quot;='&quot;&amp;[.F117]&amp;&quot;' -&quot;&amp;[.$G$1]&amp;&quot;='&quot;&amp;[.G117]&amp;&quot;' -&quot;&amp;[.$H$1]&amp;&quot;='&quot;&amp;[.H117]&amp;&quot;' -&quot;&amp;[.$I$1]&amp;&quot;='&quot;&amp;[.I117]&amp;&quot;' -&quot;&amp;[.$J$1]&amp;&quot;='&quot;&amp;[.J117]&amp;&quot;' -&quot;&amp;[.$K$1]&amp;&quot;='&quot;&amp;[.K117]&amp;&quot;' -&quot;&amp;[.$L$1]&amp;&quot;='&quot;&amp;[.L117]&amp;&quot;' -&quot;&amp;[.$M$1]&amp;&quot;='&quot;&amp;[.M117]&amp;&quot;' -&quot;&amp;[.$N$1]&amp;&quot;='&quot;&amp;[.N117]&amp;&quot;' -&quot;&amp;[.$O$1]&amp;&quot;='&quot;&amp;[.O117]&amp;&quot;' -&quot;&amp;[.$P$1]&amp;&quot;='&quot;&amp;[.P117]&amp;&quot;' -&quot;&amp;[.$Q$1]&amp;&quot;='&quot;&amp;[.Q117]&amp;&quot;' -&quot;&amp;[.$R$1]&amp;&quot;='&quot;&amp;[.R117]&amp;&quot;'&quot;&amp;&quot; -&quot;&amp;[.$S$1]&amp;&quot;='&quot;&amp;[.S117]&amp;&quot;'&quot;&amp;&quot; -&quot;&amp;[.$T$1]&amp;&quot;='&quot;&amp;[.T117]&amp;&quot;'&quot;" office:value-type="string" office:string-value="-in='advanced/westcongolesid.txt' -beautyIn='advanced/westcongolesid.txt' -height='MEDIUM' -hairBlack='10' -hairRed='0' -hairAuburn='0' -hairBrown='0' -hairDarkBlond='0' -hairBlond='0' -eyeBlack='10' -eyeBrown='0' -eyeBlue='0' -eyeGreen='0' -hairStraight='0' -hairWavy='0' -hairCurly='0' -hairAfro='100' -hairAsian='0' -skinColour='VeryDark-Medium' -using='bobo'" calcext:value-type="string">
            <text:p>-in='advanced/westcongolesid.txt' -beautyIn='advanced/westcongolesid.txt' -height='MEDIUM' -hairBlack='10' -hairRed='0' -hairAuburn='0' -hairBrown='0' -hairDarkBlond='0' -hairBlond='0' -eyeBlack='10' -eyeBrown='0' -eyeBlue='0' -eyeGreen='0' -hairStraight='0' -hairWavy='0' -hairCurly='0' -hairAfro='100' -hairAsian='0' -skinColour='VeryDark-Medium' -using='bobo'</text:p>
          </table:table-cell>
          <table:table-cell table:style-name="ce2" table:formula="of:=&quot;./combined_ethnicity.perl &quot;&amp;[.U117]&amp;&quot; &gt; ../common/ethnicities/01_&quot;&amp;SUBSTITUTE(SUBSTITUTE([.A117];&quot;/&quot;;&quot;_&quot;);&quot;advanced_&quot;;&quot;&quot;)&amp;&quot;;&quot;" office:value-type="string" office:string-value="./combined_ethnicity.perl -in='advanced/westcongolesid.txt' -beautyIn='advanced/westcongolesid.txt' -height='MEDIUM' -hairBlack='10' -hairRed='0' -hairAuburn='0' -hairBrown='0' -hairDarkBlond='0' -hairBlond='0' -eyeBlack='10' -eyeBrown='0' -eyeBlue='0' -eyeGreen='0' -hairStraight='0' -hairWavy='0' -hairCurly='0' -hairAfro='100' -hairAsian='0' -skinColour='VeryDark-Medium' -using='bobo' &gt; ../common/ethnicities/01_westcongolesid.txt;" calcext:value-type="string">
            <text:p>./combined_ethnicity.perl -in='advanced/westcongolesid.txt' -beautyIn='advanced/westcongolesid.txt' -height='MEDIUM' -hairBlack='10' -hairRed='0' -hairAuburn='0' -hairBrown='0' -hairDarkBlond='0' -hairBlond='0' -eyeBlack='10' -eyeBrown='0' -eyeBlue='0' -eyeGreen='0' -hairStraight='0' -hairWavy='0' -hairCurly='0' -hairAfro='100' -hairAsian='0' -skinColour='VeryDark-Medium' -using='bobo' &gt; ../common/ethnicities/01_westcongoles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yakonin.txt</text:p>
          </table:table-cell>
          <table:table-cell table:style-name="ce2" office:value-type="string" calcext:value-type="string">
            <text:p>beauty_advanced/yakonin.txt</text:p>
          </table:table-cell>
          <table:table-cell table:style-name="ce4" office:value-type="string" calcext:value-type="string">
            <text:p>RATHER_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Light-Yellow</text:p>
          </table:table-cell>
          <table:table-cell table:style-name="ce3" office:value-type="string" calcext:value-type="string">
            <text:p>han</text:p>
          </table:table-cell>
          <table:table-cell table:style-name="ce2" table:formula="of:=&quot;-&quot;&amp;[.$A$1]&amp;&quot;='&quot;&amp;[.A118]&amp;&quot;' -&quot;&amp;[.$B$1]&amp;&quot;='&quot;&amp;[.B118]&amp;&quot;' -&quot;&amp;[.$C$1]&amp;&quot;='&quot;&amp;[.C118]&amp;&quot;' -&quot;&amp;[.$D$1]&amp;&quot;='&quot;&amp;[.D118]&amp;&quot;' -&quot;&amp;[.$E$1]&amp;&quot;='&quot;&amp;[.E118]&amp;&quot;' -&quot;&amp;[.$F$1]&amp;&quot;='&quot;&amp;[.F118]&amp;&quot;' -&quot;&amp;[.$G$1]&amp;&quot;='&quot;&amp;[.G118]&amp;&quot;' -&quot;&amp;[.$H$1]&amp;&quot;='&quot;&amp;[.H118]&amp;&quot;' -&quot;&amp;[.$I$1]&amp;&quot;='&quot;&amp;[.I118]&amp;&quot;' -&quot;&amp;[.$J$1]&amp;&quot;='&quot;&amp;[.J118]&amp;&quot;' -&quot;&amp;[.$K$1]&amp;&quot;='&quot;&amp;[.K118]&amp;&quot;' -&quot;&amp;[.$L$1]&amp;&quot;='&quot;&amp;[.L118]&amp;&quot;' -&quot;&amp;[.$M$1]&amp;&quot;='&quot;&amp;[.M118]&amp;&quot;' -&quot;&amp;[.$N$1]&amp;&quot;='&quot;&amp;[.N118]&amp;&quot;' -&quot;&amp;[.$O$1]&amp;&quot;='&quot;&amp;[.O118]&amp;&quot;' -&quot;&amp;[.$P$1]&amp;&quot;='&quot;&amp;[.P118]&amp;&quot;' -&quot;&amp;[.$Q$1]&amp;&quot;='&quot;&amp;[.Q118]&amp;&quot;' -&quot;&amp;[.$R$1]&amp;&quot;='&quot;&amp;[.R118]&amp;&quot;'&quot;&amp;&quot; -&quot;&amp;[.$S$1]&amp;&quot;='&quot;&amp;[.S118]&amp;&quot;'&quot;&amp;&quot; -&quot;&amp;[.$T$1]&amp;&quot;='&quot;&amp;[.T118]&amp;&quot;'&quot;" office:value-type="string" office:string-value="-in='advanced/yakonin.txt' -beautyIn='beauty_advanced/yakonin.txt' -height='RATHER_SHORT' -hairBlack='10' -hairRed='0' -hairAuburn='0' -hairBrown='0' -hairDarkBlond='0' -hairBlond='0' -eyeBlack='10' -eyeBrown='0' -eyeBlue='0' -eyeGreen='0' -hairStraight='0' -hairWavy='0' -hairCurly='0' -hairAfro='0' -hairAsian='100' -skinColour='Light-Yellow' -using='han'" calcext:value-type="string">
            <text:p>-in='advanced/yakonin.txt' -beautyIn='beauty_advanced/yakonin.txt' -height='RATHER_SHORT' -hairBlack='10' -hairRed='0' -hairAuburn='0' -hairBrown='0' -hairDarkBlond='0' -hairBlond='0' -eyeBlack='10' -eyeBrown='0' -eyeBlue='0' -eyeGreen='0' -hairStraight='0' -hairWavy='0' -hairCurly='0' -hairAfro='0' -hairAsian='100' -skinColour='Light-Yellow' -using='han'</text:p>
          </table:table-cell>
          <table:table-cell table:style-name="ce2" table:formula="of:=&quot;./combined_ethnicity.perl &quot;&amp;[.U118]&amp;&quot; &gt; ../common/ethnicities/01_&quot;&amp;SUBSTITUTE(SUBSTITUTE([.A118];&quot;/&quot;;&quot;_&quot;);&quot;advanced_&quot;;&quot;&quot;)&amp;&quot;;&quot;" office:value-type="string" office:string-value="./combined_ethnicity.perl -in='advanced/yakonin.txt' -beautyIn='beauty_advanced/yakonin.txt' -height='RATHER_SHORT' -hairBlack='10' -hairRed='0' -hairAuburn='0' -hairBrown='0' -hairDarkBlond='0' -hairBlond='0' -eyeBlack='10' -eyeBrown='0' -eyeBlue='0' -eyeGreen='0' -hairStraight='0' -hairWavy='0' -hairCurly='0' -hairAfro='0' -hairAsian='100' -skinColour='Light-Yellow' -using='han' &gt; ../common/ethnicities/01_yakonin.txt;" calcext:value-type="string">
            <text:p>./combined_ethnicity.perl -in='advanced/yakonin.txt' -beautyIn='beauty_advanced/yakonin.txt' -height='RATHER_SHORT' -hairBlack='10' -hairRed='0' -hairAuburn='0' -hairBrown='0' -hairDarkBlond='0' -hairBlond='0' -eyeBlack='10' -eyeBrown='0' -eyeBlue='0' -eyeGreen='0' -hairStraight='0' -hairWavy='0' -hairCurly='0' -hairAfro='0' -hairAsian='100' -skinColour='Light-Yellow' -using='han' &gt; ../common/ethnicities/01_yakonin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yemenid.txt</text:p>
          </table:table-cell>
          <table:table-cell table:style-name="ce4" office:value-type="string" calcext:value-type="string">
            <text:p>RATHER_SHORT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15" calcext:value-type="float">
            <text:p>15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25" calcext:value-type="float">
            <text:p>25</text:p>
          </table:table-cell>
          <table:table-cell table:style-name="ce38" office:value-type="float" office:value="50" calcext:value-type="float">
            <text:p>5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Medium-Medium</text:p>
          </table:table-cell>
          <table:table-cell table:style-name="ce3" office:value-type="string" calcext:value-type="string">
            <text:p>yemeni</text:p>
          </table:table-cell>
          <table:table-cell table:style-name="ce2" table:formula="of:=&quot;-&quot;&amp;[.$A$1]&amp;&quot;='&quot;&amp;[.A119]&amp;&quot;' -&quot;&amp;[.$B$1]&amp;&quot;='&quot;&amp;[.B119]&amp;&quot;' -&quot;&amp;[.$C$1]&amp;&quot;='&quot;&amp;[.C119]&amp;&quot;' -&quot;&amp;[.$D$1]&amp;&quot;='&quot;&amp;[.D119]&amp;&quot;' -&quot;&amp;[.$E$1]&amp;&quot;='&quot;&amp;[.E119]&amp;&quot;' -&quot;&amp;[.$F$1]&amp;&quot;='&quot;&amp;[.F119]&amp;&quot;' -&quot;&amp;[.$G$1]&amp;&quot;='&quot;&amp;[.G119]&amp;&quot;' -&quot;&amp;[.$H$1]&amp;&quot;='&quot;&amp;[.H119]&amp;&quot;' -&quot;&amp;[.$I$1]&amp;&quot;='&quot;&amp;[.I119]&amp;&quot;' -&quot;&amp;[.$J$1]&amp;&quot;='&quot;&amp;[.J119]&amp;&quot;' -&quot;&amp;[.$K$1]&amp;&quot;='&quot;&amp;[.K119]&amp;&quot;' -&quot;&amp;[.$L$1]&amp;&quot;='&quot;&amp;[.L119]&amp;&quot;' -&quot;&amp;[.$M$1]&amp;&quot;='&quot;&amp;[.M119]&amp;&quot;' -&quot;&amp;[.$N$1]&amp;&quot;='&quot;&amp;[.N119]&amp;&quot;' -&quot;&amp;[.$O$1]&amp;&quot;='&quot;&amp;[.O119]&amp;&quot;' -&quot;&amp;[.$P$1]&amp;&quot;='&quot;&amp;[.P119]&amp;&quot;' -&quot;&amp;[.$Q$1]&amp;&quot;='&quot;&amp;[.Q119]&amp;&quot;' -&quot;&amp;[.$R$1]&amp;&quot;='&quot;&amp;[.R119]&amp;&quot;'&quot;&amp;&quot; -&quot;&amp;[.$S$1]&amp;&quot;='&quot;&amp;[.S119]&amp;&quot;'&quot;&amp;&quot; -&quot;&amp;[.$T$1]&amp;&quot;='&quot;&amp;[.T119]&amp;&quot;'&quot;" office:value-type="string" office:string-value="-in='advanced/yemenid.txt' -beautyIn='advanced/yemenid.txt' -height='RATHER_SHORT' -hairBlack='10' -hairRed='0' -hairAuburn='0' -hairBrown='0' -hairDarkBlond='0' -hairBlond='0' -eyeBlack='15' -eyeBrown='0' -eyeBlue='0' -eyeGreen='0' -hairStraight='0' -hairWavy='25' -hairCurly='50' -hairAfro='0' -hairAsian='0' -skinColour='Medium-Medium' -using='yemeni'" calcext:value-type="string">
            <text:p>-in='advanced/yemenid.txt' -beautyIn='advanced/yemenid.txt' -height='RATHER_SHORT' -hairBlack='10' -hairRed='0' -hairAuburn='0' -hairBrown='0' -hairDarkBlond='0' -hairBlond='0' -eyeBlack='15' -eyeBrown='0' -eyeBlue='0' -eyeGreen='0' -hairStraight='0' -hairWavy='25' -hairCurly='50' -hairAfro='0' -hairAsian='0' -skinColour='Medium-Medium' -using='yemeni'</text:p>
          </table:table-cell>
          <table:table-cell table:style-name="ce2" table:formula="of:=&quot;./combined_ethnicity.perl &quot;&amp;[.U119]&amp;&quot; &gt; ../common/ethnicities/01_&quot;&amp;SUBSTITUTE(SUBSTITUTE([.A119];&quot;/&quot;;&quot;_&quot;);&quot;advanced_&quot;;&quot;&quot;)&amp;&quot;;&quot;" office:value-type="string" office:string-value="./combined_ethnicity.perl -in='advanced/yemenid.txt' -beautyIn='advanced/yemenid.txt' -height='RATHER_SHORT' -hairBlack='10' -hairRed='0' -hairAuburn='0' -hairBrown='0' -hairDarkBlond='0' -hairBlond='0' -eyeBlack='15' -eyeBrown='0' -eyeBlue='0' -eyeGreen='0' -hairStraight='0' -hairWavy='25' -hairCurly='50' -hairAfro='0' -hairAsian='0' -skinColour='Medium-Medium' -using='yemeni' &gt; ../common/ethnicities/01_yemenid.txt;" calcext:value-type="string">
            <text:p>./combined_ethnicity.perl -in='advanced/yemenid.txt' -beautyIn='advanced/yemenid.txt' -height='RATHER_SHORT' -hairBlack='10' -hairRed='0' -hairAuburn='0' -hairBrown='0' -hairDarkBlond='0' -hairBlond='0' -eyeBlack='15' -eyeBrown='0' -eyeBlue='0' -eyeGreen='0' -hairStraight='0' -hairWavy='25' -hairCurly='50' -hairAfro='0' -hairAsian='0' -skinColour='Medium-Medium' -using='yemeni' &gt; ../common/ethnicities/01_yemenid.txt;</text:p>
          </table:table-cell>
          <table:table-cell table:number-columns-repeated="1002"/>
        </table:table-row>
        <table:table-row table:style-name="ro1">
          <table:table-cell table:style-name="ce4" office:value-type="string" calcext:value-type="string">
            <text:p>advanced/aoshima.txt</text:p>
          </table:table-cell>
          <table:table-cell table:style-name="ce4" office:value-type="string" calcext:value-type="string">
            <text:p>beauty_advanced/aoshima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90" calcext:value-type="float">
            <text:p>90</text:p>
          </table:table-cell>
          <table:table-cell table:style-name="ce38" office:value-type="float" office:value="5" calcext:value-type="float">
            <text:p>5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jurchen</text:p>
          </table:table-cell>
          <table:table-cell table:style-name="ce2" table:formula="of:=&quot;-&quot;&amp;[.$A$1]&amp;&quot;='&quot;&amp;[.A120]&amp;&quot;' -&quot;&amp;[.$B$1]&amp;&quot;='&quot;&amp;[.B120]&amp;&quot;' -&quot;&amp;[.$C$1]&amp;&quot;='&quot;&amp;[.C120]&amp;&quot;' -&quot;&amp;[.$D$1]&amp;&quot;='&quot;&amp;[.D120]&amp;&quot;' -&quot;&amp;[.$E$1]&amp;&quot;='&quot;&amp;[.E120]&amp;&quot;' -&quot;&amp;[.$F$1]&amp;&quot;='&quot;&amp;[.F120]&amp;&quot;' -&quot;&amp;[.$G$1]&amp;&quot;='&quot;&amp;[.G120]&amp;&quot;' -&quot;&amp;[.$H$1]&amp;&quot;='&quot;&amp;[.H120]&amp;&quot;' -&quot;&amp;[.$I$1]&amp;&quot;='&quot;&amp;[.I120]&amp;&quot;' -&quot;&amp;[.$J$1]&amp;&quot;='&quot;&amp;[.J120]&amp;&quot;' -&quot;&amp;[.$K$1]&amp;&quot;='&quot;&amp;[.K120]&amp;&quot;' -&quot;&amp;[.$L$1]&amp;&quot;='&quot;&amp;[.L120]&amp;&quot;' -&quot;&amp;[.$M$1]&amp;&quot;='&quot;&amp;[.M120]&amp;&quot;' -&quot;&amp;[.$N$1]&amp;&quot;='&quot;&amp;[.N120]&amp;&quot;' -&quot;&amp;[.$O$1]&amp;&quot;='&quot;&amp;[.O120]&amp;&quot;' -&quot;&amp;[.$P$1]&amp;&quot;='&quot;&amp;[.P120]&amp;&quot;' -&quot;&amp;[.$Q$1]&amp;&quot;='&quot;&amp;[.Q120]&amp;&quot;' -&quot;&amp;[.$R$1]&amp;&quot;='&quot;&amp;[.R120]&amp;&quot;'&quot;&amp;&quot; -&quot;&amp;[.$S$1]&amp;&quot;='&quot;&amp;[.S120]&amp;&quot;'&quot;&amp;&quot; -&quot;&amp;[.$T$1]&amp;&quot;='&quot;&amp;[.T120]&amp;&quot;'&quot;" office:value-type="string" office:string-value="-in='advanced/aoshima.txt' -beautyIn='beauty_advanced/aoshima.txt' -height='SHORT' -hairBlack='10' -hairRed='0' -hairAuburn='0' -hairBrown='0' -hairDarkBlond='0' -hairBlond='0' -eyeBlack='10' -eyeBrown='0' -eyeBlue='0' -eyeGreen='0' -hairStraight='0' -hairWavy='90' -hairCurly='5' -hairAfro='0' -hairAsian='0' -skinColour='Light-Medium' -using='jurchen'" calcext:value-type="string">
            <text:p>-in='advanced/aoshima.txt' -beautyIn='beauty_advanced/aoshima.txt' -height='SHORT' -hairBlack='10' -hairRed='0' -hairAuburn='0' -hairBrown='0' -hairDarkBlond='0' -hairBlond='0' -eyeBlack='10' -eyeBrown='0' -eyeBlue='0' -eyeGreen='0' -hairStraight='0' -hairWavy='90' -hairCurly='5' -hairAfro='0' -hairAsian='0' -skinColour='Light-Medium' -using='jurchen'</text:p>
          </table:table-cell>
          <table:table-cell table:style-name="ce2" table:formula="of:=&quot;./combined_ethnicity.perl &quot;&amp;[.U120]&amp;&quot; &gt; ../common/ethnicities/01_&quot;&amp;SUBSTITUTE(SUBSTITUTE([.A120];&quot;/&quot;;&quot;_&quot;);&quot;advanced_&quot;;&quot;&quot;)&amp;&quot;;&quot;" office:value-type="string" office:string-value="./combined_ethnicity.perl -in='advanced/aoshima.txt' -beautyIn='beauty_advanced/aoshima.txt' -height='SHORT' -hairBlack='10' -hairRed='0' -hairAuburn='0' -hairBrown='0' -hairDarkBlond='0' -hairBlond='0' -eyeBlack='10' -eyeBrown='0' -eyeBlue='0' -eyeGreen='0' -hairStraight='0' -hairWavy='90' -hairCurly='5' -hairAfro='0' -hairAsian='0' -skinColour='Light-Medium' -using='jurchen' &gt; ../common/ethnicities/01_aoshima.txt;" calcext:value-type="string">
            <text:p>./combined_ethnicity.perl -in='advanced/aoshima.txt' -beautyIn='beauty_advanced/aoshima.txt' -height='SHORT' -hairBlack='10' -hairRed='0' -hairAuburn='0' -hairBrown='0' -hairDarkBlond='0' -hairBlond='0' -eyeBlack='10' -eyeBrown='0' -eyeBlue='0' -eyeGreen='0' -hairStraight='0' -hairWavy='90' -hairCurly='5' -hairAfro='0' -hairAsian='0' -skinColour='Light-Medium' -using='jurchen' &gt; ../common/ethnicities/01_aoshima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transmediterranid.txt</text:p>
          </table:table-cell>
          <table:table-cell table:style-name="ce2" office:value-type="string" calcext:value-type="string">
            <text:p>MEDIUM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10" calcext:value-type="float">
            <text:p>10</text:p>
          </table:table-cell>
          <table:table-cell table:style-name="ce36" office:value-type="float" office:value="35" calcext:value-type="float">
            <text:p>35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Medium-Medium</text:p>
          </table:table-cell>
          <table:table-cell table:style-name="ce3" office:value-type="string" calcext:value-type="string">
            <text:p>baranis</text:p>
          </table:table-cell>
          <table:table-cell table:style-name="ce2" table:formula="of:=&quot;-&quot;&amp;[.$A$1]&amp;&quot;='&quot;&amp;[.A121]&amp;&quot;' -&quot;&amp;[.$B$1]&amp;&quot;='&quot;&amp;[.B121]&amp;&quot;' -&quot;&amp;[.$C$1]&amp;&quot;='&quot;&amp;[.C121]&amp;&quot;' -&quot;&amp;[.$D$1]&amp;&quot;='&quot;&amp;[.D121]&amp;&quot;' -&quot;&amp;[.$E$1]&amp;&quot;='&quot;&amp;[.E121]&amp;&quot;' -&quot;&amp;[.$F$1]&amp;&quot;='&quot;&amp;[.F121]&amp;&quot;' -&quot;&amp;[.$G$1]&amp;&quot;='&quot;&amp;[.G121]&amp;&quot;' -&quot;&amp;[.$H$1]&amp;&quot;='&quot;&amp;[.H121]&amp;&quot;' -&quot;&amp;[.$I$1]&amp;&quot;='&quot;&amp;[.I121]&amp;&quot;' -&quot;&amp;[.$J$1]&amp;&quot;='&quot;&amp;[.J121]&amp;&quot;' -&quot;&amp;[.$K$1]&amp;&quot;='&quot;&amp;[.K121]&amp;&quot;' -&quot;&amp;[.$L$1]&amp;&quot;='&quot;&amp;[.L121]&amp;&quot;' -&quot;&amp;[.$M$1]&amp;&quot;='&quot;&amp;[.M121]&amp;&quot;' -&quot;&amp;[.$N$1]&amp;&quot;='&quot;&amp;[.N121]&amp;&quot;' -&quot;&amp;[.$O$1]&amp;&quot;='&quot;&amp;[.O121]&amp;&quot;' -&quot;&amp;[.$P$1]&amp;&quot;='&quot;&amp;[.P121]&amp;&quot;' -&quot;&amp;[.$Q$1]&amp;&quot;='&quot;&amp;[.Q121]&amp;&quot;' -&quot;&amp;[.$R$1]&amp;&quot;='&quot;&amp;[.R121]&amp;&quot;'&quot;&amp;&quot; -&quot;&amp;[.$S$1]&amp;&quot;='&quot;&amp;[.S121]&amp;&quot;'&quot;&amp;&quot; -&quot;&amp;[.$T$1]&amp;&quot;='&quot;&amp;[.T121]&amp;&quot;'&quot;" office:value-type="string" office:string-value="-in='advanced/transmediterranid.txt' -beautyIn='advanced/transmediterranid.txt' -height='MEDIUM' -hairBlack='10' -hairRed='0' -hairAuburn='0' -hairBrown='2' -hairDarkBlond='0' -hairBlond='0' -eyeBlack='10' -eyeBrown='5' -eyeBlue='0' -eyeGreen='0' -hairStraight='10' -hairWavy='35' -hairCurly='50' -hairAfro='0' -hairAsian='0' -skinColour='LightMedium-Medium' -using='baranis'" calcext:value-type="string">
            <text:p>-in='advanced/transmediterranid.txt' -beautyIn='advanced/transmediterranid.txt' -height='MEDIUM' -hairBlack='10' -hairRed='0' -hairAuburn='0' -hairBrown='2' -hairDarkBlond='0' -hairBlond='0' -eyeBlack='10' -eyeBrown='5' -eyeBlue='0' -eyeGreen='0' -hairStraight='10' -hairWavy='35' -hairCurly='50' -hairAfro='0' -hairAsian='0' -skinColour='LightMedium-Medium' -using='baranis'</text:p>
          </table:table-cell>
          <table:table-cell table:style-name="ce2" table:formula="of:=&quot;./combined_ethnicity.perl &quot;&amp;[.U121]&amp;&quot; &gt; ../common/ethnicities/01_&quot;&amp;SUBSTITUTE(SUBSTITUTE([.A121];&quot;/&quot;;&quot;_&quot;);&quot;advanced_&quot;;&quot;&quot;)&amp;&quot;;&quot;" office:value-type="string" office:string-value="./combined_ethnicity.perl -in='advanced/transmediterranid.txt' -beautyIn='advanced/transmediterranid.txt' -height='MEDIUM' -hairBlack='10' -hairRed='0' -hairAuburn='0' -hairBrown='2' -hairDarkBlond='0' -hairBlond='0' -eyeBlack='10' -eyeBrown='5' -eyeBlue='0' -eyeGreen='0' -hairStraight='10' -hairWavy='35' -hairCurly='50' -hairAfro='0' -hairAsian='0' -skinColour='LightMedium-Medium' -using='baranis' &gt; ../common/ethnicities/01_transmediterranid.txt;" calcext:value-type="string">
            <text:p>./combined_ethnicity.perl -in='advanced/transmediterranid.txt' -beautyIn='advanced/transmediterranid.txt' -height='MEDIUM' -hairBlack='10' -hairRed='0' -hairAuburn='0' -hairBrown='2' -hairDarkBlond='0' -hairBlond='0' -eyeBlack='10' -eyeBrown='5' -eyeBlue='0' -eyeGreen='0' -hairStraight='10' -hairWavy='35' -hairCurly='50' -hairAfro='0' -hairAsian='0' -skinColour='LightMedium-Medium' -using='baranis' &gt; ../common/ethnicities/01_transmediterran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west_ethiopid.txt</text:p>
          </table:table-cell>
          <table:table-cell table:style-name="ce4" office:value-type="string" calcext:value-type="string">
            <text:p>RATHER_TALL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15" calcext:value-type="float">
            <text:p>15</text:p>
          </table:table-cell>
          <table:table-cell table:style-name="ce12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5" calcext:value-type="float">
            <text:p>5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70" calcext:value-type="float">
            <text:p>7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MediumDark-Red</text:p>
          </table:table-cell>
          <table:table-cell table:style-name="ce3" office:value-type="string" calcext:value-type="string">
            <text:p>butr</text:p>
          </table:table-cell>
          <table:table-cell table:style-name="ce2" table:formula="of:=&quot;-&quot;&amp;[.$A$1]&amp;&quot;='&quot;&amp;[.A122]&amp;&quot;' -&quot;&amp;[.$B$1]&amp;&quot;='&quot;&amp;[.B122]&amp;&quot;' -&quot;&amp;[.$C$1]&amp;&quot;='&quot;&amp;[.C122]&amp;&quot;' -&quot;&amp;[.$D$1]&amp;&quot;='&quot;&amp;[.D122]&amp;&quot;' -&quot;&amp;[.$E$1]&amp;&quot;='&quot;&amp;[.E122]&amp;&quot;' -&quot;&amp;[.$F$1]&amp;&quot;='&quot;&amp;[.F122]&amp;&quot;' -&quot;&amp;[.$G$1]&amp;&quot;='&quot;&amp;[.G122]&amp;&quot;' -&quot;&amp;[.$H$1]&amp;&quot;='&quot;&amp;[.H122]&amp;&quot;' -&quot;&amp;[.$I$1]&amp;&quot;='&quot;&amp;[.I122]&amp;&quot;' -&quot;&amp;[.$J$1]&amp;&quot;='&quot;&amp;[.J122]&amp;&quot;' -&quot;&amp;[.$K$1]&amp;&quot;='&quot;&amp;[.K122]&amp;&quot;' -&quot;&amp;[.$L$1]&amp;&quot;='&quot;&amp;[.L122]&amp;&quot;' -&quot;&amp;[.$M$1]&amp;&quot;='&quot;&amp;[.M122]&amp;&quot;' -&quot;&amp;[.$N$1]&amp;&quot;='&quot;&amp;[.N122]&amp;&quot;' -&quot;&amp;[.$O$1]&amp;&quot;='&quot;&amp;[.O122]&amp;&quot;' -&quot;&amp;[.$P$1]&amp;&quot;='&quot;&amp;[.P122]&amp;&quot;' -&quot;&amp;[.$Q$1]&amp;&quot;='&quot;&amp;[.Q122]&amp;&quot;' -&quot;&amp;[.$R$1]&amp;&quot;='&quot;&amp;[.R122]&amp;&quot;'&quot;&amp;&quot; -&quot;&amp;[.$S$1]&amp;&quot;='&quot;&amp;[.S122]&amp;&quot;'&quot;&amp;&quot; -&quot;&amp;[.$T$1]&amp;&quot;='&quot;&amp;[.T122]&amp;&quot;'&quot;" office:value-type="string" office:string-value="-in='advanced/west_ethiopid.txt' -beautyIn='advanced/west_ethiopid.txt' -height='RATHER_TALL' -hairBlack='10' -hairRed='0' -hairAuburn='0' -hairBrown='0' -hairDarkBlond='0' -hairBlond='0' -eyeBlack='15' -eyeBrown='0' -eyeBlue='0' -eyeGreen='0' -hairStraight='0' -hairWavy='5' -hairCurly='20' -hairAfro='70' -hairAsian='0' -skinColour='MediumDark-Red' -using='butr'" calcext:value-type="string">
            <text:p>-in='advanced/west_ethiopid.txt' -beautyIn='advanced/west_ethiopid.txt' -height='RATHER_TALL' -hairBlack='10' -hairRed='0' -hairAuburn='0' -hairBrown='0' -hairDarkBlond='0' -hairBlond='0' -eyeBlack='15' -eyeBrown='0' -eyeBlue='0' -eyeGreen='0' -hairStraight='0' -hairWavy='5' -hairCurly='20' -hairAfro='70' -hairAsian='0' -skinColour='MediumDark-Red' -using='butr'</text:p>
          </table:table-cell>
          <table:table-cell table:style-name="ce2" table:formula="of:=&quot;./combined_ethnicity.perl &quot;&amp;[.U122]&amp;&quot; &gt; ../common/ethnicities/01_&quot;&amp;SUBSTITUTE(SUBSTITUTE([.A122];&quot;/&quot;;&quot;_&quot;);&quot;advanced_&quot;;&quot;&quot;)&amp;&quot;;&quot;" office:value-type="string" office:string-value="./combined_ethnicity.perl -in='advanced/west_ethiopid.txt' -beautyIn='advanced/west_ethiopid.txt' -height='RATHER_TALL' -hairBlack='10' -hairRed='0' -hairAuburn='0' -hairBrown='0' -hairDarkBlond='0' -hairBlond='0' -eyeBlack='15' -eyeBrown='0' -eyeBlue='0' -eyeGreen='0' -hairStraight='0' -hairWavy='5' -hairCurly='20' -hairAfro='70' -hairAsian='0' -skinColour='MediumDark-Red' -using='butr' &gt; ../common/ethnicities/01_west_ethiopid.txt;" calcext:value-type="string">
            <text:p>./combined_ethnicity.perl -in='advanced/west_ethiopid.txt' -beautyIn='advanced/west_ethiopid.txt' -height='RATHER_TALL' -hairBlack='10' -hairRed='0' -hairAuburn='0' -hairBrown='0' -hairDarkBlond='0' -hairBlond='0' -eyeBlack='15' -eyeBrown='0' -eyeBlue='0' -eyeGreen='0' -hairStraight='0' -hairWavy='5' -hairCurly='20' -hairAfro='70' -hairAsian='0' -skinColour='MediumDark-Red' -using='butr' &gt; ../common/ethnicities/01_west_ethiopid.txt;</text:p>
          </table:table-cell>
          <table:table-cell table:number-columns-repeated="1002"/>
        </table:table-row>
        <table:table-row table:style-name="ro1">
          <table:table-cell table:number-columns-repeated="2" table:style-name="ce4" office:value-type="string" calcext:value-type="string">
            <text:p>advanced/gracilemediterranid.txt</text:p>
          </table:table-cell>
          <table:table-cell table:style-name="ce4" office:value-type="string" calcext:value-type="string">
            <text:p>RATHER_SHORT</text:p>
          </table:table-cell>
          <table:table-cell table:style-name="ce9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18" office:value-type="float" office:value="5" calcext:value-type="float">
            <text:p>5</text:p>
          </table:table-cell>
          <table:table-cell table:style-name="ce21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10" calcext:value-type="float">
            <text:p>10</text:p>
          </table:table-cell>
          <table:table-cell table:style-name="ce12" office:value-type="float" office:value="10" calcext:value-type="float">
            <text:p>10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5" office:value-type="float" office:value="20" calcext:value-type="float">
            <text:p>20</text:p>
          </table:table-cell>
          <table:table-cell table:style-name="ce36" office:value-type="float" office:value="50" calcext:value-type="float">
            <text:p>5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italian</text:p>
          </table:table-cell>
          <table:table-cell table:style-name="ce2" table:formula="of:=&quot;-&quot;&amp;[.$A$1]&amp;&quot;='&quot;&amp;[.A123]&amp;&quot;' -&quot;&amp;[.$B$1]&amp;&quot;='&quot;&amp;[.B123]&amp;&quot;' -&quot;&amp;[.$C$1]&amp;&quot;='&quot;&amp;[.C123]&amp;&quot;' -&quot;&amp;[.$D$1]&amp;&quot;='&quot;&amp;[.D123]&amp;&quot;' -&quot;&amp;[.$E$1]&amp;&quot;='&quot;&amp;[.E123]&amp;&quot;' -&quot;&amp;[.$F$1]&amp;&quot;='&quot;&amp;[.F123]&amp;&quot;' -&quot;&amp;[.$G$1]&amp;&quot;='&quot;&amp;[.G123]&amp;&quot;' -&quot;&amp;[.$H$1]&amp;&quot;='&quot;&amp;[.H123]&amp;&quot;' -&quot;&amp;[.$I$1]&amp;&quot;='&quot;&amp;[.I123]&amp;&quot;' -&quot;&amp;[.$J$1]&amp;&quot;='&quot;&amp;[.J123]&amp;&quot;' -&quot;&amp;[.$K$1]&amp;&quot;='&quot;&amp;[.K123]&amp;&quot;' -&quot;&amp;[.$L$1]&amp;&quot;='&quot;&amp;[.L123]&amp;&quot;' -&quot;&amp;[.$M$1]&amp;&quot;='&quot;&amp;[.M123]&amp;&quot;' -&quot;&amp;[.$N$1]&amp;&quot;='&quot;&amp;[.N123]&amp;&quot;' -&quot;&amp;[.$O$1]&amp;&quot;='&quot;&amp;[.O123]&amp;&quot;' -&quot;&amp;[.$P$1]&amp;&quot;='&quot;&amp;[.P123]&amp;&quot;' -&quot;&amp;[.$Q$1]&amp;&quot;='&quot;&amp;[.Q123]&amp;&quot;' -&quot;&amp;[.$R$1]&amp;&quot;='&quot;&amp;[.R123]&amp;&quot;'&quot;&amp;&quot; -&quot;&amp;[.$S$1]&amp;&quot;='&quot;&amp;[.S123]&amp;&quot;'&quot;&amp;&quot; -&quot;&amp;[.$T$1]&amp;&quot;='&quot;&amp;[.T123]&amp;&quot;'&quot;" office:value-type="string" office:string-value="-in='advanced/gracilemediterranid.txt' -beautyIn='advanced/gracilemediterranid.txt' -height='RATHER_SHORT' -hairBlack='10' -hairRed='0' -hairAuburn='2' -hairBrown='5' -hairDarkBlond='0' -hairBlond='0' -eyeBlack='10' -eyeBrown='10' -eyeBlue='0' -eyeGreen='1' -hairStraight='20' -hairWavy='50' -hairCurly='5' -hairAfro='0' -hairAsian='0' -skinColour='Light-Medium' -using='italian'" calcext:value-type="string">
            <text:p>-in='advanced/gracilemediterranid.txt' -beautyIn='advanced/gracilemediterranid.txt' -height='RATHER_SHORT' -hairBlack='10' -hairRed='0' -hairAuburn='2' -hairBrown='5' -hairDarkBlond='0' -hairBlond='0' -eyeBlack='10' -eyeBrown='10' -eyeBlue='0' -eyeGreen='1' -hairStraight='20' -hairWavy='50' -hairCurly='5' -hairAfro='0' -hairAsian='0' -skinColour='Light-Medium' -using='italian'</text:p>
          </table:table-cell>
          <table:table-cell table:style-name="ce2" table:formula="of:=&quot;./combined_ethnicity.perl &quot;&amp;[.U123]&amp;&quot; &gt; ../common/ethnicities/01_&quot;&amp;SUBSTITUTE(SUBSTITUTE([.A123];&quot;/&quot;;&quot;_&quot;);&quot;advanced_&quot;;&quot;&quot;)&amp;&quot;;&quot;" office:value-type="string" office:string-value="./combined_ethnicity.perl -in='advanced/gracilemediterranid.txt' -beautyIn='advanced/gracilemediterranid.txt' -height='RATHER_SHORT' -hairBlack='10' -hairRed='0' -hairAuburn='2' -hairBrown='5' -hairDarkBlond='0' -hairBlond='0' -eyeBlack='10' -eyeBrown='10' -eyeBlue='0' -eyeGreen='1' -hairStraight='20' -hairWavy='50' -hairCurly='5' -hairAfro='0' -hairAsian='0' -skinColour='Light-Medium' -using='italian' &gt; ../common/ethnicities/01_gracilemediterranid.txt;" calcext:value-type="string">
            <text:p>./combined_ethnicity.perl -in='advanced/gracilemediterranid.txt' -beautyIn='advanced/gracilemediterranid.txt' -height='RATHER_SHORT' -hairBlack='10' -hairRed='0' -hairAuburn='2' -hairBrown='5' -hairDarkBlond='0' -hairBlond='0' -eyeBlack='10' -eyeBrown='10' -eyeBlue='0' -eyeGreen='1' -hairStraight='20' -hairWavy='50' -hairCurly='5' -hairAfro='0' -hairAsian='0' -skinColour='Light-Medium' -using='italian' &gt; ../common/ethnicities/01_gracilemediterran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honshu.txt</text:p>
          </table:table-cell>
          <table:table-cell table:style-name="ce2" office:value-type="string" calcext:value-type="string">
            <text:p>beauty_advanced/honshu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20" calcext:value-type="float">
            <text:p>20</text:p>
          </table:table-cell>
          <table:table-cell table:style-name="ce36" office:value-type="float" office:value="80" calcext:value-type="float">
            <text:p>8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jurchen</text:p>
          </table:table-cell>
          <table:table-cell table:style-name="ce2" table:formula="of:=&quot;-&quot;&amp;[.$A$1]&amp;&quot;='&quot;&amp;[.A124]&amp;&quot;' -&quot;&amp;[.$B$1]&amp;&quot;='&quot;&amp;[.B124]&amp;&quot;' -&quot;&amp;[.$C$1]&amp;&quot;='&quot;&amp;[.C124]&amp;&quot;' -&quot;&amp;[.$D$1]&amp;&quot;='&quot;&amp;[.D124]&amp;&quot;' -&quot;&amp;[.$E$1]&amp;&quot;='&quot;&amp;[.E124]&amp;&quot;' -&quot;&amp;[.$F$1]&amp;&quot;='&quot;&amp;[.F124]&amp;&quot;' -&quot;&amp;[.$G$1]&amp;&quot;='&quot;&amp;[.G124]&amp;&quot;' -&quot;&amp;[.$H$1]&amp;&quot;='&quot;&amp;[.H124]&amp;&quot;' -&quot;&amp;[.$I$1]&amp;&quot;='&quot;&amp;[.I124]&amp;&quot;' -&quot;&amp;[.$J$1]&amp;&quot;='&quot;&amp;[.J124]&amp;&quot;' -&quot;&amp;[.$K$1]&amp;&quot;='&quot;&amp;[.K124]&amp;&quot;' -&quot;&amp;[.$L$1]&amp;&quot;='&quot;&amp;[.L124]&amp;&quot;' -&quot;&amp;[.$M$1]&amp;&quot;='&quot;&amp;[.M124]&amp;&quot;' -&quot;&amp;[.$N$1]&amp;&quot;='&quot;&amp;[.N124]&amp;&quot;' -&quot;&amp;[.$O$1]&amp;&quot;='&quot;&amp;[.O124]&amp;&quot;' -&quot;&amp;[.$P$1]&amp;&quot;='&quot;&amp;[.P124]&amp;&quot;' -&quot;&amp;[.$Q$1]&amp;&quot;='&quot;&amp;[.Q124]&amp;&quot;' -&quot;&amp;[.$R$1]&amp;&quot;='&quot;&amp;[.R124]&amp;&quot;'&quot;&amp;&quot; -&quot;&amp;[.$S$1]&amp;&quot;='&quot;&amp;[.S124]&amp;&quot;'&quot;&amp;&quot; -&quot;&amp;[.$T$1]&amp;&quot;='&quot;&amp;[.T124]&amp;&quot;'&quot;" office:value-type="string" office:string-value="-in='advanced/honshu.txt' -beautyIn='beauty_advanced/honshu.txt' -height='SHORT' -hairBlack='10' -hairRed='0' -hairAuburn='0' -hairBrown='0' -hairDarkBlond='0' -hairBlond='0' -eyeBlack='10' -eyeBrown='0' -eyeBlue='0' -eyeGreen='0' -hairStraight='20' -hairWavy='80' -hairCurly='0' -hairAfro='0' -hairAsian='0' -skinColour='Light-Medium' -using='jurchen'" calcext:value-type="string">
            <text:p>-in='advanced/honshu.txt' -beautyIn='beauty_advanced/honshu.txt' -height='SHORT' -hairBlack='10' -hairRed='0' -hairAuburn='0' -hairBrown='0' -hairDarkBlond='0' -hairBlond='0' -eyeBlack='10' -eyeBrown='0' -eyeBlue='0' -eyeGreen='0' -hairStraight='20' -hairWavy='80' -hairCurly='0' -hairAfro='0' -hairAsian='0' -skinColour='Light-Medium' -using='jurchen'</text:p>
          </table:table-cell>
          <table:table-cell table:style-name="ce2" table:formula="of:=&quot;./combined_ethnicity.perl &quot;&amp;[.U124]&amp;&quot; &gt; ../common/ethnicities/01_&quot;&amp;SUBSTITUTE(SUBSTITUTE([.A124];&quot;/&quot;;&quot;_&quot;);&quot;advanced_&quot;;&quot;&quot;)&amp;&quot;;&quot;" office:value-type="string" office:string-value="./combined_ethnicity.perl -in='advanced/honshu.txt' -beautyIn='beauty_advanced/honshu.txt' -height='SHORT' -hairBlack='10' -hairRed='0' -hairAuburn='0' -hairBrown='0' -hairDarkBlond='0' -hairBlond='0' -eyeBlack='10' -eyeBrown='0' -eyeBlue='0' -eyeGreen='0' -hairStraight='20' -hairWavy='80' -hairCurly='0' -hairAfro='0' -hairAsian='0' -skinColour='Light-Medium' -using='jurchen' &gt; ../common/ethnicities/01_honshu.txt;" calcext:value-type="string">
            <text:p>./combined_ethnicity.perl -in='advanced/honshu.txt' -beautyIn='beauty_advanced/honshu.txt' -height='SHORT' -hairBlack='10' -hairRed='0' -hairAuburn='0' -hairBrown='0' -hairDarkBlond='0' -hairBlond='0' -eyeBlack='10' -eyeBrown='0' -eyeBlue='0' -eyeGreen='0' -hairStraight='20' -hairWavy='80' -hairCurly='0' -hairAfro='0' -hairAsian='0' -skinColour='Light-Medium' -using='jurchen' &gt; ../common/ethnicities/01_honshu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okinawa.txt</text:p>
          </table:table-cell>
          <table:table-cell table:style-name="ce2" office:value-type="string" calcext:value-type="string">
            <text:p>beauty_advanced/okinawa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5" calcext:value-type="float">
            <text:p>5</text:p>
          </table:table-cell>
          <table:table-cell table:style-name="ce36" office:value-type="float" office:value="90" calcext:value-type="float">
            <text:p>90</text:p>
          </table:table-cell>
          <table:table-cell table:style-name="ce38" office:value-type="float" office:value="5" calcext:value-type="float">
            <text:p>5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jurchen</text:p>
          </table:table-cell>
          <table:table-cell table:style-name="ce2" table:formula="of:=&quot;-&quot;&amp;[.$A$1]&amp;&quot;='&quot;&amp;[.A125]&amp;&quot;' -&quot;&amp;[.$B$1]&amp;&quot;='&quot;&amp;[.B125]&amp;&quot;' -&quot;&amp;[.$C$1]&amp;&quot;='&quot;&amp;[.C125]&amp;&quot;' -&quot;&amp;[.$D$1]&amp;&quot;='&quot;&amp;[.D125]&amp;&quot;' -&quot;&amp;[.$E$1]&amp;&quot;='&quot;&amp;[.E125]&amp;&quot;' -&quot;&amp;[.$F$1]&amp;&quot;='&quot;&amp;[.F125]&amp;&quot;' -&quot;&amp;[.$G$1]&amp;&quot;='&quot;&amp;[.G125]&amp;&quot;' -&quot;&amp;[.$H$1]&amp;&quot;='&quot;&amp;[.H125]&amp;&quot;' -&quot;&amp;[.$I$1]&amp;&quot;='&quot;&amp;[.I125]&amp;&quot;' -&quot;&amp;[.$J$1]&amp;&quot;='&quot;&amp;[.J125]&amp;&quot;' -&quot;&amp;[.$K$1]&amp;&quot;='&quot;&amp;[.K125]&amp;&quot;' -&quot;&amp;[.$L$1]&amp;&quot;='&quot;&amp;[.L125]&amp;&quot;' -&quot;&amp;[.$M$1]&amp;&quot;='&quot;&amp;[.M125]&amp;&quot;' -&quot;&amp;[.$N$1]&amp;&quot;='&quot;&amp;[.N125]&amp;&quot;' -&quot;&amp;[.$O$1]&amp;&quot;='&quot;&amp;[.O125]&amp;&quot;' -&quot;&amp;[.$P$1]&amp;&quot;='&quot;&amp;[.P125]&amp;&quot;' -&quot;&amp;[.$Q$1]&amp;&quot;='&quot;&amp;[.Q125]&amp;&quot;' -&quot;&amp;[.$R$1]&amp;&quot;='&quot;&amp;[.R125]&amp;&quot;'&quot;&amp;&quot; -&quot;&amp;[.$S$1]&amp;&quot;='&quot;&amp;[.S125]&amp;&quot;'&quot;&amp;&quot; -&quot;&amp;[.$T$1]&amp;&quot;='&quot;&amp;[.T125]&amp;&quot;'&quot;" office:value-type="string" office:string-value="-in='advanced/okinawa.txt' -beautyIn='beauty_advanced/okinawa.txt' -height='SHORT' -hairBlack='10' -hairRed='0' -hairAuburn='0' -hairBrown='0' -hairDarkBlond='0' -hairBlond='0' -eyeBlack='10' -eyeBrown='0' -eyeBlue='0' -eyeGreen='0' -hairStraight='5' -hairWavy='90' -hairCurly='5' -hairAfro='0' -hairAsian='0' -skinColour='Light-Medium' -using='jurchen'" calcext:value-type="string">
            <text:p>-in='advanced/okinawa.txt' -beautyIn='beauty_advanced/okinawa.txt' -height='SHORT' -hairBlack='10' -hairRed='0' -hairAuburn='0' -hairBrown='0' -hairDarkBlond='0' -hairBlond='0' -eyeBlack='10' -eyeBrown='0' -eyeBlue='0' -eyeGreen='0' -hairStraight='5' -hairWavy='90' -hairCurly='5' -hairAfro='0' -hairAsian='0' -skinColour='Light-Medium' -using='jurchen'</text:p>
          </table:table-cell>
          <table:table-cell table:style-name="ce2" table:formula="of:=&quot;./combined_ethnicity.perl &quot;&amp;[.U125]&amp;&quot; &gt; ../common/ethnicities/01_&quot;&amp;SUBSTITUTE(SUBSTITUTE([.A125];&quot;/&quot;;&quot;_&quot;);&quot;advanced_&quot;;&quot;&quot;)&amp;&quot;;&quot;" office:value-type="string" office:string-value="./combined_ethnicity.perl -in='advanced/okinawa.txt' -beautyIn='beauty_advanced/okinawa.txt' -height='SHORT' -hairBlack='10' -hairRed='0' -hairAuburn='0' -hairBrown='0' -hairDarkBlond='0' -hairBlond='0' -eyeBlack='10' -eyeBrown='0' -eyeBlue='0' -eyeGreen='0' -hairStraight='5' -hairWavy='90' -hairCurly='5' -hairAfro='0' -hairAsian='0' -skinColour='Light-Medium' -using='jurchen' &gt; ../common/ethnicities/01_okinawa.txt;" calcext:value-type="string">
            <text:p>./combined_ethnicity.perl -in='advanced/okinawa.txt' -beautyIn='beauty_advanced/okinawa.txt' -height='SHORT' -hairBlack='10' -hairRed='0' -hairAuburn='0' -hairBrown='0' -hairDarkBlond='0' -hairBlond='0' -eyeBlack='10' -eyeBrown='0' -eyeBlue='0' -eyeGreen='0' -hairStraight='5' -hairWavy='90' -hairCurly='5' -hairAfro='0' -hairAsian='0' -skinColour='Light-Medium' -using='jurchen' &gt; ../common/ethnicities/01_okinawa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nesiotid.txt</text:p>
          </table:table-cell>
          <table:table-cell table:style-name="ce2" office:value-type="string" calcext:value-type="string">
            <text:p>beauty_advanced/nesiotid.txt</text:p>
          </table:table-cell>
          <table:table-cell table:style-name="ce4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75" calcext:value-type="float">
            <text:p>75</text:p>
          </table:table-cell>
          <table:table-cell table:style-name="ce38" office:value-type="float" office:value="25" calcext:value-type="float">
            <text:p>25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MediumDark-Medium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126]&amp;&quot;' -&quot;&amp;[.$B$1]&amp;&quot;='&quot;&amp;[.B126]&amp;&quot;' -&quot;&amp;[.$C$1]&amp;&quot;='&quot;&amp;[.C126]&amp;&quot;' -&quot;&amp;[.$D$1]&amp;&quot;='&quot;&amp;[.D126]&amp;&quot;' -&quot;&amp;[.$E$1]&amp;&quot;='&quot;&amp;[.E126]&amp;&quot;' -&quot;&amp;[.$F$1]&amp;&quot;='&quot;&amp;[.F126]&amp;&quot;' -&quot;&amp;[.$G$1]&amp;&quot;='&quot;&amp;[.G126]&amp;&quot;' -&quot;&amp;[.$H$1]&amp;&quot;='&quot;&amp;[.H126]&amp;&quot;' -&quot;&amp;[.$I$1]&amp;&quot;='&quot;&amp;[.I126]&amp;&quot;' -&quot;&amp;[.$J$1]&amp;&quot;='&quot;&amp;[.J126]&amp;&quot;' -&quot;&amp;[.$K$1]&amp;&quot;='&quot;&amp;[.K126]&amp;&quot;' -&quot;&amp;[.$L$1]&amp;&quot;='&quot;&amp;[.L126]&amp;&quot;' -&quot;&amp;[.$M$1]&amp;&quot;='&quot;&amp;[.M126]&amp;&quot;' -&quot;&amp;[.$N$1]&amp;&quot;='&quot;&amp;[.N126]&amp;&quot;' -&quot;&amp;[.$O$1]&amp;&quot;='&quot;&amp;[.O126]&amp;&quot;' -&quot;&amp;[.$P$1]&amp;&quot;='&quot;&amp;[.P126]&amp;&quot;' -&quot;&amp;[.$Q$1]&amp;&quot;='&quot;&amp;[.Q126]&amp;&quot;' -&quot;&amp;[.$R$1]&amp;&quot;='&quot;&amp;[.R126]&amp;&quot;'&quot;&amp;&quot; -&quot;&amp;[.$S$1]&amp;&quot;='&quot;&amp;[.S126]&amp;&quot;'&quot;&amp;&quot; -&quot;&amp;[.$T$1]&amp;&quot;='&quot;&amp;[.T126]&amp;&quot;'&quot;" office:value-type="string" office:string-value="-in='advanced/nesiotid.txt' -beautyIn='beauty_advanced/nesiotid.txt' -height='TALL' -hairBlack='10' -hairRed='0' -hairAuburn='0' -hairBrown='0' -hairDarkBlond='0' -hairBlond='0' -eyeBlack='10' -eyeBrown='0' -eyeBlue='0' -eyeGreen='0' -hairStraight='0' -hairWavy='75' -hairCurly='25' -hairAfro='0' -hairAsian='0' -skinColour='MediumDark-Medium' -using='burmese'" calcext:value-type="string">
            <text:p>-in='advanced/nesiotid.txt' -beautyIn='beauty_advanced/nesiotid.txt' -height='TALL' -hairBlack='10' -hairRed='0' -hairAuburn='0' -hairBrown='0' -hairDarkBlond='0' -hairBlond='0' -eyeBlack='10' -eyeBrown='0' -eyeBlue='0' -eyeGreen='0' -hairStraight='0' -hairWavy='75' -hairCurly='25' -hairAfro='0' -hairAsian='0' -skinColour='MediumDark-Medium' -using='burmese'</text:p>
          </table:table-cell>
          <table:table-cell table:style-name="ce2" table:formula="of:=&quot;./combined_ethnicity.perl &quot;&amp;[.U126]&amp;&quot; &gt; ../common/ethnicities/01_&quot;&amp;SUBSTITUTE(SUBSTITUTE([.A126];&quot;/&quot;;&quot;_&quot;);&quot;advanced_&quot;;&quot;&quot;)&amp;&quot;;&quot;" office:value-type="string" office:string-value="./combined_ethnicity.perl -in='advanced/nesiotid.txt' -beautyIn='beauty_advanced/nesiotid.txt' -height='TALL' -hairBlack='10' -hairRed='0' -hairAuburn='0' -hairBrown='0' -hairDarkBlond='0' -hairBlond='0' -eyeBlack='10' -eyeBrown='0' -eyeBlue='0' -eyeGreen='0' -hairStraight='0' -hairWavy='75' -hairCurly='25' -hairAfro='0' -hairAsian='0' -skinColour='MediumDark-Medium' -using='burmese' &gt; ../common/ethnicities/01_nesiotid.txt;" calcext:value-type="string">
            <text:p>./combined_ethnicity.perl -in='advanced/nesiotid.txt' -beautyIn='beauty_advanced/nesiotid.txt' -height='TALL' -hairBlack='10' -hairRed='0' -hairAuburn='0' -hairBrown='0' -hairDarkBlond='0' -hairBlond='0' -eyeBlack='10' -eyeBrown='0' -eyeBlue='0' -eyeGreen='0' -hairStraight='0' -hairWavy='75' -hairCurly='25' -hairAfro='0' -hairAsian='0' -skinColour='MediumDark-Medium' -using='burmese' &gt; ../common/ethnicities/01_nesiot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dayakid.txt</text:p>
          </table:table-cell>
          <table:table-cell table:style-name="ce2" office:value-type="string" calcext:value-type="string">
            <text:p>beauty_advanced/dayak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20" calcext:value-type="float">
            <text:p>2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80" calcext:value-type="float">
            <text:p>80</text:p>
          </table:table-cell>
          <table:table-cell table:style-name="ce3" office:value-type="string" calcext:value-type="string">
            <text:p>Medium-Medium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127]&amp;&quot;' -&quot;&amp;[.$B$1]&amp;&quot;='&quot;&amp;[.B127]&amp;&quot;' -&quot;&amp;[.$C$1]&amp;&quot;='&quot;&amp;[.C127]&amp;&quot;' -&quot;&amp;[.$D$1]&amp;&quot;='&quot;&amp;[.D127]&amp;&quot;' -&quot;&amp;[.$E$1]&amp;&quot;='&quot;&amp;[.E127]&amp;&quot;' -&quot;&amp;[.$F$1]&amp;&quot;='&quot;&amp;[.F127]&amp;&quot;' -&quot;&amp;[.$G$1]&amp;&quot;='&quot;&amp;[.G127]&amp;&quot;' -&quot;&amp;[.$H$1]&amp;&quot;='&quot;&amp;[.H127]&amp;&quot;' -&quot;&amp;[.$I$1]&amp;&quot;='&quot;&amp;[.I127]&amp;&quot;' -&quot;&amp;[.$J$1]&amp;&quot;='&quot;&amp;[.J127]&amp;&quot;' -&quot;&amp;[.$K$1]&amp;&quot;='&quot;&amp;[.K127]&amp;&quot;' -&quot;&amp;[.$L$1]&amp;&quot;='&quot;&amp;[.L127]&amp;&quot;' -&quot;&amp;[.$M$1]&amp;&quot;='&quot;&amp;[.M127]&amp;&quot;' -&quot;&amp;[.$N$1]&amp;&quot;='&quot;&amp;[.N127]&amp;&quot;' -&quot;&amp;[.$O$1]&amp;&quot;='&quot;&amp;[.O127]&amp;&quot;' -&quot;&amp;[.$P$1]&amp;&quot;='&quot;&amp;[.P127]&amp;&quot;' -&quot;&amp;[.$Q$1]&amp;&quot;='&quot;&amp;[.Q127]&amp;&quot;' -&quot;&amp;[.$R$1]&amp;&quot;='&quot;&amp;[.R127]&amp;&quot;'&quot;&amp;&quot; -&quot;&amp;[.$S$1]&amp;&quot;='&quot;&amp;[.S127]&amp;&quot;'&quot;&amp;&quot; -&quot;&amp;[.$T$1]&amp;&quot;='&quot;&amp;[.T127]&amp;&quot;'&quot;" office:value-type="string" office:string-value="-in='advanced/dayakid.txt' -beautyIn='beauty_advanced/dayakid.txt' -height='SHORT' -hairBlack='10' -hairRed='0' -hairAuburn='0' -hairBrown='0' -hairDarkBlond='0' -hairBlond='0' -eyeBlack='10' -eyeBrown='0' -eyeBlue='0' -eyeGreen='0' -hairStraight='0' -hairWavy='20' -hairCurly='0' -hairAfro='0' -hairAsian='80' -skinColour='Medium-Medium' -using='burmese'" calcext:value-type="string">
            <text:p>-in='advanced/dayakid.txt' -beautyIn='beauty_advanced/dayakid.txt' -height='SHORT' -hairBlack='10' -hairRed='0' -hairAuburn='0' -hairBrown='0' -hairDarkBlond='0' -hairBlond='0' -eyeBlack='10' -eyeBrown='0' -eyeBlue='0' -eyeGreen='0' -hairStraight='0' -hairWavy='20' -hairCurly='0' -hairAfro='0' -hairAsian='80' -skinColour='Medium-Medium' -using='burmese'</text:p>
          </table:table-cell>
          <table:table-cell table:style-name="ce2" table:formula="of:=&quot;./combined_ethnicity.perl &quot;&amp;[.U127]&amp;&quot; &gt; ../common/ethnicities/01_&quot;&amp;SUBSTITUTE(SUBSTITUTE([.A127];&quot;/&quot;;&quot;_&quot;);&quot;advanced_&quot;;&quot;&quot;)&amp;&quot;;&quot;" office:value-type="string" office:string-value="./combined_ethnicity.perl -in='advanced/dayakid.txt' -beautyIn='beauty_advanced/dayakid.txt' -height='SHORT' -hairBlack='10' -hairRed='0' -hairAuburn='0' -hairBrown='0' -hairDarkBlond='0' -hairBlond='0' -eyeBlack='10' -eyeBrown='0' -eyeBlue='0' -eyeGreen='0' -hairStraight='0' -hairWavy='20' -hairCurly='0' -hairAfro='0' -hairAsian='80' -skinColour='Medium-Medium' -using='burmese' &gt; ../common/ethnicities/01_dayakid.txt;" calcext:value-type="string">
            <text:p>./combined_ethnicity.perl -in='advanced/dayakid.txt' -beautyIn='beauty_advanced/dayakid.txt' -height='SHORT' -hairBlack='10' -hairRed='0' -hairAuburn='0' -hairBrown='0' -hairDarkBlond='0' -hairBlond='0' -eyeBlack='10' -eyeBrown='0' -eyeBlue='0' -eyeGreen='0' -hairStraight='0' -hairWavy='20' -hairCurly='0' -hairAfro='0' -hairAsian='80' -skinColour='Medium-Medium' -using='burmese' &gt; ../common/ethnicities/01_dayak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robust_polynesid.txt</text:p>
          </table:table-cell>
          <table:table-cell table:style-name="ce2" office:value-type="string" calcext:value-type="string">
            <text:p>beauty_advanced/robust_polynesid.txt</text:p>
          </table:table-cell>
          <table:table-cell table:style-name="ce4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75" calcext:value-type="float">
            <text:p>75</text:p>
          </table:table-cell>
          <table:table-cell table:style-name="ce38" office:value-type="float" office:value="25" calcext:value-type="float">
            <text:p>25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MediumDark-Medium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128]&amp;&quot;' -&quot;&amp;[.$B$1]&amp;&quot;='&quot;&amp;[.B128]&amp;&quot;' -&quot;&amp;[.$C$1]&amp;&quot;='&quot;&amp;[.C128]&amp;&quot;' -&quot;&amp;[.$D$1]&amp;&quot;='&quot;&amp;[.D128]&amp;&quot;' -&quot;&amp;[.$E$1]&amp;&quot;='&quot;&amp;[.E128]&amp;&quot;' -&quot;&amp;[.$F$1]&amp;&quot;='&quot;&amp;[.F128]&amp;&quot;' -&quot;&amp;[.$G$1]&amp;&quot;='&quot;&amp;[.G128]&amp;&quot;' -&quot;&amp;[.$H$1]&amp;&quot;='&quot;&amp;[.H128]&amp;&quot;' -&quot;&amp;[.$I$1]&amp;&quot;='&quot;&amp;[.I128]&amp;&quot;' -&quot;&amp;[.$J$1]&amp;&quot;='&quot;&amp;[.J128]&amp;&quot;' -&quot;&amp;[.$K$1]&amp;&quot;='&quot;&amp;[.K128]&amp;&quot;' -&quot;&amp;[.$L$1]&amp;&quot;='&quot;&amp;[.L128]&amp;&quot;' -&quot;&amp;[.$M$1]&amp;&quot;='&quot;&amp;[.M128]&amp;&quot;' -&quot;&amp;[.$N$1]&amp;&quot;='&quot;&amp;[.N128]&amp;&quot;' -&quot;&amp;[.$O$1]&amp;&quot;='&quot;&amp;[.O128]&amp;&quot;' -&quot;&amp;[.$P$1]&amp;&quot;='&quot;&amp;[.P128]&amp;&quot;' -&quot;&amp;[.$Q$1]&amp;&quot;='&quot;&amp;[.Q128]&amp;&quot;' -&quot;&amp;[.$R$1]&amp;&quot;='&quot;&amp;[.R128]&amp;&quot;'&quot;&amp;&quot; -&quot;&amp;[.$S$1]&amp;&quot;='&quot;&amp;[.S128]&amp;&quot;'&quot;&amp;&quot; -&quot;&amp;[.$T$1]&amp;&quot;='&quot;&amp;[.T128]&amp;&quot;'&quot;" office:value-type="string" office:string-value="-in='advanced/robust_polynesid.txt' -beautyIn='beauty_advanced/robust_polynesid.txt' -height='TALL' -hairBlack='10' -hairRed='0' -hairAuburn='0' -hairBrown='0' -hairDarkBlond='0' -hairBlond='0' -eyeBlack='10' -eyeBrown='0' -eyeBlue='0' -eyeGreen='0' -hairStraight='0' -hairWavy='75' -hairCurly='25' -hairAfro='0' -hairAsian='0' -skinColour='MediumDark-Medium' -using='burmese'" calcext:value-type="string">
            <text:p>-in='advanced/robust_polynesid.txt' -beautyIn='beauty_advanced/robust_polynesid.txt' -height='TALL' -hairBlack='10' -hairRed='0' -hairAuburn='0' -hairBrown='0' -hairDarkBlond='0' -hairBlond='0' -eyeBlack='10' -eyeBrown='0' -eyeBlue='0' -eyeGreen='0' -hairStraight='0' -hairWavy='75' -hairCurly='25' -hairAfro='0' -hairAsian='0' -skinColour='MediumDark-Medium' -using='burmese'</text:p>
          </table:table-cell>
          <table:table-cell table:style-name="ce2" table:formula="of:=&quot;./combined_ethnicity.perl &quot;&amp;[.U128]&amp;&quot; &gt; ../common/ethnicities/01_&quot;&amp;SUBSTITUTE(SUBSTITUTE([.A128];&quot;/&quot;;&quot;_&quot;);&quot;advanced_&quot;;&quot;&quot;)&amp;&quot;;&quot;" office:value-type="string" office:string-value="./combined_ethnicity.perl -in='advanced/robust_polynesid.txt' -beautyIn='beauty_advanced/robust_polynesid.txt' -height='TALL' -hairBlack='10' -hairRed='0' -hairAuburn='0' -hairBrown='0' -hairDarkBlond='0' -hairBlond='0' -eyeBlack='10' -eyeBrown='0' -eyeBlue='0' -eyeGreen='0' -hairStraight='0' -hairWavy='75' -hairCurly='25' -hairAfro='0' -hairAsian='0' -skinColour='MediumDark-Medium' -using='burmese' &gt; ../common/ethnicities/01_robust_polynesid.txt;" calcext:value-type="string">
            <text:p>./combined_ethnicity.perl -in='advanced/robust_polynesid.txt' -beautyIn='beauty_advanced/robust_polynesid.txt' -height='TALL' -hairBlack='10' -hairRed='0' -hairAuburn='0' -hairBrown='0' -hairDarkBlond='0' -hairBlond='0' -eyeBlack='10' -eyeBrown='0' -eyeBlue='0' -eyeGreen='0' -hairStraight='0' -hairWavy='75' -hairCurly='25' -hairAfro='0' -hairAsian='0' -skinColour='MediumDark-Medium' -using='burmese' &gt; ../common/ethnicities/01_robust_polynes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senoid.txt</text:p>
          </table:table-cell>
          <table:table-cell table:style-name="ce2" office:value-type="string" calcext:value-type="string">
            <text:p>beauty_advanced/senoid.txt</text:p>
          </table:table-cell>
          <table:table-cell table:style-name="ce4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7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50" calcext:value-type="float">
            <text:p>50</text:p>
          </table:table-cell>
          <table:table-cell table:style-name="ce38" office:value-type="float" office:value="50" calcext:value-type="float">
            <text:p>5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MediumDark-Medium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129]&amp;&quot;' -&quot;&amp;[.$B$1]&amp;&quot;='&quot;&amp;[.B129]&amp;&quot;' -&quot;&amp;[.$C$1]&amp;&quot;='&quot;&amp;[.C129]&amp;&quot;' -&quot;&amp;[.$D$1]&amp;&quot;='&quot;&amp;[.D129]&amp;&quot;' -&quot;&amp;[.$E$1]&amp;&quot;='&quot;&amp;[.E129]&amp;&quot;' -&quot;&amp;[.$F$1]&amp;&quot;='&quot;&amp;[.F129]&amp;&quot;' -&quot;&amp;[.$G$1]&amp;&quot;='&quot;&amp;[.G129]&amp;&quot;' -&quot;&amp;[.$H$1]&amp;&quot;='&quot;&amp;[.H129]&amp;&quot;' -&quot;&amp;[.$I$1]&amp;&quot;='&quot;&amp;[.I129]&amp;&quot;' -&quot;&amp;[.$J$1]&amp;&quot;='&quot;&amp;[.J129]&amp;&quot;' -&quot;&amp;[.$K$1]&amp;&quot;='&quot;&amp;[.K129]&amp;&quot;' -&quot;&amp;[.$L$1]&amp;&quot;='&quot;&amp;[.L129]&amp;&quot;' -&quot;&amp;[.$M$1]&amp;&quot;='&quot;&amp;[.M129]&amp;&quot;' -&quot;&amp;[.$N$1]&amp;&quot;='&quot;&amp;[.N129]&amp;&quot;' -&quot;&amp;[.$O$1]&amp;&quot;='&quot;&amp;[.O129]&amp;&quot;' -&quot;&amp;[.$P$1]&amp;&quot;='&quot;&amp;[.P129]&amp;&quot;' -&quot;&amp;[.$Q$1]&amp;&quot;='&quot;&amp;[.Q129]&amp;&quot;' -&quot;&amp;[.$R$1]&amp;&quot;='&quot;&amp;[.R129]&amp;&quot;'&quot;&amp;&quot; -&quot;&amp;[.$S$1]&amp;&quot;='&quot;&amp;[.S129]&amp;&quot;'&quot;&amp;&quot; -&quot;&amp;[.$T$1]&amp;&quot;='&quot;&amp;[.T129]&amp;&quot;'&quot;" office:value-type="string" office:string-value="-in='advanced/senoid.txt' -beautyIn='beauty_advanced/senoid.txt' -height='SHORT' -hairBlack='10' -hairRed='0' -hairAuburn='0' -hairBrown='0' -hairDarkBlond='0' -hairBlond='0' -eyeBlack='10' -eyeBrown='0' -eyeBlue='0' -eyeGreen='0' -hairStraight='0' -hairWavy='50' -hairCurly='50' -hairAfro='0' -hairAsian='0' -skinColour='MediumDark-Medium' -using='burmese'" calcext:value-type="string">
            <text:p>-in='advanced/senoid.txt' -beautyIn='beauty_advanced/senoid.txt' -height='SHORT' -hairBlack='10' -hairRed='0' -hairAuburn='0' -hairBrown='0' -hairDarkBlond='0' -hairBlond='0' -eyeBlack='10' -eyeBrown='0' -eyeBlue='0' -eyeGreen='0' -hairStraight='0' -hairWavy='50' -hairCurly='50' -hairAfro='0' -hairAsian='0' -skinColour='MediumDark-Medium' -using='burmese'</text:p>
          </table:table-cell>
          <table:table-cell table:style-name="ce2" table:formula="of:=&quot;./combined_ethnicity.perl &quot;&amp;[.U129]&amp;&quot; &gt; ../common/ethnicities/01_&quot;&amp;SUBSTITUTE(SUBSTITUTE([.A129];&quot;/&quot;;&quot;_&quot;);&quot;advanced_&quot;;&quot;&quot;)&amp;&quot;;&quot;" office:value-type="string" office:string-value="./combined_ethnicity.perl -in='advanced/senoid.txt' -beautyIn='beauty_advanced/senoid.txt' -height='SHORT' -hairBlack='10' -hairRed='0' -hairAuburn='0' -hairBrown='0' -hairDarkBlond='0' -hairBlond='0' -eyeBlack='10' -eyeBrown='0' -eyeBlue='0' -eyeGreen='0' -hairStraight='0' -hairWavy='50' -hairCurly='50' -hairAfro='0' -hairAsian='0' -skinColour='MediumDark-Medium' -using='burmese' &gt; ../common/ethnicities/01_senoid.txt;" calcext:value-type="string">
            <text:p>./combined_ethnicity.perl -in='advanced/senoid.txt' -beautyIn='beauty_advanced/senoid.txt' -height='SHORT' -hairBlack='10' -hairRed='0' -hairAuburn='0' -hairBrown='0' -hairDarkBlond='0' -hairBlond='0' -eyeBlack='10' -eyeBrown='0' -eyeBlue='0' -eyeGreen='0' -hairStraight='0' -hairWavy='50' -hairCurly='50' -hairAfro='0' -hairAsian='0' -skinColour='MediumDark-Medium' -using='burmese' &gt; ../common/ethnicities/01_seno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toalid.txt</text:p>
          </table:table-cell>
          <table:table-cell table:style-name="ce4" office:value-type="string" calcext:value-type="string">
            <text:p>beauty_advanced/toal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75" calcext:value-type="float">
            <text:p>75</text:p>
          </table:table-cell>
          <table:table-cell table:style-name="ce38" office:value-type="float" office:value="25" calcext:value-type="float">
            <text:p>25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Dark-Medium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130]&amp;&quot;' -&quot;&amp;[.$B$1]&amp;&quot;='&quot;&amp;[.B130]&amp;&quot;' -&quot;&amp;[.$C$1]&amp;&quot;='&quot;&amp;[.C130]&amp;&quot;' -&quot;&amp;[.$D$1]&amp;&quot;='&quot;&amp;[.D130]&amp;&quot;' -&quot;&amp;[.$E$1]&amp;&quot;='&quot;&amp;[.E130]&amp;&quot;' -&quot;&amp;[.$F$1]&amp;&quot;='&quot;&amp;[.F130]&amp;&quot;' -&quot;&amp;[.$G$1]&amp;&quot;='&quot;&amp;[.G130]&amp;&quot;' -&quot;&amp;[.$H$1]&amp;&quot;='&quot;&amp;[.H130]&amp;&quot;' -&quot;&amp;[.$I$1]&amp;&quot;='&quot;&amp;[.I130]&amp;&quot;' -&quot;&amp;[.$J$1]&amp;&quot;='&quot;&amp;[.J130]&amp;&quot;' -&quot;&amp;[.$K$1]&amp;&quot;='&quot;&amp;[.K130]&amp;&quot;' -&quot;&amp;[.$L$1]&amp;&quot;='&quot;&amp;[.L130]&amp;&quot;' -&quot;&amp;[.$M$1]&amp;&quot;='&quot;&amp;[.M130]&amp;&quot;' -&quot;&amp;[.$N$1]&amp;&quot;='&quot;&amp;[.N130]&amp;&quot;' -&quot;&amp;[.$O$1]&amp;&quot;='&quot;&amp;[.O130]&amp;&quot;' -&quot;&amp;[.$P$1]&amp;&quot;='&quot;&amp;[.P130]&amp;&quot;' -&quot;&amp;[.$Q$1]&amp;&quot;='&quot;&amp;[.Q130]&amp;&quot;' -&quot;&amp;[.$R$1]&amp;&quot;='&quot;&amp;[.R130]&amp;&quot;'&quot;&amp;&quot; -&quot;&amp;[.$S$1]&amp;&quot;='&quot;&amp;[.S130]&amp;&quot;'&quot;&amp;&quot; -&quot;&amp;[.$T$1]&amp;&quot;='&quot;&amp;[.T130]&amp;&quot;'&quot;" office:value-type="string" office:string-value="-in='advanced/toalid.txt' -beautyIn='beauty_advanced/toalid.txt' -height='SHORT' -hairBlack='10' -hairRed='0' -hairAuburn='0' -hairBrown='0' -hairDarkBlond='0' -hairBlond='0' -eyeBlack='10' -eyeBrown='0' -eyeBlue='0' -eyeGreen='0' -hairStraight='0' -hairWavy='75' -hairCurly='25' -hairAfro='0' -hairAsian='0' -skinColour='Dark-Medium' -using='burmese'" calcext:value-type="string">
            <text:p>-in='advanced/toalid.txt' -beautyIn='beauty_advanced/toalid.txt' -height='SHORT' -hairBlack='10' -hairRed='0' -hairAuburn='0' -hairBrown='0' -hairDarkBlond='0' -hairBlond='0' -eyeBlack='10' -eyeBrown='0' -eyeBlue='0' -eyeGreen='0' -hairStraight='0' -hairWavy='75' -hairCurly='25' -hairAfro='0' -hairAsian='0' -skinColour='Dark-Medium' -using='burmese'</text:p>
          </table:table-cell>
          <table:table-cell table:style-name="ce2" table:formula="of:=&quot;./combined_ethnicity.perl &quot;&amp;[.U130]&amp;&quot; &gt; ../common/ethnicities/01_&quot;&amp;SUBSTITUTE(SUBSTITUTE([.A130];&quot;/&quot;;&quot;_&quot;);&quot;advanced_&quot;;&quot;&quot;)&amp;&quot;;&quot;" office:value-type="string" office:string-value="./combined_ethnicity.perl -in='advanced/toalid.txt' -beautyIn='beauty_advanced/toalid.txt' -height='SHORT' -hairBlack='10' -hairRed='0' -hairAuburn='0' -hairBrown='0' -hairDarkBlond='0' -hairBlond='0' -eyeBlack='10' -eyeBrown='0' -eyeBlue='0' -eyeGreen='0' -hairStraight='0' -hairWavy='75' -hairCurly='25' -hairAfro='0' -hairAsian='0' -skinColour='Dark-Medium' -using='burmese' &gt; ../common/ethnicities/01_toalid.txt;" calcext:value-type="string">
            <text:p>./combined_ethnicity.perl -in='advanced/toalid.txt' -beautyIn='beauty_advanced/toalid.txt' -height='SHORT' -hairBlack='10' -hairRed='0' -hairAuburn='0' -hairBrown='0' -hairDarkBlond='0' -hairBlond='0' -eyeBlack='10' -eyeBrown='0' -eyeBlue='0' -eyeGreen='0' -hairStraight='0' -hairWavy='75' -hairCurly='25' -hairAfro='0' -hairAsian='0' -skinColour='Dark-Medium' -using='burmese' &gt; ../common/ethnicities/01_toal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siwa.txt</text:p>
          </table:table-cell>
          <table:table-cell table:style-name="ce4" office:value-type="string" calcext:value-type="string">
            <text:p>RATHER_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7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60" calcext:value-type="float">
            <text:p>60</text:p>
          </table:table-cell>
          <table:table-cell table:style-name="ce38" office:value-type="float" office:value="30" calcext:value-type="float">
            <text:p>30</text:p>
          </table:table-cell>
          <table:table-cell table:style-name="ce38" office:value-type="float" office:value="10" calcext:value-type="float">
            <text:p>1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LightMedium-Medium</text:p>
          </table:table-cell>
          <table:table-cell table:style-name="ce3" office:value-type="string" calcext:value-type="string">
            <text:p>butr</text:p>
          </table:table-cell>
          <table:table-cell table:style-name="ce2" table:formula="of:=&quot;-&quot;&amp;[.$A$1]&amp;&quot;='&quot;&amp;[.A131]&amp;&quot;' -&quot;&amp;[.$B$1]&amp;&quot;='&quot;&amp;[.B131]&amp;&quot;' -&quot;&amp;[.$C$1]&amp;&quot;='&quot;&amp;[.C131]&amp;&quot;' -&quot;&amp;[.$D$1]&amp;&quot;='&quot;&amp;[.D131]&amp;&quot;' -&quot;&amp;[.$E$1]&amp;&quot;='&quot;&amp;[.E131]&amp;&quot;' -&quot;&amp;[.$F$1]&amp;&quot;='&quot;&amp;[.F131]&amp;&quot;' -&quot;&amp;[.$G$1]&amp;&quot;='&quot;&amp;[.G131]&amp;&quot;' -&quot;&amp;[.$H$1]&amp;&quot;='&quot;&amp;[.H131]&amp;&quot;' -&quot;&amp;[.$I$1]&amp;&quot;='&quot;&amp;[.I131]&amp;&quot;' -&quot;&amp;[.$J$1]&amp;&quot;='&quot;&amp;[.J131]&amp;&quot;' -&quot;&amp;[.$K$1]&amp;&quot;='&quot;&amp;[.K131]&amp;&quot;' -&quot;&amp;[.$L$1]&amp;&quot;='&quot;&amp;[.L131]&amp;&quot;' -&quot;&amp;[.$M$1]&amp;&quot;='&quot;&amp;[.M131]&amp;&quot;' -&quot;&amp;[.$N$1]&amp;&quot;='&quot;&amp;[.N131]&amp;&quot;' -&quot;&amp;[.$O$1]&amp;&quot;='&quot;&amp;[.O131]&amp;&quot;' -&quot;&amp;[.$P$1]&amp;&quot;='&quot;&amp;[.P131]&amp;&quot;' -&quot;&amp;[.$Q$1]&amp;&quot;='&quot;&amp;[.Q131]&amp;&quot;' -&quot;&amp;[.$R$1]&amp;&quot;='&quot;&amp;[.R131]&amp;&quot;'&quot;&amp;&quot; -&quot;&amp;[.$S$1]&amp;&quot;='&quot;&amp;[.S131]&amp;&quot;'&quot;&amp;&quot; -&quot;&amp;[.$T$1]&amp;&quot;='&quot;&amp;[.T131]&amp;&quot;'&quot;" office:value-type="string" office:string-value="-in='advanced/siwa.txt' -beautyIn='advanced/siwa.txt' -height='RATHER_SHORT' -hairBlack='10' -hairRed='0' -hairAuburn='0' -hairBrown='0' -hairDarkBlond='0' -hairBlond='0' -eyeBlack='10' -eyeBrown='0' -eyeBlue='0' -eyeGreen='0' -hairStraight='0' -hairWavy='60' -hairCurly='30' -hairAfro='10' -hairAsian='0' -skinColour='LightMedium-Medium' -using='butr'" calcext:value-type="string">
            <text:p>-in='advanced/siwa.txt' -beautyIn='advanced/siwa.txt' -height='RATHER_SHORT' -hairBlack='10' -hairRed='0' -hairAuburn='0' -hairBrown='0' -hairDarkBlond='0' -hairBlond='0' -eyeBlack='10' -eyeBrown='0' -eyeBlue='0' -eyeGreen='0' -hairStraight='0' -hairWavy='60' -hairCurly='30' -hairAfro='10' -hairAsian='0' -skinColour='LightMedium-Medium' -using='butr'</text:p>
          </table:table-cell>
          <table:table-cell table:style-name="ce2" table:formula="of:=&quot;./combined_ethnicity.perl &quot;&amp;[.U131]&amp;&quot; &gt; ../common/ethnicities/01_&quot;&amp;SUBSTITUTE(SUBSTITUTE([.A131];&quot;/&quot;;&quot;_&quot;);&quot;advanced_&quot;;&quot;&quot;)&amp;&quot;;&quot;" office:value-type="string" office:string-value="./combined_ethnicity.perl -in='advanced/siwa.txt' -beautyIn='advanced/siwa.txt' -height='RATHER_SHORT' -hairBlack='10' -hairRed='0' -hairAuburn='0' -hairBrown='0' -hairDarkBlond='0' -hairBlond='0' -eyeBlack='10' -eyeBrown='0' -eyeBlue='0' -eyeGreen='0' -hairStraight='0' -hairWavy='60' -hairCurly='30' -hairAfro='10' -hairAsian='0' -skinColour='LightMedium-Medium' -using='butr' &gt; ../common/ethnicities/01_siwa.txt;" calcext:value-type="string">
            <text:p>./combined_ethnicity.perl -in='advanced/siwa.txt' -beautyIn='advanced/siwa.txt' -height='RATHER_SHORT' -hairBlack='10' -hairRed='0' -hairAuburn='0' -hairBrown='0' -hairDarkBlond='0' -hairBlond='0' -eyeBlack='10' -eyeBrown='0' -eyeBlue='0' -eyeGreen='0' -hairStraight='0' -hairWavy='60' -hairCurly='30' -hairAfro='10' -hairAsian='0' -skinColour='LightMedium-Medium' -using='butr' &gt; ../common/ethnicities/01_siwa.txt;</text:p>
          </table:table-cell>
          <table:table-cell table:number-columns-repeated="1002"/>
        </table:table-row>
        <table:table-row table:style-name="ro1">
          <table:table-cell table:number-columns-repeated="2" table:style-name="ce4" office:value-type="string" calcext:value-type="string">
            <text:p>advanced/sinhalesid.txt</text:p>
          </table:table-cell>
          <table:table-cell table:style-name="ce4" office:value-type="string" calcext:value-type="string">
            <text:p>RATHER_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7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float" office:value="40" calcext:value-type="float">
            <text:p>40</text:p>
          </table:table-cell>
          <table:table-cell table:style-name="ce36" office:value-type="float" office:value="60" calcext:value-type="float">
            <text:p>6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INDIAN_BROAD</text:p>
          </table:table-cell>
          <table:table-cell table:style-name="ce3" office:value-type="string" calcext:value-type="string">
            <text:p>sinhala</text:p>
          </table:table-cell>
          <table:table-cell table:style-name="ce2" table:formula="of:=&quot;-&quot;&amp;[.$A$1]&amp;&quot;='&quot;&amp;[.A132]&amp;&quot;' -&quot;&amp;[.$B$1]&amp;&quot;='&quot;&amp;[.B132]&amp;&quot;' -&quot;&amp;[.$C$1]&amp;&quot;='&quot;&amp;[.C132]&amp;&quot;' -&quot;&amp;[.$D$1]&amp;&quot;='&quot;&amp;[.D132]&amp;&quot;' -&quot;&amp;[.$E$1]&amp;&quot;='&quot;&amp;[.E132]&amp;&quot;' -&quot;&amp;[.$F$1]&amp;&quot;='&quot;&amp;[.F132]&amp;&quot;' -&quot;&amp;[.$G$1]&amp;&quot;='&quot;&amp;[.G132]&amp;&quot;' -&quot;&amp;[.$H$1]&amp;&quot;='&quot;&amp;[.H132]&amp;&quot;' -&quot;&amp;[.$I$1]&amp;&quot;='&quot;&amp;[.I132]&amp;&quot;' -&quot;&amp;[.$J$1]&amp;&quot;='&quot;&amp;[.J132]&amp;&quot;' -&quot;&amp;[.$K$1]&amp;&quot;='&quot;&amp;[.K132]&amp;&quot;' -&quot;&amp;[.$L$1]&amp;&quot;='&quot;&amp;[.L132]&amp;&quot;' -&quot;&amp;[.$M$1]&amp;&quot;='&quot;&amp;[.M132]&amp;&quot;' -&quot;&amp;[.$N$1]&amp;&quot;='&quot;&amp;[.N132]&amp;&quot;' -&quot;&amp;[.$O$1]&amp;&quot;='&quot;&amp;[.O132]&amp;&quot;' -&quot;&amp;[.$P$1]&amp;&quot;='&quot;&amp;[.P132]&amp;&quot;' -&quot;&amp;[.$Q$1]&amp;&quot;='&quot;&amp;[.Q132]&amp;&quot;' -&quot;&amp;[.$R$1]&amp;&quot;='&quot;&amp;[.R132]&amp;&quot;'&quot;&amp;&quot; -&quot;&amp;[.$S$1]&amp;&quot;='&quot;&amp;[.S132]&amp;&quot;'&quot;&amp;&quot; -&quot;&amp;[.$T$1]&amp;&quot;='&quot;&amp;[.T132]&amp;&quot;'&quot;" office:value-type="string" office:string-value="-in='advanced/sinhalesid.txt' -beautyIn='advanced/sinhalesid.txt' -height='RATHER_SHORT' -hairBlack='10' -hairRed='0' -hairAuburn='0' -hairBrown='0' -hairDarkBlond='0' -hairBlond='0' -eyeBlack='10' -eyeBrown='0' -eyeBlue='0' -eyeGreen='0' -hairStraight='40' -hairWavy='60' -hairCurly='0' -hairAfro='0' -hairAsian='0' -skinColour='INDIAN_BROAD' -using='sinhala'" calcext:value-type="string">
            <text:p>-in='advanced/sinhalesid.txt' -beautyIn='advanced/sinhalesid.txt' -height='RATHER_SHORT' -hairBlack='10' -hairRed='0' -hairAuburn='0' -hairBrown='0' -hairDarkBlond='0' -hairBlond='0' -eyeBlack='10' -eyeBrown='0' -eyeBlue='0' -eyeGreen='0' -hairStraight='40' -hairWavy='60' -hairCurly='0' -hairAfro='0' -hairAsian='0' -skinColour='INDIAN_BROAD' -using='sinhala'</text:p>
          </table:table-cell>
          <table:table-cell table:style-name="ce2" table:formula="of:=&quot;./combined_ethnicity.perl &quot;&amp;[.U132]&amp;&quot; &gt; ../common/ethnicities/01_&quot;&amp;SUBSTITUTE(SUBSTITUTE([.A132];&quot;/&quot;;&quot;_&quot;);&quot;advanced_&quot;;&quot;&quot;)&amp;&quot;;&quot;" office:value-type="string" office:string-value="./combined_ethnicity.perl -in='advanced/sinhalesid.txt' -beautyIn='advanced/sinhalesid.txt' -height='RATHER_SHORT' -hairBlack='10' -hairRed='0' -hairAuburn='0' -hairBrown='0' -hairDarkBlond='0' -hairBlond='0' -eyeBlack='10' -eyeBrown='0' -eyeBlue='0' -eyeGreen='0' -hairStraight='40' -hairWavy='60' -hairCurly='0' -hairAfro='0' -hairAsian='0' -skinColour='INDIAN_BROAD' -using='sinhala' &gt; ../common/ethnicities/01_sinhalesid.txt;" calcext:value-type="string">
            <text:p>./combined_ethnicity.perl -in='advanced/sinhalesid.txt' -beautyIn='advanced/sinhalesid.txt' -height='RATHER_SHORT' -hairBlack='10' -hairRed='0' -hairAuburn='0' -hairBrown='0' -hairDarkBlond='0' -hairBlond='0' -eyeBlack='10' -eyeBrown='0' -eyeBlue='0' -eyeGreen='0' -hairStraight='40' -hairWavy='60' -hairCurly='0' -hairAfro='0' -hairAsian='0' -skinColour='INDIAN_BROAD' -using='sinhala' &gt; ../common/ethnicities/01_sinhalesid.txt;</text:p>
          </table:table-cell>
          <table:table-cell table:number-columns-repeated="1002"/>
        </table:table-row>
        <table:table-row table:style-name="ro1">
          <table:table-cell table:style-name="ce4" office:value-type="string" calcext:value-type="string">
            <text:p>advanced/brunn.txt</text:p>
          </table:table-cell>
          <table:table-cell table:style-name="ce4" office:value-type="string" calcext:value-type="string">
            <text:p>beauty_advanced/brunn.txt</text:p>
          </table:table-cell>
          <table:table-cell table:style-name="ce2" office:value-type="string" calcext:value-type="string">
            <text:p>TALL</text:p>
          </table:table-cell>
          <table:table-cell table:style-name="ce9" office:value-type="float" office:value="5" calcext:value-type="float">
            <text:p>5</text:p>
          </table:table-cell>
          <table:table-cell table:style-name="ce12" office:value-type="float" office:value="20" calcext:value-type="float">
            <text:p>20</text:p>
          </table:table-cell>
          <table:table-cell table:style-name="ce15" office:value-type="float" office:value="35" calcext:value-type="float">
            <text:p>35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29" office:value-type="float" office:value="30" calcext:value-type="float">
            <text:p>30</text:p>
          </table:table-cell>
          <table:table-cell table:style-name="ce32" office:value-type="float" office:value="35" calcext:value-type="float">
            <text:p>35</text:p>
          </table:table-cell>
          <table:table-cell table:style-name="ce35" office:value-type="float" office:value="10" calcext:value-type="float">
            <text:p>10</text:p>
          </table:table-cell>
          <table:table-cell table:style-name="ce36" office:value-type="float" office:value="20" calcext:value-type="float">
            <text:p>20</text:p>
          </table:table-cell>
          <table:table-cell table:style-name="ce38" office:value-type="float" office:value="50" calcext:value-type="float">
            <text:p>50</text:p>
          </table:table-cell>
          <table:table-cell table:style-name="ce3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Pale</text:p>
          </table:table-cell>
          <table:table-cell table:style-name="ce3" office:value-type="string" calcext:value-type="string">
            <text:p>irish</text:p>
          </table:table-cell>
          <table:table-cell table:style-name="ce2" table:formula="of:=&quot;-&quot;&amp;[.$A$1]&amp;&quot;='&quot;&amp;[.A133]&amp;&quot;' -&quot;&amp;[.$B$1]&amp;&quot;='&quot;&amp;[.B133]&amp;&quot;' -&quot;&amp;[.$C$1]&amp;&quot;='&quot;&amp;[.C133]&amp;&quot;' -&quot;&amp;[.$D$1]&amp;&quot;='&quot;&amp;[.D133]&amp;&quot;' -&quot;&amp;[.$E$1]&amp;&quot;='&quot;&amp;[.E133]&amp;&quot;' -&quot;&amp;[.$F$1]&amp;&quot;='&quot;&amp;[.F133]&amp;&quot;' -&quot;&amp;[.$G$1]&amp;&quot;='&quot;&amp;[.G133]&amp;&quot;' -&quot;&amp;[.$H$1]&amp;&quot;='&quot;&amp;[.H133]&amp;&quot;' -&quot;&amp;[.$I$1]&amp;&quot;='&quot;&amp;[.I133]&amp;&quot;' -&quot;&amp;[.$J$1]&amp;&quot;='&quot;&amp;[.J133]&amp;&quot;' -&quot;&amp;[.$K$1]&amp;&quot;='&quot;&amp;[.K133]&amp;&quot;' -&quot;&amp;[.$L$1]&amp;&quot;='&quot;&amp;[.L133]&amp;&quot;' -&quot;&amp;[.$M$1]&amp;&quot;='&quot;&amp;[.M133]&amp;&quot;' -&quot;&amp;[.$N$1]&amp;&quot;='&quot;&amp;[.N133]&amp;&quot;' -&quot;&amp;[.$O$1]&amp;&quot;='&quot;&amp;[.O133]&amp;&quot;' -&quot;&amp;[.$P$1]&amp;&quot;='&quot;&amp;[.P133]&amp;&quot;' -&quot;&amp;[.$Q$1]&amp;&quot;='&quot;&amp;[.Q133]&amp;&quot;' -&quot;&amp;[.$R$1]&amp;&quot;='&quot;&amp;[.R133]&amp;&quot;'&quot;&amp;&quot; -&quot;&amp;[.$S$1]&amp;&quot;='&quot;&amp;[.S133]&amp;&quot;'&quot;&amp;&quot; -&quot;&amp;[.$T$1]&amp;&quot;='&quot;&amp;[.T133]&amp;&quot;'&quot;" office:value-type="string" office:string-value="-in='advanced/brunn.txt' -beautyIn='beauty_advanced/brunn.txt' -height='TALL' -hairBlack='5' -hairRed='20' -hairAuburn='35' -hairBrown='5' -hairDarkBlond='5' -hairBlond='0' -eyeBlack='0' -eyeBrown='5' -eyeBlue='30' -eyeGreen='35' -hairStraight='10' -hairWavy='20' -hairCurly='50' -hairAfro='0' -hairAsian='0' -skinColour='Pale' -using='irish'" calcext:value-type="string">
            <text:p>-in='advanced/brunn.txt' -beautyIn='beauty_advanced/brunn.txt' -height='TALL' -hairBlack='5' -hairRed='20' -hairAuburn='35' -hairBrown='5' -hairDarkBlond='5' -hairBlond='0' -eyeBlack='0' -eyeBrown='5' -eyeBlue='30' -eyeGreen='35' -hairStraight='10' -hairWavy='20' -hairCurly='50' -hairAfro='0' -hairAsian='0' -skinColour='Pale' -using='irish'</text:p>
          </table:table-cell>
          <table:table-cell table:style-name="ce2" table:formula="of:=&quot;./combined_ethnicity.perl &quot;&amp;[.U133]&amp;&quot; &gt; ../common/ethnicities/01_&quot;&amp;SUBSTITUTE(SUBSTITUTE([.A133];&quot;/&quot;;&quot;_&quot;);&quot;advanced_&quot;;&quot;&quot;)&amp;&quot;;&quot;" office:value-type="string" office:string-value="./combined_ethnicity.perl -in='advanced/brunn.txt' -beautyIn='beauty_advanced/brunn.txt' -height='TALL' -hairBlack='5' -hairRed='20' -hairAuburn='35' -hairBrown='5' -hairDarkBlond='5' -hairBlond='0' -eyeBlack='0' -eyeBrown='5' -eyeBlue='30' -eyeGreen='35' -hairStraight='10' -hairWavy='20' -hairCurly='50' -hairAfro='0' -hairAsian='0' -skinColour='Pale' -using='irish' &gt; ../common/ethnicities/01_brunn.txt;" calcext:value-type="string">
            <text:p>./combined_ethnicity.perl -in='advanced/brunn.txt' -beautyIn='beauty_advanced/brunn.txt' -height='TALL' -hairBlack='5' -hairRed='20' -hairAuburn='35' -hairBrown='5' -hairDarkBlond='5' -hairBlond='0' -eyeBlack='0' -eyeBrown='5' -eyeBlue='30' -eyeGreen='35' -hairStraight='10' -hairWavy='20' -hairCurly='50' -hairAfro='0' -hairAsian='0' -skinColour='Pale' -using='irish' &gt; ../common/ethnicities/01_brunn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3" office:value-type="string" calcext:value-type="string">
            <text:p>advanced/micronesid.txt</text:p>
          </table:table-cell>
          <table:table-cell table:style-name="ce6" table:formula="of:=[.A134]" office:value-type="string" office:string-value="advanced/micronesid.txt" calcext:value-type="string">
            <text:p>advanced/micronesid.txt</text:p>
          </table:table-cell>
          <table:table-cell table:style-name="ce4" office:value-type="string" calcext:value-type="string">
            <text:p>RATHER_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50" calcext:value-type="float">
            <text:p>50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MediumDark-Medium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134]&amp;&quot;' -&quot;&amp;[.$B$1]&amp;&quot;='&quot;&amp;[.B134]&amp;&quot;' -&quot;&amp;[.$C$1]&amp;&quot;='&quot;&amp;[.C134]&amp;&quot;' -&quot;&amp;[.$D$1]&amp;&quot;='&quot;&amp;[.D134]&amp;&quot;' -&quot;&amp;[.$E$1]&amp;&quot;='&quot;&amp;[.E134]&amp;&quot;' -&quot;&amp;[.$F$1]&amp;&quot;='&quot;&amp;[.F134]&amp;&quot;' -&quot;&amp;[.$G$1]&amp;&quot;='&quot;&amp;[.G134]&amp;&quot;' -&quot;&amp;[.$H$1]&amp;&quot;='&quot;&amp;[.H134]&amp;&quot;' -&quot;&amp;[.$I$1]&amp;&quot;='&quot;&amp;[.I134]&amp;&quot;' -&quot;&amp;[.$J$1]&amp;&quot;='&quot;&amp;[.J134]&amp;&quot;' -&quot;&amp;[.$K$1]&amp;&quot;='&quot;&amp;[.K134]&amp;&quot;' -&quot;&amp;[.$L$1]&amp;&quot;='&quot;&amp;[.L134]&amp;&quot;' -&quot;&amp;[.$M$1]&amp;&quot;='&quot;&amp;[.M134]&amp;&quot;' -&quot;&amp;[.$N$1]&amp;&quot;='&quot;&amp;[.N134]&amp;&quot;' -&quot;&amp;[.$O$1]&amp;&quot;='&quot;&amp;[.O134]&amp;&quot;' -&quot;&amp;[.$P$1]&amp;&quot;='&quot;&amp;[.P134]&amp;&quot;' -&quot;&amp;[.$Q$1]&amp;&quot;='&quot;&amp;[.Q134]&amp;&quot;' -&quot;&amp;[.$R$1]&amp;&quot;='&quot;&amp;[.R134]&amp;&quot;'&quot;&amp;&quot; -&quot;&amp;[.$S$1]&amp;&quot;='&quot;&amp;[.S134]&amp;&quot;'&quot;&amp;&quot; -&quot;&amp;[.$T$1]&amp;&quot;='&quot;&amp;[.T134]&amp;&quot;'&quot;" office:value-type="string" office:string-value="-in='advanced/micronesid.txt' -beautyIn='advanced/micronesid.txt' -height='RATHER_SHORT' -hairBlack='10' -hairRed='0' -hairAuburn='0' -hairBrown='0' -hairDarkBlond='0' -hairBlond='0' -eyeBlack='10' -eyeBrown='0' -eyeBlue='0' -eyeGreen='0' -hairStraight='50' -hairWavy='50' -hairCurly='0' -hairAfro='0' -hairAsian='0' -skinColour='MediumDark-Medium' -using='burmese'" calcext:value-type="string">
            <text:p>-in='advanced/micronesid.txt' -beautyIn='advanced/micronesid.txt' -height='RATHER_SHORT' -hairBlack='10' -hairRed='0' -hairAuburn='0' -hairBrown='0' -hairDarkBlond='0' -hairBlond='0' -eyeBlack='10' -eyeBrown='0' -eyeBlue='0' -eyeGreen='0' -hairStraight='50' -hairWavy='50' -hairCurly='0' -hairAfro='0' -hairAsian='0' -skinColour='MediumDark-Medium' -using='burmese'</text:p>
          </table:table-cell>
          <table:table-cell table:style-name="ce2" table:formula="of:=&quot;./combined_ethnicity.perl &quot;&amp;[.U134]&amp;&quot; &gt; ../common/ethnicities/01_&quot;&amp;SUBSTITUTE(SUBSTITUTE([.A134];&quot;/&quot;;&quot;_&quot;);&quot;advanced_&quot;;&quot;&quot;)&amp;&quot;;&quot;" office:value-type="string" office:string-value="./combined_ethnicity.perl -in='advanced/micronesid.txt' -beautyIn='advanced/micronesid.txt' -height='RATHER_SHORT' -hairBlack='10' -hairRed='0' -hairAuburn='0' -hairBrown='0' -hairDarkBlond='0' -hairBlond='0' -eyeBlack='10' -eyeBrown='0' -eyeBlue='0' -eyeGreen='0' -hairStraight='50' -hairWavy='50' -hairCurly='0' -hairAfro='0' -hairAsian='0' -skinColour='MediumDark-Medium' -using='burmese' &gt; ../common/ethnicities/01_micronesid.txt;" calcext:value-type="string">
            <text:p>./combined_ethnicity.perl -in='advanced/micronesid.txt' -beautyIn='advanced/micronesid.txt' -height='RATHER_SHORT' -hairBlack='10' -hairRed='0' -hairAuburn='0' -hairBrown='0' -hairDarkBlond='0' -hairBlond='0' -eyeBlack='10' -eyeBrown='0' -eyeBlue='0' -eyeGreen='0' -hairStraight='50' -hairWavy='50' -hairCurly='0' -hairAfro='0' -hairAsian='0' -skinColour='MediumDark-Medium' -using='burmese' &gt; ../common/ethnicities/01_micronesid.txt;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advanced/south_polynesid.txt</text:p>
          </table:table-cell>
          <table:table-cell table:style-name="ce6" table:formula="of:=[.A135]" office:value-type="string" office:string-value="advanced/south_polynesid.txt" calcext:value-type="string">
            <text:p>advanced/south_polynesid.txt</text:p>
          </table:table-cell>
          <table:table-cell table:style-name="ce4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30" calcext:value-type="float">
            <text:p>30</text:p>
          </table:table-cell>
          <table:table-cell table:style-name="ce36" office:value-type="float" office:value="20" calcext:value-type="float">
            <text:p>20</text:p>
          </table:table-cell>
          <table:table-cell table:style-name="ce38" office:value-type="float" office:value="10" calcext:value-type="float">
            <text:p>1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MediumDark-Medium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135]&amp;&quot;' -&quot;&amp;[.$B$1]&amp;&quot;='&quot;&amp;[.B135]&amp;&quot;' -&quot;&amp;[.$C$1]&amp;&quot;='&quot;&amp;[.C135]&amp;&quot;' -&quot;&amp;[.$D$1]&amp;&quot;='&quot;&amp;[.D135]&amp;&quot;' -&quot;&amp;[.$E$1]&amp;&quot;='&quot;&amp;[.E135]&amp;&quot;' -&quot;&amp;[.$F$1]&amp;&quot;='&quot;&amp;[.F135]&amp;&quot;' -&quot;&amp;[.$G$1]&amp;&quot;='&quot;&amp;[.G135]&amp;&quot;' -&quot;&amp;[.$H$1]&amp;&quot;='&quot;&amp;[.H135]&amp;&quot;' -&quot;&amp;[.$I$1]&amp;&quot;='&quot;&amp;[.I135]&amp;&quot;' -&quot;&amp;[.$J$1]&amp;&quot;='&quot;&amp;[.J135]&amp;&quot;' -&quot;&amp;[.$K$1]&amp;&quot;='&quot;&amp;[.K135]&amp;&quot;' -&quot;&amp;[.$L$1]&amp;&quot;='&quot;&amp;[.L135]&amp;&quot;' -&quot;&amp;[.$M$1]&amp;&quot;='&quot;&amp;[.M135]&amp;&quot;' -&quot;&amp;[.$N$1]&amp;&quot;='&quot;&amp;[.N135]&amp;&quot;' -&quot;&amp;[.$O$1]&amp;&quot;='&quot;&amp;[.O135]&amp;&quot;' -&quot;&amp;[.$P$1]&amp;&quot;='&quot;&amp;[.P135]&amp;&quot;' -&quot;&amp;[.$Q$1]&amp;&quot;='&quot;&amp;[.Q135]&amp;&quot;' -&quot;&amp;[.$R$1]&amp;&quot;='&quot;&amp;[.R135]&amp;&quot;'&quot;&amp;&quot; -&quot;&amp;[.$S$1]&amp;&quot;='&quot;&amp;[.S135]&amp;&quot;'&quot;&amp;&quot; -&quot;&amp;[.$T$1]&amp;&quot;='&quot;&amp;[.T135]&amp;&quot;'&quot;" office:value-type="string" office:string-value="-in='advanced/south_polynesid.txt' -beautyIn='advanced/south_polynesid.txt' -height='TALL' -hairBlack='10' -hairRed='0' -hairAuburn='0' -hairBrown='0' -hairDarkBlond='0' -hairBlond='0' -eyeBlack='10' -eyeBrown='0' -eyeBlue='0' -eyeGreen='0' -hairStraight='30' -hairWavy='20' -hairCurly='10' -hairAfro='0' -hairAsian='0' -skinColour='MediumDark-Medium' -using='burmese'" calcext:value-type="string">
            <text:p>-in='advanced/south_polynesid.txt' -beautyIn='advanced/south_polynesid.txt' -height='TALL' -hairBlack='10' -hairRed='0' -hairAuburn='0' -hairBrown='0' -hairDarkBlond='0' -hairBlond='0' -eyeBlack='10' -eyeBrown='0' -eyeBlue='0' -eyeGreen='0' -hairStraight='30' -hairWavy='20' -hairCurly='10' -hairAfro='0' -hairAsian='0' -skinColour='MediumDark-Medium' -using='burmese'</text:p>
          </table:table-cell>
          <table:table-cell table:style-name="ce2" table:formula="of:=&quot;./combined_ethnicity.perl &quot;&amp;[.U135]&amp;&quot; &gt; ../common/ethnicities/01_&quot;&amp;SUBSTITUTE(SUBSTITUTE([.A135];&quot;/&quot;;&quot;_&quot;);&quot;advanced_&quot;;&quot;&quot;)&amp;&quot;;&quot;" office:value-type="string" office:string-value="./combined_ethnicity.perl -in='advanced/south_polynesid.txt' -beautyIn='advanced/south_polynesid.txt' -height='TALL' -hairBlack='10' -hairRed='0' -hairAuburn='0' -hairBrown='0' -hairDarkBlond='0' -hairBlond='0' -eyeBlack='10' -eyeBrown='0' -eyeBlue='0' -eyeGreen='0' -hairStraight='30' -hairWavy='20' -hairCurly='10' -hairAfro='0' -hairAsian='0' -skinColour='MediumDark-Medium' -using='burmese' &gt; ../common/ethnicities/01_south_polynesid.txt;" calcext:value-type="string">
            <text:p>./combined_ethnicity.perl -in='advanced/south_polynesid.txt' -beautyIn='advanced/south_polynesid.txt' -height='TALL' -hairBlack='10' -hairRed='0' -hairAuburn='0' -hairBrown='0' -hairDarkBlond='0' -hairBlond='0' -eyeBlack='10' -eyeBrown='0' -eyeBlue='0' -eyeGreen='0' -hairStraight='30' -hairWavy='20' -hairCurly='10' -hairAfro='0' -hairAsian='0' -skinColour='MediumDark-Medium' -using='burmese' &gt; ../common/ethnicities/01_south_polynesid.txt;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advanced/fijid.txt</text:p>
          </table:table-cell>
          <table:table-cell table:style-name="ce6" table:formula="of:=[.A136]" office:value-type="string" office:string-value="advanced/fijid.txt" calcext:value-type="string">
            <text:p>advanced/fijid.txt</text:p>
          </table:table-cell>
          <table:table-cell table:style-name="ce4" office:value-type="string" calcext:value-type="string">
            <text:p>RATHER_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5" calcext:value-type="float">
            <text:p>5</text:p>
          </table:table-cell>
          <table:table-cell table:style-name="ce38" office:value-type="float" office:value="30" calcext:value-type="float">
            <text:p>30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MediumDark-Medium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136]&amp;&quot;' -&quot;&amp;[.$B$1]&amp;&quot;='&quot;&amp;[.B136]&amp;&quot;' -&quot;&amp;[.$C$1]&amp;&quot;='&quot;&amp;[.C136]&amp;&quot;' -&quot;&amp;[.$D$1]&amp;&quot;='&quot;&amp;[.D136]&amp;&quot;' -&quot;&amp;[.$E$1]&amp;&quot;='&quot;&amp;[.E136]&amp;&quot;' -&quot;&amp;[.$F$1]&amp;&quot;='&quot;&amp;[.F136]&amp;&quot;' -&quot;&amp;[.$G$1]&amp;&quot;='&quot;&amp;[.G136]&amp;&quot;' -&quot;&amp;[.$H$1]&amp;&quot;='&quot;&amp;[.H136]&amp;&quot;' -&quot;&amp;[.$I$1]&amp;&quot;='&quot;&amp;[.I136]&amp;&quot;' -&quot;&amp;[.$J$1]&amp;&quot;='&quot;&amp;[.J136]&amp;&quot;' -&quot;&amp;[.$K$1]&amp;&quot;='&quot;&amp;[.K136]&amp;&quot;' -&quot;&amp;[.$L$1]&amp;&quot;='&quot;&amp;[.L136]&amp;&quot;' -&quot;&amp;[.$M$1]&amp;&quot;='&quot;&amp;[.M136]&amp;&quot;' -&quot;&amp;[.$N$1]&amp;&quot;='&quot;&amp;[.N136]&amp;&quot;' -&quot;&amp;[.$O$1]&amp;&quot;='&quot;&amp;[.O136]&amp;&quot;' -&quot;&amp;[.$P$1]&amp;&quot;='&quot;&amp;[.P136]&amp;&quot;' -&quot;&amp;[.$Q$1]&amp;&quot;='&quot;&amp;[.Q136]&amp;&quot;' -&quot;&amp;[.$R$1]&amp;&quot;='&quot;&amp;[.R136]&amp;&quot;'&quot;&amp;&quot; -&quot;&amp;[.$S$1]&amp;&quot;='&quot;&amp;[.S136]&amp;&quot;'&quot;&amp;&quot; -&quot;&amp;[.$T$1]&amp;&quot;='&quot;&amp;[.T136]&amp;&quot;'&quot;" office:value-type="string" office:string-value="-in='advanced/fijid.txt' -beautyIn='advanced/fijid.txt' -height='RATHER_TALL' -hairBlack='10' -hairRed='0' -hairAuburn='0' -hairBrown='0' -hairDarkBlond='0' -hairBlond='0' -eyeBlack='10' -eyeBrown='0' -eyeBlue='0' -eyeGreen='0' -hairStraight='0' -hairWavy='5' -hairCurly='30' -hairAfro='0' -hairAsian='100' -skinColour='MediumDark-Medium' -using='burmese'" calcext:value-type="string">
            <text:p>-in='advanced/fijid.txt' -beautyIn='advanced/fijid.txt' -height='RATHER_TALL' -hairBlack='10' -hairRed='0' -hairAuburn='0' -hairBrown='0' -hairDarkBlond='0' -hairBlond='0' -eyeBlack='10' -eyeBrown='0' -eyeBlue='0' -eyeGreen='0' -hairStraight='0' -hairWavy='5' -hairCurly='30' -hairAfro='0' -hairAsian='100' -skinColour='MediumDark-Medium' -using='burmese'</text:p>
          </table:table-cell>
          <table:table-cell table:style-name="ce2" table:formula="of:=&quot;./combined_ethnicity.perl &quot;&amp;[.U136]&amp;&quot; &gt; ../common/ethnicities/01_&quot;&amp;SUBSTITUTE(SUBSTITUTE([.A136];&quot;/&quot;;&quot;_&quot;);&quot;advanced_&quot;;&quot;&quot;)&amp;&quot;;&quot;" office:value-type="string" office:string-value="./combined_ethnicity.perl -in='advanced/fijid.txt' -beautyIn='advanced/fijid.txt' -height='RATHER_TALL' -hairBlack='10' -hairRed='0' -hairAuburn='0' -hairBrown='0' -hairDarkBlond='0' -hairBlond='0' -eyeBlack='10' -eyeBrown='0' -eyeBlue='0' -eyeGreen='0' -hairStraight='0' -hairWavy='5' -hairCurly='30' -hairAfro='0' -hairAsian='100' -skinColour='MediumDark-Medium' -using='burmese' &gt; ../common/ethnicities/01_fijid.txt;" calcext:value-type="string">
            <text:p>./combined_ethnicity.perl -in='advanced/fijid.txt' -beautyIn='advanced/fijid.txt' -height='RATHER_TALL' -hairBlack='10' -hairRed='0' -hairAuburn='0' -hairBrown='0' -hairDarkBlond='0' -hairBlond='0' -eyeBlack='10' -eyeBrown='0' -eyeBlue='0' -eyeGreen='0' -hairStraight='0' -hairWavy='5' -hairCurly='30' -hairAfro='0' -hairAsian='100' -skinColour='MediumDark-Medium' -using='burmese' &gt; ../common/ethnicities/01_fijid.txt;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basic/patagonid.txt</text:p>
          </table:table-cell>
          <table:table-cell table:style-name="ce6" table:formula="of:=[.A137]" office:value-type="string" office:string-value="basic/patagonid.txt" calcext:value-type="string">
            <text:p>basic/patagonid.txt</text:p>
          </table:table-cell>
          <table:table-cell table:style-name="ce4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LightMedium-Red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137]&amp;&quot;' -&quot;&amp;[.$B$1]&amp;&quot;='&quot;&amp;[.B137]&amp;&quot;' -&quot;&amp;[.$C$1]&amp;&quot;='&quot;&amp;[.C137]&amp;&quot;' -&quot;&amp;[.$D$1]&amp;&quot;='&quot;&amp;[.D137]&amp;&quot;' -&quot;&amp;[.$E$1]&amp;&quot;='&quot;&amp;[.E137]&amp;&quot;' -&quot;&amp;[.$F$1]&amp;&quot;='&quot;&amp;[.F137]&amp;&quot;' -&quot;&amp;[.$G$1]&amp;&quot;='&quot;&amp;[.G137]&amp;&quot;' -&quot;&amp;[.$H$1]&amp;&quot;='&quot;&amp;[.H137]&amp;&quot;' -&quot;&amp;[.$I$1]&amp;&quot;='&quot;&amp;[.I137]&amp;&quot;' -&quot;&amp;[.$J$1]&amp;&quot;='&quot;&amp;[.J137]&amp;&quot;' -&quot;&amp;[.$K$1]&amp;&quot;='&quot;&amp;[.K137]&amp;&quot;' -&quot;&amp;[.$L$1]&amp;&quot;='&quot;&amp;[.L137]&amp;&quot;' -&quot;&amp;[.$M$1]&amp;&quot;='&quot;&amp;[.M137]&amp;&quot;' -&quot;&amp;[.$N$1]&amp;&quot;='&quot;&amp;[.N137]&amp;&quot;' -&quot;&amp;[.$O$1]&amp;&quot;='&quot;&amp;[.O137]&amp;&quot;' -&quot;&amp;[.$P$1]&amp;&quot;='&quot;&amp;[.P137]&amp;&quot;' -&quot;&amp;[.$Q$1]&amp;&quot;='&quot;&amp;[.Q137]&amp;&quot;' -&quot;&amp;[.$R$1]&amp;&quot;='&quot;&amp;[.R137]&amp;&quot;'&quot;&amp;&quot; -&quot;&amp;[.$S$1]&amp;&quot;='&quot;&amp;[.S137]&amp;&quot;'&quot;&amp;&quot; -&quot;&amp;[.$T$1]&amp;&quot;='&quot;&amp;[.T137]&amp;&quot;'&quot;" office:value-type="string" office:string-value="-in='basic/patagonid.txt' -beautyIn='basic/patagonid.txt' -height='TALL' -hairBlack='10' -hairRed='0' -hairAuburn='0' -hairBrown='0' -hairDarkBlond='0' -hairBlond='0' -eyeBlack='10' -eyeBrown='0' -eyeBlue='0' -eyeGreen='0' -hairStraight='0' -hairWavy='0' -hairCurly='0' -hairAfro='0' -hairAsian='100' -skinColour='LightMedium-Red' -using='burmese'" calcext:value-type="string">
            <text:p>-in='basic/patagonid.txt' -beautyIn='basic/patagonid.txt' -height='TALL' -hairBlack='10' -hairRed='0' -hairAuburn='0' -hairBrown='0' -hairDarkBlond='0' -hairBlond='0' -eyeBlack='10' -eyeBrown='0' -eyeBlue='0' -eyeGreen='0' -hairStraight='0' -hairWavy='0' -hairCurly='0' -hairAfro='0' -hairAsian='100' -skinColour='LightMedium-Red' -using='burmese'</text:p>
          </table:table-cell>
          <table:table-cell table:style-name="ce2" table:formula="of:=&quot;./combined_ethnicity.perl &quot;&amp;[.U137]&amp;&quot; &gt; ../common/ethnicities/01_&quot;&amp;SUBSTITUTE(SUBSTITUTE([.A137];&quot;/&quot;;&quot;_&quot;);&quot;advanced_&quot;;&quot;&quot;)&amp;&quot;;&quot;" office:value-type="string" office:string-value="./combined_ethnicity.perl -in='basic/patagonid.txt' -beautyIn='basic/patagonid.txt' -height='TALL' -hairBlack='10' -hairRed='0' -hairAuburn='0' -hairBrown='0' -hairDarkBlond='0' -hairBlond='0' -eyeBlack='10' -eyeBrown='0' -eyeBlue='0' -eyeGreen='0' -hairStraight='0' -hairWavy='0' -hairCurly='0' -hairAfro='0' -hairAsian='100' -skinColour='LightMedium-Red' -using='burmese' &gt; ../common/ethnicities/01_basic_patagonid.txt;" calcext:value-type="string">
            <text:p>./combined_ethnicity.perl -in='basic/patagonid.txt' -beautyIn='basic/patagonid.txt' -height='TALL' -hairBlack='10' -hairRed='0' -hairAuburn='0' -hairBrown='0' -hairDarkBlond='0' -hairBlond='0' -eyeBlack='10' -eyeBrown='0' -eyeBlue='0' -eyeGreen='0' -hairStraight='0' -hairWavy='0' -hairCurly='0' -hairAfro='0' -hairAsian='100' -skinColour='LightMedium-Red' -using='burmese' &gt; ../common/ethnicities/01_basic_patagonid.txt;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basic/andid.txt</text:p>
          </table:table-cell>
          <table:table-cell table:style-name="ce6" table:formula="of:=[.A138]" office:value-type="string" office:string-value="basic/andid.txt" calcext:value-type="string">
            <text:p>basic/and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MediumDark-Yellow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138]&amp;&quot;' -&quot;&amp;[.$B$1]&amp;&quot;='&quot;&amp;[.B138]&amp;&quot;' -&quot;&amp;[.$C$1]&amp;&quot;='&quot;&amp;[.C138]&amp;&quot;' -&quot;&amp;[.$D$1]&amp;&quot;='&quot;&amp;[.D138]&amp;&quot;' -&quot;&amp;[.$E$1]&amp;&quot;='&quot;&amp;[.E138]&amp;&quot;' -&quot;&amp;[.$F$1]&amp;&quot;='&quot;&amp;[.F138]&amp;&quot;' -&quot;&amp;[.$G$1]&amp;&quot;='&quot;&amp;[.G138]&amp;&quot;' -&quot;&amp;[.$H$1]&amp;&quot;='&quot;&amp;[.H138]&amp;&quot;' -&quot;&amp;[.$I$1]&amp;&quot;='&quot;&amp;[.I138]&amp;&quot;' -&quot;&amp;[.$J$1]&amp;&quot;='&quot;&amp;[.J138]&amp;&quot;' -&quot;&amp;[.$K$1]&amp;&quot;='&quot;&amp;[.K138]&amp;&quot;' -&quot;&amp;[.$L$1]&amp;&quot;='&quot;&amp;[.L138]&amp;&quot;' -&quot;&amp;[.$M$1]&amp;&quot;='&quot;&amp;[.M138]&amp;&quot;' -&quot;&amp;[.$N$1]&amp;&quot;='&quot;&amp;[.N138]&amp;&quot;' -&quot;&amp;[.$O$1]&amp;&quot;='&quot;&amp;[.O138]&amp;&quot;' -&quot;&amp;[.$P$1]&amp;&quot;='&quot;&amp;[.P138]&amp;&quot;' -&quot;&amp;[.$Q$1]&amp;&quot;='&quot;&amp;[.Q138]&amp;&quot;' -&quot;&amp;[.$R$1]&amp;&quot;='&quot;&amp;[.R138]&amp;&quot;'&quot;&amp;&quot; -&quot;&amp;[.$S$1]&amp;&quot;='&quot;&amp;[.S138]&amp;&quot;'&quot;&amp;&quot; -&quot;&amp;[.$T$1]&amp;&quot;='&quot;&amp;[.T138]&amp;&quot;'&quot;" office:value-type="string" office:string-value="-in='basic/andid.txt' -beautyIn='basic/andid.txt' -height='SHORT' -hairBlack='10' -hairRed='0' -hairAuburn='0' -hairBrown='0' -hairDarkBlond='0' -hairBlond='0' -eyeBlack='10' -eyeBrown='0' -eyeBlue='0' -eyeGreen='0' -hairStraight='0' -hairWavy='0' -hairCurly='0' -hairAfro='0' -hairAsian='100' -skinColour='MediumDark-Yellow' -using='burmese'" calcext:value-type="string">
            <text:p>-in='basic/andid.txt' -beautyIn='basic/andid.txt' -height='SHORT' -hairBlack='10' -hairRed='0' -hairAuburn='0' -hairBrown='0' -hairDarkBlond='0' -hairBlond='0' -eyeBlack='10' -eyeBrown='0' -eyeBlue='0' -eyeGreen='0' -hairStraight='0' -hairWavy='0' -hairCurly='0' -hairAfro='0' -hairAsian='100' -skinColour='MediumDark-Yellow' -using='burmese'</text:p>
          </table:table-cell>
          <table:table-cell table:style-name="ce2" table:formula="of:=&quot;./combined_ethnicity.perl &quot;&amp;[.U138]&amp;&quot; &gt; ../common/ethnicities/01_&quot;&amp;SUBSTITUTE(SUBSTITUTE([.A138];&quot;/&quot;;&quot;_&quot;);&quot;advanced_&quot;;&quot;&quot;)&amp;&quot;;&quot;" office:value-type="string" office:string-value="./combined_ethnicity.perl -in='basic/andid.txt' -beautyIn='basic/andid.txt' -height='SHORT' -hairBlack='10' -hairRed='0' -hairAuburn='0' -hairBrown='0' -hairDarkBlond='0' -hairBlond='0' -eyeBlack='10' -eyeBrown='0' -eyeBlue='0' -eyeGreen='0' -hairStraight='0' -hairWavy='0' -hairCurly='0' -hairAfro='0' -hairAsian='100' -skinColour='MediumDark-Yellow' -using='burmese' &gt; ../common/ethnicities/01_basic_andid.txt;" calcext:value-type="string">
            <text:p>./combined_ethnicity.perl -in='basic/andid.txt' -beautyIn='basic/andid.txt' -height='SHORT' -hairBlack='10' -hairRed='0' -hairAuburn='0' -hairBrown='0' -hairDarkBlond='0' -hairBlond='0' -eyeBlack='10' -eyeBrown='0' -eyeBlue='0' -eyeGreen='0' -hairStraight='0' -hairWavy='0' -hairCurly='0' -hairAfro='0' -hairAsian='100' -skinColour='MediumDark-Yellow' -using='burmese' &gt; ../common/ethnicities/01_basic_andid.txt;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basic/amazonid.txt</text:p>
          </table:table-cell>
          <table:table-cell table:style-name="ce6" table:formula="of:=[.A139]" office:value-type="string" office:string-value="basic/amazonid.txt" calcext:value-type="string">
            <text:p>basic/amazon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MediumDark-Yellow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139]&amp;&quot;' -&quot;&amp;[.$B$1]&amp;&quot;='&quot;&amp;[.B139]&amp;&quot;' -&quot;&amp;[.$C$1]&amp;&quot;='&quot;&amp;[.C139]&amp;&quot;' -&quot;&amp;[.$D$1]&amp;&quot;='&quot;&amp;[.D139]&amp;&quot;' -&quot;&amp;[.$E$1]&amp;&quot;='&quot;&amp;[.E139]&amp;&quot;' -&quot;&amp;[.$F$1]&amp;&quot;='&quot;&amp;[.F139]&amp;&quot;' -&quot;&amp;[.$G$1]&amp;&quot;='&quot;&amp;[.G139]&amp;&quot;' -&quot;&amp;[.$H$1]&amp;&quot;='&quot;&amp;[.H139]&amp;&quot;' -&quot;&amp;[.$I$1]&amp;&quot;='&quot;&amp;[.I139]&amp;&quot;' -&quot;&amp;[.$J$1]&amp;&quot;='&quot;&amp;[.J139]&amp;&quot;' -&quot;&amp;[.$K$1]&amp;&quot;='&quot;&amp;[.K139]&amp;&quot;' -&quot;&amp;[.$L$1]&amp;&quot;='&quot;&amp;[.L139]&amp;&quot;' -&quot;&amp;[.$M$1]&amp;&quot;='&quot;&amp;[.M139]&amp;&quot;' -&quot;&amp;[.$N$1]&amp;&quot;='&quot;&amp;[.N139]&amp;&quot;' -&quot;&amp;[.$O$1]&amp;&quot;='&quot;&amp;[.O139]&amp;&quot;' -&quot;&amp;[.$P$1]&amp;&quot;='&quot;&amp;[.P139]&amp;&quot;' -&quot;&amp;[.$Q$1]&amp;&quot;='&quot;&amp;[.Q139]&amp;&quot;' -&quot;&amp;[.$R$1]&amp;&quot;='&quot;&amp;[.R139]&amp;&quot;'&quot;&amp;&quot; -&quot;&amp;[.$S$1]&amp;&quot;='&quot;&amp;[.S139]&amp;&quot;'&quot;&amp;&quot; -&quot;&amp;[.$T$1]&amp;&quot;='&quot;&amp;[.T139]&amp;&quot;'&quot;" office:value-type="string" office:string-value="-in='basic/amazonid.txt' -beautyIn='basic/amazonid.txt' -height='SHORT' -hairBlack='10' -hairRed='0' -hairAuburn='0' -hairBrown='0' -hairDarkBlond='0' -hairBlond='0' -eyeBlack='10' -eyeBrown='0' -eyeBlue='0' -eyeGreen='0' -hairStraight='0' -hairWavy='0' -hairCurly='0' -hairAfro='0' -hairAsian='100' -skinColour='MediumDark-Yellow' -using='burmese'" calcext:value-type="string">
            <text:p>-in='basic/amazonid.txt' -beautyIn='basic/amazonid.txt' -height='SHORT' -hairBlack='10' -hairRed='0' -hairAuburn='0' -hairBrown='0' -hairDarkBlond='0' -hairBlond='0' -eyeBlack='10' -eyeBrown='0' -eyeBlue='0' -eyeGreen='0' -hairStraight='0' -hairWavy='0' -hairCurly='0' -hairAfro='0' -hairAsian='100' -skinColour='MediumDark-Yellow' -using='burmese'</text:p>
          </table:table-cell>
          <table:table-cell table:style-name="ce2" table:formula="of:=&quot;./combined_ethnicity.perl &quot;&amp;[.U139]&amp;&quot; &gt; ../common/ethnicities/01_&quot;&amp;SUBSTITUTE(SUBSTITUTE([.A139];&quot;/&quot;;&quot;_&quot;);&quot;advanced_&quot;;&quot;&quot;)&amp;&quot;;&quot;" office:value-type="string" office:string-value="./combined_ethnicity.perl -in='basic/amazonid.txt' -beautyIn='basic/amazonid.txt' -height='SHORT' -hairBlack='10' -hairRed='0' -hairAuburn='0' -hairBrown='0' -hairDarkBlond='0' -hairBlond='0' -eyeBlack='10' -eyeBrown='0' -eyeBlue='0' -eyeGreen='0' -hairStraight='0' -hairWavy='0' -hairCurly='0' -hairAfro='0' -hairAsian='100' -skinColour='MediumDark-Yellow' -using='burmese' &gt; ../common/ethnicities/01_basic_amazonid.txt;" calcext:value-type="string">
            <text:p>./combined_ethnicity.perl -in='basic/amazonid.txt' -beautyIn='basic/amazonid.txt' -height='SHORT' -hairBlack='10' -hairRed='0' -hairAuburn='0' -hairBrown='0' -hairDarkBlond='0' -hairBlond='0' -eyeBlack='10' -eyeBrown='0' -eyeBlue='0' -eyeGreen='0' -hairStraight='0' -hairWavy='0' -hairCurly='0' -hairAfro='0' -hairAsian='100' -skinColour='MediumDark-Yellow' -using='burmese' &gt; ../common/ethnicities/01_basic_amazonid.txt;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basic/margid.txt</text:p>
          </table:table-cell>
          <table:table-cell table:style-name="ce6" table:formula="of:=[.A140]" office:value-type="string" office:string-value="basic/margid.txt" calcext:value-type="string">
            <text:p>basic/marg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Medium-Red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140]&amp;&quot;' -&quot;&amp;[.$B$1]&amp;&quot;='&quot;&amp;[.B140]&amp;&quot;' -&quot;&amp;[.$C$1]&amp;&quot;='&quot;&amp;[.C140]&amp;&quot;' -&quot;&amp;[.$D$1]&amp;&quot;='&quot;&amp;[.D140]&amp;&quot;' -&quot;&amp;[.$E$1]&amp;&quot;='&quot;&amp;[.E140]&amp;&quot;' -&quot;&amp;[.$F$1]&amp;&quot;='&quot;&amp;[.F140]&amp;&quot;' -&quot;&amp;[.$G$1]&amp;&quot;='&quot;&amp;[.G140]&amp;&quot;' -&quot;&amp;[.$H$1]&amp;&quot;='&quot;&amp;[.H140]&amp;&quot;' -&quot;&amp;[.$I$1]&amp;&quot;='&quot;&amp;[.I140]&amp;&quot;' -&quot;&amp;[.$J$1]&amp;&quot;='&quot;&amp;[.J140]&amp;&quot;' -&quot;&amp;[.$K$1]&amp;&quot;='&quot;&amp;[.K140]&amp;&quot;' -&quot;&amp;[.$L$1]&amp;&quot;='&quot;&amp;[.L140]&amp;&quot;' -&quot;&amp;[.$M$1]&amp;&quot;='&quot;&amp;[.M140]&amp;&quot;' -&quot;&amp;[.$N$1]&amp;&quot;='&quot;&amp;[.N140]&amp;&quot;' -&quot;&amp;[.$O$1]&amp;&quot;='&quot;&amp;[.O140]&amp;&quot;' -&quot;&amp;[.$P$1]&amp;&quot;='&quot;&amp;[.P140]&amp;&quot;' -&quot;&amp;[.$Q$1]&amp;&quot;='&quot;&amp;[.Q140]&amp;&quot;' -&quot;&amp;[.$R$1]&amp;&quot;='&quot;&amp;[.R140]&amp;&quot;'&quot;&amp;&quot; -&quot;&amp;[.$S$1]&amp;&quot;='&quot;&amp;[.S140]&amp;&quot;'&quot;&amp;&quot; -&quot;&amp;[.$T$1]&amp;&quot;='&quot;&amp;[.T140]&amp;&quot;'&quot;" office:value-type="string" office:string-value="-in='basic/margid.txt' -beautyIn='basic/margid.txt' -height='SHORT' -hairBlack='10' -hairRed='0' -hairAuburn='0' -hairBrown='0' -hairDarkBlond='0' -hairBlond='0' -eyeBlack='10' -eyeBrown='0' -eyeBlue='0' -eyeGreen='0' -hairStraight='0' -hairWavy='0' -hairCurly='0' -hairAfro='0' -hairAsian='100' -skinColour='Medium-Red' -using='burmese'" calcext:value-type="string">
            <text:p>-in='basic/margid.txt' -beautyIn='basic/margid.txt' -height='SHORT' -hairBlack='10' -hairRed='0' -hairAuburn='0' -hairBrown='0' -hairDarkBlond='0' -hairBlond='0' -eyeBlack='10' -eyeBrown='0' -eyeBlue='0' -eyeGreen='0' -hairStraight='0' -hairWavy='0' -hairCurly='0' -hairAfro='0' -hairAsian='100' -skinColour='Medium-Red' -using='burmese'</text:p>
          </table:table-cell>
          <table:table-cell table:style-name="ce2" table:formula="of:=&quot;./combined_ethnicity.perl &quot;&amp;[.U140]&amp;&quot; &gt; ../common/ethnicities/01_&quot;&amp;SUBSTITUTE(SUBSTITUTE([.A140];&quot;/&quot;;&quot;_&quot;);&quot;advanced_&quot;;&quot;&quot;)&amp;&quot;;&quot;" office:value-type="string" office:string-value="./combined_ethnicity.perl -in='basic/margid.txt' -beautyIn='basic/margid.txt' -height='SHORT' -hairBlack='10' -hairRed='0' -hairAuburn='0' -hairBrown='0' -hairDarkBlond='0' -hairBlond='0' -eyeBlack='10' -eyeBrown='0' -eyeBlue='0' -eyeGreen='0' -hairStraight='0' -hairWavy='0' -hairCurly='0' -hairAfro='0' -hairAsian='100' -skinColour='Medium-Red' -using='burmese' &gt; ../common/ethnicities/01_basic_margid.txt;" calcext:value-type="string">
            <text:p>./combined_ethnicity.perl -in='basic/margid.txt' -beautyIn='basic/margid.txt' -height='SHORT' -hairBlack='10' -hairRed='0' -hairAuburn='0' -hairBrown='0' -hairDarkBlond='0' -hairBlond='0' -eyeBlack='10' -eyeBrown='0' -eyeBlue='0' -eyeGreen='0' -hairStraight='0' -hairWavy='0' -hairCurly='0' -hairAfro='0' -hairAsian='100' -skinColour='Medium-Red' -using='burmese' &gt; ../common/ethnicities/01_basic_margid.txt;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basic/centralid.txt</text:p>
          </table:table-cell>
          <table:table-cell table:style-name="ce6" table:formula="of:=[.A141]" office:value-type="string" office:string-value="basic/centralid.txt" calcext:value-type="string">
            <text:p>basic/central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MediumDark-Yellow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141]&amp;&quot;' -&quot;&amp;[.$B$1]&amp;&quot;='&quot;&amp;[.B141]&amp;&quot;' -&quot;&amp;[.$C$1]&amp;&quot;='&quot;&amp;[.C141]&amp;&quot;' -&quot;&amp;[.$D$1]&amp;&quot;='&quot;&amp;[.D141]&amp;&quot;' -&quot;&amp;[.$E$1]&amp;&quot;='&quot;&amp;[.E141]&amp;&quot;' -&quot;&amp;[.$F$1]&amp;&quot;='&quot;&amp;[.F141]&amp;&quot;' -&quot;&amp;[.$G$1]&amp;&quot;='&quot;&amp;[.G141]&amp;&quot;' -&quot;&amp;[.$H$1]&amp;&quot;='&quot;&amp;[.H141]&amp;&quot;' -&quot;&amp;[.$I$1]&amp;&quot;='&quot;&amp;[.I141]&amp;&quot;' -&quot;&amp;[.$J$1]&amp;&quot;='&quot;&amp;[.J141]&amp;&quot;' -&quot;&amp;[.$K$1]&amp;&quot;='&quot;&amp;[.K141]&amp;&quot;' -&quot;&amp;[.$L$1]&amp;&quot;='&quot;&amp;[.L141]&amp;&quot;' -&quot;&amp;[.$M$1]&amp;&quot;='&quot;&amp;[.M141]&amp;&quot;' -&quot;&amp;[.$N$1]&amp;&quot;='&quot;&amp;[.N141]&amp;&quot;' -&quot;&amp;[.$O$1]&amp;&quot;='&quot;&amp;[.O141]&amp;&quot;' -&quot;&amp;[.$P$1]&amp;&quot;='&quot;&amp;[.P141]&amp;&quot;' -&quot;&amp;[.$Q$1]&amp;&quot;='&quot;&amp;[.Q141]&amp;&quot;' -&quot;&amp;[.$R$1]&amp;&quot;='&quot;&amp;[.R141]&amp;&quot;'&quot;&amp;&quot; -&quot;&amp;[.$S$1]&amp;&quot;='&quot;&amp;[.S141]&amp;&quot;'&quot;&amp;&quot; -&quot;&amp;[.$T$1]&amp;&quot;='&quot;&amp;[.T141]&amp;&quot;'&quot;" office:value-type="string" office:string-value="-in='basic/centralid.txt' -beautyIn='basic/centralid.txt' -height='SHORT' -hairBlack='10' -hairRed='0' -hairAuburn='0' -hairBrown='0' -hairDarkBlond='0' -hairBlond='0' -eyeBlack='10' -eyeBrown='0' -eyeBlue='0' -eyeGreen='0' -hairStraight='0' -hairWavy='0' -hairCurly='0' -hairAfro='0' -hairAsian='100' -skinColour='MediumDark-Yellow' -using='burmese'" calcext:value-type="string">
            <text:p>-in='basic/centralid.txt' -beautyIn='basic/centralid.txt' -height='SHORT' -hairBlack='10' -hairRed='0' -hairAuburn='0' -hairBrown='0' -hairDarkBlond='0' -hairBlond='0' -eyeBlack='10' -eyeBrown='0' -eyeBlue='0' -eyeGreen='0' -hairStraight='0' -hairWavy='0' -hairCurly='0' -hairAfro='0' -hairAsian='100' -skinColour='MediumDark-Yellow' -using='burmese'</text:p>
          </table:table-cell>
          <table:table-cell table:style-name="ce2" table:formula="of:=&quot;./combined_ethnicity.perl &quot;&amp;[.U141]&amp;&quot; &gt; ../common/ethnicities/01_&quot;&amp;SUBSTITUTE(SUBSTITUTE([.A141];&quot;/&quot;;&quot;_&quot;);&quot;advanced_&quot;;&quot;&quot;)&amp;&quot;;&quot;" office:value-type="string" office:string-value="./combined_ethnicity.perl -in='basic/centralid.txt' -beautyIn='basic/centralid.txt' -height='SHORT' -hairBlack='10' -hairRed='0' -hairAuburn='0' -hairBrown='0' -hairDarkBlond='0' -hairBlond='0' -eyeBlack='10' -eyeBrown='0' -eyeBlue='0' -eyeGreen='0' -hairStraight='0' -hairWavy='0' -hairCurly='0' -hairAfro='0' -hairAsian='100' -skinColour='MediumDark-Yellow' -using='burmese' &gt; ../common/ethnicities/01_basic_centralid.txt;" calcext:value-type="string">
            <text:p>./combined_ethnicity.perl -in='basic/centralid.txt' -beautyIn='basic/centralid.txt' -height='SHORT' -hairBlack='10' -hairRed='0' -hairAuburn='0' -hairBrown='0' -hairDarkBlond='0' -hairBlond='0' -eyeBlack='10' -eyeBrown='0' -eyeBlue='0' -eyeGreen='0' -hairStraight='0' -hairWavy='0' -hairCurly='0' -hairAfro='0' -hairAsian='100' -skinColour='MediumDark-Yellow' -using='burmese' &gt; ../common/ethnicities/01_basic_centralid.txt;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basic/silvid.txt</text:p>
          </table:table-cell>
          <table:table-cell table:style-name="ce6" table:formula="of:=[.A142]" office:value-type="string" office:string-value="basic/silvid.txt" calcext:value-type="string">
            <text:p>basic/silvid.txt</text:p>
          </table:table-cell>
          <table:table-cell table:style-name="ce4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LightMedium-Medium</text:p>
          </table:table-cell>
          <table:table-cell table:style-name="ce3" office:value-type="string" calcext:value-type="string">
            <text:p>jurchen</text:p>
          </table:table-cell>
          <table:table-cell table:style-name="ce2" table:formula="of:=&quot;-&quot;&amp;[.$A$1]&amp;&quot;='&quot;&amp;[.A142]&amp;&quot;' -&quot;&amp;[.$B$1]&amp;&quot;='&quot;&amp;[.B142]&amp;&quot;' -&quot;&amp;[.$C$1]&amp;&quot;='&quot;&amp;[.C142]&amp;&quot;' -&quot;&amp;[.$D$1]&amp;&quot;='&quot;&amp;[.D142]&amp;&quot;' -&quot;&amp;[.$E$1]&amp;&quot;='&quot;&amp;[.E142]&amp;&quot;' -&quot;&amp;[.$F$1]&amp;&quot;='&quot;&amp;[.F142]&amp;&quot;' -&quot;&amp;[.$G$1]&amp;&quot;='&quot;&amp;[.G142]&amp;&quot;' -&quot;&amp;[.$H$1]&amp;&quot;='&quot;&amp;[.H142]&amp;&quot;' -&quot;&amp;[.$I$1]&amp;&quot;='&quot;&amp;[.I142]&amp;&quot;' -&quot;&amp;[.$J$1]&amp;&quot;='&quot;&amp;[.J142]&amp;&quot;' -&quot;&amp;[.$K$1]&amp;&quot;='&quot;&amp;[.K142]&amp;&quot;' -&quot;&amp;[.$L$1]&amp;&quot;='&quot;&amp;[.L142]&amp;&quot;' -&quot;&amp;[.$M$1]&amp;&quot;='&quot;&amp;[.M142]&amp;&quot;' -&quot;&amp;[.$N$1]&amp;&quot;='&quot;&amp;[.N142]&amp;&quot;' -&quot;&amp;[.$O$1]&amp;&quot;='&quot;&amp;[.O142]&amp;&quot;' -&quot;&amp;[.$P$1]&amp;&quot;='&quot;&amp;[.P142]&amp;&quot;' -&quot;&amp;[.$Q$1]&amp;&quot;='&quot;&amp;[.Q142]&amp;&quot;' -&quot;&amp;[.$R$1]&amp;&quot;='&quot;&amp;[.R142]&amp;&quot;'&quot;&amp;&quot; -&quot;&amp;[.$S$1]&amp;&quot;='&quot;&amp;[.S142]&amp;&quot;'&quot;&amp;&quot; -&quot;&amp;[.$T$1]&amp;&quot;='&quot;&amp;[.T142]&amp;&quot;'&quot;" office:value-type="string" office:string-value="-in='basic/silvid.txt' -beautyIn='basic/silvid.txt' -height='TALL' -hairBlack='10' -hairRed='0' -hairAuburn='0' -hairBrown='0' -hairDarkBlond='0' -hairBlond='0' -eyeBlack='10' -eyeBrown='0' -eyeBlue='0' -eyeGreen='0' -hairStraight='0' -hairWavy='0' -hairCurly='0' -hairAfro='0' -hairAsian='100' -skinColour='LightMedium-Medium' -using='jurchen'" calcext:value-type="string">
            <text:p>-in='basic/silvid.txt' -beautyIn='basic/silvid.txt' -height='TALL' -hairBlack='10' -hairRed='0' -hairAuburn='0' -hairBrown='0' -hairDarkBlond='0' -hairBlond='0' -eyeBlack='10' -eyeBrown='0' -eyeBlue='0' -eyeGreen='0' -hairStraight='0' -hairWavy='0' -hairCurly='0' -hairAfro='0' -hairAsian='100' -skinColour='LightMedium-Medium' -using='jurchen'</text:p>
          </table:table-cell>
          <table:table-cell table:style-name="ce2" table:formula="of:=&quot;./combined_ethnicity.perl &quot;&amp;[.U142]&amp;&quot; &gt; ../common/ethnicities/01_&quot;&amp;SUBSTITUTE(SUBSTITUTE([.A142];&quot;/&quot;;&quot;_&quot;);&quot;advanced_&quot;;&quot;&quot;)&amp;&quot;;&quot;" office:value-type="string" office:string-value="./combined_ethnicity.perl -in='basic/silvid.txt' -beautyIn='basic/silvid.txt' -height='TALL' -hairBlack='10' -hairRed='0' -hairAuburn='0' -hairBrown='0' -hairDarkBlond='0' -hairBlond='0' -eyeBlack='10' -eyeBrown='0' -eyeBlue='0' -eyeGreen='0' -hairStraight='0' -hairWavy='0' -hairCurly='0' -hairAfro='0' -hairAsian='100' -skinColour='LightMedium-Medium' -using='jurchen' &gt; ../common/ethnicities/01_basic_silvid.txt;" calcext:value-type="string">
            <text:p>./combined_ethnicity.perl -in='basic/silvid.txt' -beautyIn='basic/silvid.txt' -height='TALL' -hairBlack='10' -hairRed='0' -hairAuburn='0' -hairBrown='0' -hairDarkBlond='0' -hairBlond='0' -eyeBlack='10' -eyeBrown='0' -eyeBlue='0' -eyeGreen='0' -hairStraight='0' -hairWavy='0' -hairCurly='0' -hairAfro='0' -hairAsian='100' -skinColour='LightMedium-Medium' -using='jurchen' &gt; ../common/ethnicities/01_basic_silvid.txt;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basic/eskimid.txt</text:p>
          </table:table-cell>
          <table:table-cell table:style-name="ce6" table:formula="of:=[.A143]" office:value-type="string" office:string-value="basic/eskimid.txt" calcext:value-type="string">
            <text:p>basic/eskim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Medium-Yellow</text:p>
          </table:table-cell>
          <table:table-cell table:style-name="ce3" office:value-type="string" calcext:value-type="string">
            <text:p>jurchen</text:p>
          </table:table-cell>
          <table:table-cell table:style-name="ce2" table:formula="of:=&quot;-&quot;&amp;[.$A$1]&amp;&quot;='&quot;&amp;[.A143]&amp;&quot;' -&quot;&amp;[.$B$1]&amp;&quot;='&quot;&amp;[.B143]&amp;&quot;' -&quot;&amp;[.$C$1]&amp;&quot;='&quot;&amp;[.C143]&amp;&quot;' -&quot;&amp;[.$D$1]&amp;&quot;='&quot;&amp;[.D143]&amp;&quot;' -&quot;&amp;[.$E$1]&amp;&quot;='&quot;&amp;[.E143]&amp;&quot;' -&quot;&amp;[.$F$1]&amp;&quot;='&quot;&amp;[.F143]&amp;&quot;' -&quot;&amp;[.$G$1]&amp;&quot;='&quot;&amp;[.G143]&amp;&quot;' -&quot;&amp;[.$H$1]&amp;&quot;='&quot;&amp;[.H143]&amp;&quot;' -&quot;&amp;[.$I$1]&amp;&quot;='&quot;&amp;[.I143]&amp;&quot;' -&quot;&amp;[.$J$1]&amp;&quot;='&quot;&amp;[.J143]&amp;&quot;' -&quot;&amp;[.$K$1]&amp;&quot;='&quot;&amp;[.K143]&amp;&quot;' -&quot;&amp;[.$L$1]&amp;&quot;='&quot;&amp;[.L143]&amp;&quot;' -&quot;&amp;[.$M$1]&amp;&quot;='&quot;&amp;[.M143]&amp;&quot;' -&quot;&amp;[.$N$1]&amp;&quot;='&quot;&amp;[.N143]&amp;&quot;' -&quot;&amp;[.$O$1]&amp;&quot;='&quot;&amp;[.O143]&amp;&quot;' -&quot;&amp;[.$P$1]&amp;&quot;='&quot;&amp;[.P143]&amp;&quot;' -&quot;&amp;[.$Q$1]&amp;&quot;='&quot;&amp;[.Q143]&amp;&quot;' -&quot;&amp;[.$R$1]&amp;&quot;='&quot;&amp;[.R143]&amp;&quot;'&quot;&amp;&quot; -&quot;&amp;[.$S$1]&amp;&quot;='&quot;&amp;[.S143]&amp;&quot;'&quot;&amp;&quot; -&quot;&amp;[.$T$1]&amp;&quot;='&quot;&amp;[.T143]&amp;&quot;'&quot;" office:value-type="string" office:string-value="-in='basic/eskimid.txt' -beautyIn='basic/eskim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jurchen'" calcext:value-type="string">
            <text:p>-in='basic/eskimid.txt' -beautyIn='basic/eskim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jurchen'</text:p>
          </table:table-cell>
          <table:table-cell table:style-name="ce2" table:formula="of:=&quot;./combined_ethnicity.perl &quot;&amp;[.U143]&amp;&quot; &gt; ../common/ethnicities/01_&quot;&amp;SUBSTITUTE(SUBSTITUTE([.A143];&quot;/&quot;;&quot;_&quot;);&quot;advanced_&quot;;&quot;&quot;)&amp;&quot;;&quot;" office:value-type="string" office:string-value="./combined_ethnicity.perl -in='basic/eskimid.txt' -beautyIn='basic/eskim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jurchen' &gt; ../common/ethnicities/01_basic_eskimid.txt;" calcext:value-type="string">
            <text:p>./combined_ethnicity.perl -in='basic/eskimid.txt' -beautyIn='basic/eskim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jurchen' &gt; ../common/ethnicities/01_basic_eskimid.txt;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basic/pacifid.txt</text:p>
          </table:table-cell>
          <table:table-cell table:style-name="ce6" table:formula="of:=[.A144]" office:value-type="string" office:string-value="basic/pacifid.txt" calcext:value-type="string">
            <text:p>basic/pacifid.txt</text:p>
          </table:table-cell>
          <table:table-cell table:style-name="ce4" office:value-type="string" calcext:value-type="string">
            <text:p>RATHER_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float" office:value="100" calcext:value-type="float">
            <text:p>100</text:p>
          </table:table-cell>
          <table:table-cell table:style-name="ce3" office:value-type="string" calcext:value-type="string">
            <text:p>LightMedium-Yellow</text:p>
          </table:table-cell>
          <table:table-cell table:style-name="ce3" office:value-type="string" calcext:value-type="string">
            <text:p>jurchen</text:p>
          </table:table-cell>
          <table:table-cell table:style-name="ce2" table:formula="of:=&quot;-&quot;&amp;[.$A$1]&amp;&quot;='&quot;&amp;[.A144]&amp;&quot;' -&quot;&amp;[.$B$1]&amp;&quot;='&quot;&amp;[.B144]&amp;&quot;' -&quot;&amp;[.$C$1]&amp;&quot;='&quot;&amp;[.C144]&amp;&quot;' -&quot;&amp;[.$D$1]&amp;&quot;='&quot;&amp;[.D144]&amp;&quot;' -&quot;&amp;[.$E$1]&amp;&quot;='&quot;&amp;[.E144]&amp;&quot;' -&quot;&amp;[.$F$1]&amp;&quot;='&quot;&amp;[.F144]&amp;&quot;' -&quot;&amp;[.$G$1]&amp;&quot;='&quot;&amp;[.G144]&amp;&quot;' -&quot;&amp;[.$H$1]&amp;&quot;='&quot;&amp;[.H144]&amp;&quot;' -&quot;&amp;[.$I$1]&amp;&quot;='&quot;&amp;[.I144]&amp;&quot;' -&quot;&amp;[.$J$1]&amp;&quot;='&quot;&amp;[.J144]&amp;&quot;' -&quot;&amp;[.$K$1]&amp;&quot;='&quot;&amp;[.K144]&amp;&quot;' -&quot;&amp;[.$L$1]&amp;&quot;='&quot;&amp;[.L144]&amp;&quot;' -&quot;&amp;[.$M$1]&amp;&quot;='&quot;&amp;[.M144]&amp;&quot;' -&quot;&amp;[.$N$1]&amp;&quot;='&quot;&amp;[.N144]&amp;&quot;' -&quot;&amp;[.$O$1]&amp;&quot;='&quot;&amp;[.O144]&amp;&quot;' -&quot;&amp;[.$P$1]&amp;&quot;='&quot;&amp;[.P144]&amp;&quot;' -&quot;&amp;[.$Q$1]&amp;&quot;='&quot;&amp;[.Q144]&amp;&quot;' -&quot;&amp;[.$R$1]&amp;&quot;='&quot;&amp;[.R144]&amp;&quot;'&quot;&amp;&quot; -&quot;&amp;[.$S$1]&amp;&quot;='&quot;&amp;[.S144]&amp;&quot;'&quot;&amp;&quot; -&quot;&amp;[.$T$1]&amp;&quot;='&quot;&amp;[.T144]&amp;&quot;'&quot;" office:value-type="string" office:string-value="-in='basic/pacifid.txt' -beautyIn='basic/pacifid.txt' -height='RATHER_TALL' -hairBlack='10' -hairRed='0' -hairAuburn='0' -hairBrown='0' -hairDarkBlond='0' -hairBlond='0' -eyeBlack='10' -eyeBrown='0' -eyeBlue='0' -eyeGreen='0' -hairStraight='0' -hairWavy='0' -hairCurly='0' -hairAfro='0' -hairAsian='100' -skinColour='LightMedium-Yellow' -using='jurchen'" calcext:value-type="string">
            <text:p>-in='basic/pacifid.txt' -beautyIn='basic/pacifid.txt' -height='RATHER_TALL' -hairBlack='10' -hairRed='0' -hairAuburn='0' -hairBrown='0' -hairDarkBlond='0' -hairBlond='0' -eyeBlack='10' -eyeBrown='0' -eyeBlue='0' -eyeGreen='0' -hairStraight='0' -hairWavy='0' -hairCurly='0' -hairAfro='0' -hairAsian='100' -skinColour='LightMedium-Yellow' -using='jurchen'</text:p>
          </table:table-cell>
          <table:table-cell table:style-name="ce2" table:formula="of:=&quot;./combined_ethnicity.perl &quot;&amp;[.U144]&amp;&quot; &gt; ../common/ethnicities/01_&quot;&amp;SUBSTITUTE(SUBSTITUTE([.A144];&quot;/&quot;;&quot;_&quot;);&quot;advanced_&quot;;&quot;&quot;)&amp;&quot;;&quot;" office:value-type="string" office:string-value="./combined_ethnicity.perl -in='basic/pacifid.txt' -beautyIn='basic/pacifid.txt' -height='RATHER_TALL' -hairBlack='10' -hairRed='0' -hairAuburn='0' -hairBrown='0' -hairDarkBlond='0' -hairBlond='0' -eyeBlack='10' -eyeBrown='0' -eyeBlue='0' -eyeGreen='0' -hairStraight='0' -hairWavy='0' -hairCurly='0' -hairAfro='0' -hairAsian='100' -skinColour='LightMedium-Yellow' -using='jurchen' &gt; ../common/ethnicities/01_basic_pacifid.txt;" calcext:value-type="string">
            <text:p>./combined_ethnicity.perl -in='basic/pacifid.txt' -beautyIn='basic/pacifid.txt' -height='RATHER_TALL' -hairBlack='10' -hairRed='0' -hairAuburn='0' -hairBrown='0' -hairDarkBlond='0' -hairBlond='0' -eyeBlack='10' -eyeBrown='0' -eyeBlue='0' -eyeGreen='0' -hairStraight='0' -hairWavy='0' -hairCurly='0' -hairAfro='0' -hairAsian='100' -skinColour='LightMedium-Yellow' -using='jurchen' &gt; ../common/ethnicities/01_basic_pacifid.txt;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basic/khoid.txt</text:p>
          </table:table-cell>
          <table:table-cell table:style-name="ce6" table:formula="of:=[.A145]" office:value-type="string" office:string-value="basic/khoid.txt" calcext:value-type="string">
            <text:p>basic/khoid.txt</text:p>
          </table:table-cell>
          <table:table-cell table:style-name="ce4" office:value-type="string" calcext:value-type="string">
            <text:p>RATHER_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MediumDark-Yellow</text:p>
          </table:table-cell>
          <table:table-cell table:style-name="ce3" office:value-type="string" calcext:value-type="string">
            <text:p>bobo</text:p>
          </table:table-cell>
          <table:table-cell table:style-name="ce2" table:formula="of:=&quot;-&quot;&amp;[.$A$1]&amp;&quot;='&quot;&amp;[.A145]&amp;&quot;' -&quot;&amp;[.$B$1]&amp;&quot;='&quot;&amp;[.B145]&amp;&quot;' -&quot;&amp;[.$C$1]&amp;&quot;='&quot;&amp;[.C145]&amp;&quot;' -&quot;&amp;[.$D$1]&amp;&quot;='&quot;&amp;[.D145]&amp;&quot;' -&quot;&amp;[.$E$1]&amp;&quot;='&quot;&amp;[.E145]&amp;&quot;' -&quot;&amp;[.$F$1]&amp;&quot;='&quot;&amp;[.F145]&amp;&quot;' -&quot;&amp;[.$G$1]&amp;&quot;='&quot;&amp;[.G145]&amp;&quot;' -&quot;&amp;[.$H$1]&amp;&quot;='&quot;&amp;[.H145]&amp;&quot;' -&quot;&amp;[.$I$1]&amp;&quot;='&quot;&amp;[.I145]&amp;&quot;' -&quot;&amp;[.$J$1]&amp;&quot;='&quot;&amp;[.J145]&amp;&quot;' -&quot;&amp;[.$K$1]&amp;&quot;='&quot;&amp;[.K145]&amp;&quot;' -&quot;&amp;[.$L$1]&amp;&quot;='&quot;&amp;[.L145]&amp;&quot;' -&quot;&amp;[.$M$1]&amp;&quot;='&quot;&amp;[.M145]&amp;&quot;' -&quot;&amp;[.$N$1]&amp;&quot;='&quot;&amp;[.N145]&amp;&quot;' -&quot;&amp;[.$O$1]&amp;&quot;='&quot;&amp;[.O145]&amp;&quot;' -&quot;&amp;[.$P$1]&amp;&quot;='&quot;&amp;[.P145]&amp;&quot;' -&quot;&amp;[.$Q$1]&amp;&quot;='&quot;&amp;[.Q145]&amp;&quot;' -&quot;&amp;[.$R$1]&amp;&quot;='&quot;&amp;[.R145]&amp;&quot;'&quot;&amp;&quot; -&quot;&amp;[.$S$1]&amp;&quot;='&quot;&amp;[.S145]&amp;&quot;'&quot;&amp;&quot; -&quot;&amp;[.$T$1]&amp;&quot;='&quot;&amp;[.T145]&amp;&quot;'&quot;" office:value-type="string" office:string-value="-in='basic/khoid.txt' -beautyIn='basic/khoid.txt' -height='RATHER_SHORT' -hairBlack='10' -hairRed='0' -hairAuburn='0' -hairBrown='0' -hairDarkBlond='0' -hairBlond='0' -eyeBlack='10' -eyeBrown='0' -eyeBlue='0' -eyeGreen='0' -hairStraight='0' -hairWavy='0' -hairCurly='0' -hairAfro='100' -hairAsian='0' -skinColour='MediumDark-Yellow' -using='bobo'" calcext:value-type="string">
            <text:p>-in='basic/khoid.txt' -beautyIn='basic/khoid.txt' -height='RATHER_SHORT' -hairBlack='10' -hairRed='0' -hairAuburn='0' -hairBrown='0' -hairDarkBlond='0' -hairBlond='0' -eyeBlack='10' -eyeBrown='0' -eyeBlue='0' -eyeGreen='0' -hairStraight='0' -hairWavy='0' -hairCurly='0' -hairAfro='100' -hairAsian='0' -skinColour='MediumDark-Yellow' -using='bobo'</text:p>
          </table:table-cell>
          <table:table-cell table:style-name="ce2" table:formula="of:=&quot;./combined_ethnicity.perl &quot;&amp;[.U145]&amp;&quot; &gt; ../common/ethnicities/01_&quot;&amp;SUBSTITUTE(SUBSTITUTE([.A145];&quot;/&quot;;&quot;_&quot;);&quot;advanced_&quot;;&quot;&quot;)&amp;&quot;;&quot;" office:value-type="string" office:string-value="./combined_ethnicity.perl -in='basic/khoid.txt' -beautyIn='basic/khoid.txt' -height='RATHER_SHORT' -hairBlack='10' -hairRed='0' -hairAuburn='0' -hairBrown='0' -hairDarkBlond='0' -hairBlond='0' -eyeBlack='10' -eyeBrown='0' -eyeBlue='0' -eyeGreen='0' -hairStraight='0' -hairWavy='0' -hairCurly='0' -hairAfro='100' -hairAsian='0' -skinColour='MediumDark-Yellow' -using='bobo' &gt; ../common/ethnicities/01_basic_khoid.txt;" calcext:value-type="string">
            <text:p>./combined_ethnicity.perl -in='basic/khoid.txt' -beautyIn='basic/khoid.txt' -height='RATHER_SHORT' -hairBlack='10' -hairRed='0' -hairAuburn='0' -hairBrown='0' -hairDarkBlond='0' -hairBlond='0' -eyeBlack='10' -eyeBrown='0' -eyeBlue='0' -eyeGreen='0' -hairStraight='0' -hairWavy='0' -hairCurly='0' -hairAfro='100' -hairAsian='0' -skinColour='MediumDark-Yellow' -using='bobo' &gt; ../common/ethnicities/01_basic_khoid.txt;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basic/sanid.txt</text:p>
          </table:table-cell>
          <table:table-cell table:style-name="ce6" table:formula="of:=[.A146]" office:value-type="string" office:string-value="basic/sanid.txt" calcext:value-type="string">
            <text:p>basic/san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MediumDark-Red</text:p>
          </table:table-cell>
          <table:table-cell table:style-name="ce3" office:value-type="string" calcext:value-type="string">
            <text:p>bobo</text:p>
          </table:table-cell>
          <table:table-cell table:style-name="ce2" table:formula="of:=&quot;-&quot;&amp;[.$A$1]&amp;&quot;='&quot;&amp;[.A146]&amp;&quot;' -&quot;&amp;[.$B$1]&amp;&quot;='&quot;&amp;[.B146]&amp;&quot;' -&quot;&amp;[.$C$1]&amp;&quot;='&quot;&amp;[.C146]&amp;&quot;' -&quot;&amp;[.$D$1]&amp;&quot;='&quot;&amp;[.D146]&amp;&quot;' -&quot;&amp;[.$E$1]&amp;&quot;='&quot;&amp;[.E146]&amp;&quot;' -&quot;&amp;[.$F$1]&amp;&quot;='&quot;&amp;[.F146]&amp;&quot;' -&quot;&amp;[.$G$1]&amp;&quot;='&quot;&amp;[.G146]&amp;&quot;' -&quot;&amp;[.$H$1]&amp;&quot;='&quot;&amp;[.H146]&amp;&quot;' -&quot;&amp;[.$I$1]&amp;&quot;='&quot;&amp;[.I146]&amp;&quot;' -&quot;&amp;[.$J$1]&amp;&quot;='&quot;&amp;[.J146]&amp;&quot;' -&quot;&amp;[.$K$1]&amp;&quot;='&quot;&amp;[.K146]&amp;&quot;' -&quot;&amp;[.$L$1]&amp;&quot;='&quot;&amp;[.L146]&amp;&quot;' -&quot;&amp;[.$M$1]&amp;&quot;='&quot;&amp;[.M146]&amp;&quot;' -&quot;&amp;[.$N$1]&amp;&quot;='&quot;&amp;[.N146]&amp;&quot;' -&quot;&amp;[.$O$1]&amp;&quot;='&quot;&amp;[.O146]&amp;&quot;' -&quot;&amp;[.$P$1]&amp;&quot;='&quot;&amp;[.P146]&amp;&quot;' -&quot;&amp;[.$Q$1]&amp;&quot;='&quot;&amp;[.Q146]&amp;&quot;' -&quot;&amp;[.$R$1]&amp;&quot;='&quot;&amp;[.R146]&amp;&quot;'&quot;&amp;&quot; -&quot;&amp;[.$S$1]&amp;&quot;='&quot;&amp;[.S146]&amp;&quot;'&quot;&amp;&quot; -&quot;&amp;[.$T$1]&amp;&quot;='&quot;&amp;[.T146]&amp;&quot;'&quot;" office:value-type="string" office:string-value="-in='basic/sanid.txt' -beautyIn='basic/sanid.txt' -height='SHORT' -hairBlack='10' -hairRed='0' -hairAuburn='0' -hairBrown='0' -hairDarkBlond='0' -hairBlond='0' -eyeBlack='10' -eyeBrown='0' -eyeBlue='0' -eyeGreen='0' -hairStraight='0' -hairWavy='0' -hairCurly='0' -hairAfro='100' -hairAsian='0' -skinColour='MediumDark-Red' -using='bobo'" calcext:value-type="string">
            <text:p>-in='basic/sanid.txt' -beautyIn='basic/sanid.txt' -height='SHORT' -hairBlack='10' -hairRed='0' -hairAuburn='0' -hairBrown='0' -hairDarkBlond='0' -hairBlond='0' -eyeBlack='10' -eyeBrown='0' -eyeBlue='0' -eyeGreen='0' -hairStraight='0' -hairWavy='0' -hairCurly='0' -hairAfro='100' -hairAsian='0' -skinColour='MediumDark-Red' -using='bobo'</text:p>
          </table:table-cell>
          <table:table-cell table:style-name="ce2" table:formula="of:=&quot;./combined_ethnicity.perl &quot;&amp;[.U146]&amp;&quot; &gt; ../common/ethnicities/01_&quot;&amp;SUBSTITUTE(SUBSTITUTE([.A146];&quot;/&quot;;&quot;_&quot;);&quot;advanced_&quot;;&quot;&quot;)&amp;&quot;;&quot;" office:value-type="string" office:string-value="./combined_ethnicity.perl -in='basic/sanid.txt' -beautyIn='basic/sanid.txt' -height='SHORT' -hairBlack='10' -hairRed='0' -hairAuburn='0' -hairBrown='0' -hairDarkBlond='0' -hairBlond='0' -eyeBlack='10' -eyeBrown='0' -eyeBlue='0' -eyeGreen='0' -hairStraight='0' -hairWavy='0' -hairCurly='0' -hairAfro='100' -hairAsian='0' -skinColour='MediumDark-Red' -using='bobo' &gt; ../common/ethnicities/01_basic_sanid.txt;" calcext:value-type="string">
            <text:p>./combined_ethnicity.perl -in='basic/sanid.txt' -beautyIn='basic/sanid.txt' -height='SHORT' -hairBlack='10' -hairRed='0' -hairAuburn='0' -hairBrown='0' -hairDarkBlond='0' -hairBlond='0' -eyeBlack='10' -eyeBrown='0' -eyeBlue='0' -eyeGreen='0' -hairStraight='0' -hairWavy='0' -hairCurly='0' -hairAfro='100' -hairAsian='0' -skinColour='MediumDark-Red' -using='bobo' &gt; ../common/ethnicities/01_basic_sanid.txt;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basic/bambutid.txt</text:p>
          </table:table-cell>
          <table:table-cell table:style-name="ce6" table:formula="of:=[.A147]" office:value-type="string" office:string-value="basic/bambutid.txt" calcext:value-type="string">
            <text:p>basic/bambutid.txt</text:p>
          </table:table-cell>
          <table:table-cell table:style-name="ce4" office:value-type="string" calcext:value-type="string">
            <text:p>SHORT</text:p>
          </table:table-cell>
          <table:table-cell table:style-name="ce9" office:value-type="float" office:value="30" calcext:value-type="float">
            <text:p>3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Dark-Red</text:p>
          </table:table-cell>
          <table:table-cell table:style-name="ce3" office:value-type="string" calcext:value-type="string">
            <text:p>bobo</text:p>
          </table:table-cell>
          <table:table-cell table:style-name="ce2" table:formula="of:=&quot;-&quot;&amp;[.$A$1]&amp;&quot;='&quot;&amp;[.A147]&amp;&quot;' -&quot;&amp;[.$B$1]&amp;&quot;='&quot;&amp;[.B147]&amp;&quot;' -&quot;&amp;[.$C$1]&amp;&quot;='&quot;&amp;[.C147]&amp;&quot;' -&quot;&amp;[.$D$1]&amp;&quot;='&quot;&amp;[.D147]&amp;&quot;' -&quot;&amp;[.$E$1]&amp;&quot;='&quot;&amp;[.E147]&amp;&quot;' -&quot;&amp;[.$F$1]&amp;&quot;='&quot;&amp;[.F147]&amp;&quot;' -&quot;&amp;[.$G$1]&amp;&quot;='&quot;&amp;[.G147]&amp;&quot;' -&quot;&amp;[.$H$1]&amp;&quot;='&quot;&amp;[.H147]&amp;&quot;' -&quot;&amp;[.$I$1]&amp;&quot;='&quot;&amp;[.I147]&amp;&quot;' -&quot;&amp;[.$J$1]&amp;&quot;='&quot;&amp;[.J147]&amp;&quot;' -&quot;&amp;[.$K$1]&amp;&quot;='&quot;&amp;[.K147]&amp;&quot;' -&quot;&amp;[.$L$1]&amp;&quot;='&quot;&amp;[.L147]&amp;&quot;' -&quot;&amp;[.$M$1]&amp;&quot;='&quot;&amp;[.M147]&amp;&quot;' -&quot;&amp;[.$N$1]&amp;&quot;='&quot;&amp;[.N147]&amp;&quot;' -&quot;&amp;[.$O$1]&amp;&quot;='&quot;&amp;[.O147]&amp;&quot;' -&quot;&amp;[.$P$1]&amp;&quot;='&quot;&amp;[.P147]&amp;&quot;' -&quot;&amp;[.$Q$1]&amp;&quot;='&quot;&amp;[.Q147]&amp;&quot;' -&quot;&amp;[.$R$1]&amp;&quot;='&quot;&amp;[.R147]&amp;&quot;'&quot;&amp;&quot; -&quot;&amp;[.$S$1]&amp;&quot;='&quot;&amp;[.S147]&amp;&quot;'&quot;&amp;&quot; -&quot;&amp;[.$T$1]&amp;&quot;='&quot;&amp;[.T147]&amp;&quot;'&quot;" office:value-type="string" office:string-value="-in='basic/bambutid.txt' -beautyIn='basic/bambutid.txt' -height='SHORT' -hairBlack='30' -hairRed='0' -hairAuburn='0' -hairBrown='0' -hairDarkBlond='0' -hairBlond='1' -eyeBlack='10' -eyeBrown='0' -eyeBlue='0' -eyeGreen='0' -hairStraight='0' -hairWavy='0' -hairCurly='0' -hairAfro='100' -hairAsian='0' -skinColour='Dark-Red' -using='bobo'" calcext:value-type="string">
            <text:p>-in='basic/bambutid.txt' -beautyIn='basic/bambutid.txt' -height='SHORT' -hairBlack='30' -hairRed='0' -hairAuburn='0' -hairBrown='0' -hairDarkBlond='0' -hairBlond='1' -eyeBlack='10' -eyeBrown='0' -eyeBlue='0' -eyeGreen='0' -hairStraight='0' -hairWavy='0' -hairCurly='0' -hairAfro='100' -hairAsian='0' -skinColour='Dark-Red' -using='bobo'</text:p>
          </table:table-cell>
          <table:table-cell table:style-name="ce2" table:formula="of:=&quot;./combined_ethnicity.perl &quot;&amp;[.U147]&amp;&quot; &gt; ../common/ethnicities/01_&quot;&amp;SUBSTITUTE(SUBSTITUTE([.A147];&quot;/&quot;;&quot;_&quot;);&quot;advanced_&quot;;&quot;&quot;)&amp;&quot;;&quot;" office:value-type="string" office:string-value="./combined_ethnicity.perl -in='basic/bambutid.txt' -beautyIn='basic/bambutid.txt' -height='SHORT' -hairBlack='30' -hairRed='0' -hairAuburn='0' -hairBrown='0' -hairDarkBlond='0' -hairBlond='1' -eyeBlack='10' -eyeBrown='0' -eyeBlue='0' -eyeGreen='0' -hairStraight='0' -hairWavy='0' -hairCurly='0' -hairAfro='100' -hairAsian='0' -skinColour='Dark-Red' -using='bobo' &gt; ../common/ethnicities/01_basic_bambutid.txt;" calcext:value-type="string">
            <text:p>./combined_ethnicity.perl -in='basic/bambutid.txt' -beautyIn='basic/bambutid.txt' -height='SHORT' -hairBlack='30' -hairRed='0' -hairAuburn='0' -hairBrown='0' -hairDarkBlond='0' -hairBlond='1' -eyeBlack='10' -eyeBrown='0' -eyeBlue='0' -eyeGreen='0' -hairStraight='0' -hairWavy='0' -hairCurly='0' -hairAfro='100' -hairAsian='0' -skinColour='Dark-Red' -using='bobo' &gt; ../common/ethnicities/01_basic_bambutid.txt;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basic/bantuid.txt</text:p>
          </table:table-cell>
          <table:table-cell table:style-name="ce6" table:formula="of:=[.A148]" office:value-type="string" office:string-value="basic/bantuid.txt" calcext:value-type="string">
            <text:p>basic/bantuid.txt</text:p>
          </table:table-cell>
          <table:table-cell table:style-name="ce4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Dark-Red</text:p>
          </table:table-cell>
          <table:table-cell table:style-name="ce3" office:value-type="string" calcext:value-type="string">
            <text:p>bobo</text:p>
          </table:table-cell>
          <table:table-cell table:style-name="ce2" table:formula="of:=&quot;-&quot;&amp;[.$A$1]&amp;&quot;='&quot;&amp;[.A148]&amp;&quot;' -&quot;&amp;[.$B$1]&amp;&quot;='&quot;&amp;[.B148]&amp;&quot;' -&quot;&amp;[.$C$1]&amp;&quot;='&quot;&amp;[.C148]&amp;&quot;' -&quot;&amp;[.$D$1]&amp;&quot;='&quot;&amp;[.D148]&amp;&quot;' -&quot;&amp;[.$E$1]&amp;&quot;='&quot;&amp;[.E148]&amp;&quot;' -&quot;&amp;[.$F$1]&amp;&quot;='&quot;&amp;[.F148]&amp;&quot;' -&quot;&amp;[.$G$1]&amp;&quot;='&quot;&amp;[.G148]&amp;&quot;' -&quot;&amp;[.$H$1]&amp;&quot;='&quot;&amp;[.H148]&amp;&quot;' -&quot;&amp;[.$I$1]&amp;&quot;='&quot;&amp;[.I148]&amp;&quot;' -&quot;&amp;[.$J$1]&amp;&quot;='&quot;&amp;[.J148]&amp;&quot;' -&quot;&amp;[.$K$1]&amp;&quot;='&quot;&amp;[.K148]&amp;&quot;' -&quot;&amp;[.$L$1]&amp;&quot;='&quot;&amp;[.L148]&amp;&quot;' -&quot;&amp;[.$M$1]&amp;&quot;='&quot;&amp;[.M148]&amp;&quot;' -&quot;&amp;[.$N$1]&amp;&quot;='&quot;&amp;[.N148]&amp;&quot;' -&quot;&amp;[.$O$1]&amp;&quot;='&quot;&amp;[.O148]&amp;&quot;' -&quot;&amp;[.$P$1]&amp;&quot;='&quot;&amp;[.P148]&amp;&quot;' -&quot;&amp;[.$Q$1]&amp;&quot;='&quot;&amp;[.Q148]&amp;&quot;' -&quot;&amp;[.$R$1]&amp;&quot;='&quot;&amp;[.R148]&amp;&quot;'&quot;&amp;&quot; -&quot;&amp;[.$S$1]&amp;&quot;='&quot;&amp;[.S148]&amp;&quot;'&quot;&amp;&quot; -&quot;&amp;[.$T$1]&amp;&quot;='&quot;&amp;[.T148]&amp;&quot;'&quot;" office:value-type="string" office:string-value="-in='basic/bantuid.txt' -beautyIn='basic/bantuid.txt' -height='MEDIUM' -hairBlack='10' -hairRed='0' -hairAuburn='0' -hairBrown='0' -hairDarkBlond='0' -hairBlond='0' -eyeBlack='10' -eyeBrown='0' -eyeBlue='0' -eyeGreen='0' -hairStraight='0' -hairWavy='0' -hairCurly='0' -hairAfro='100' -hairAsian='0' -skinColour='Dark-Red' -using='bobo'" calcext:value-type="string">
            <text:p>-in='basic/bantuid.txt' -beautyIn='basic/bantuid.txt' -height='MEDIUM' -hairBlack='10' -hairRed='0' -hairAuburn='0' -hairBrown='0' -hairDarkBlond='0' -hairBlond='0' -eyeBlack='10' -eyeBrown='0' -eyeBlue='0' -eyeGreen='0' -hairStraight='0' -hairWavy='0' -hairCurly='0' -hairAfro='100' -hairAsian='0' -skinColour='Dark-Red' -using='bobo'</text:p>
          </table:table-cell>
          <table:table-cell table:style-name="ce2" table:formula="of:=&quot;./combined_ethnicity.perl &quot;&amp;[.U148]&amp;&quot; &gt; ../common/ethnicities/01_&quot;&amp;SUBSTITUTE(SUBSTITUTE([.A148];&quot;/&quot;;&quot;_&quot;);&quot;advanced_&quot;;&quot;&quot;)&amp;&quot;;&quot;" office:value-type="string" office:string-value="./combined_ethnicity.perl -in='basic/bantuid.txt' -beautyIn='basic/bantuid.txt' -height='MEDIUM' -hairBlack='10' -hairRed='0' -hairAuburn='0' -hairBrown='0' -hairDarkBlond='0' -hairBlond='0' -eyeBlack='10' -eyeBrown='0' -eyeBlue='0' -eyeGreen='0' -hairStraight='0' -hairWavy='0' -hairCurly='0' -hairAfro='100' -hairAsian='0' -skinColour='Dark-Red' -using='bobo' &gt; ../common/ethnicities/01_basic_bantuid.txt;" calcext:value-type="string">
            <text:p>./combined_ethnicity.perl -in='basic/bantuid.txt' -beautyIn='basic/bantuid.txt' -height='MEDIUM' -hairBlack='10' -hairRed='0' -hairAuburn='0' -hairBrown='0' -hairDarkBlond='0' -hairBlond='0' -eyeBlack='10' -eyeBrown='0' -eyeBlue='0' -eyeGreen='0' -hairStraight='0' -hairWavy='0' -hairCurly='0' -hairAfro='100' -hairAsian='0' -skinColour='Dark-Red' -using='bobo' &gt; ../common/ethnicities/01_basic_bantuid.txt;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basic/australid.txt</text:p>
          </table:table-cell>
          <table:table-cell table:style-name="ce6" table:formula="of:=[.A149]" office:value-type="string" office:string-value="basic/australid.txt" calcext:value-type="string">
            <text:p>basic/australid.txt</text:p>
          </table:table-cell>
          <table:table-cell table:style-name="ce4" office:value-type="string" calcext:value-type="string">
            <text:p>TALL</text:p>
          </table:table-cell>
          <table:table-cell table:style-name="ce9" office:value-type="float" office:value="30" calcext:value-type="float">
            <text:p>3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80" calcext:value-type="float">
            <text:p>80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VeryDark-Medium</text:p>
          </table:table-cell>
          <table:table-cell table:style-name="ce3" office:value-type="string" calcext:value-type="string">
            <text:p>bobo</text:p>
          </table:table-cell>
          <table:table-cell table:style-name="ce2" table:formula="of:=&quot;-&quot;&amp;[.$A$1]&amp;&quot;='&quot;&amp;[.A149]&amp;&quot;' -&quot;&amp;[.$B$1]&amp;&quot;='&quot;&amp;[.B149]&amp;&quot;' -&quot;&amp;[.$C$1]&amp;&quot;='&quot;&amp;[.C149]&amp;&quot;' -&quot;&amp;[.$D$1]&amp;&quot;='&quot;&amp;[.D149]&amp;&quot;' -&quot;&amp;[.$E$1]&amp;&quot;='&quot;&amp;[.E149]&amp;&quot;' -&quot;&amp;[.$F$1]&amp;&quot;='&quot;&amp;[.F149]&amp;&quot;' -&quot;&amp;[.$G$1]&amp;&quot;='&quot;&amp;[.G149]&amp;&quot;' -&quot;&amp;[.$H$1]&amp;&quot;='&quot;&amp;[.H149]&amp;&quot;' -&quot;&amp;[.$I$1]&amp;&quot;='&quot;&amp;[.I149]&amp;&quot;' -&quot;&amp;[.$J$1]&amp;&quot;='&quot;&amp;[.J149]&amp;&quot;' -&quot;&amp;[.$K$1]&amp;&quot;='&quot;&amp;[.K149]&amp;&quot;' -&quot;&amp;[.$L$1]&amp;&quot;='&quot;&amp;[.L149]&amp;&quot;' -&quot;&amp;[.$M$1]&amp;&quot;='&quot;&amp;[.M149]&amp;&quot;' -&quot;&amp;[.$N$1]&amp;&quot;='&quot;&amp;[.N149]&amp;&quot;' -&quot;&amp;[.$O$1]&amp;&quot;='&quot;&amp;[.O149]&amp;&quot;' -&quot;&amp;[.$P$1]&amp;&quot;='&quot;&amp;[.P149]&amp;&quot;' -&quot;&amp;[.$Q$1]&amp;&quot;='&quot;&amp;[.Q149]&amp;&quot;' -&quot;&amp;[.$R$1]&amp;&quot;='&quot;&amp;[.R149]&amp;&quot;'&quot;&amp;&quot; -&quot;&amp;[.$S$1]&amp;&quot;='&quot;&amp;[.S149]&amp;&quot;'&quot;&amp;&quot; -&quot;&amp;[.$T$1]&amp;&quot;='&quot;&amp;[.T149]&amp;&quot;'&quot;" office:value-type="string" office:string-value="-in='basic/australid.txt' -beautyIn='basic/australid.txt' -height='TALL' -hairBlack='30' -hairRed='0' -hairAuburn='1' -hairBrown='2' -hairDarkBlond='1' -hairBlond='0' -eyeBlack='10' -eyeBrown='0' -eyeBlue='0' -eyeGreen='0' -hairStraight='0' -hairWavy='80' -hairCurly='20' -hairAfro='0' -hairAsian='0' -skinColour='VeryDark-Medium' -using='bobo'" calcext:value-type="string">
            <text:p>-in='basic/australid.txt' -beautyIn='basic/australid.txt' -height='TALL' -hairBlack='30' -hairRed='0' -hairAuburn='1' -hairBrown='2' -hairDarkBlond='1' -hairBlond='0' -eyeBlack='10' -eyeBrown='0' -eyeBlue='0' -eyeGreen='0' -hairStraight='0' -hairWavy='80' -hairCurly='20' -hairAfro='0' -hairAsian='0' -skinColour='VeryDark-Medium' -using='bobo'</text:p>
          </table:table-cell>
          <table:table-cell table:style-name="ce2" table:formula="of:=&quot;./combined_ethnicity.perl &quot;&amp;[.U149]&amp;&quot; &gt; ../common/ethnicities/01_&quot;&amp;SUBSTITUTE(SUBSTITUTE([.A149];&quot;/&quot;;&quot;_&quot;);&quot;advanced_&quot;;&quot;&quot;)&amp;&quot;;&quot;" office:value-type="string" office:string-value="./combined_ethnicity.perl -in='basic/australid.txt' -beautyIn='basic/australid.txt' -height='TALL' -hairBlack='30' -hairRed='0' -hairAuburn='1' -hairBrown='2' -hairDarkBlond='1' -hairBlond='0' -eyeBlack='10' -eyeBrown='0' -eyeBlue='0' -eyeGreen='0' -hairStraight='0' -hairWavy='80' -hairCurly='20' -hairAfro='0' -hairAsian='0' -skinColour='VeryDark-Medium' -using='bobo' &gt; ../common/ethnicities/01_basic_australid.txt;" calcext:value-type="string">
            <text:p>./combined_ethnicity.perl -in='basic/australid.txt' -beautyIn='basic/australid.txt' -height='TALL' -hairBlack='30' -hairRed='0' -hairAuburn='1' -hairBrown='2' -hairDarkBlond='1' -hairBlond='0' -eyeBlack='10' -eyeBrown='0' -eyeBlue='0' -eyeGreen='0' -hairStraight='0' -hairWavy='80' -hairCurly='20' -hairAfro='0' -hairAsian='0' -skinColour='VeryDark-Medium' -using='bobo' &gt; ../common/ethnicities/01_basic_australid.txt;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basic/negritid.txt</text:p>
          </table:table-cell>
          <table:table-cell table:style-name="ce6" table:formula="of:=[.A150]" office:value-type="string" office:string-value="basic/negritid.txt" calcext:value-type="string">
            <text:p>basic/negrit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8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VeryDark-Medium</text:p>
          </table:table-cell>
          <table:table-cell table:style-name="ce3" office:value-type="string" calcext:value-type="string">
            <text:p>bobo</text:p>
          </table:table-cell>
          <table:table-cell table:style-name="ce2" table:formula="of:=&quot;-&quot;&amp;[.$A$1]&amp;&quot;='&quot;&amp;[.A150]&amp;&quot;' -&quot;&amp;[.$B$1]&amp;&quot;='&quot;&amp;[.B150]&amp;&quot;' -&quot;&amp;[.$C$1]&amp;&quot;='&quot;&amp;[.C150]&amp;&quot;' -&quot;&amp;[.$D$1]&amp;&quot;='&quot;&amp;[.D150]&amp;&quot;' -&quot;&amp;[.$E$1]&amp;&quot;='&quot;&amp;[.E150]&amp;&quot;' -&quot;&amp;[.$F$1]&amp;&quot;='&quot;&amp;[.F150]&amp;&quot;' -&quot;&amp;[.$G$1]&amp;&quot;='&quot;&amp;[.G150]&amp;&quot;' -&quot;&amp;[.$H$1]&amp;&quot;='&quot;&amp;[.H150]&amp;&quot;' -&quot;&amp;[.$I$1]&amp;&quot;='&quot;&amp;[.I150]&amp;&quot;' -&quot;&amp;[.$J$1]&amp;&quot;='&quot;&amp;[.J150]&amp;&quot;' -&quot;&amp;[.$K$1]&amp;&quot;='&quot;&amp;[.K150]&amp;&quot;' -&quot;&amp;[.$L$1]&amp;&quot;='&quot;&amp;[.L150]&amp;&quot;' -&quot;&amp;[.$M$1]&amp;&quot;='&quot;&amp;[.M150]&amp;&quot;' -&quot;&amp;[.$N$1]&amp;&quot;='&quot;&amp;[.N150]&amp;&quot;' -&quot;&amp;[.$O$1]&amp;&quot;='&quot;&amp;[.O150]&amp;&quot;' -&quot;&amp;[.$P$1]&amp;&quot;='&quot;&amp;[.P150]&amp;&quot;' -&quot;&amp;[.$Q$1]&amp;&quot;='&quot;&amp;[.Q150]&amp;&quot;' -&quot;&amp;[.$R$1]&amp;&quot;='&quot;&amp;[.R150]&amp;&quot;'&quot;&amp;&quot; -&quot;&amp;[.$S$1]&amp;&quot;='&quot;&amp;[.S150]&amp;&quot;'&quot;&amp;&quot; -&quot;&amp;[.$T$1]&amp;&quot;='&quot;&amp;[.T150]&amp;&quot;'&quot;" office:value-type="string" office:string-value="-in='basic/negritid.txt' -beautyIn='basic/negritid.txt' -height='SHORT' -hairBlack='10' -hairRed='0' -hairAuburn='0' -hairBrown='0' -hairDarkBlond='0' -hairBlond='0' -eyeBlack='10' -eyeBrown='0' -eyeBlue='0' -eyeGreen='0' -hairStraight='0' -hairWavy='0' -hairCurly='0' -hairAfro='100' -hairAsian='0' -skinColour='VeryDark-Medium' -using='bobo'" calcext:value-type="string">
            <text:p>-in='basic/negritid.txt' -beautyIn='basic/negritid.txt' -height='SHORT' -hairBlack='10' -hairRed='0' -hairAuburn='0' -hairBrown='0' -hairDarkBlond='0' -hairBlond='0' -eyeBlack='10' -eyeBrown='0' -eyeBlue='0' -eyeGreen='0' -hairStraight='0' -hairWavy='0' -hairCurly='0' -hairAfro='100' -hairAsian='0' -skinColour='VeryDark-Medium' -using='bobo'</text:p>
          </table:table-cell>
          <table:table-cell table:style-name="ce2" table:formula="of:=&quot;./combined_ethnicity.perl &quot;&amp;[.U150]&amp;&quot; &gt; ../common/ethnicities/01_&quot;&amp;SUBSTITUTE(SUBSTITUTE([.A150];&quot;/&quot;;&quot;_&quot;);&quot;advanced_&quot;;&quot;&quot;)&amp;&quot;;&quot;" office:value-type="string" office:string-value="./combined_ethnicity.perl -in='basic/negritid.txt' -beautyIn='basic/negritid.txt' -height='SHORT' -hairBlack='10' -hairRed='0' -hairAuburn='0' -hairBrown='0' -hairDarkBlond='0' -hairBlond='0' -eyeBlack='10' -eyeBrown='0' -eyeBlue='0' -eyeGreen='0' -hairStraight='0' -hairWavy='0' -hairCurly='0' -hairAfro='100' -hairAsian='0' -skinColour='VeryDark-Medium' -using='bobo' &gt; ../common/ethnicities/01_basic_negritid.txt;" calcext:value-type="string">
            <text:p>./combined_ethnicity.perl -in='basic/negritid.txt' -beautyIn='basic/negritid.txt' -height='SHORT' -hairBlack='10' -hairRed='0' -hairAuburn='0' -hairBrown='0' -hairDarkBlond='0' -hairBlond='0' -eyeBlack='10' -eyeBrown='0' -eyeBlue='0' -eyeGreen='0' -hairStraight='0' -hairWavy='0' -hairCurly='0' -hairAfro='100' -hairAsian='0' -skinColour='VeryDark-Medium' -using='bobo' &gt; ../common/ethnicities/01_basic_negritid.txt;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basic/melanesid.txt</text:p>
          </table:table-cell>
          <table:table-cell table:style-name="ce6" table:formula="of:=[.A151]" office:value-type="string" office:string-value="basic/melanesid.txt" calcext:value-type="string">
            <text:p>basic/melanesid.txt</text:p>
          </table:table-cell>
          <table:table-cell table:style-name="ce2" office:value-type="string" calcext:value-type="string">
            <text:p>SHORT</text:p>
          </table:table-cell>
          <table:table-cell table:style-name="ce9" office:value-type="float" office:value="35" calcext:value-type="float">
            <text:p>35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6" office:value-type="float" office:value="10" calcext:value-type="float">
            <text:p>10</text:p>
          </table:table-cell>
          <table:table-cell table:style-name="ce38" office:value-type="float" office:value="60" calcext:value-type="float">
            <text:p>60</text:p>
          </table:table-cell>
          <table:table-cell table:style-name="ce38" office:value-type="float" office:value="30" calcext:value-type="float">
            <text:p>30</text:p>
          </table:table-cell>
          <table:table-cell table:style-name="ce41" office:value-type="float" office:value="0" calcext:value-type="float">
            <text:p>0</text:p>
          </table:table-cell>
          <table:table-cell table:style-name="ce3" office:value-type="string" calcext:value-type="string">
            <text:p>Dark-Medium</text:p>
          </table:table-cell>
          <table:table-cell table:style-name="ce3" office:value-type="string" calcext:value-type="string">
            <text:p>bobo</text:p>
          </table:table-cell>
          <table:table-cell table:style-name="ce2" table:formula="of:=&quot;-&quot;&amp;[.$A$1]&amp;&quot;='&quot;&amp;[.A151]&amp;&quot;' -&quot;&amp;[.$B$1]&amp;&quot;='&quot;&amp;[.B151]&amp;&quot;' -&quot;&amp;[.$C$1]&amp;&quot;='&quot;&amp;[.C151]&amp;&quot;' -&quot;&amp;[.$D$1]&amp;&quot;='&quot;&amp;[.D151]&amp;&quot;' -&quot;&amp;[.$E$1]&amp;&quot;='&quot;&amp;[.E151]&amp;&quot;' -&quot;&amp;[.$F$1]&amp;&quot;='&quot;&amp;[.F151]&amp;&quot;' -&quot;&amp;[.$G$1]&amp;&quot;='&quot;&amp;[.G151]&amp;&quot;' -&quot;&amp;[.$H$1]&amp;&quot;='&quot;&amp;[.H151]&amp;&quot;' -&quot;&amp;[.$I$1]&amp;&quot;='&quot;&amp;[.I151]&amp;&quot;' -&quot;&amp;[.$J$1]&amp;&quot;='&quot;&amp;[.J151]&amp;&quot;' -&quot;&amp;[.$K$1]&amp;&quot;='&quot;&amp;[.K151]&amp;&quot;' -&quot;&amp;[.$L$1]&amp;&quot;='&quot;&amp;[.L151]&amp;&quot;' -&quot;&amp;[.$M$1]&amp;&quot;='&quot;&amp;[.M151]&amp;&quot;' -&quot;&amp;[.$N$1]&amp;&quot;='&quot;&amp;[.N151]&amp;&quot;' -&quot;&amp;[.$O$1]&amp;&quot;='&quot;&amp;[.O151]&amp;&quot;' -&quot;&amp;[.$P$1]&amp;&quot;='&quot;&amp;[.P151]&amp;&quot;' -&quot;&amp;[.$Q$1]&amp;&quot;='&quot;&amp;[.Q151]&amp;&quot;' -&quot;&amp;[.$R$1]&amp;&quot;='&quot;&amp;[.R151]&amp;&quot;'&quot;&amp;&quot; -&quot;&amp;[.$S$1]&amp;&quot;='&quot;&amp;[.S151]&amp;&quot;'&quot;&amp;&quot; -&quot;&amp;[.$T$1]&amp;&quot;='&quot;&amp;[.T151]&amp;&quot;'&quot;" office:value-type="string" office:string-value="-in='basic/melanesid.txt' -beautyIn='basic/melanesid.txt' -height='SHORT' -hairBlack='35' -hairRed='0' -hairAuburn='0' -hairBrown='0' -hairDarkBlond='1' -hairBlond='1' -eyeBlack='10' -eyeBrown='0' -eyeBlue='0' -eyeGreen='0' -hairStraight='0' -hairWavy='10' -hairCurly='60' -hairAfro='30' -hairAsian='0' -skinColour='Dark-Medium' -using='bobo'" calcext:value-type="string">
            <text:p>-in='basic/melanesid.txt' -beautyIn='basic/melanesid.txt' -height='SHORT' -hairBlack='35' -hairRed='0' -hairAuburn='0' -hairBrown='0' -hairDarkBlond='1' -hairBlond='1' -eyeBlack='10' -eyeBrown='0' -eyeBlue='0' -eyeGreen='0' -hairStraight='0' -hairWavy='10' -hairCurly='60' -hairAfro='30' -hairAsian='0' -skinColour='Dark-Medium' -using='bobo'</text:p>
          </table:table-cell>
          <table:table-cell table:style-name="ce2" table:formula="of:=&quot;./combined_ethnicity.perl &quot;&amp;[.U151]&amp;&quot; &gt; ../common/ethnicities/01_&quot;&amp;SUBSTITUTE(SUBSTITUTE([.A151];&quot;/&quot;;&quot;_&quot;);&quot;advanced_&quot;;&quot;&quot;)&amp;&quot;;&quot;" office:value-type="string" office:string-value="./combined_ethnicity.perl -in='basic/melanesid.txt' -beautyIn='basic/melanesid.txt' -height='SHORT' -hairBlack='35' -hairRed='0' -hairAuburn='0' -hairBrown='0' -hairDarkBlond='1' -hairBlond='1' -eyeBlack='10' -eyeBrown='0' -eyeBlue='0' -eyeGreen='0' -hairStraight='0' -hairWavy='10' -hairCurly='60' -hairAfro='30' -hairAsian='0' -skinColour='Dark-Medium' -using='bobo' &gt; ../common/ethnicities/01_basic_melanesid.txt;" calcext:value-type="string">
            <text:p>./combined_ethnicity.perl -in='basic/melanesid.txt' -beautyIn='basic/melanesid.txt' -height='SHORT' -hairBlack='35' -hairRed='0' -hairAuburn='0' -hairBrown='0' -hairDarkBlond='1' -hairBlond='1' -eyeBlack='10' -eyeBrown='0' -eyeBlue='0' -eyeGreen='0' -hairStraight='0' -hairWavy='10' -hairCurly='60' -hairAfro='30' -hairAsian='0' -skinColour='Dark-Medium' -using='bobo' &gt; ../common/ethnicities/01_basic_melanesid.txt;</text:p>
          </table:table-cell>
          <table:table-cell table:number-columns-repeated="1002"/>
        </table:table-row>
        <table:table-row table:style-name="ro1" table:number-rows-repeated="138">
          <table:table-cell table:number-columns-repeated="1024"/>
        </table:table-row>
        <table:table-row table:style-name="ro2" table:number-rows-repeated="709">
          <table:table-cell table:number-columns-repeated="1024"/>
        </table:table-row>
        <table:table-row table:style-name="ro3" table:number-rows-repeated="104757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unkalap2" table:style-name="ta2">
        <table:table-column table:style-name="co3" table:number-columns-repeated="6" table:default-cell-style-name="Default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4">
          <table:table-cell table:style-name="ce2" table:number-columns-repeated="21"/>
          <table:table-cell table:number-columns-repeated="1003"/>
        </table:table-row>
        <table:table-row table:style-name="ro4" table:number-rows-repeated="219">
          <table:table-cell table:number-columns-repeated="1024"/>
        </table:table-row>
        <table:table-row table:style-name="ro2" table:number-rows-repeated="78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unkalap3" table:style-name="ta3">
        <table:table-column table:style-name="co3" table:number-columns-repeated="6" table:default-cell-style-name="Default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4">
          <table:table-cell table:style-name="ce2" table:number-columns-repeated="21"/>
          <table:table-cell table:number-columns-repeated="1003"/>
        </table:table-row>
        <table:table-row table:style-name="ro4" table:number-rows-repeated="219">
          <table:table-cell table:number-columns-repeated="1024"/>
        </table:table-row>
        <table:table-row table:style-name="ro2" table:number-rows-repeated="78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Sans" svg:font-family="Sans"/>
    <style:font-face style:name="Sans1" svg:font-family="San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Sans" fo:font-family="Sans" style:font-name-asian="Linux Libertine G" style:font-family-asian="'Linux Libertine G'" style:font-family-generic-asian="system" style:font-pitch-asian="variable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110.01pt" fo:margin-bottom="0pt" fo:margin-left="72pt" fo:margin-right="72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119.99pt" fo:margin-left="0pt" fo:margin-right="0pt" fo:margin-top="110.0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Sans1" fo:font-size="10pt" fo:font-style="normal" fo:text-shadow="none" style:text-underline-style="none" fo:font-weight="normal" style:font-size-asian="10pt" style:font-style-asian="normal" style:font-weight-asian="normal" style:font-name-complex="Sans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unkalap1" style:display-name="PageStyle_Munkalap1" style:page-layout-name="Mpm3">
      <style:header style:display="false"/>
      <style:header-left style:display="false"/>
      <style:footer>
        <text:p><text:span text:style-name="MT1">Page</text:span></text:p>
      </style:footer>
      <style:footer-left style:display="false"/>
    </style:master-page>
    <style:master-page style:name="PageStyle_5f_Munkalap2" style:display-name="PageStyle_Munkalap2" style:page-layout-name="Mpm3">
      <style:header style:display="false"/>
      <style:header-left style:display="false"/>
      <style:footer>
        <text:p><text:span text:style-name="MT1">Page</text:span></text:p>
      </style:footer>
      <style:footer-left style:display="false"/>
    </style:master-page>
    <style:master-page style:name="PageStyle_5f_Munkalap3" style:display-name="PageStyle_Munkalap3" style:page-layout-name="Mpm3">
      <style:header style:display="false"/>
      <style:header-left style:display="false"/>
      <style:footer>
        <text:p><text:span text:style-name="MT1">Page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3322" meta:object-count="0"/>
    <meta:generator>LibreOfficeDev/6.0.5.2$Linux_X86_64 LibreOffice_project/</meta:generator>
  </office:meta>
</office:document-meta>
</file>